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24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ummy8 440hz_fft999_raw" table:style-name="ta1">
        <table:shapes>
          <draw:frame draw:z-index="0" draw:style-name="gr1" draw:text-style-name="P1" svg:width="453.51pt" svg:height="255.09pt" svg:x="260.19pt" svg:y="12866.83pt">
            <loext:p draw:notify-on-update-of-ranges="'dummy8 440hz_fft999_raw'.A1:'dummy8 440hz_fft999_raw'.A1 'dummy8 440hz_fft999_raw'.C26:'dummy8 440hz_fft999_raw'.C1025 'dummy8 440hz_fft999_raw'.D26:'dummy8 440hz_fft999_raw'.D10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leep 37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38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39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0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1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2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3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4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5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6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7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8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9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50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51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52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53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54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55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56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fore stop DMA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ter stop DMA -&gt; sleep 1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fore stop I2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p I2S -&gt; 1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t data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947" calcext:value-type="float">
            <text:p>-1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1774" calcext:value-type="float">
            <text:p>17717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952" calcext:value-type="float">
            <text:p>-1952</text:p>
          </table:table-cell>
          <table:table-cell office:value-type="float" office:value="32.032032032" calcext:value-type="float">
            <text:p>32.032032032</text:p>
          </table:table-cell>
          <table:table-cell table:number-columns-repeated="2" office:value-type="float" office:value="265.32263" calcext:value-type="float">
            <text:p>265.32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955" calcext:value-type="float">
            <text:p>-1955</text:p>
          </table:table-cell>
          <table:table-cell office:value-type="float" office:value="64.0640640641" calcext:value-type="float">
            <text:p>64.0640640641</text:p>
          </table:table-cell>
          <table:table-cell table:number-columns-repeated="2" office:value-type="float" office:value="1247.66247" calcext:value-type="float">
            <text:p>1247.662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958" calcext:value-type="float">
            <text:p>-1958</text:p>
          </table:table-cell>
          <table:table-cell office:value-type="float" office:value="96.0960960961" calcext:value-type="float">
            <text:p>96.0960960961</text:p>
          </table:table-cell>
          <table:table-cell table:number-columns-repeated="2" office:value-type="float" office:value="877.25122" calcext:value-type="float">
            <text:p>877.25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960" calcext:value-type="float">
            <text:p>-1960</text:p>
          </table:table-cell>
          <table:table-cell office:value-type="float" office:value="128.1281281281" calcext:value-type="float">
            <text:p>128.1281281281</text:p>
          </table:table-cell>
          <table:table-cell table:number-columns-repeated="2" office:value-type="float" office:value="1258.29052" calcext:value-type="float">
            <text:p>1258.290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960" calcext:value-type="float">
            <text:p>-1960</text:p>
          </table:table-cell>
          <table:table-cell office:value-type="float" office:value="160.1601601602" calcext:value-type="float">
            <text:p>160.1601601602</text:p>
          </table:table-cell>
          <table:table-cell table:number-columns-repeated="2" office:value-type="float" office:value="1163.78344" calcext:value-type="float">
            <text:p>1163.783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955" calcext:value-type="float">
            <text:p>-1955</text:p>
          </table:table-cell>
          <table:table-cell office:value-type="float" office:value="192.1921921922" calcext:value-type="float">
            <text:p>192.1921921922</text:p>
          </table:table-cell>
          <table:table-cell table:number-columns-repeated="2" office:value-type="float" office:value="2273.6665" calcext:value-type="float">
            <text:p>2273.66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949" calcext:value-type="float">
            <text:p>-1949</text:p>
          </table:table-cell>
          <table:table-cell office:value-type="float" office:value="224.2242242242" calcext:value-type="float">
            <text:p>224.2242242242</text:p>
          </table:table-cell>
          <table:table-cell table:number-columns-repeated="2" office:value-type="float" office:value="2330.86596" calcext:value-type="float">
            <text:p>2330.865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942" calcext:value-type="float">
            <text:p>-1942</text:p>
          </table:table-cell>
          <table:table-cell office:value-type="float" office:value="256.2562562563" calcext:value-type="float">
            <text:p>256.2562562563</text:p>
          </table:table-cell>
          <table:table-cell table:number-columns-repeated="2" office:value-type="float" office:value="3224.18652" calcext:value-type="float">
            <text:p>3224.186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935" calcext:value-type="float">
            <text:p>-1935</text:p>
          </table:table-cell>
          <table:table-cell office:value-type="float" office:value="288.2882882883" calcext:value-type="float">
            <text:p>288.2882882883</text:p>
          </table:table-cell>
          <table:table-cell table:number-columns-repeated="2" office:value-type="float" office:value="4148.21044" calcext:value-type="float">
            <text:p>4148.210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926" calcext:value-type="float">
            <text:p>-1926</text:p>
          </table:table-cell>
          <table:table-cell office:value-type="float" office:value="320.3203203203" calcext:value-type="float">
            <text:p>320.3203203203</text:p>
          </table:table-cell>
          <table:table-cell table:number-columns-repeated="2" office:value-type="float" office:value="5729.40429" calcext:value-type="float">
            <text:p>5729.404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918" calcext:value-type="float">
            <text:p>-1918</text:p>
          </table:table-cell>
          <table:table-cell office:value-type="float" office:value="352.3523523524" calcext:value-type="float">
            <text:p>352.3523523524</text:p>
          </table:table-cell>
          <table:table-cell table:number-columns-repeated="2" office:value-type="float" office:value="8425.87109" calcext:value-type="float">
            <text:p>8425.871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909" calcext:value-type="float">
            <text:p>-1909</text:p>
          </table:table-cell>
          <table:table-cell office:value-type="float" office:value="384.3843843844" calcext:value-type="float">
            <text:p>384.3843843844</text:p>
          </table:table-cell>
          <table:table-cell table:number-columns-repeated="2" office:value-type="float" office:value="14314.50976" calcext:value-type="float">
            <text:p>14314.509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898" calcext:value-type="float">
            <text:p>-1898</text:p>
          </table:table-cell>
          <table:table-cell office:value-type="float" office:value="416.4164164164" calcext:value-type="float">
            <text:p>416.4164164164</text:p>
          </table:table-cell>
          <table:table-cell table:number-columns-repeated="2" office:value-type="float" office:value="37362.61718" calcext:value-type="float">
            <text:p>37362.617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884" calcext:value-type="float">
            <text:p>-1884</text:p>
          </table:table-cell>
          <table:table-cell office:value-type="float" office:value="448.4484484484" calcext:value-type="float">
            <text:p>448.4484484484</text:p>
          </table:table-cell>
          <table:table-cell table:number-columns-repeated="2" office:value-type="float" office:value="82066.77343" calcext:value-type="float">
            <text:p>82066.773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868" calcext:value-type="float">
            <text:p>-1868</text:p>
          </table:table-cell>
          <table:table-cell office:value-type="float" office:value="480.4804804805" calcext:value-type="float">
            <text:p>480.4804804805</text:p>
          </table:table-cell>
          <table:table-cell table:number-columns-repeated="2" office:value-type="float" office:value="21137.27929" calcext:value-type="float">
            <text:p>21137.279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854" calcext:value-type="float">
            <text:p>-1854</text:p>
          </table:table-cell>
          <table:table-cell office:value-type="float" office:value="512.5125125125" calcext:value-type="float">
            <text:p>512.5125125125</text:p>
          </table:table-cell>
          <table:table-cell table:number-columns-repeated="2" office:value-type="float" office:value="12644.88378" calcext:value-type="float">
            <text:p>12644.883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839" calcext:value-type="float">
            <text:p>-1839</text:p>
          </table:table-cell>
          <table:table-cell office:value-type="float" office:value="544.5445445445" calcext:value-type="float">
            <text:p>544.5445445445</text:p>
          </table:table-cell>
          <table:table-cell table:number-columns-repeated="2" office:value-type="float" office:value="9254.3457" calcext:value-type="float">
            <text:p>9254.34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822" calcext:value-type="float">
            <text:p>-1822</text:p>
          </table:table-cell>
          <table:table-cell office:value-type="float" office:value="576.5765765766" calcext:value-type="float">
            <text:p>576.5765765766</text:p>
          </table:table-cell>
          <table:table-cell table:number-columns-repeated="2" office:value-type="float" office:value="7428.62695" calcext:value-type="float">
            <text:p>7428.626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803" calcext:value-type="float">
            <text:p>-1803</text:p>
          </table:table-cell>
          <table:table-cell office:value-type="float" office:value="608.6086086086" calcext:value-type="float">
            <text:p>608.6086086086</text:p>
          </table:table-cell>
          <table:table-cell table:number-columns-repeated="2" office:value-type="float" office:value="6336.63085" calcext:value-type="float">
            <text:p>6336.630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785" calcext:value-type="float">
            <text:p>-1785</text:p>
          </table:table-cell>
          <table:table-cell office:value-type="float" office:value="640.6406406406" calcext:value-type="float">
            <text:p>640.6406406406</text:p>
          </table:table-cell>
          <table:table-cell table:number-columns-repeated="2" office:value-type="float" office:value="5525.8125" calcext:value-type="float">
            <text:p>5525.81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769" calcext:value-type="float">
            <text:p>-1769</text:p>
          </table:table-cell>
          <table:table-cell office:value-type="float" office:value="672.6726726727" calcext:value-type="float">
            <text:p>672.6726726727</text:p>
          </table:table-cell>
          <table:table-cell table:number-columns-repeated="2" office:value-type="float" office:value="4920.84716" calcext:value-type="float">
            <text:p>4920.847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754" calcext:value-type="float">
            <text:p>-1754</text:p>
          </table:table-cell>
          <table:table-cell office:value-type="float" office:value="704.7047047047" calcext:value-type="float">
            <text:p>704.7047047047</text:p>
          </table:table-cell>
          <table:table-cell table:number-columns-repeated="2" office:value-type="float" office:value="4613.48388" calcext:value-type="float">
            <text:p>4613.483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737" calcext:value-type="float">
            <text:p>-1737</text:p>
          </table:table-cell>
          <table:table-cell office:value-type="float" office:value="736.7367367367" calcext:value-type="float">
            <text:p>736.7367367367</text:p>
          </table:table-cell>
          <table:table-cell table:number-columns-repeated="2" office:value-type="float" office:value="4236.06591" calcext:value-type="float">
            <text:p>4236.065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720" calcext:value-type="float">
            <text:p>-1720</text:p>
          </table:table-cell>
          <table:table-cell office:value-type="float" office:value="768.7687687688" calcext:value-type="float">
            <text:p>768.7687687688</text:p>
          </table:table-cell>
          <table:table-cell table:number-columns-repeated="2" office:value-type="float" office:value="4026.07812" calcext:value-type="float">
            <text:p>4026.078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703" calcext:value-type="float">
            <text:p>-1703</text:p>
          </table:table-cell>
          <table:table-cell office:value-type="float" office:value="800.8008008008" calcext:value-type="float">
            <text:p>800.8008008008</text:p>
          </table:table-cell>
          <table:table-cell table:number-columns-repeated="2" office:value-type="float" office:value="3893.11303" calcext:value-type="float">
            <text:p>3893.113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686" calcext:value-type="float">
            <text:p>-1686</text:p>
          </table:table-cell>
          <table:table-cell office:value-type="float" office:value="832.8328328328" calcext:value-type="float">
            <text:p>832.8328328328</text:p>
          </table:table-cell>
          <table:table-cell table:number-columns-repeated="2" office:value-type="float" office:value="3973.65039" calcext:value-type="float">
            <text:p>3973.650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70" calcext:value-type="float">
            <text:p>-1670</text:p>
          </table:table-cell>
          <table:table-cell office:value-type="float" office:value="864.8648648649" calcext:value-type="float">
            <text:p>864.8648648649</text:p>
          </table:table-cell>
          <table:table-cell table:number-columns-repeated="2" office:value-type="float" office:value="5428.91357" calcext:value-type="float">
            <text:p>5428.913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654" calcext:value-type="float">
            <text:p>-1654</text:p>
          </table:table-cell>
          <table:table-cell office:value-type="float" office:value="896.8968968969" calcext:value-type="float">
            <text:p>896.8968968969</text:p>
          </table:table-cell>
          <table:table-cell table:number-columns-repeated="2" office:value-type="float" office:value="2944.99389" calcext:value-type="float">
            <text:p>2944.993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40" calcext:value-type="float">
            <text:p>-1640</text:p>
          </table:table-cell>
          <table:table-cell office:value-type="float" office:value="928.9289289289" calcext:value-type="float">
            <text:p>928.9289289289</text:p>
          </table:table-cell>
          <table:table-cell table:number-columns-repeated="2" office:value-type="float" office:value="2809.19262" calcext:value-type="float">
            <text:p>2809.192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630" calcext:value-type="float">
            <text:p>-1630</text:p>
          </table:table-cell>
          <table:table-cell office:value-type="float" office:value="960.960960961" calcext:value-type="float">
            <text:p>960.960960961</text:p>
          </table:table-cell>
          <table:table-cell table:number-columns-repeated="2" office:value-type="float" office:value="2867.85327" calcext:value-type="float">
            <text:p>2867.853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19" calcext:value-type="float">
            <text:p>-1619</text:p>
          </table:table-cell>
          <table:table-cell office:value-type="float" office:value="992.992992993" calcext:value-type="float">
            <text:p>992.992992993</text:p>
          </table:table-cell>
          <table:table-cell table:number-columns-repeated="2" office:value-type="float" office:value="2815.17187" calcext:value-type="float">
            <text:p>2815.171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10" calcext:value-type="float">
            <text:p>-1610</text:p>
          </table:table-cell>
          <table:table-cell office:value-type="float" office:value="1025.025025025" calcext:value-type="float">
            <text:p>1025.025025025</text:p>
          </table:table-cell>
          <table:table-cell table:number-columns-repeated="2" office:value-type="float" office:value="2729.95336" calcext:value-type="float">
            <text:p>2729.953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02" calcext:value-type="float">
            <text:p>-1602</text:p>
          </table:table-cell>
          <table:table-cell office:value-type="float" office:value="1057.0570570571" calcext:value-type="float">
            <text:p>1057.0570570571</text:p>
          </table:table-cell>
          <table:table-cell table:number-columns-repeated="2" office:value-type="float" office:value="2702.39184" calcext:value-type="float">
            <text:p>2702.391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593" calcext:value-type="float">
            <text:p>-1593</text:p>
          </table:table-cell>
          <table:table-cell office:value-type="float" office:value="1089.0890890891" calcext:value-type="float">
            <text:p>1089.0890890891</text:p>
          </table:table-cell>
          <table:table-cell table:number-columns-repeated="2" office:value-type="float" office:value="2604.62768" calcext:value-type="float">
            <text:p>2604.627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586" calcext:value-type="float">
            <text:p>-1586</text:p>
          </table:table-cell>
          <table:table-cell office:value-type="float" office:value="1121.1211211211" calcext:value-type="float">
            <text:p>1121.1211211211</text:p>
          </table:table-cell>
          <table:table-cell table:number-columns-repeated="2" office:value-type="float" office:value="2617.81103" calcext:value-type="float">
            <text:p>2617.81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579" calcext:value-type="float">
            <text:p>-1579</text:p>
          </table:table-cell>
          <table:table-cell office:value-type="float" office:value="1153.1531531532" calcext:value-type="float">
            <text:p>1153.1531531532</text:p>
          </table:table-cell>
          <table:table-cell table:number-columns-repeated="2" office:value-type="float" office:value="2564.18115" calcext:value-type="float">
            <text:p>2564.181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574" calcext:value-type="float">
            <text:p>-1574</text:p>
          </table:table-cell>
          <table:table-cell office:value-type="float" office:value="1185.1851851852" calcext:value-type="float">
            <text:p>1185.1851851852</text:p>
          </table:table-cell>
          <table:table-cell table:number-columns-repeated="2" office:value-type="float" office:value="2545.33081" calcext:value-type="float">
            <text:p>2545.330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572" calcext:value-type="float">
            <text:p>-1572</text:p>
          </table:table-cell>
          <table:table-cell office:value-type="float" office:value="1217.2172172172" calcext:value-type="float">
            <text:p>1217.2172172172</text:p>
          </table:table-cell>
          <table:table-cell table:number-columns-repeated="2" office:value-type="float" office:value="2442.92211" calcext:value-type="float">
            <text:p>2442.922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569" calcext:value-type="float">
            <text:p>-1569</text:p>
          </table:table-cell>
          <table:table-cell office:value-type="float" office:value="1249.2492492493" calcext:value-type="float">
            <text:p>1249.2492492493</text:p>
          </table:table-cell>
          <table:table-cell table:number-columns-repeated="2" office:value-type="float" office:value="2400.88867" calcext:value-type="float">
            <text:p>2400.888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568" calcext:value-type="float">
            <text:p>-1568</text:p>
          </table:table-cell>
          <table:table-cell office:value-type="float" office:value="1281.2812812813" calcext:value-type="float">
            <text:p>1281.2812812813</text:p>
          </table:table-cell>
          <table:table-cell table:number-columns-repeated="2" office:value-type="float" office:value="2416.77807" calcext:value-type="float">
            <text:p>2416.778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570" calcext:value-type="float">
            <text:p>-1570</text:p>
          </table:table-cell>
          <table:table-cell office:value-type="float" office:value="1313.3133133133" calcext:value-type="float">
            <text:p>1313.3133133133</text:p>
          </table:table-cell>
          <table:table-cell table:number-columns-repeated="2" office:value-type="float" office:value="2692.56958" calcext:value-type="float">
            <text:p>2692.569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576" calcext:value-type="float">
            <text:p>-1576</text:p>
          </table:table-cell>
          <table:table-cell office:value-type="float" office:value="1345.3453453454" calcext:value-type="float">
            <text:p>1345.3453453454</text:p>
          </table:table-cell>
          <table:table-cell table:number-columns-repeated="2" office:value-type="float" office:value="2353.33129" calcext:value-type="float">
            <text:p>2353.331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583" calcext:value-type="float">
            <text:p>-1583</text:p>
          </table:table-cell>
          <table:table-cell office:value-type="float" office:value="1377.3773773774" calcext:value-type="float">
            <text:p>1377.3773773774</text:p>
          </table:table-cell>
          <table:table-cell table:number-columns-repeated="2" office:value-type="float" office:value="2288.7124" calcext:value-type="float">
            <text:p>2288.71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592" calcext:value-type="float">
            <text:p>-1592</text:p>
          </table:table-cell>
          <table:table-cell office:value-type="float" office:value="1409.4094094094" calcext:value-type="float">
            <text:p>1409.4094094094</text:p>
          </table:table-cell>
          <table:table-cell table:number-columns-repeated="2" office:value-type="float" office:value="2278.0747" calcext:value-type="float">
            <text:p>2278.07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03" calcext:value-type="float">
            <text:p>-1603</text:p>
          </table:table-cell>
          <table:table-cell office:value-type="float" office:value="1441.4414414415" calcext:value-type="float">
            <text:p>1441.4414414415</text:p>
          </table:table-cell>
          <table:table-cell table:number-columns-repeated="2" office:value-type="float" office:value="2268.36352" calcext:value-type="float">
            <text:p>2268.363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613" calcext:value-type="float">
            <text:p>-1613</text:p>
          </table:table-cell>
          <table:table-cell office:value-type="float" office:value="1473.4734734735" calcext:value-type="float">
            <text:p>1473.4734734735</text:p>
          </table:table-cell>
          <table:table-cell table:number-columns-repeated="2" office:value-type="float" office:value="2214.30517" calcext:value-type="float">
            <text:p>2214.305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23" calcext:value-type="float">
            <text:p>-1623</text:p>
          </table:table-cell>
          <table:table-cell office:value-type="float" office:value="1505.5055055055" calcext:value-type="float">
            <text:p>1505.5055055055</text:p>
          </table:table-cell>
          <table:table-cell table:number-columns-repeated="2" office:value-type="float" office:value="2227.5" calcext:value-type="float">
            <text:p>2227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634" calcext:value-type="float">
            <text:p>-1634</text:p>
          </table:table-cell>
          <table:table-cell office:value-type="float" office:value="1537.5375375375" calcext:value-type="float">
            <text:p>1537.5375375375</text:p>
          </table:table-cell>
          <table:table-cell table:number-columns-repeated="2" office:value-type="float" office:value="2209.06811" calcext:value-type="float">
            <text:p>2209.068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46" calcext:value-type="float">
            <text:p>-1646</text:p>
          </table:table-cell>
          <table:table-cell office:value-type="float" office:value="1569.5695695696" calcext:value-type="float">
            <text:p>1569.5695695696</text:p>
          </table:table-cell>
          <table:table-cell table:number-columns-repeated="2" office:value-type="float" office:value="2176.91284" calcext:value-type="float">
            <text:p>2176.912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660" calcext:value-type="float">
            <text:p>-1660</text:p>
          </table:table-cell>
          <table:table-cell office:value-type="float" office:value="1601.6016016016" calcext:value-type="float">
            <text:p>1601.6016016016</text:p>
          </table:table-cell>
          <table:table-cell table:number-columns-repeated="2" office:value-type="float" office:value="2194.12109" calcext:value-type="float">
            <text:p>2194.121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75" calcext:value-type="float">
            <text:p>-1675</text:p>
          </table:table-cell>
          <table:table-cell office:value-type="float" office:value="1633.6336336336" calcext:value-type="float">
            <text:p>1633.6336336336</text:p>
          </table:table-cell>
          <table:table-cell table:number-columns-repeated="2" office:value-type="float" office:value="2158.15991" calcext:value-type="float">
            <text:p>2158.159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691" calcext:value-type="float">
            <text:p>-1691</text:p>
          </table:table-cell>
          <table:table-cell office:value-type="float" office:value="1665.6656656657" calcext:value-type="float">
            <text:p>1665.6656656657</text:p>
          </table:table-cell>
          <table:table-cell table:number-columns-repeated="2" office:value-type="float" office:value="2130.42211" calcext:value-type="float">
            <text:p>2130.422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708" calcext:value-type="float">
            <text:p>-1708</text:p>
          </table:table-cell>
          <table:table-cell office:value-type="float" office:value="1697.6976976977" calcext:value-type="float">
            <text:p>1697.6976976977</text:p>
          </table:table-cell>
          <table:table-cell table:number-columns-repeated="2" office:value-type="float" office:value="2137.54907" calcext:value-type="float">
            <text:p>2137.549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726" calcext:value-type="float">
            <text:p>-1726</text:p>
          </table:table-cell>
          <table:table-cell office:value-type="float" office:value="1729.7297297297" calcext:value-type="float">
            <text:p>1729.7297297297</text:p>
          </table:table-cell>
          <table:table-cell table:number-columns-repeated="2" office:value-type="float" office:value="2169.87548" calcext:value-type="float">
            <text:p>2169.875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743" calcext:value-type="float">
            <text:p>-1743</text:p>
          </table:table-cell>
          <table:table-cell office:value-type="float" office:value="1761.7617617618" calcext:value-type="float">
            <text:p>1761.7617617618</text:p>
          </table:table-cell>
          <table:table-cell table:number-columns-repeated="2" office:value-type="float" office:value="2113.16845" calcext:value-type="float">
            <text:p>2113.168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760" calcext:value-type="float">
            <text:p>-1760</text:p>
          </table:table-cell>
          <table:table-cell office:value-type="float" office:value="1793.7937937938" calcext:value-type="float">
            <text:p>1793.7937937938</text:p>
          </table:table-cell>
          <table:table-cell table:number-columns-repeated="2" office:value-type="float" office:value="2099.87573" calcext:value-type="float">
            <text:p>2099.875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777" calcext:value-type="float">
            <text:p>-1777</text:p>
          </table:table-cell>
          <table:table-cell office:value-type="float" office:value="1825.8258258258" calcext:value-type="float">
            <text:p>1825.8258258258</text:p>
          </table:table-cell>
          <table:table-cell table:number-columns-repeated="2" office:value-type="float" office:value="2111.75708" calcext:value-type="float">
            <text:p>2111.757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792" calcext:value-type="float">
            <text:p>-1792</text:p>
          </table:table-cell>
          <table:table-cell office:value-type="float" office:value="1857.8578578579" calcext:value-type="float">
            <text:p>1857.8578578579</text:p>
          </table:table-cell>
          <table:table-cell table:number-columns-repeated="2" office:value-type="float" office:value="2068.94702" calcext:value-type="float">
            <text:p>2068.947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804" calcext:value-type="float">
            <text:p>-1804</text:p>
          </table:table-cell>
          <table:table-cell office:value-type="float" office:value="1889.8898898899" calcext:value-type="float">
            <text:p>1889.8898898899</text:p>
          </table:table-cell>
          <table:table-cell table:number-columns-repeated="2" office:value-type="float" office:value="2080.0852" calcext:value-type="float">
            <text:p>2080.08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816" calcext:value-type="float">
            <text:p>-1816</text:p>
          </table:table-cell>
          <table:table-cell office:value-type="float" office:value="1921.9219219219" calcext:value-type="float">
            <text:p>1921.9219219219</text:p>
          </table:table-cell>
          <table:table-cell table:number-columns-repeated="2" office:value-type="float" office:value="2100.31005" calcext:value-type="float">
            <text:p>2100.310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829" calcext:value-type="float">
            <text:p>-1829</text:p>
          </table:table-cell>
          <table:table-cell office:value-type="float" office:value="1953.953953954" calcext:value-type="float">
            <text:p>1953.953953954</text:p>
          </table:table-cell>
          <table:table-cell table:number-columns-repeated="2" office:value-type="float" office:value="2067.10766" calcext:value-type="float">
            <text:p>2067.107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845" calcext:value-type="float">
            <text:p>-1845</text:p>
          </table:table-cell>
          <table:table-cell office:value-type="float" office:value="1985.985985986" calcext:value-type="float">
            <text:p>1985.985985986</text:p>
          </table:table-cell>
          <table:table-cell table:number-columns-repeated="2" office:value-type="float" office:value="2059.84423" calcext:value-type="float">
            <text:p>2059.844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861" calcext:value-type="float">
            <text:p>-1861</text:p>
          </table:table-cell>
          <table:table-cell office:value-type="float" office:value="2018.018018018" calcext:value-type="float">
            <text:p>2018.018018018</text:p>
          </table:table-cell>
          <table:table-cell table:number-columns-repeated="2" office:value-type="float" office:value="2056.87915" calcext:value-type="float">
            <text:p>2056.879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876" calcext:value-type="float">
            <text:p>-1876</text:p>
          </table:table-cell>
          <table:table-cell office:value-type="float" office:value="2050.0500500501" calcext:value-type="float">
            <text:p>2050.0500500501</text:p>
          </table:table-cell>
          <table:table-cell table:number-columns-repeated="2" office:value-type="float" office:value="2027.00549" calcext:value-type="float">
            <text:p>2027.005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888" calcext:value-type="float">
            <text:p>-1888</text:p>
          </table:table-cell>
          <table:table-cell office:value-type="float" office:value="2082.0820820821" calcext:value-type="float">
            <text:p>2082.0820820821</text:p>
          </table:table-cell>
          <table:table-cell table:number-columns-repeated="2" office:value-type="float" office:value="2059.74047" calcext:value-type="float">
            <text:p>2059.740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899" calcext:value-type="float">
            <text:p>-1899</text:p>
          </table:table-cell>
          <table:table-cell office:value-type="float" office:value="2114.1141141141" calcext:value-type="float">
            <text:p>2114.1141141141</text:p>
          </table:table-cell>
          <table:table-cell table:number-columns-repeated="2" office:value-type="float" office:value="2061.35473" calcext:value-type="float">
            <text:p>2061.354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908" calcext:value-type="float">
            <text:p>-1908</text:p>
          </table:table-cell>
          <table:table-cell office:value-type="float" office:value="2146.1461461462" calcext:value-type="float">
            <text:p>2146.1461461462</text:p>
          </table:table-cell>
          <table:table-cell table:number-columns-repeated="2" office:value-type="float" office:value="2078.11401" calcext:value-type="float">
            <text:p>2078.114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916" calcext:value-type="float">
            <text:p>-1916</text:p>
          </table:table-cell>
          <table:table-cell office:value-type="float" office:value="2178.1781781782" calcext:value-type="float">
            <text:p>2178.1781781782</text:p>
          </table:table-cell>
          <table:table-cell table:number-columns-repeated="2" office:value-type="float" office:value="2325.63842" calcext:value-type="float">
            <text:p>2325.638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923" calcext:value-type="float">
            <text:p>-1923</text:p>
          </table:table-cell>
          <table:table-cell office:value-type="float" office:value="2210.2102102102" calcext:value-type="float">
            <text:p>2210.2102102102</text:p>
          </table:table-cell>
          <table:table-cell table:number-columns-repeated="2" office:value-type="float" office:value="1810.01672" calcext:value-type="float">
            <text:p>1810.016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929" calcext:value-type="float">
            <text:p>-1929</text:p>
          </table:table-cell>
          <table:table-cell office:value-type="float" office:value="2242.2422422423" calcext:value-type="float">
            <text:p>2242.2422422423</text:p>
          </table:table-cell>
          <table:table-cell table:number-columns-repeated="2" office:value-type="float" office:value="1904.24316" calcext:value-type="float">
            <text:p>1904.243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936" calcext:value-type="float">
            <text:p>-1936</text:p>
          </table:table-cell>
          <table:table-cell office:value-type="float" office:value="2274.2742742743" calcext:value-type="float">
            <text:p>2274.2742742743</text:p>
          </table:table-cell>
          <table:table-cell table:number-columns-repeated="2" office:value-type="float" office:value="1948.48535" calcext:value-type="float">
            <text:p>1948.485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941" calcext:value-type="float">
            <text:p>-1941</text:p>
          </table:table-cell>
          <table:table-cell office:value-type="float" office:value="2306.3063063063" calcext:value-type="float">
            <text:p>2306.3063063063</text:p>
          </table:table-cell>
          <table:table-cell table:number-columns-repeated="2" office:value-type="float" office:value="1970.95312" calcext:value-type="float">
            <text:p>1970.953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946" calcext:value-type="float">
            <text:p>-1946</text:p>
          </table:table-cell>
          <table:table-cell office:value-type="float" office:value="2338.3383383383" calcext:value-type="float">
            <text:p>2338.3383383383</text:p>
          </table:table-cell>
          <table:table-cell table:number-columns-repeated="2" office:value-type="float" office:value="1983.97229" calcext:value-type="float">
            <text:p>1983.972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952" calcext:value-type="float">
            <text:p>-1952</text:p>
          </table:table-cell>
          <table:table-cell office:value-type="float" office:value="2370.3703703704" calcext:value-type="float">
            <text:p>2370.3703703704</text:p>
          </table:table-cell>
          <table:table-cell table:number-columns-repeated="2" office:value-type="float" office:value="1938.11035" calcext:value-type="float">
            <text:p>1938.110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956" calcext:value-type="float">
            <text:p>-1956</text:p>
          </table:table-cell>
          <table:table-cell office:value-type="float" office:value="2402.4024024024" calcext:value-type="float">
            <text:p>2402.4024024024</text:p>
          </table:table-cell>
          <table:table-cell table:number-columns-repeated="2" office:value-type="float" office:value="1962.74243" calcext:value-type="float">
            <text:p>1962.742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958" calcext:value-type="float">
            <text:p>-1958</text:p>
          </table:table-cell>
          <table:table-cell office:value-type="float" office:value="2434.4344344344" calcext:value-type="float">
            <text:p>2434.4344344344</text:p>
          </table:table-cell>
          <table:table-cell table:number-columns-repeated="2" office:value-type="float" office:value="1897.75012" calcext:value-type="float">
            <text:p>1897.750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960" calcext:value-type="float">
            <text:p>-1960</text:p>
          </table:table-cell>
          <table:table-cell office:value-type="float" office:value="2466.4664664665" calcext:value-type="float">
            <text:p>2466.4664664665</text:p>
          </table:table-cell>
          <table:table-cell table:number-columns-repeated="2" office:value-type="float" office:value="1912.89208" calcext:value-type="float">
            <text:p>1912.892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959" calcext:value-type="float">
            <text:p>-1959</text:p>
          </table:table-cell>
          <table:table-cell office:value-type="float" office:value="2498.4984984985" calcext:value-type="float">
            <text:p>2498.4984984985</text:p>
          </table:table-cell>
          <table:table-cell table:number-columns-repeated="2" office:value-type="float" office:value="1931.94299" calcext:value-type="float">
            <text:p>1931.942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956" calcext:value-type="float">
            <text:p>-1956</text:p>
          </table:table-cell>
          <table:table-cell office:value-type="float" office:value="2530.5305305305" calcext:value-type="float">
            <text:p>2530.5305305305</text:p>
          </table:table-cell>
          <table:table-cell table:number-columns-repeated="2" office:value-type="float" office:value="1938.27136" calcext:value-type="float">
            <text:p>1938.271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950" calcext:value-type="float">
            <text:p>-1950</text:p>
          </table:table-cell>
          <table:table-cell office:value-type="float" office:value="2562.5625625626" calcext:value-type="float">
            <text:p>2562.5625625626</text:p>
          </table:table-cell>
          <table:table-cell table:number-columns-repeated="2" office:value-type="float" office:value="1923.84289" calcext:value-type="float">
            <text:p>1923.842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943" calcext:value-type="float">
            <text:p>-1943</text:p>
          </table:table-cell>
          <table:table-cell office:value-type="float" office:value="2594.5945945946" calcext:value-type="float">
            <text:p>2594.5945945946</text:p>
          </table:table-cell>
          <table:table-cell table:number-columns-repeated="2" office:value-type="float" office:value="1937.875" calcext:value-type="float">
            <text:p>1937.8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935" calcext:value-type="float">
            <text:p>-1935</text:p>
          </table:table-cell>
          <table:table-cell office:value-type="float" office:value="2626.6266266266" calcext:value-type="float">
            <text:p>2626.6266266266</text:p>
          </table:table-cell>
          <table:table-cell table:number-columns-repeated="2" office:value-type="float" office:value="1623.99645" calcext:value-type="float">
            <text:p>1623.996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927" calcext:value-type="float">
            <text:p>-1927</text:p>
          </table:table-cell>
          <table:table-cell office:value-type="float" office:value="2658.6586586587" calcext:value-type="float">
            <text:p>2658.6586586587</text:p>
          </table:table-cell>
          <table:table-cell table:number-columns-repeated="2" office:value-type="float" office:value="2053.77465" calcext:value-type="float">
            <text:p>2053.774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920" calcext:value-type="float">
            <text:p>-1920</text:p>
          </table:table-cell>
          <table:table-cell office:value-type="float" office:value="2690.6906906907" calcext:value-type="float">
            <text:p>2690.6906906907</text:p>
          </table:table-cell>
          <table:table-cell table:number-columns-repeated="2" office:value-type="float" office:value="1936.94384" calcext:value-type="float">
            <text:p>1936.943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911" calcext:value-type="float">
            <text:p>-1911</text:p>
          </table:table-cell>
          <table:table-cell office:value-type="float" office:value="2722.7227227227" calcext:value-type="float">
            <text:p>2722.7227227227</text:p>
          </table:table-cell>
          <table:table-cell table:number-columns-repeated="2" office:value-type="float" office:value="1945.57104" calcext:value-type="float">
            <text:p>1945.571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898" calcext:value-type="float">
            <text:p>-1898</text:p>
          </table:table-cell>
          <table:table-cell office:value-type="float" office:value="2754.7547547548" calcext:value-type="float">
            <text:p>2754.7547547548</text:p>
          </table:table-cell>
          <table:table-cell table:number-columns-repeated="2" office:value-type="float" office:value="1939.89086" calcext:value-type="float">
            <text:p>1939.890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885" calcext:value-type="float">
            <text:p>-1885</text:p>
          </table:table-cell>
          <table:table-cell office:value-type="float" office:value="2786.7867867868" calcext:value-type="float">
            <text:p>2786.7867867868</text:p>
          </table:table-cell>
          <table:table-cell table:number-columns-repeated="2" office:value-type="float" office:value="1980.37792" calcext:value-type="float">
            <text:p>1980.377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870" calcext:value-type="float">
            <text:p>-1870</text:p>
          </table:table-cell>
          <table:table-cell office:value-type="float" office:value="2818.8188188188" calcext:value-type="float">
            <text:p>2818.8188188188</text:p>
          </table:table-cell>
          <table:table-cell table:number-columns-repeated="2" office:value-type="float" office:value="1936.84326" calcext:value-type="float">
            <text:p>1936.843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856" calcext:value-type="float">
            <text:p>-1856</text:p>
          </table:table-cell>
          <table:table-cell office:value-type="float" office:value="2850.8508508509" calcext:value-type="float">
            <text:p>2850.8508508509</text:p>
          </table:table-cell>
          <table:table-cell table:number-columns-repeated="2" office:value-type="float" office:value="2008.58422" calcext:value-type="float">
            <text:p>2008.584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840" calcext:value-type="float">
            <text:p>-1840</text:p>
          </table:table-cell>
          <table:table-cell office:value-type="float" office:value="2882.8828828829" calcext:value-type="float">
            <text:p>2882.8828828829</text:p>
          </table:table-cell>
          <table:table-cell table:number-columns-repeated="2" office:value-type="float" office:value="1933.4486" calcext:value-type="float">
            <text:p>1933.44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823" calcext:value-type="float">
            <text:p>-1823</text:p>
          </table:table-cell>
          <table:table-cell office:value-type="float" office:value="2914.9149149149" calcext:value-type="float">
            <text:p>2914.9149149149</text:p>
          </table:table-cell>
          <table:table-cell table:number-columns-repeated="2" office:value-type="float" office:value="1975.76074" calcext:value-type="float">
            <text:p>1975.760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805" calcext:value-type="float">
            <text:p>-1805</text:p>
          </table:table-cell>
          <table:table-cell office:value-type="float" office:value="2946.946946947" calcext:value-type="float">
            <text:p>2946.946946947</text:p>
          </table:table-cell>
          <table:table-cell table:number-columns-repeated="2" office:value-type="float" office:value="1965.58227" calcext:value-type="float">
            <text:p>1965.582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788" calcext:value-type="float">
            <text:p>-1788</text:p>
          </table:table-cell>
          <table:table-cell office:value-type="float" office:value="2978.978978979" calcext:value-type="float">
            <text:p>2978.978978979</text:p>
          </table:table-cell>
          <table:table-cell table:number-columns-repeated="2" office:value-type="float" office:value="1990.71923" calcext:value-type="float">
            <text:p>1990.719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771" calcext:value-type="float">
            <text:p>-1771</text:p>
          </table:table-cell>
          <table:table-cell office:value-type="float" office:value="3011.011011011" calcext:value-type="float">
            <text:p>3011.011011011</text:p>
          </table:table-cell>
          <table:table-cell table:number-columns-repeated="2" office:value-type="float" office:value="2047.52526" calcext:value-type="float">
            <text:p>2047.525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754" calcext:value-type="float">
            <text:p>-1754</text:p>
          </table:table-cell>
          <table:table-cell office:value-type="float" office:value="3043.0430430431" calcext:value-type="float">
            <text:p>3043.0430430431</text:p>
          </table:table-cell>
          <table:table-cell table:number-columns-repeated="2" office:value-type="float" office:value="2192.76025" calcext:value-type="float">
            <text:p>2192.760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738" calcext:value-type="float">
            <text:p>-1738</text:p>
          </table:table-cell>
          <table:table-cell office:value-type="float" office:value="3075.0750750751" calcext:value-type="float">
            <text:p>3075.0750750751</text:p>
          </table:table-cell>
          <table:table-cell table:number-columns-repeated="2" office:value-type="float" office:value="1110.98095" calcext:value-type="float">
            <text:p>1110.9809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723" calcext:value-type="float">
            <text:p>-1723</text:p>
          </table:table-cell>
          <table:table-cell office:value-type="float" office:value="3107.1071071071" calcext:value-type="float">
            <text:p>3107.1071071071</text:p>
          </table:table-cell>
          <table:table-cell table:number-columns-repeated="2" office:value-type="float" office:value="1658.88403" calcext:value-type="float">
            <text:p>1658.884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707" calcext:value-type="float">
            <text:p>-1707</text:p>
          </table:table-cell>
          <table:table-cell office:value-type="float" office:value="3139.1391391391" calcext:value-type="float">
            <text:p>3139.1391391391</text:p>
          </table:table-cell>
          <table:table-cell table:number-columns-repeated="2" office:value-type="float" office:value="1765.00036" calcext:value-type="float">
            <text:p>1765.000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689" calcext:value-type="float">
            <text:p>-1689</text:p>
          </table:table-cell>
          <table:table-cell office:value-type="float" office:value="3171.1711711712" calcext:value-type="float">
            <text:p>3171.1711711712</text:p>
          </table:table-cell>
          <table:table-cell table:number-columns-repeated="2" office:value-type="float" office:value="1808.18957" calcext:value-type="float">
            <text:p>1808.189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672" calcext:value-type="float">
            <text:p>-1672</text:p>
          </table:table-cell>
          <table:table-cell office:value-type="float" office:value="3203.2032032032" calcext:value-type="float">
            <text:p>3203.2032032032</text:p>
          </table:table-cell>
          <table:table-cell table:number-columns-repeated="2" office:value-type="float" office:value="1837.89648" calcext:value-type="float">
            <text:p>1837.896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655" calcext:value-type="float">
            <text:p>-1655</text:p>
          </table:table-cell>
          <table:table-cell office:value-type="float" office:value="3235.2352352352" calcext:value-type="float">
            <text:p>3235.2352352352</text:p>
          </table:table-cell>
          <table:table-cell table:number-columns-repeated="2" office:value-type="float" office:value="1824.79443" calcext:value-type="float">
            <text:p>1824.794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642" calcext:value-type="float">
            <text:p>-1642</text:p>
          </table:table-cell>
          <table:table-cell office:value-type="float" office:value="3267.2672672673" calcext:value-type="float">
            <text:p>3267.2672672673</text:p>
          </table:table-cell>
          <table:table-cell table:number-columns-repeated="2" office:value-type="float" office:value="1841.60314" calcext:value-type="float">
            <text:p>1841.603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630" calcext:value-type="float">
            <text:p>-1630</text:p>
          </table:table-cell>
          <table:table-cell office:value-type="float" office:value="3299.2992992993" calcext:value-type="float">
            <text:p>3299.2992992993</text:p>
          </table:table-cell>
          <table:table-cell table:number-columns-repeated="2" office:value-type="float" office:value="1838.30468" calcext:value-type="float">
            <text:p>1838.304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620" calcext:value-type="float">
            <text:p>-1620</text:p>
          </table:table-cell>
          <table:table-cell office:value-type="float" office:value="3331.3313313313" calcext:value-type="float">
            <text:p>3331.3313313313</text:p>
          </table:table-cell>
          <table:table-cell table:number-columns-repeated="2" office:value-type="float" office:value="1859.81713" calcext:value-type="float">
            <text:p>1859.817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611" calcext:value-type="float">
            <text:p>-1611</text:p>
          </table:table-cell>
          <table:table-cell office:value-type="float" office:value="3363.3633633634" calcext:value-type="float">
            <text:p>3363.3633633634</text:p>
          </table:table-cell>
          <table:table-cell table:number-columns-repeated="2" office:value-type="float" office:value="1887.81408" calcext:value-type="float">
            <text:p>1887.814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601" calcext:value-type="float">
            <text:p>-1601</text:p>
          </table:table-cell>
          <table:table-cell office:value-type="float" office:value="3395.3953953954" calcext:value-type="float">
            <text:p>3395.3953953954</text:p>
          </table:table-cell>
          <table:table-cell table:number-columns-repeated="2" office:value-type="float" office:value="1888.68798" calcext:value-type="float">
            <text:p>1888.6879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593" calcext:value-type="float">
            <text:p>-1593</text:p>
          </table:table-cell>
          <table:table-cell office:value-type="float" office:value="3427.4274274274" calcext:value-type="float">
            <text:p>3427.4274274274</text:p>
          </table:table-cell>
          <table:table-cell table:number-columns-repeated="2" office:value-type="float" office:value="1846.57983" calcext:value-type="float">
            <text:p>1846.579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585" calcext:value-type="float">
            <text:p>-1585</text:p>
          </table:table-cell>
          <table:table-cell office:value-type="float" office:value="3459.4594594595" calcext:value-type="float">
            <text:p>3459.4594594595</text:p>
          </table:table-cell>
          <table:table-cell table:number-columns-repeated="2" office:value-type="float" office:value="1824.14355" calcext:value-type="float">
            <text:p>1824.143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579" calcext:value-type="float">
            <text:p>-1579</text:p>
          </table:table-cell>
          <table:table-cell office:value-type="float" office:value="3491.4914914915" calcext:value-type="float">
            <text:p>3491.4914914915</text:p>
          </table:table-cell>
          <table:table-cell table:number-columns-repeated="2" office:value-type="float" office:value="1956.29895" calcext:value-type="float">
            <text:p>1956.298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575" calcext:value-type="float">
            <text:p>-1575</text:p>
          </table:table-cell>
          <table:table-cell office:value-type="float" office:value="3523.5235235235" calcext:value-type="float">
            <text:p>3523.5235235235</text:p>
          </table:table-cell>
          <table:table-cell table:number-columns-repeated="2" office:value-type="float" office:value="1811.28833" calcext:value-type="float">
            <text:p>1811.288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572" calcext:value-type="float">
            <text:p>-1572</text:p>
          </table:table-cell>
          <table:table-cell office:value-type="float" office:value="3555.5555555556" calcext:value-type="float">
            <text:p>3555.5555555556</text:p>
          </table:table-cell>
          <table:table-cell table:number-columns-repeated="2" office:value-type="float" office:value="1807.05834" calcext:value-type="float">
            <text:p>1807.058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570" calcext:value-type="float">
            <text:p>-1570</text:p>
          </table:table-cell>
          <table:table-cell office:value-type="float" office:value="3587.5875875876" calcext:value-type="float">
            <text:p>3587.5875875876</text:p>
          </table:table-cell>
          <table:table-cell table:number-columns-repeated="2" office:value-type="float" office:value="1813.82519" calcext:value-type="float">
            <text:p>1813.825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570" calcext:value-type="float">
            <text:p>-1570</text:p>
          </table:table-cell>
          <table:table-cell office:value-type="float" office:value="3619.6196196196" calcext:value-type="float">
            <text:p>3619.6196196196</text:p>
          </table:table-cell>
          <table:table-cell table:number-columns-repeated="2" office:value-type="float" office:value="1803.86865" calcext:value-type="float">
            <text:p>1803.8686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572" calcext:value-type="float">
            <text:p>-1572</text:p>
          </table:table-cell>
          <table:table-cell office:value-type="float" office:value="3651.6516516517" calcext:value-type="float">
            <text:p>3651.6516516517</text:p>
          </table:table-cell>
          <table:table-cell table:number-columns-repeated="2" office:value-type="float" office:value="1808.42224" calcext:value-type="float">
            <text:p>1808.422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577" calcext:value-type="float">
            <text:p>-1577</text:p>
          </table:table-cell>
          <table:table-cell office:value-type="float" office:value="3683.6836836837" calcext:value-type="float">
            <text:p>3683.6836836837</text:p>
          </table:table-cell>
          <table:table-cell table:number-columns-repeated="2" office:value-type="float" office:value="1836.79821" calcext:value-type="float">
            <text:p>1836.798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584" calcext:value-type="float">
            <text:p>-1584</text:p>
          </table:table-cell>
          <table:table-cell office:value-type="float" office:value="3715.7157157157" calcext:value-type="float">
            <text:p>3715.7157157157</text:p>
          </table:table-cell>
          <table:table-cell table:number-columns-repeated="2" office:value-type="float" office:value="1827.37951" calcext:value-type="float">
            <text:p>1827.379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593" calcext:value-type="float">
            <text:p>-1593</text:p>
          </table:table-cell>
          <table:table-cell office:value-type="float" office:value="3747.7477477478" calcext:value-type="float">
            <text:p>3747.7477477478</text:p>
          </table:table-cell>
          <table:table-cell table:number-columns-repeated="2" office:value-type="float" office:value="1829.57006" calcext:value-type="float">
            <text:p>1829.570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603" calcext:value-type="float">
            <text:p>-1603</text:p>
          </table:table-cell>
          <table:table-cell office:value-type="float" office:value="3779.7797797798" calcext:value-type="float">
            <text:p>3779.7797797798</text:p>
          </table:table-cell>
          <table:table-cell table:number-columns-repeated="2" office:value-type="float" office:value="1832.52246" calcext:value-type="float">
            <text:p>1832.5224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613" calcext:value-type="float">
            <text:p>-1613</text:p>
          </table:table-cell>
          <table:table-cell office:value-type="float" office:value="3811.8118118118" calcext:value-type="float">
            <text:p>3811.8118118118</text:p>
          </table:table-cell>
          <table:table-cell table:number-columns-repeated="2" office:value-type="float" office:value="1838.26599" calcext:value-type="float">
            <text:p>1838.265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624" calcext:value-type="float">
            <text:p>-1624</text:p>
          </table:table-cell>
          <table:table-cell office:value-type="float" office:value="3843.8438438439" calcext:value-type="float">
            <text:p>3843.8438438439</text:p>
          </table:table-cell>
          <table:table-cell table:number-columns-repeated="2" office:value-type="float" office:value="1840.01" calcext:value-type="float">
            <text:p>1840.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635" calcext:value-type="float">
            <text:p>-1635</text:p>
          </table:table-cell>
          <table:table-cell office:value-type="float" office:value="3875.8758758759" calcext:value-type="float">
            <text:p>3875.8758758759</text:p>
          </table:table-cell>
          <table:table-cell table:number-columns-repeated="2" office:value-type="float" office:value="1861.97216" calcext:value-type="float">
            <text:p>1861.972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647" calcext:value-type="float">
            <text:p>-1647</text:p>
          </table:table-cell>
          <table:table-cell office:value-type="float" office:value="3907.9079079079" calcext:value-type="float">
            <text:p>3907.9079079079</text:p>
          </table:table-cell>
          <table:table-cell table:number-columns-repeated="2" office:value-type="float" office:value="1862.38256" calcext:value-type="float">
            <text:p>1862.3825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662" calcext:value-type="float">
            <text:p>-1662</text:p>
          </table:table-cell>
          <table:table-cell office:value-type="float" office:value="3939.9399399399" calcext:value-type="float">
            <text:p>3939.9399399399</text:p>
          </table:table-cell>
          <table:table-cell table:number-columns-repeated="2" office:value-type="float" office:value="1922.2832" calcext:value-type="float">
            <text:p>1922.28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678" calcext:value-type="float">
            <text:p>-1678</text:p>
          </table:table-cell>
          <table:table-cell office:value-type="float" office:value="3971.971971972" calcext:value-type="float">
            <text:p>3971.971971972</text:p>
          </table:table-cell>
          <table:table-cell table:number-columns-repeated="2" office:value-type="float" office:value="1819.02014" calcext:value-type="float">
            <text:p>1819.020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694" calcext:value-type="float">
            <text:p>-1694</text:p>
          </table:table-cell>
          <table:table-cell office:value-type="float" office:value="4004.004004004" calcext:value-type="float">
            <text:p>4004.004004004</text:p>
          </table:table-cell>
          <table:table-cell table:number-columns-repeated="2" office:value-type="float" office:value="1855.85998" calcext:value-type="float">
            <text:p>1855.8599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710" calcext:value-type="float">
            <text:p>-1710</text:p>
          </table:table-cell>
          <table:table-cell office:value-type="float" office:value="4036.036036036" calcext:value-type="float">
            <text:p>4036.036036036</text:p>
          </table:table-cell>
          <table:table-cell table:number-columns-repeated="2" office:value-type="float" office:value="1851.46105" calcext:value-type="float">
            <text:p>1851.461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727" calcext:value-type="float">
            <text:p>-1727</text:p>
          </table:table-cell>
          <table:table-cell office:value-type="float" office:value="4068.0680680681" calcext:value-type="float">
            <text:p>4068.0680680681</text:p>
          </table:table-cell>
          <table:table-cell table:number-columns-repeated="2" office:value-type="float" office:value="1822.52319" calcext:value-type="float">
            <text:p>1822.523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745" calcext:value-type="float">
            <text:p>-1745</text:p>
          </table:table-cell>
          <table:table-cell office:value-type="float" office:value="4100.1001001001" calcext:value-type="float">
            <text:p>4100.1001001001</text:p>
          </table:table-cell>
          <table:table-cell table:number-columns-repeated="2" office:value-type="float" office:value="1831.53771" calcext:value-type="float">
            <text:p>1831.5377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762" calcext:value-type="float">
            <text:p>-1762</text:p>
          </table:table-cell>
          <table:table-cell office:value-type="float" office:value="4132.1321321321" calcext:value-type="float">
            <text:p>4132.1321321321</text:p>
          </table:table-cell>
          <table:table-cell table:number-columns-repeated="2" office:value-type="float" office:value="1838.53686" calcext:value-type="float">
            <text:p>1838.5368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778" calcext:value-type="float">
            <text:p>-1778</text:p>
          </table:table-cell>
          <table:table-cell office:value-type="float" office:value="4164.1641641642" calcext:value-type="float">
            <text:p>4164.1641641642</text:p>
          </table:table-cell>
          <table:table-cell table:number-columns-repeated="2" office:value-type="float" office:value="1824.8673" calcext:value-type="float">
            <text:p>1824.86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792" calcext:value-type="float">
            <text:p>-1792</text:p>
          </table:table-cell>
          <table:table-cell office:value-type="float" office:value="4196.1961961962" calcext:value-type="float">
            <text:p>4196.1961961962</text:p>
          </table:table-cell>
          <table:table-cell table:number-columns-repeated="2" office:value-type="float" office:value="1838.21752" calcext:value-type="float">
            <text:p>1838.2175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805" calcext:value-type="float">
            <text:p>-1805</text:p>
          </table:table-cell>
          <table:table-cell office:value-type="float" office:value="4228.2282282282" calcext:value-type="float">
            <text:p>4228.2282282282</text:p>
          </table:table-cell>
          <table:table-cell table:number-columns-repeated="2" office:value-type="float" office:value="1855.25402" calcext:value-type="float">
            <text:p>1855.254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818" calcext:value-type="float">
            <text:p>-1818</text:p>
          </table:table-cell>
          <table:table-cell office:value-type="float" office:value="4260.2602602603" calcext:value-type="float">
            <text:p>4260.2602602603</text:p>
          </table:table-cell>
          <table:table-cell table:number-columns-repeated="2" office:value-type="float" office:value="1853.81689" calcext:value-type="float">
            <text:p>1853.8168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833" calcext:value-type="float">
            <text:p>-1833</text:p>
          </table:table-cell>
          <table:table-cell office:value-type="float" office:value="4292.2922922923" calcext:value-type="float">
            <text:p>4292.2922922923</text:p>
          </table:table-cell>
          <table:table-cell table:number-columns-repeated="2" office:value-type="float" office:value="1846.85266" calcext:value-type="float">
            <text:p>1846.8526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850" calcext:value-type="float">
            <text:p>-1850</text:p>
          </table:table-cell>
          <table:table-cell office:value-type="float" office:value="4324.3243243243" calcext:value-type="float">
            <text:p>4324.3243243243</text:p>
          </table:table-cell>
          <table:table-cell table:number-columns-repeated="2" office:value-type="float" office:value="1904.41564" calcext:value-type="float">
            <text:p>1904.4156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864" calcext:value-type="float">
            <text:p>-1864</text:p>
          </table:table-cell>
          <table:table-cell office:value-type="float" office:value="4356.3563563564" calcext:value-type="float">
            <text:p>4356.3563563564</text:p>
          </table:table-cell>
          <table:table-cell table:number-columns-repeated="2" office:value-type="float" office:value="1799.97045" calcext:value-type="float">
            <text:p>1799.970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878" calcext:value-type="float">
            <text:p>-1878</text:p>
          </table:table-cell>
          <table:table-cell office:value-type="float" office:value="4388.3883883884" calcext:value-type="float">
            <text:p>4388.3883883884</text:p>
          </table:table-cell>
          <table:table-cell table:number-columns-repeated="2" office:value-type="float" office:value="1805.73974" calcext:value-type="float">
            <text:p>1805.739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892" calcext:value-type="float">
            <text:p>-1892</text:p>
          </table:table-cell>
          <table:table-cell office:value-type="float" office:value="4420.4204204204" calcext:value-type="float">
            <text:p>4420.4204204204</text:p>
          </table:table-cell>
          <table:table-cell table:number-columns-repeated="2" office:value-type="float" office:value="1785.76721" calcext:value-type="float">
            <text:p>1785.7672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902" calcext:value-type="float">
            <text:p>-1902</text:p>
          </table:table-cell>
          <table:table-cell office:value-type="float" office:value="4452.4524524525" calcext:value-type="float">
            <text:p>4452.4524524525</text:p>
          </table:table-cell>
          <table:table-cell table:number-columns-repeated="2" office:value-type="float" office:value="1836.87915" calcext:value-type="float">
            <text:p>1836.879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910" calcext:value-type="float">
            <text:p>-1910</text:p>
          </table:table-cell>
          <table:table-cell office:value-type="float" office:value="4484.4844844845" calcext:value-type="float">
            <text:p>4484.4844844845</text:p>
          </table:table-cell>
          <table:table-cell table:number-columns-repeated="2" office:value-type="float" office:value="1829.84118" calcext:value-type="float">
            <text:p>1829.841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917" calcext:value-type="float">
            <text:p>-1917</text:p>
          </table:table-cell>
          <table:table-cell office:value-type="float" office:value="4516.5165165165" calcext:value-type="float">
            <text:p>4516.5165165165</text:p>
          </table:table-cell>
          <table:table-cell table:number-columns-repeated="2" office:value-type="float" office:value="1799.72082" calcext:value-type="float">
            <text:p>1799.7208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926" calcext:value-type="float">
            <text:p>-1926</text:p>
          </table:table-cell>
          <table:table-cell office:value-type="float" office:value="4548.5485485486" calcext:value-type="float">
            <text:p>4548.5485485486</text:p>
          </table:table-cell>
          <table:table-cell table:number-columns-repeated="2" office:value-type="float" office:value="1836.82934" calcext:value-type="float">
            <text:p>1836.829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933" calcext:value-type="float">
            <text:p>-1933</text:p>
          </table:table-cell>
          <table:table-cell office:value-type="float" office:value="4580.5805805806" calcext:value-type="float">
            <text:p>4580.5805805806</text:p>
          </table:table-cell>
          <table:table-cell table:number-columns-repeated="2" office:value-type="float" office:value="1788.65417" calcext:value-type="float">
            <text:p>1788.6541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938" calcext:value-type="float">
            <text:p>-1938</text:p>
          </table:table-cell>
          <table:table-cell office:value-type="float" office:value="4612.6126126126" calcext:value-type="float">
            <text:p>4612.6126126126</text:p>
          </table:table-cell>
          <table:table-cell table:number-columns-repeated="2" office:value-type="float" office:value="1813.11901" calcext:value-type="float">
            <text:p>1813.119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944" calcext:value-type="float">
            <text:p>-1944</text:p>
          </table:table-cell>
          <table:table-cell office:value-type="float" office:value="4644.6446446447" calcext:value-type="float">
            <text:p>4644.6446446447</text:p>
          </table:table-cell>
          <table:table-cell table:number-columns-repeated="2" office:value-type="float" office:value="1811.89599" calcext:value-type="float">
            <text:p>1811.895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950" calcext:value-type="float">
            <text:p>-1950</text:p>
          </table:table-cell>
          <table:table-cell office:value-type="float" office:value="4676.6766766767" calcext:value-type="float">
            <text:p>4676.6766766767</text:p>
          </table:table-cell>
          <table:table-cell table:number-columns-repeated="2" office:value-type="float" office:value="1808.11035" calcext:value-type="float">
            <text:p>1808.1103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955" calcext:value-type="float">
            <text:p>-1955</text:p>
          </table:table-cell>
          <table:table-cell office:value-type="float" office:value="4708.7087087087" calcext:value-type="float">
            <text:p>4708.7087087087</text:p>
          </table:table-cell>
          <table:table-cell table:number-columns-repeated="2" office:value-type="float" office:value="1802.6632" calcext:value-type="float">
            <text:p>1802.66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959" calcext:value-type="float">
            <text:p>-1959</text:p>
          </table:table-cell>
          <table:table-cell office:value-type="float" office:value="4740.7407407407" calcext:value-type="float">
            <text:p>4740.7407407407</text:p>
          </table:table-cell>
          <table:table-cell table:number-columns-repeated="2" office:value-type="float" office:value="1756.79589" calcext:value-type="float">
            <text:p>1756.795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962" calcext:value-type="float">
            <text:p>-1962</text:p>
          </table:table-cell>
          <table:table-cell office:value-type="float" office:value="4772.7727727728" calcext:value-type="float">
            <text:p>4772.7727727728</text:p>
          </table:table-cell>
          <table:table-cell table:number-columns-repeated="2" office:value-type="float" office:value="1716.73242" calcext:value-type="float">
            <text:p>1716.732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963" calcext:value-type="float">
            <text:p>-1963</text:p>
          </table:table-cell>
          <table:table-cell office:value-type="float" office:value="4804.8048048048" calcext:value-type="float">
            <text:p>4804.8048048048</text:p>
          </table:table-cell>
          <table:table-cell table:number-columns-repeated="2" office:value-type="float" office:value="1525.47119" calcext:value-type="float">
            <text:p>1525.4711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962" calcext:value-type="float">
            <text:p>-1962</text:p>
          </table:table-cell>
          <table:table-cell office:value-type="float" office:value="4836.8368368368" calcext:value-type="float">
            <text:p>4836.8368368368</text:p>
          </table:table-cell>
          <table:table-cell table:number-columns-repeated="2" office:value-type="float" office:value="2054.13256" calcext:value-type="float">
            <text:p>2054.132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960" calcext:value-type="float">
            <text:p>-1960</text:p>
          </table:table-cell>
          <table:table-cell office:value-type="float" office:value="4868.8688688689" calcext:value-type="float">
            <text:p>4868.8688688689</text:p>
          </table:table-cell>
          <table:table-cell table:number-columns-repeated="2" office:value-type="float" office:value="1851.83325" calcext:value-type="float">
            <text:p>1851.833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954" calcext:value-type="float">
            <text:p>-1954</text:p>
          </table:table-cell>
          <table:table-cell office:value-type="float" office:value="4900.9009009009" calcext:value-type="float">
            <text:p>4900.9009009009</text:p>
          </table:table-cell>
          <table:table-cell table:number-columns-repeated="2" office:value-type="float" office:value="1904.10998" calcext:value-type="float">
            <text:p>1904.1099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947" calcext:value-type="float">
            <text:p>-1947</text:p>
          </table:table-cell>
          <table:table-cell office:value-type="float" office:value="4932.9329329329" calcext:value-type="float">
            <text:p>4932.9329329329</text:p>
          </table:table-cell>
          <table:table-cell table:number-columns-repeated="2" office:value-type="float" office:value="1871.77246" calcext:value-type="float">
            <text:p>1871.772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938" calcext:value-type="float">
            <text:p>-1938</text:p>
          </table:table-cell>
          <table:table-cell office:value-type="float" office:value="4964.964964965" calcext:value-type="float">
            <text:p>4964.964964965</text:p>
          </table:table-cell>
          <table:table-cell table:number-columns-repeated="2" office:value-type="float" office:value="1826.33361" calcext:value-type="float">
            <text:p>1826.3336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930" calcext:value-type="float">
            <text:p>-1930</text:p>
          </table:table-cell>
          <table:table-cell office:value-type="float" office:value="4996.996996997" calcext:value-type="float">
            <text:p>4996.996996997</text:p>
          </table:table-cell>
          <table:table-cell table:number-columns-repeated="2" office:value-type="float" office:value="1843.41796" calcext:value-type="float">
            <text:p>1843.4179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923" calcext:value-type="float">
            <text:p>-1923</text:p>
          </table:table-cell>
          <table:table-cell office:value-type="float" office:value="5029.029029029" calcext:value-type="float">
            <text:p>5029.029029029</text:p>
          </table:table-cell>
          <table:table-cell table:number-columns-repeated="2" office:value-type="float" office:value="1857.35632" calcext:value-type="float">
            <text:p>1857.3563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914" calcext:value-type="float">
            <text:p>-1914</text:p>
          </table:table-cell>
          <table:table-cell office:value-type="float" office:value="5061.0610610611" calcext:value-type="float">
            <text:p>5061.0610610611</text:p>
          </table:table-cell>
          <table:table-cell table:number-columns-repeated="2" office:value-type="float" office:value="1828.22717" calcext:value-type="float">
            <text:p>1828.2271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902" calcext:value-type="float">
            <text:p>-1902</text:p>
          </table:table-cell>
          <table:table-cell office:value-type="float" office:value="5093.0930930931" calcext:value-type="float">
            <text:p>5093.0930930931</text:p>
          </table:table-cell>
          <table:table-cell table:number-columns-repeated="2" office:value-type="float" office:value="1811.99072" calcext:value-type="float">
            <text:p>1811.990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888" calcext:value-type="float">
            <text:p>-1888</text:p>
          </table:table-cell>
          <table:table-cell office:value-type="float" office:value="5125.1251251251" calcext:value-type="float">
            <text:p>5125.1251251251</text:p>
          </table:table-cell>
          <table:table-cell table:number-columns-repeated="2" office:value-type="float" office:value="1866.32678" calcext:value-type="float">
            <text:p>1866.326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874" calcext:value-type="float">
            <text:p>-1874</text:p>
          </table:table-cell>
          <table:table-cell office:value-type="float" office:value="5157.1571571572" calcext:value-type="float">
            <text:p>5157.1571571572</text:p>
          </table:table-cell>
          <table:table-cell table:number-columns-repeated="2" office:value-type="float" office:value="1825.49743" calcext:value-type="float">
            <text:p>1825.4974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859" calcext:value-type="float">
            <text:p>-1859</text:p>
          </table:table-cell>
          <table:table-cell office:value-type="float" office:value="5189.1891891892" calcext:value-type="float">
            <text:p>5189.1891891892</text:p>
          </table:table-cell>
          <table:table-cell table:number-columns-repeated="2" office:value-type="float" office:value="1822.7351" calcext:value-type="float">
            <text:p>1822.735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844" calcext:value-type="float">
            <text:p>-1844</text:p>
          </table:table-cell>
          <table:table-cell office:value-type="float" office:value="5221.2212212212" calcext:value-type="float">
            <text:p>5221.2212212212</text:p>
          </table:table-cell>
          <table:table-cell table:number-columns-repeated="2" office:value-type="float" office:value="1824.34655" calcext:value-type="float">
            <text:p>1824.3465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828" calcext:value-type="float">
            <text:p>-1828</text:p>
          </table:table-cell>
          <table:table-cell office:value-type="float" office:value="5253.2532532533" calcext:value-type="float">
            <text:p>5253.2532532533</text:p>
          </table:table-cell>
          <table:table-cell table:number-columns-repeated="2" office:value-type="float" office:value="1861.08532" calcext:value-type="float">
            <text:p>1861.085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810" calcext:value-type="float">
            <text:p>-1810</text:p>
          </table:table-cell>
          <table:table-cell office:value-type="float" office:value="5285.2852852853" calcext:value-type="float">
            <text:p>5285.2852852853</text:p>
          </table:table-cell>
          <table:table-cell table:number-columns-repeated="2" office:value-type="float" office:value="1835.79711" calcext:value-type="float">
            <text:p>1835.7971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792" calcext:value-type="float">
            <text:p>-1792</text:p>
          </table:table-cell>
          <table:table-cell office:value-type="float" office:value="5317.3173173173" calcext:value-type="float">
            <text:p>5317.3173173173</text:p>
          </table:table-cell>
          <table:table-cell table:number-columns-repeated="2" office:value-type="float" office:value="1854.32299" calcext:value-type="float">
            <text:p>1854.322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775" calcext:value-type="float">
            <text:p>-1775</text:p>
          </table:table-cell>
          <table:table-cell office:value-type="float" office:value="5349.3493493494" calcext:value-type="float">
            <text:p>5349.3493493494</text:p>
          </table:table-cell>
          <table:table-cell table:number-columns-repeated="2" office:value-type="float" office:value="1766.63574" calcext:value-type="float">
            <text:p>1766.6357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758" calcext:value-type="float">
            <text:p>-1758</text:p>
          </table:table-cell>
          <table:table-cell office:value-type="float" office:value="5381.3813813814" calcext:value-type="float">
            <text:p>5381.3813813814</text:p>
          </table:table-cell>
          <table:table-cell table:number-columns-repeated="2" office:value-type="float" office:value="1837.41345" calcext:value-type="float">
            <text:p>1837.413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742" calcext:value-type="float">
            <text:p>-1742</text:p>
          </table:table-cell>
          <table:table-cell office:value-type="float" office:value="5413.4134134134" calcext:value-type="float">
            <text:p>5413.4134134134</text:p>
          </table:table-cell>
          <table:table-cell table:number-columns-repeated="2" office:value-type="float" office:value="1822.93859" calcext:value-type="float">
            <text:p>1822.938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727" calcext:value-type="float">
            <text:p>-1727</text:p>
          </table:table-cell>
          <table:table-cell office:value-type="float" office:value="5445.4454454455" calcext:value-type="float">
            <text:p>5445.4454454455</text:p>
          </table:table-cell>
          <table:table-cell table:number-columns-repeated="2" office:value-type="float" office:value="1835.55297" calcext:value-type="float">
            <text:p>1835.5529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711" calcext:value-type="float">
            <text:p>-1711</text:p>
          </table:table-cell>
          <table:table-cell office:value-type="float" office:value="5477.4774774775" calcext:value-type="float">
            <text:p>5477.4774774775</text:p>
          </table:table-cell>
          <table:table-cell table:number-columns-repeated="2" office:value-type="float" office:value="1801.16833" calcext:value-type="float">
            <text:p>1801.1683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693" calcext:value-type="float">
            <text:p>-1693</text:p>
          </table:table-cell>
          <table:table-cell office:value-type="float" office:value="5509.5095095095" calcext:value-type="float">
            <text:p>5509.5095095095</text:p>
          </table:table-cell>
          <table:table-cell table:number-columns-repeated="2" office:value-type="float" office:value="1851.39575" calcext:value-type="float">
            <text:p>1851.3957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675" calcext:value-type="float">
            <text:p>-1675</text:p>
          </table:table-cell>
          <table:table-cell office:value-type="float" office:value="5541.5415415416" calcext:value-type="float">
            <text:p>5541.5415415416</text:p>
          </table:table-cell>
          <table:table-cell table:number-columns-repeated="2" office:value-type="float" office:value="1844.1593" calcext:value-type="float">
            <text:p>1844.159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660" calcext:value-type="float">
            <text:p>-1660</text:p>
          </table:table-cell>
          <table:table-cell office:value-type="float" office:value="5573.5735735736" calcext:value-type="float">
            <text:p>5573.5735735736</text:p>
          </table:table-cell>
          <table:table-cell table:number-columns-repeated="2" office:value-type="float" office:value="1837.51831" calcext:value-type="float">
            <text:p>1837.518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646" calcext:value-type="float">
            <text:p>-1646</text:p>
          </table:table-cell>
          <table:table-cell office:value-type="float" office:value="5605.6056056056" calcext:value-type="float">
            <text:p>5605.6056056056</text:p>
          </table:table-cell>
          <table:table-cell table:number-columns-repeated="2" office:value-type="float" office:value="1854.56481" calcext:value-type="float">
            <text:p>1854.5648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634" calcext:value-type="float">
            <text:p>-1634</text:p>
          </table:table-cell>
          <table:table-cell office:value-type="float" office:value="5637.6376376376" calcext:value-type="float">
            <text:p>5637.6376376376</text:p>
          </table:table-cell>
          <table:table-cell table:number-columns-repeated="2" office:value-type="float" office:value="1847.07666" calcext:value-type="float">
            <text:p>1847.0766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624" calcext:value-type="float">
            <text:p>-1624</text:p>
          </table:table-cell>
          <table:table-cell office:value-type="float" office:value="5669.6696696697" calcext:value-type="float">
            <text:p>5669.6696696697</text:p>
          </table:table-cell>
          <table:table-cell table:number-columns-repeated="2" office:value-type="float" office:value="1841.54565" calcext:value-type="float">
            <text:p>1841.5456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615" calcext:value-type="float">
            <text:p>-1615</text:p>
          </table:table-cell>
          <table:table-cell office:value-type="float" office:value="5701.7017017017" calcext:value-type="float">
            <text:p>5701.7017017017</text:p>
          </table:table-cell>
          <table:table-cell table:number-columns-repeated="2" office:value-type="float" office:value="1819.09277" calcext:value-type="float">
            <text:p>1819.0927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606" calcext:value-type="float">
            <text:p>-1606</text:p>
          </table:table-cell>
          <table:table-cell office:value-type="float" office:value="5733.7337337337" calcext:value-type="float">
            <text:p>5733.7337337337</text:p>
          </table:table-cell>
          <table:table-cell table:number-columns-repeated="2" office:value-type="float" office:value="1792.86511" calcext:value-type="float">
            <text:p>1792.865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597" calcext:value-type="float">
            <text:p>-1597</text:p>
          </table:table-cell>
          <table:table-cell office:value-type="float" office:value="5765.7657657658" calcext:value-type="float">
            <text:p>5765.7657657658</text:p>
          </table:table-cell>
          <table:table-cell table:number-columns-repeated="2" office:value-type="float" office:value="1826.32934" calcext:value-type="float">
            <text:p>1826.329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590" calcext:value-type="float">
            <text:p>-1590</text:p>
          </table:table-cell>
          <table:table-cell office:value-type="float" office:value="5797.7977977978" calcext:value-type="float">
            <text:p>5797.7977977978</text:p>
          </table:table-cell>
          <table:table-cell table:number-columns-repeated="2" office:value-type="float" office:value="1810.79199" calcext:value-type="float">
            <text:p>1810.7919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585" calcext:value-type="float">
            <text:p>-1585</text:p>
          </table:table-cell>
          <table:table-cell office:value-type="float" office:value="5829.8298298298" calcext:value-type="float">
            <text:p>5829.8298298298</text:p>
          </table:table-cell>
          <table:table-cell table:number-columns-repeated="2" office:value-type="float" office:value="1842.43664" calcext:value-type="float">
            <text:p>1842.4366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579" calcext:value-type="float">
            <text:p>-1579</text:p>
          </table:table-cell>
          <table:table-cell office:value-type="float" office:value="5861.8618618619" calcext:value-type="float">
            <text:p>5861.8618618619</text:p>
          </table:table-cell>
          <table:table-cell table:number-columns-repeated="2" office:value-type="float" office:value="1827.64733" calcext:value-type="float">
            <text:p>1827.6473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574" calcext:value-type="float">
            <text:p>-1574</text:p>
          </table:table-cell>
          <table:table-cell office:value-type="float" office:value="5893.8938938939" calcext:value-type="float">
            <text:p>5893.8938938939</text:p>
          </table:table-cell>
          <table:table-cell table:number-columns-repeated="2" office:value-type="float" office:value="1815.94421" calcext:value-type="float">
            <text:p>1815.9442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572" calcext:value-type="float">
            <text:p>-1572</text:p>
          </table:table-cell>
          <table:table-cell office:value-type="float" office:value="5925.9259259259" calcext:value-type="float">
            <text:p>5925.9259259259</text:p>
          </table:table-cell>
          <table:table-cell table:number-columns-repeated="2" office:value-type="float" office:value="1810.40356" calcext:value-type="float">
            <text:p>1810.4035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571" calcext:value-type="float">
            <text:p>-1571</text:p>
          </table:table-cell>
          <table:table-cell office:value-type="float" office:value="5957.957957958" calcext:value-type="float">
            <text:p>5957.957957958</text:p>
          </table:table-cell>
          <table:table-cell table:number-columns-repeated="2" office:value-type="float" office:value="1839.23535" calcext:value-type="float">
            <text:p>1839.2353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573" calcext:value-type="float">
            <text:p>-1573</text:p>
          </table:table-cell>
          <table:table-cell office:value-type="float" office:value="5989.98998999" calcext:value-type="float">
            <text:p>5989.98998999</text:p>
          </table:table-cell>
          <table:table-cell table:number-columns-repeated="2" office:value-type="float" office:value="1826.6101" calcext:value-type="float">
            <text:p>1826.61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578" calcext:value-type="float">
            <text:p>-1578</text:p>
          </table:table-cell>
          <table:table-cell office:value-type="float" office:value="6022.022022022" calcext:value-type="float">
            <text:p>6022.022022022</text:p>
          </table:table-cell>
          <table:table-cell table:number-columns-repeated="2" office:value-type="float" office:value="1827.49829" calcext:value-type="float">
            <text:p>1827.4982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585" calcext:value-type="float">
            <text:p>-1585</text:p>
          </table:table-cell>
          <table:table-cell office:value-type="float" office:value="6054.0540540541" calcext:value-type="float">
            <text:p>6054.0540540541</text:p>
          </table:table-cell>
          <table:table-cell table:number-columns-repeated="2" office:value-type="float" office:value="1831.19641" calcext:value-type="float">
            <text:p>1831.196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595" calcext:value-type="float">
            <text:p>-1595</text:p>
          </table:table-cell>
          <table:table-cell office:value-type="float" office:value="6086.0860860861" calcext:value-type="float">
            <text:p>6086.0860860861</text:p>
          </table:table-cell>
          <table:table-cell table:number-columns-repeated="2" office:value-type="float" office:value="1821.97827" calcext:value-type="float">
            <text:p>1821.9782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605" calcext:value-type="float">
            <text:p>-1605</text:p>
          </table:table-cell>
          <table:table-cell office:value-type="float" office:value="6118.1181181181" calcext:value-type="float">
            <text:p>6118.1181181181</text:p>
          </table:table-cell>
          <table:table-cell table:number-columns-repeated="2" office:value-type="float" office:value="1831.22985" calcext:value-type="float">
            <text:p>1831.2298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616" calcext:value-type="float">
            <text:p>-1616</text:p>
          </table:table-cell>
          <table:table-cell office:value-type="float" office:value="6150.1501501502" calcext:value-type="float">
            <text:p>6150.1501501502</text:p>
          </table:table-cell>
          <table:table-cell table:number-columns-repeated="2" office:value-type="float" office:value="1817.72082" calcext:value-type="float">
            <text:p>1817.7208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627" calcext:value-type="float">
            <text:p>-1627</text:p>
          </table:table-cell>
          <table:table-cell office:value-type="float" office:value="6182.1821821822" calcext:value-type="float">
            <text:p>6182.1821821822</text:p>
          </table:table-cell>
          <table:table-cell table:number-columns-repeated="2" office:value-type="float" office:value="1824.69567" calcext:value-type="float">
            <text:p>1824.6956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637" calcext:value-type="float">
            <text:p>-1637</text:p>
          </table:table-cell>
          <table:table-cell office:value-type="float" office:value="6214.2142142142" calcext:value-type="float">
            <text:p>6214.2142142142</text:p>
          </table:table-cell>
          <table:table-cell table:number-columns-repeated="2" office:value-type="float" office:value="1834.94274" calcext:value-type="float">
            <text:p>1834.9427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648" calcext:value-type="float">
            <text:p>-1648</text:p>
          </table:table-cell>
          <table:table-cell office:value-type="float" office:value="6246.2462462463" calcext:value-type="float">
            <text:p>6246.2462462463</text:p>
          </table:table-cell>
          <table:table-cell table:number-columns-repeated="2" office:value-type="float" office:value="1767.86828" calcext:value-type="float">
            <text:p>1767.868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662" calcext:value-type="float">
            <text:p>-1662</text:p>
          </table:table-cell>
          <table:table-cell office:value-type="float" office:value="6278.2782782783" calcext:value-type="float">
            <text:p>6278.2782782783</text:p>
          </table:table-cell>
          <table:table-cell table:number-columns-repeated="2" office:value-type="float" office:value="1808.22985" calcext:value-type="float">
            <text:p>1808.2298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678" calcext:value-type="float">
            <text:p>-1678</text:p>
          </table:table-cell>
          <table:table-cell office:value-type="float" office:value="6310.3103103103" calcext:value-type="float">
            <text:p>6310.3103103103</text:p>
          </table:table-cell>
          <table:table-cell table:number-columns-repeated="2" office:value-type="float" office:value="1781.14306" calcext:value-type="float">
            <text:p>1781.143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695" calcext:value-type="float">
            <text:p>-1695</text:p>
          </table:table-cell>
          <table:table-cell office:value-type="float" office:value="6342.3423423424" calcext:value-type="float">
            <text:p>6342.3423423424</text:p>
          </table:table-cell>
          <table:table-cell table:number-columns-repeated="2" office:value-type="float" office:value="1780.62194" calcext:value-type="float">
            <text:p>1780.621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712" calcext:value-type="float">
            <text:p>-1712</text:p>
          </table:table-cell>
          <table:table-cell office:value-type="float" office:value="6374.3743743744" calcext:value-type="float">
            <text:p>6374.3743743744</text:p>
          </table:table-cell>
          <table:table-cell table:number-columns-repeated="2" office:value-type="float" office:value="1773.65905" calcext:value-type="float">
            <text:p>1773.659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728" calcext:value-type="float">
            <text:p>-1728</text:p>
          </table:table-cell>
          <table:table-cell office:value-type="float" office:value="6406.4064064064" calcext:value-type="float">
            <text:p>6406.4064064064</text:p>
          </table:table-cell>
          <table:table-cell table:number-columns-repeated="2" office:value-type="float" office:value="1802.90856" calcext:value-type="float">
            <text:p>1802.9085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745" calcext:value-type="float">
            <text:p>-1745</text:p>
          </table:table-cell>
          <table:table-cell office:value-type="float" office:value="6438.4384384384" calcext:value-type="float">
            <text:p>6438.4384384384</text:p>
          </table:table-cell>
          <table:table-cell table:number-columns-repeated="2" office:value-type="float" office:value="1811.89819" calcext:value-type="float">
            <text:p>1811.8981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763" calcext:value-type="float">
            <text:p>-1763</text:p>
          </table:table-cell>
          <table:table-cell office:value-type="float" office:value="6470.4704704705" calcext:value-type="float">
            <text:p>6470.4704704705</text:p>
          </table:table-cell>
          <table:table-cell table:number-columns-repeated="2" office:value-type="float" office:value="1825.73815" calcext:value-type="float">
            <text:p>1825.738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779" calcext:value-type="float">
            <text:p>-1779</text:p>
          </table:table-cell>
          <table:table-cell office:value-type="float" office:value="6502.5025025025" calcext:value-type="float">
            <text:p>6502.5025025025</text:p>
          </table:table-cell>
          <table:table-cell table:number-columns-repeated="2" office:value-type="float" office:value="1851.15417" calcext:value-type="float">
            <text:p>1851.1541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792" calcext:value-type="float">
            <text:p>-1792</text:p>
          </table:table-cell>
          <table:table-cell office:value-type="float" office:value="6534.5345345345" calcext:value-type="float">
            <text:p>6534.5345345345</text:p>
          </table:table-cell>
          <table:table-cell table:number-columns-repeated="2" office:value-type="float" office:value="1814.73364" calcext:value-type="float">
            <text:p>1814.7336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805" calcext:value-type="float">
            <text:p>-1805</text:p>
          </table:table-cell>
          <table:table-cell office:value-type="float" office:value="6566.5665665666" calcext:value-type="float">
            <text:p>6566.5665665666</text:p>
          </table:table-cell>
          <table:table-cell table:number-columns-repeated="2" office:value-type="float" office:value="1774.91052" calcext:value-type="float">
            <text:p>1774.9105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820" calcext:value-type="float">
            <text:p>-1820</text:p>
          </table:table-cell>
          <table:table-cell office:value-type="float" office:value="6598.5985985986" calcext:value-type="float">
            <text:p>6598.5985985986</text:p>
          </table:table-cell>
          <table:table-cell table:number-columns-repeated="2" office:value-type="float" office:value="1805.10803" calcext:value-type="float">
            <text:p>1805.1080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835" calcext:value-type="float">
            <text:p>-1835</text:p>
          </table:table-cell>
          <table:table-cell office:value-type="float" office:value="6630.6306306306" calcext:value-type="float">
            <text:p>6630.6306306306</text:p>
          </table:table-cell>
          <table:table-cell table:number-columns-repeated="2" office:value-type="float" office:value="1818.78601" calcext:value-type="float">
            <text:p>1818.786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850" calcext:value-type="float">
            <text:p>-1850</text:p>
          </table:table-cell>
          <table:table-cell office:value-type="float" office:value="6662.6626626627" calcext:value-type="float">
            <text:p>6662.6626626627</text:p>
          </table:table-cell>
          <table:table-cell table:number-columns-repeated="2" office:value-type="float" office:value="1831.01123" calcext:value-type="float">
            <text:p>1831.0112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865" calcext:value-type="float">
            <text:p>-1865</text:p>
          </table:table-cell>
          <table:table-cell office:value-type="float" office:value="6694.6946946947" calcext:value-type="float">
            <text:p>6694.6946946947</text:p>
          </table:table-cell>
          <table:table-cell table:number-columns-repeated="2" office:value-type="float" office:value="1805.72424" calcext:value-type="float">
            <text:p>1805.7242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879" calcext:value-type="float">
            <text:p>-1879</text:p>
          </table:table-cell>
          <table:table-cell office:value-type="float" office:value="6726.7267267267" calcext:value-type="float">
            <text:p>6726.7267267267</text:p>
          </table:table-cell>
          <table:table-cell table:number-columns-repeated="2" office:value-type="float" office:value="1815.77453" calcext:value-type="float">
            <text:p>1815.7745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892" calcext:value-type="float">
            <text:p>-1892</text:p>
          </table:table-cell>
          <table:table-cell office:value-type="float" office:value="6758.7587587588" calcext:value-type="float">
            <text:p>6758.7587587588</text:p>
          </table:table-cell>
          <table:table-cell table:number-columns-repeated="2" office:value-type="float" office:value="1818.10009" calcext:value-type="float">
            <text:p>1818.1000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904" calcext:value-type="float">
            <text:p>-1904</text:p>
          </table:table-cell>
          <table:table-cell office:value-type="float" office:value="6790.7907907908" calcext:value-type="float">
            <text:p>6790.7907907908</text:p>
          </table:table-cell>
          <table:table-cell table:number-columns-repeated="2" office:value-type="float" office:value="1786.09436" calcext:value-type="float">
            <text:p>1786.0943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912" calcext:value-type="float">
            <text:p>-1912</text:p>
          </table:table-cell>
          <table:table-cell office:value-type="float" office:value="6822.8228228228" calcext:value-type="float">
            <text:p>6822.8228228228</text:p>
          </table:table-cell>
          <table:table-cell table:number-columns-repeated="2" office:value-type="float" office:value="1810.3092" calcext:value-type="float">
            <text:p>1810.309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920" calcext:value-type="float">
            <text:p>-1920</text:p>
          </table:table-cell>
          <table:table-cell office:value-type="float" office:value="6854.8548548549" calcext:value-type="float">
            <text:p>6854.8548548549</text:p>
          </table:table-cell>
          <table:table-cell table:number-columns-repeated="2" office:value-type="float" office:value="1803.47583" calcext:value-type="float">
            <text:p>1803.4758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928" calcext:value-type="float">
            <text:p>-1928</text:p>
          </table:table-cell>
          <table:table-cell office:value-type="float" office:value="6886.8868868869" calcext:value-type="float">
            <text:p>6886.8868868869</text:p>
          </table:table-cell>
          <table:table-cell table:number-columns-repeated="2" office:value-type="float" office:value="1823.51782" calcext:value-type="float">
            <text:p>1823.5178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934" calcext:value-type="float">
            <text:p>-1934</text:p>
          </table:table-cell>
          <table:table-cell office:value-type="float" office:value="6918.9189189189" calcext:value-type="float">
            <text:p>6918.9189189189</text:p>
          </table:table-cell>
          <table:table-cell table:number-columns-repeated="2" office:value-type="float" office:value="1818.68884" calcext:value-type="float">
            <text:p>1818.6888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940" calcext:value-type="float">
            <text:p>-1940</text:p>
          </table:table-cell>
          <table:table-cell office:value-type="float" office:value="6950.950950951" calcext:value-type="float">
            <text:p>6950.950950951</text:p>
          </table:table-cell>
          <table:table-cell table:number-columns-repeated="2" office:value-type="float" office:value="1827.98242" calcext:value-type="float">
            <text:p>1827.9824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947" calcext:value-type="float">
            <text:p>-1947</text:p>
          </table:table-cell>
          <table:table-cell office:value-type="float" office:value="6982.982982983" calcext:value-type="float">
            <text:p>6982.982982983</text:p>
          </table:table-cell>
          <table:table-cell table:number-columns-repeated="2" office:value-type="float" office:value="1822.75341" calcext:value-type="float">
            <text:p>1822.753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952" calcext:value-type="float">
            <text:p>-1952</text:p>
          </table:table-cell>
          <table:table-cell office:value-type="float" office:value="7015.015015015" calcext:value-type="float">
            <text:p>7015.015015015</text:p>
          </table:table-cell>
          <table:table-cell table:number-columns-repeated="2" office:value-type="float" office:value="1773.69873" calcext:value-type="float">
            <text:p>1773.6987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957" calcext:value-type="float">
            <text:p>-1957</text:p>
          </table:table-cell>
          <table:table-cell office:value-type="float" office:value="7047.0470470471" calcext:value-type="float">
            <text:p>7047.0470470471</text:p>
          </table:table-cell>
          <table:table-cell table:number-columns-repeated="2" office:value-type="float" office:value="1810.85632" calcext:value-type="float">
            <text:p>1810.8563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961" calcext:value-type="float">
            <text:p>-1961</text:p>
          </table:table-cell>
          <table:table-cell office:value-type="float" office:value="7079.0790790791" calcext:value-type="float">
            <text:p>7079.0790790791</text:p>
          </table:table-cell>
          <table:table-cell table:number-columns-repeated="2" office:value-type="float" office:value="1831.65441" calcext:value-type="float">
            <text:p>1831.6544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963" calcext:value-type="float">
            <text:p>-1963</text:p>
          </table:table-cell>
          <table:table-cell office:value-type="float" office:value="7111.1111111111" calcext:value-type="float">
            <text:p>7111.1111111111</text:p>
          </table:table-cell>
          <table:table-cell table:number-columns-repeated="2" office:value-type="float" office:value="1771.80029" calcext:value-type="float">
            <text:p>1771.8002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965" calcext:value-type="float">
            <text:p>-1965</text:p>
          </table:table-cell>
          <table:table-cell office:value-type="float" office:value="7143.1431431432" calcext:value-type="float">
            <text:p>7143.1431431432</text:p>
          </table:table-cell>
          <table:table-cell table:number-columns-repeated="2" office:value-type="float" office:value="1852.30895" calcext:value-type="float">
            <text:p>1852.3089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964" calcext:value-type="float">
            <text:p>-1964</text:p>
          </table:table-cell>
          <table:table-cell office:value-type="float" office:value="7175.1751751752" calcext:value-type="float">
            <text:p>7175.1751751752</text:p>
          </table:table-cell>
          <table:table-cell table:number-columns-repeated="2" office:value-type="float" office:value="1808.33618" calcext:value-type="float">
            <text:p>1808.336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961" calcext:value-type="float">
            <text:p>-1961</text:p>
          </table:table-cell>
          <table:table-cell office:value-type="float" office:value="7207.2072072072" calcext:value-type="float">
            <text:p>7207.2072072072</text:p>
          </table:table-cell>
          <table:table-cell table:number-columns-repeated="2" office:value-type="float" office:value="1823.73767" calcext:value-type="float">
            <text:p>1823.737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956" calcext:value-type="float">
            <text:p>-1956</text:p>
          </table:table-cell>
          <table:table-cell office:value-type="float" office:value="7239.2392392392" calcext:value-type="float">
            <text:p>7239.2392392392</text:p>
          </table:table-cell>
          <table:table-cell table:number-columns-repeated="2" office:value-type="float" office:value="1809.83752" calcext:value-type="float">
            <text:p>1809.8375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949" calcext:value-type="float">
            <text:p>-1949</text:p>
          </table:table-cell>
          <table:table-cell office:value-type="float" office:value="7271.2712712713" calcext:value-type="float">
            <text:p>7271.2712712713</text:p>
          </table:table-cell>
          <table:table-cell table:number-columns-repeated="2" office:value-type="float" office:value="1836.26538" calcext:value-type="float">
            <text:p>1836.2653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941" calcext:value-type="float">
            <text:p>-1941</text:p>
          </table:table-cell>
          <table:table-cell office:value-type="float" office:value="7303.3033033033" calcext:value-type="float">
            <text:p>7303.3033033033</text:p>
          </table:table-cell>
          <table:table-cell table:number-columns-repeated="2" office:value-type="float" office:value="1814.66687" calcext:value-type="float">
            <text:p>1814.6668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934" calcext:value-type="float">
            <text:p>-1934</text:p>
          </table:table-cell>
          <table:table-cell office:value-type="float" office:value="7335.3353353353" calcext:value-type="float">
            <text:p>7335.3353353353</text:p>
          </table:table-cell>
          <table:table-cell table:number-columns-repeated="2" office:value-type="float" office:value="1811.45349" calcext:value-type="float">
            <text:p>1811.4534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925" calcext:value-type="float">
            <text:p>-1925</text:p>
          </table:table-cell>
          <table:table-cell office:value-type="float" office:value="7367.3673673674" calcext:value-type="float">
            <text:p>7367.3673673674</text:p>
          </table:table-cell>
          <table:table-cell table:number-columns-repeated="2" office:value-type="float" office:value="1810.83679" calcext:value-type="float">
            <text:p>1810.8367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916" calcext:value-type="float">
            <text:p>-1916</text:p>
          </table:table-cell>
          <table:table-cell office:value-type="float" office:value="7399.3993993994" calcext:value-type="float">
            <text:p>7399.3993993994</text:p>
          </table:table-cell>
          <table:table-cell table:number-columns-repeated="2" office:value-type="float" office:value="1825.30725" calcext:value-type="float">
            <text:p>1825.307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905" calcext:value-type="float">
            <text:p>-1905</text:p>
          </table:table-cell>
          <table:table-cell office:value-type="float" office:value="7431.4314314314" calcext:value-type="float">
            <text:p>7431.4314314314</text:p>
          </table:table-cell>
          <table:table-cell table:number-columns-repeated="2" office:value-type="float" office:value="1824.16845" calcext:value-type="float">
            <text:p>1824.1684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892" calcext:value-type="float">
            <text:p>-1892</text:p>
          </table:table-cell>
          <table:table-cell office:value-type="float" office:value="7463.4634634635" calcext:value-type="float">
            <text:p>7463.4634634635</text:p>
          </table:table-cell>
          <table:table-cell table:number-columns-repeated="2" office:value-type="float" office:value="1806.87536" calcext:value-type="float">
            <text:p>1806.8753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878" calcext:value-type="float">
            <text:p>-1878</text:p>
          </table:table-cell>
          <table:table-cell office:value-type="float" office:value="7495.4954954955" calcext:value-type="float">
            <text:p>7495.4954954955</text:p>
          </table:table-cell>
          <table:table-cell table:number-columns-repeated="2" office:value-type="float" office:value="1823.7583" calcext:value-type="float">
            <text:p>1823.758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862" calcext:value-type="float">
            <text:p>-1862</text:p>
          </table:table-cell>
          <table:table-cell office:value-type="float" office:value="7527.5275275275" calcext:value-type="float">
            <text:p>7527.5275275275</text:p>
          </table:table-cell>
          <table:table-cell table:number-columns-repeated="2" office:value-type="float" office:value="1834.15063" calcext:value-type="float">
            <text:p>1834.1506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847" calcext:value-type="float">
            <text:p>-1847</text:p>
          </table:table-cell>
          <table:table-cell office:value-type="float" office:value="7559.5595595596" calcext:value-type="float">
            <text:p>7559.5595595596</text:p>
          </table:table-cell>
          <table:table-cell table:number-columns-repeated="2" office:value-type="float" office:value="1833.44421" calcext:value-type="float">
            <text:p>1833.4442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831" calcext:value-type="float">
            <text:p>-1831</text:p>
          </table:table-cell>
          <table:table-cell office:value-type="float" office:value="7591.5915915916" calcext:value-type="float">
            <text:p>7591.5915915916</text:p>
          </table:table-cell>
          <table:table-cell table:number-columns-repeated="2" office:value-type="float" office:value="1828.08569" calcext:value-type="float">
            <text:p>1828.0856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813" calcext:value-type="float">
            <text:p>-1813</text:p>
          </table:table-cell>
          <table:table-cell office:value-type="float" office:value="7623.6236236236" calcext:value-type="float">
            <text:p>7623.6236236236</text:p>
          </table:table-cell>
          <table:table-cell table:number-columns-repeated="2" office:value-type="float" office:value="1822.92382" calcext:value-type="float">
            <text:p>1822.9238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796" calcext:value-type="float">
            <text:p>-1796</text:p>
          </table:table-cell>
          <table:table-cell office:value-type="float" office:value="7655.6556556557" calcext:value-type="float">
            <text:p>7655.6556556557</text:p>
          </table:table-cell>
          <table:table-cell table:number-columns-repeated="2" office:value-type="float" office:value="1812.08361" calcext:value-type="float">
            <text:p>1812.0836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778" calcext:value-type="float">
            <text:p>-1778</text:p>
          </table:table-cell>
          <table:table-cell office:value-type="float" office:value="7687.6876876877" calcext:value-type="float">
            <text:p>7687.6876876877</text:p>
          </table:table-cell>
          <table:table-cell table:number-columns-repeated="2" office:value-type="float" office:value="1796.8236" calcext:value-type="float">
            <text:p>1796.823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761" calcext:value-type="float">
            <text:p>-1761</text:p>
          </table:table-cell>
          <table:table-cell office:value-type="float" office:value="7719.7197197197" calcext:value-type="float">
            <text:p>7719.7197197197</text:p>
          </table:table-cell>
          <table:table-cell table:number-columns-repeated="2" office:value-type="float" office:value="1826.10766" calcext:value-type="float">
            <text:p>1826.1076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746" calcext:value-type="float">
            <text:p>-1746</text:p>
          </table:table-cell>
          <table:table-cell office:value-type="float" office:value="7751.7517517518" calcext:value-type="float">
            <text:p>7751.7517517518</text:p>
          </table:table-cell>
          <table:table-cell table:number-columns-repeated="2" office:value-type="float" office:value="1814.34558" calcext:value-type="float">
            <text:p>1814.3455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730" calcext:value-type="float">
            <text:p>-1730</text:p>
          </table:table-cell>
          <table:table-cell office:value-type="float" office:value="7783.7837837838" calcext:value-type="float">
            <text:p>7783.7837837838</text:p>
          </table:table-cell>
          <table:table-cell table:number-columns-repeated="2" office:value-type="float" office:value="1803.83239" calcext:value-type="float">
            <text:p>1803.8323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714" calcext:value-type="float">
            <text:p>-1714</text:p>
          </table:table-cell>
          <table:table-cell office:value-type="float" office:value="7815.8158158158" calcext:value-type="float">
            <text:p>7815.8158158158</text:p>
          </table:table-cell>
          <table:table-cell table:number-columns-repeated="2" office:value-type="float" office:value="1780.729" calcext:value-type="float">
            <text:p>1780.72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696" calcext:value-type="float">
            <text:p>-1696</text:p>
          </table:table-cell>
          <table:table-cell office:value-type="float" office:value="7847.8478478479" calcext:value-type="float">
            <text:p>7847.8478478479</text:p>
          </table:table-cell>
          <table:table-cell table:number-columns-repeated="2" office:value-type="float" office:value="1809.81176" calcext:value-type="float">
            <text:p>1809.8117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679" calcext:value-type="float">
            <text:p>-1679</text:p>
          </table:table-cell>
          <table:table-cell office:value-type="float" office:value="7879.8798798799" calcext:value-type="float">
            <text:p>7879.8798798799</text:p>
          </table:table-cell>
          <table:table-cell table:number-columns-repeated="2" office:value-type="float" office:value="1824.78698" calcext:value-type="float">
            <text:p>1824.7869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663" calcext:value-type="float">
            <text:p>-1663</text:p>
          </table:table-cell>
          <table:table-cell office:value-type="float" office:value="7911.9119119119" calcext:value-type="float">
            <text:p>7911.9119119119</text:p>
          </table:table-cell>
          <table:table-cell table:number-columns-repeated="2" office:value-type="float" office:value="1806.62866" calcext:value-type="float">
            <text:p>1806.6286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649" calcext:value-type="float">
            <text:p>-1649</text:p>
          </table:table-cell>
          <table:table-cell office:value-type="float" office:value="7943.943943944" calcext:value-type="float">
            <text:p>7943.943943944</text:p>
          </table:table-cell>
          <table:table-cell table:number-columns-repeated="2" office:value-type="float" office:value="1801.56469" calcext:value-type="float">
            <text:p>1801.5646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637" calcext:value-type="float">
            <text:p>-1637</text:p>
          </table:table-cell>
          <table:table-cell office:value-type="float" office:value="7975.975975976" calcext:value-type="float">
            <text:p>7975.975975976</text:p>
          </table:table-cell>
          <table:table-cell table:number-columns-repeated="2" office:value-type="float" office:value="1786.08398" calcext:value-type="float">
            <text:p>1786.083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627" calcext:value-type="float">
            <text:p>-1627</text:p>
          </table:table-cell>
          <table:table-cell office:value-type="float" office:value="8008.008008008" calcext:value-type="float">
            <text:p>8008.008008008</text:p>
          </table:table-cell>
          <table:table-cell table:number-columns-repeated="2" office:value-type="float" office:value="1779.04846" calcext:value-type="float">
            <text:p>1779.0484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617" calcext:value-type="float">
            <text:p>-1617</text:p>
          </table:table-cell>
          <table:table-cell office:value-type="float" office:value="8040.04004004" calcext:value-type="float">
            <text:p>8040.04004004</text:p>
          </table:table-cell>
          <table:table-cell table:number-columns-repeated="2" office:value-type="float" office:value="1824.18676" calcext:value-type="float">
            <text:p>1824.1867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607" calcext:value-type="float">
            <text:p>-1607</text:p>
          </table:table-cell>
          <table:table-cell office:value-type="float" office:value="8072.0720720721" calcext:value-type="float">
            <text:p>8072.0720720721</text:p>
          </table:table-cell>
          <table:table-cell table:number-columns-repeated="2" office:value-type="float" office:value="1818.40747" calcext:value-type="float">
            <text:p>1818.4074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600" calcext:value-type="float">
            <text:p>-1600</text:p>
          </table:table-cell>
          <table:table-cell office:value-type="float" office:value="8104.1041041041" calcext:value-type="float">
            <text:p>8104.1041041041</text:p>
          </table:table-cell>
          <table:table-cell table:number-columns-repeated="2" office:value-type="float" office:value="1820.11804" calcext:value-type="float">
            <text:p>1820.1180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591" calcext:value-type="float">
            <text:p>-1591</text:p>
          </table:table-cell>
          <table:table-cell office:value-type="float" office:value="8136.1361361361" calcext:value-type="float">
            <text:p>8136.1361361361</text:p>
          </table:table-cell>
          <table:table-cell table:number-columns-repeated="2" office:value-type="float" office:value="1785.3247" calcext:value-type="float">
            <text:p>1785.324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585" calcext:value-type="float">
            <text:p>-1585</text:p>
          </table:table-cell>
          <table:table-cell office:value-type="float" office:value="8168.1681681682" calcext:value-type="float">
            <text:p>8168.1681681682</text:p>
          </table:table-cell>
          <table:table-cell table:number-columns-repeated="2" office:value-type="float" office:value="1809.60974" calcext:value-type="float">
            <text:p>1809.609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580" calcext:value-type="float">
            <text:p>-1580</text:p>
          </table:table-cell>
          <table:table-cell office:value-type="float" office:value="8200.2002002002" calcext:value-type="float">
            <text:p>8200.2002002002</text:p>
          </table:table-cell>
          <table:table-cell table:number-columns-repeated="2" office:value-type="float" office:value="1811.95373" calcext:value-type="float">
            <text:p>1811.9537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575" calcext:value-type="float">
            <text:p>-1575</text:p>
          </table:table-cell>
          <table:table-cell office:value-type="float" office:value="8232.2322322322" calcext:value-type="float">
            <text:p>8232.2322322322</text:p>
          </table:table-cell>
          <table:table-cell table:number-columns-repeated="2" office:value-type="float" office:value="1824.29443" calcext:value-type="float">
            <text:p>1824.2944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573" calcext:value-type="float">
            <text:p>-1573</text:p>
          </table:table-cell>
          <table:table-cell office:value-type="float" office:value="8264.2642642643" calcext:value-type="float">
            <text:p>8264.2642642643</text:p>
          </table:table-cell>
          <table:table-cell table:number-columns-repeated="2" office:value-type="float" office:value="1828.62011" calcext:value-type="float">
            <text:p>1828.6201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573" calcext:value-type="float">
            <text:p>-1573</text:p>
          </table:table-cell>
          <table:table-cell office:value-type="float" office:value="8296.2962962963" calcext:value-type="float">
            <text:p>8296.2962962963</text:p>
          </table:table-cell>
          <table:table-cell table:number-columns-repeated="2" office:value-type="float" office:value="1805.4685" calcext:value-type="float">
            <text:p>1805.468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575" calcext:value-type="float">
            <text:p>-1575</text:p>
          </table:table-cell>
          <table:table-cell office:value-type="float" office:value="8328.3283283283" calcext:value-type="float">
            <text:p>8328.3283283283</text:p>
          </table:table-cell>
          <table:table-cell table:number-columns-repeated="2" office:value-type="float" office:value="1815.14172" calcext:value-type="float">
            <text:p>1815.1417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579" calcext:value-type="float">
            <text:p>-1579</text:p>
          </table:table-cell>
          <table:table-cell office:value-type="float" office:value="8360.3603603604" calcext:value-type="float">
            <text:p>8360.3603603604</text:p>
          </table:table-cell>
          <table:table-cell table:number-columns-repeated="2" office:value-type="float" office:value="1797.00195" calcext:value-type="float">
            <text:p>1797.0019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585" calcext:value-type="float">
            <text:p>-1585</text:p>
          </table:table-cell>
          <table:table-cell office:value-type="float" office:value="8392.3923923924" calcext:value-type="float">
            <text:p>8392.3923923924</text:p>
          </table:table-cell>
          <table:table-cell table:number-columns-repeated="2" office:value-type="float" office:value="1803.63134" calcext:value-type="float">
            <text:p>1803.6313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594" calcext:value-type="float">
            <text:p>-1594</text:p>
          </table:table-cell>
          <table:table-cell office:value-type="float" office:value="8424.4244244244" calcext:value-type="float">
            <text:p>8424.4244244244</text:p>
          </table:table-cell>
          <table:table-cell table:number-columns-repeated="2" office:value-type="float" office:value="1805.22644" calcext:value-type="float">
            <text:p>1805.2264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606" calcext:value-type="float">
            <text:p>-1606</text:p>
          </table:table-cell>
          <table:table-cell office:value-type="float" office:value="8456.4564564565" calcext:value-type="float">
            <text:p>8456.4564564565</text:p>
          </table:table-cell>
          <table:table-cell table:number-columns-repeated="2" office:value-type="float" office:value="1812.10449" calcext:value-type="float">
            <text:p>1812.1044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618" calcext:value-type="float">
            <text:p>-1618</text:p>
          </table:table-cell>
          <table:table-cell office:value-type="float" office:value="8488.4884884885" calcext:value-type="float">
            <text:p>8488.4884884885</text:p>
          </table:table-cell>
          <table:table-cell table:number-columns-repeated="2" office:value-type="float" office:value="1807.82092" calcext:value-type="float">
            <text:p>1807.8209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628" calcext:value-type="float">
            <text:p>-1628</text:p>
          </table:table-cell>
          <table:table-cell office:value-type="float" office:value="8520.5205205205" calcext:value-type="float">
            <text:p>8520.5205205205</text:p>
          </table:table-cell>
          <table:table-cell table:number-columns-repeated="2" office:value-type="float" office:value="1815.57666" calcext:value-type="float">
            <text:p>1815.5766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638" calcext:value-type="float">
            <text:p>-1638</text:p>
          </table:table-cell>
          <table:table-cell office:value-type="float" office:value="8552.5525525526" calcext:value-type="float">
            <text:p>8552.5525525526</text:p>
          </table:table-cell>
          <table:table-cell table:number-columns-repeated="2" office:value-type="float" office:value="1804.03796" calcext:value-type="float">
            <text:p>1804.0379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650" calcext:value-type="float">
            <text:p>-1650</text:p>
          </table:table-cell>
          <table:table-cell office:value-type="float" office:value="8584.5845845846" calcext:value-type="float">
            <text:p>8584.5845845846</text:p>
          </table:table-cell>
          <table:table-cell table:number-columns-repeated="2" office:value-type="float" office:value="1817.47729" calcext:value-type="float">
            <text:p>1817.4772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663" calcext:value-type="float">
            <text:p>-1663</text:p>
          </table:table-cell>
          <table:table-cell office:value-type="float" office:value="8616.6166166166" calcext:value-type="float">
            <text:p>8616.6166166166</text:p>
          </table:table-cell>
          <table:table-cell table:number-columns-repeated="2" office:value-type="float" office:value="1808.93225" calcext:value-type="float">
            <text:p>1808.932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677" calcext:value-type="float">
            <text:p>-1677</text:p>
          </table:table-cell>
          <table:table-cell office:value-type="float" office:value="8648.6486486487" calcext:value-type="float">
            <text:p>8648.6486486487</text:p>
          </table:table-cell>
          <table:table-cell table:number-columns-repeated="2" office:value-type="float" office:value="1793.20495" calcext:value-type="float">
            <text:p>1793.2049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694" calcext:value-type="float">
            <text:p>-1694</text:p>
          </table:table-cell>
          <table:table-cell office:value-type="float" office:value="8680.6806806807" calcext:value-type="float">
            <text:p>8680.6806806807</text:p>
          </table:table-cell>
          <table:table-cell table:number-columns-repeated="2" office:value-type="float" office:value="1790.99682" calcext:value-type="float">
            <text:p>1790.9968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711" calcext:value-type="float">
            <text:p>-1711</text:p>
          </table:table-cell>
          <table:table-cell office:value-type="float" office:value="8712.7127127127" calcext:value-type="float">
            <text:p>8712.7127127127</text:p>
          </table:table-cell>
          <table:table-cell table:number-columns-repeated="2" office:value-type="float" office:value="1802.96472" calcext:value-type="float">
            <text:p>1802.964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729" calcext:value-type="float">
            <text:p>-1729</text:p>
          </table:table-cell>
          <table:table-cell office:value-type="float" office:value="8744.7447447448" calcext:value-type="float">
            <text:p>8744.7447447448</text:p>
          </table:table-cell>
          <table:table-cell table:number-columns-repeated="2" office:value-type="float" office:value="1775.09326" calcext:value-type="float">
            <text:p>1775.0932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747" calcext:value-type="float">
            <text:p>-1747</text:p>
          </table:table-cell>
          <table:table-cell office:value-type="float" office:value="8776.7767767768" calcext:value-type="float">
            <text:p>8776.7767767768</text:p>
          </table:table-cell>
          <table:table-cell table:number-columns-repeated="2" office:value-type="float" office:value="1829.65991" calcext:value-type="float">
            <text:p>1829.659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763" calcext:value-type="float">
            <text:p>-1763</text:p>
          </table:table-cell>
          <table:table-cell office:value-type="float" office:value="8808.8088088088" calcext:value-type="float">
            <text:p>8808.8088088088</text:p>
          </table:table-cell>
          <table:table-cell table:number-columns-repeated="2" office:value-type="float" office:value="1800.64843" calcext:value-type="float">
            <text:p>1800.6484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779" calcext:value-type="float">
            <text:p>-1779</text:p>
          </table:table-cell>
          <table:table-cell office:value-type="float" office:value="8840.8408408408" calcext:value-type="float">
            <text:p>8840.8408408408</text:p>
          </table:table-cell>
          <table:table-cell table:number-columns-repeated="2" office:value-type="float" office:value="1806.13317" calcext:value-type="float">
            <text:p>1806.133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794" calcext:value-type="float">
            <text:p>-1794</text:p>
          </table:table-cell>
          <table:table-cell office:value-type="float" office:value="8872.8728728729" calcext:value-type="float">
            <text:p>8872.8728728729</text:p>
          </table:table-cell>
          <table:table-cell table:number-columns-repeated="2" office:value-type="float" office:value="1786.74804" calcext:value-type="float">
            <text:p>1786.7480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808" calcext:value-type="float">
            <text:p>-1808</text:p>
          </table:table-cell>
          <table:table-cell office:value-type="float" office:value="8904.9049049049" calcext:value-type="float">
            <text:p>8904.9049049049</text:p>
          </table:table-cell>
          <table:table-cell table:number-columns-repeated="2" office:value-type="float" office:value="1781.54553" calcext:value-type="float">
            <text:p>1781.5455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823" calcext:value-type="float">
            <text:p>-1823</text:p>
          </table:table-cell>
          <table:table-cell office:value-type="float" office:value="8936.9369369369" calcext:value-type="float">
            <text:p>8936.9369369369</text:p>
          </table:table-cell>
          <table:table-cell table:number-columns-repeated="2" office:value-type="float" office:value="1806.51879" calcext:value-type="float">
            <text:p>1806.518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837" calcext:value-type="float">
            <text:p>-1837</text:p>
          </table:table-cell>
          <table:table-cell office:value-type="float" office:value="8968.968968969" calcext:value-type="float">
            <text:p>8968.968968969</text:p>
          </table:table-cell>
          <table:table-cell table:number-columns-repeated="2" office:value-type="float" office:value="1810.02709" calcext:value-type="float">
            <text:p>1810.0270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852" calcext:value-type="float">
            <text:p>-1852</text:p>
          </table:table-cell>
          <table:table-cell office:value-type="float" office:value="9001.001001001" calcext:value-type="float">
            <text:p>9001.001001001</text:p>
          </table:table-cell>
          <table:table-cell table:number-columns-repeated="2" office:value-type="float" office:value="1818.95275" calcext:value-type="float">
            <text:p>1818.9527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865" calcext:value-type="float">
            <text:p>-1865</text:p>
          </table:table-cell>
          <table:table-cell office:value-type="float" office:value="9033.033033033" calcext:value-type="float">
            <text:p>9033.033033033</text:p>
          </table:table-cell>
          <table:table-cell table:number-columns-repeated="2" office:value-type="float" office:value="1819.69848" calcext:value-type="float">
            <text:p>1819.6984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879" calcext:value-type="float">
            <text:p>-1879</text:p>
          </table:table-cell>
          <table:table-cell office:value-type="float" office:value="9065.0650650651" calcext:value-type="float">
            <text:p>9065.0650650651</text:p>
          </table:table-cell>
          <table:table-cell table:number-columns-repeated="2" office:value-type="float" office:value="1799.30407" calcext:value-type="float">
            <text:p>1799.3040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893" calcext:value-type="float">
            <text:p>-1893</text:p>
          </table:table-cell>
          <table:table-cell office:value-type="float" office:value="9097.0970970971" calcext:value-type="float">
            <text:p>9097.0970970971</text:p>
          </table:table-cell>
          <table:table-cell table:number-columns-repeated="2" office:value-type="float" office:value="1794.42089" calcext:value-type="float">
            <text:p>1794.4208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904" calcext:value-type="float">
            <text:p>-1904</text:p>
          </table:table-cell>
          <table:table-cell office:value-type="float" office:value="9129.1291291291" calcext:value-type="float">
            <text:p>9129.1291291291</text:p>
          </table:table-cell>
          <table:table-cell table:number-columns-repeated="2" office:value-type="float" office:value="1804.8551" calcext:value-type="float">
            <text:p>1804.855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914" calcext:value-type="float">
            <text:p>-1914</text:p>
          </table:table-cell>
          <table:table-cell office:value-type="float" office:value="9161.1611611612" calcext:value-type="float">
            <text:p>9161.1611611612</text:p>
          </table:table-cell>
          <table:table-cell table:number-columns-repeated="2" office:value-type="float" office:value="1800.69128" calcext:value-type="float">
            <text:p>1800.6912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922" calcext:value-type="float">
            <text:p>-1922</text:p>
          </table:table-cell>
          <table:table-cell office:value-type="float" office:value="9193.1931931932" calcext:value-type="float">
            <text:p>9193.1931931932</text:p>
          </table:table-cell>
          <table:table-cell table:number-columns-repeated="2" office:value-type="float" office:value="1821.66113" calcext:value-type="float">
            <text:p>1821.6611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929" calcext:value-type="float">
            <text:p>-1929</text:p>
          </table:table-cell>
          <table:table-cell office:value-type="float" office:value="9225.2252252252" calcext:value-type="float">
            <text:p>9225.2252252252</text:p>
          </table:table-cell>
          <table:table-cell table:number-columns-repeated="2" office:value-type="float" office:value="1812.73522" calcext:value-type="float">
            <text:p>1812.7352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936" calcext:value-type="float">
            <text:p>-1936</text:p>
          </table:table-cell>
          <table:table-cell office:value-type="float" office:value="9257.2572572573" calcext:value-type="float">
            <text:p>9257.2572572573</text:p>
          </table:table-cell>
          <table:table-cell table:number-columns-repeated="2" office:value-type="float" office:value="1795.86853" calcext:value-type="float">
            <text:p>1795.8685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942" calcext:value-type="float">
            <text:p>-1942</text:p>
          </table:table-cell>
          <table:table-cell office:value-type="float" office:value="9289.2892892893" calcext:value-type="float">
            <text:p>9289.2892892893</text:p>
          </table:table-cell>
          <table:table-cell table:number-columns-repeated="2" office:value-type="float" office:value="1799.48571" calcext:value-type="float">
            <text:p>1799.4857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947" calcext:value-type="float">
            <text:p>-1947</text:p>
          </table:table-cell>
          <table:table-cell office:value-type="float" office:value="9321.3213213213" calcext:value-type="float">
            <text:p>9321.3213213213</text:p>
          </table:table-cell>
          <table:table-cell table:number-columns-repeated="2" office:value-type="float" office:value="1815.44323" calcext:value-type="float">
            <text:p>1815.443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952" calcext:value-type="float">
            <text:p>-1952</text:p>
          </table:table-cell>
          <table:table-cell office:value-type="float" office:value="9353.3533533534" calcext:value-type="float">
            <text:p>9353.3533533534</text:p>
          </table:table-cell>
          <table:table-cell table:number-columns-repeated="2" office:value-type="float" office:value="1814.68762" calcext:value-type="float">
            <text:p>1814.6876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958" calcext:value-type="float">
            <text:p>-1958</text:p>
          </table:table-cell>
          <table:table-cell office:value-type="float" office:value="9385.3853853854" calcext:value-type="float">
            <text:p>9385.3853853854</text:p>
          </table:table-cell>
          <table:table-cell table:number-columns-repeated="2" office:value-type="float" office:value="1796.36706" calcext:value-type="float">
            <text:p>1796.3670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962" calcext:value-type="float">
            <text:p>-1962</text:p>
          </table:table-cell>
          <table:table-cell office:value-type="float" office:value="9417.4174174174" calcext:value-type="float">
            <text:p>9417.4174174174</text:p>
          </table:table-cell>
          <table:table-cell table:number-columns-repeated="2" office:value-type="float" office:value="1791.63549" calcext:value-type="float">
            <text:p>1791.6354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965" calcext:value-type="float">
            <text:p>-1965</text:p>
          </table:table-cell>
          <table:table-cell office:value-type="float" office:value="9449.4494494495" calcext:value-type="float">
            <text:p>9449.4494494495</text:p>
          </table:table-cell>
          <table:table-cell table:number-columns-repeated="2" office:value-type="float" office:value="1816.81884" calcext:value-type="float">
            <text:p>1816.8188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966" calcext:value-type="float">
            <text:p>-1966</text:p>
          </table:table-cell>
          <table:table-cell office:value-type="float" office:value="9481.4814814815" calcext:value-type="float">
            <text:p>9481.4814814815</text:p>
          </table:table-cell>
          <table:table-cell table:number-columns-repeated="2" office:value-type="float" office:value="1817.79772" calcext:value-type="float">
            <text:p>1817.7977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964" calcext:value-type="float">
            <text:p>-1964</text:p>
          </table:table-cell>
          <table:table-cell office:value-type="float" office:value="9513.5135135135" calcext:value-type="float">
            <text:p>9513.5135135135</text:p>
          </table:table-cell>
          <table:table-cell table:number-columns-repeated="2" office:value-type="float" office:value="1798.65417" calcext:value-type="float">
            <text:p>1798.6541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960" calcext:value-type="float">
            <text:p>-1960</text:p>
          </table:table-cell>
          <table:table-cell office:value-type="float" office:value="9545.5455455456" calcext:value-type="float">
            <text:p>9545.5455455456</text:p>
          </table:table-cell>
          <table:table-cell table:number-columns-repeated="2" office:value-type="float" office:value="1809.81933" calcext:value-type="float">
            <text:p>1809.819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956" calcext:value-type="float">
            <text:p>-1956</text:p>
          </table:table-cell>
          <table:table-cell office:value-type="float" office:value="9577.5775775776" calcext:value-type="float">
            <text:p>9577.5775775776</text:p>
          </table:table-cell>
          <table:table-cell table:number-columns-repeated="2" office:value-type="float" office:value="1798.72753" calcext:value-type="float">
            <text:p>1798.727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949" calcext:value-type="float">
            <text:p>-1949</text:p>
          </table:table-cell>
          <table:table-cell office:value-type="float" office:value="9609.6096096096" calcext:value-type="float">
            <text:p>9609.6096096096</text:p>
          </table:table-cell>
          <table:table-cell table:number-columns-repeated="2" office:value-type="float" office:value="1813.79602" calcext:value-type="float">
            <text:p>1813.7960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942" calcext:value-type="float">
            <text:p>-1942</text:p>
          </table:table-cell>
          <table:table-cell office:value-type="float" office:value="9641.6416416416" calcext:value-type="float">
            <text:p>9641.6416416416</text:p>
          </table:table-cell>
          <table:table-cell table:number-columns-repeated="2" office:value-type="float" office:value="1792.56457" calcext:value-type="float">
            <text:p>1792.5645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935" calcext:value-type="float">
            <text:p>-1935</text:p>
          </table:table-cell>
          <table:table-cell office:value-type="float" office:value="9673.6736736737" calcext:value-type="float">
            <text:p>9673.6736736737</text:p>
          </table:table-cell>
          <table:table-cell table:number-columns-repeated="2" office:value-type="float" office:value="1805.76733" calcext:value-type="float">
            <text:p>1805.7673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926" calcext:value-type="float">
            <text:p>-1926</text:p>
          </table:table-cell>
          <table:table-cell office:value-type="float" office:value="9705.7057057057" calcext:value-type="float">
            <text:p>9705.7057057057</text:p>
          </table:table-cell>
          <table:table-cell table:number-columns-repeated="2" office:value-type="float" office:value="1807.84411" calcext:value-type="float">
            <text:p>1807.8441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917" calcext:value-type="float">
            <text:p>-1917</text:p>
          </table:table-cell>
          <table:table-cell office:value-type="float" office:value="9737.7377377377" calcext:value-type="float">
            <text:p>9737.7377377377</text:p>
          </table:table-cell>
          <table:table-cell table:number-columns-repeated="2" office:value-type="float" office:value="1815.61718" calcext:value-type="float">
            <text:p>1815.617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906" calcext:value-type="float">
            <text:p>-1906</text:p>
          </table:table-cell>
          <table:table-cell office:value-type="float" office:value="9769.7697697698" calcext:value-type="float">
            <text:p>9769.7697697698</text:p>
          </table:table-cell>
          <table:table-cell table:number-columns-repeated="2" office:value-type="float" office:value="1817.64904" calcext:value-type="float">
            <text:p>1817.6490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893" calcext:value-type="float">
            <text:p>-1893</text:p>
          </table:table-cell>
          <table:table-cell office:value-type="float" office:value="9801.8018018018" calcext:value-type="float">
            <text:p>9801.8018018018</text:p>
          </table:table-cell>
          <table:table-cell table:number-columns-repeated="2" office:value-type="float" office:value="1794.65222" calcext:value-type="float">
            <text:p>1794.6522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877" calcext:value-type="float">
            <text:p>-1877</text:p>
          </table:table-cell>
          <table:table-cell office:value-type="float" office:value="9833.8338338338" calcext:value-type="float">
            <text:p>9833.8338338338</text:p>
          </table:table-cell>
          <table:table-cell table:number-columns-repeated="2" office:value-type="float" office:value="1806.71447" calcext:value-type="float">
            <text:p>1806.7144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862" calcext:value-type="float">
            <text:p>-1862</text:p>
          </table:table-cell>
          <table:table-cell office:value-type="float" office:value="9865.8658658659" calcext:value-type="float">
            <text:p>9865.8658658659</text:p>
          </table:table-cell>
          <table:table-cell table:number-columns-repeated="2" office:value-type="float" office:value="1810.15795" calcext:value-type="float">
            <text:p>1810.1579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847" calcext:value-type="float">
            <text:p>-1847</text:p>
          </table:table-cell>
          <table:table-cell office:value-type="float" office:value="9897.8978978979" calcext:value-type="float">
            <text:p>9897.8978978979</text:p>
          </table:table-cell>
          <table:table-cell table:number-columns-repeated="2" office:value-type="float" office:value="1799.9895" calcext:value-type="float">
            <text:p>1799.989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831" calcext:value-type="float">
            <text:p>-1831</text:p>
          </table:table-cell>
          <table:table-cell office:value-type="float" office:value="9929.9299299299" calcext:value-type="float">
            <text:p>9929.9299299299</text:p>
          </table:table-cell>
          <table:table-cell table:number-columns-repeated="2" office:value-type="float" office:value="1807.82214" calcext:value-type="float">
            <text:p>1807.8221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813" calcext:value-type="float">
            <text:p>-1813</text:p>
          </table:table-cell>
          <table:table-cell office:value-type="float" office:value="9961.961961962" calcext:value-type="float">
            <text:p>9961.961961962</text:p>
          </table:table-cell>
          <table:table-cell table:number-columns-repeated="2" office:value-type="float" office:value="1806.12622" calcext:value-type="float">
            <text:p>1806.1262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796" calcext:value-type="float">
            <text:p>-1796</text:p>
          </table:table-cell>
          <table:table-cell office:value-type="float" office:value="9993.993993994" calcext:value-type="float">
            <text:p>9993.993993994</text:p>
          </table:table-cell>
          <table:table-cell table:number-columns-repeated="2" office:value-type="float" office:value="1804.33105" calcext:value-type="float">
            <text:p>1804.3310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779" calcext:value-type="float">
            <text:p>-1779</text:p>
          </table:table-cell>
          <table:table-cell office:value-type="float" office:value="10026.026026026" calcext:value-type="float">
            <text:p>10026.026026026</text:p>
          </table:table-cell>
          <table:table-cell table:number-columns-repeated="2" office:value-type="float" office:value="1786.6914" calcext:value-type="float">
            <text:p>1786.691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763" calcext:value-type="float">
            <text:p>-1763</text:p>
          </table:table-cell>
          <table:table-cell office:value-type="float" office:value="10058.0580580581" calcext:value-type="float">
            <text:p>10058.0580580581</text:p>
          </table:table-cell>
          <table:table-cell table:number-columns-repeated="2" office:value-type="float" office:value="1791.33251" calcext:value-type="float">
            <text:p>1791.3325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747" calcext:value-type="float">
            <text:p>-1747</text:p>
          </table:table-cell>
          <table:table-cell office:value-type="float" office:value="10090.0900900901" calcext:value-type="float">
            <text:p>10090.0900900901</text:p>
          </table:table-cell>
          <table:table-cell table:number-columns-repeated="2" office:value-type="float" office:value="1790.5393" calcext:value-type="float">
            <text:p>1790.53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730" calcext:value-type="float">
            <text:p>-1730</text:p>
          </table:table-cell>
          <table:table-cell office:value-type="float" office:value="10122.1221221221" calcext:value-type="float">
            <text:p>10122.1221221221</text:p>
          </table:table-cell>
          <table:table-cell table:number-columns-repeated="2" office:value-type="float" office:value="1816.34252" calcext:value-type="float">
            <text:p>1816.3425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714" calcext:value-type="float">
            <text:p>-1714</text:p>
          </table:table-cell>
          <table:table-cell office:value-type="float" office:value="10154.1541541542" calcext:value-type="float">
            <text:p>10154.1541541542</text:p>
          </table:table-cell>
          <table:table-cell table:number-columns-repeated="2" office:value-type="float" office:value="1807.49694" calcext:value-type="float">
            <text:p>1807.4969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697" calcext:value-type="float">
            <text:p>-1697</text:p>
          </table:table-cell>
          <table:table-cell office:value-type="float" office:value="10186.1861861862" calcext:value-type="float">
            <text:p>10186.1861861862</text:p>
          </table:table-cell>
          <table:table-cell table:number-columns-repeated="2" office:value-type="float" office:value="1802.2301" calcext:value-type="float">
            <text:p>1802.23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679" calcext:value-type="float">
            <text:p>-1679</text:p>
          </table:table-cell>
          <table:table-cell office:value-type="float" office:value="10218.2182182182" calcext:value-type="float">
            <text:p>10218.2182182182</text:p>
          </table:table-cell>
          <table:table-cell table:number-columns-repeated="2" office:value-type="float" office:value="1787.26074" calcext:value-type="float">
            <text:p>1787.2607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662" calcext:value-type="float">
            <text:p>-1662</text:p>
          </table:table-cell>
          <table:table-cell office:value-type="float" office:value="10250.2502502503" calcext:value-type="float">
            <text:p>10250.2502502503</text:p>
          </table:table-cell>
          <table:table-cell table:number-columns-repeated="2" office:value-type="float" office:value="1801.479" calcext:value-type="float">
            <text:p>1801.4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649" calcext:value-type="float">
            <text:p>-1649</text:p>
          </table:table-cell>
          <table:table-cell office:value-type="float" office:value="10282.2822822823" calcext:value-type="float">
            <text:p>10282.2822822823</text:p>
          </table:table-cell>
          <table:table-cell table:number-columns-repeated="2" office:value-type="float" office:value="1810.48181" calcext:value-type="float">
            <text:p>1810.4818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637" calcext:value-type="float">
            <text:p>-1637</text:p>
          </table:table-cell>
          <table:table-cell office:value-type="float" office:value="10314.3143143143" calcext:value-type="float">
            <text:p>10314.3143143143</text:p>
          </table:table-cell>
          <table:table-cell table:number-columns-repeated="2" office:value-type="float" office:value="1804.53039" calcext:value-type="float">
            <text:p>1804.5303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627" calcext:value-type="float">
            <text:p>-1627</text:p>
          </table:table-cell>
          <table:table-cell office:value-type="float" office:value="10346.3463463463" calcext:value-type="float">
            <text:p>10346.3463463463</text:p>
          </table:table-cell>
          <table:table-cell table:number-columns-repeated="2" office:value-type="float" office:value="1790.72473" calcext:value-type="float">
            <text:p>1790.7247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618" calcext:value-type="float">
            <text:p>-1618</text:p>
          </table:table-cell>
          <table:table-cell office:value-type="float" office:value="10378.3783783784" calcext:value-type="float">
            <text:p>10378.3783783784</text:p>
          </table:table-cell>
          <table:table-cell table:number-columns-repeated="2" office:value-type="float" office:value="1819.34924" calcext:value-type="float">
            <text:p>1819.349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609" calcext:value-type="float">
            <text:p>-1609</text:p>
          </table:table-cell>
          <table:table-cell office:value-type="float" office:value="10410.4104104104" calcext:value-type="float">
            <text:p>10410.4104104104</text:p>
          </table:table-cell>
          <table:table-cell table:number-columns-repeated="2" office:value-type="float" office:value="1797.28149" calcext:value-type="float">
            <text:p>1797.2814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600" calcext:value-type="float">
            <text:p>-1600</text:p>
          </table:table-cell>
          <table:table-cell office:value-type="float" office:value="10442.4424424424" calcext:value-type="float">
            <text:p>10442.4424424424</text:p>
          </table:table-cell>
          <table:table-cell table:number-columns-repeated="2" office:value-type="float" office:value="1775.57434" calcext:value-type="float">
            <text:p>1775.574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591" calcext:value-type="float">
            <text:p>-1591</text:p>
          </table:table-cell>
          <table:table-cell office:value-type="float" office:value="10474.4744744745" calcext:value-type="float">
            <text:p>10474.4744744745</text:p>
          </table:table-cell>
          <table:table-cell table:number-columns-repeated="2" office:value-type="float" office:value="1807.97277" calcext:value-type="float">
            <text:p>1807.9727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583" calcext:value-type="float">
            <text:p>-1583</text:p>
          </table:table-cell>
          <table:table-cell office:value-type="float" office:value="10506.5065065065" calcext:value-type="float">
            <text:p>10506.5065065065</text:p>
          </table:table-cell>
          <table:table-cell table:number-columns-repeated="2" office:value-type="float" office:value="1795.05407" calcext:value-type="float">
            <text:p>1795.0540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578" calcext:value-type="float">
            <text:p>-1578</text:p>
          </table:table-cell>
          <table:table-cell office:value-type="float" office:value="10538.5385385385" calcext:value-type="float">
            <text:p>10538.5385385385</text:p>
          </table:table-cell>
          <table:table-cell table:number-columns-repeated="2" office:value-type="float" office:value="1799.55627" calcext:value-type="float">
            <text:p>1799.5562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576" calcext:value-type="float">
            <text:p>-1576</text:p>
          </table:table-cell>
          <table:table-cell office:value-type="float" office:value="10570.5705705706" calcext:value-type="float">
            <text:p>10570.5705705706</text:p>
          </table:table-cell>
          <table:table-cell table:number-columns-repeated="2" office:value-type="float" office:value="1819.55444" calcext:value-type="float">
            <text:p>1819.5544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574" calcext:value-type="float">
            <text:p>-1574</text:p>
          </table:table-cell>
          <table:table-cell office:value-type="float" office:value="10602.6026026026" calcext:value-type="float">
            <text:p>10602.6026026026</text:p>
          </table:table-cell>
          <table:table-cell table:number-columns-repeated="2" office:value-type="float" office:value="1785.34057" calcext:value-type="float">
            <text:p>1785.3405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573" calcext:value-type="float">
            <text:p>-1573</text:p>
          </table:table-cell>
          <table:table-cell office:value-type="float" office:value="10634.6346346346" calcext:value-type="float">
            <text:p>10634.6346346346</text:p>
          </table:table-cell>
          <table:table-cell table:number-columns-repeated="2" office:value-type="float" office:value="1800.37902" calcext:value-type="float">
            <text:p>1800.3790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575" calcext:value-type="float">
            <text:p>-1575</text:p>
          </table:table-cell>
          <table:table-cell office:value-type="float" office:value="10666.6666666667" calcext:value-type="float">
            <text:p>10666.6666666667</text:p>
          </table:table-cell>
          <table:table-cell table:number-columns-repeated="2" office:value-type="float" office:value="1795.15539" calcext:value-type="float">
            <text:p>1795.1553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577" calcext:value-type="float">
            <text:p>-1577</text:p>
          </table:table-cell>
          <table:table-cell office:value-type="float" office:value="10698.6986986987" calcext:value-type="float">
            <text:p>10698.6986986987</text:p>
          </table:table-cell>
          <table:table-cell table:number-columns-repeated="2" office:value-type="float" office:value="1807.98132" calcext:value-type="float">
            <text:p>1807.9813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584" calcext:value-type="float">
            <text:p>-1584</text:p>
          </table:table-cell>
          <table:table-cell office:value-type="float" office:value="10730.7307307307" calcext:value-type="float">
            <text:p>10730.7307307307</text:p>
          </table:table-cell>
          <table:table-cell table:number-columns-repeated="2" office:value-type="float" office:value="1822.14294" calcext:value-type="float">
            <text:p>1822.1429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593" calcext:value-type="float">
            <text:p>-1593</text:p>
          </table:table-cell>
          <table:table-cell office:value-type="float" office:value="10762.7627627628" calcext:value-type="float">
            <text:p>10762.7627627628</text:p>
          </table:table-cell>
          <table:table-cell table:number-columns-repeated="2" office:value-type="float" office:value="1820.51477" calcext:value-type="float">
            <text:p>1820.5147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604" calcext:value-type="float">
            <text:p>-1604</text:p>
          </table:table-cell>
          <table:table-cell office:value-type="float" office:value="10794.7947947948" calcext:value-type="float">
            <text:p>10794.7947947948</text:p>
          </table:table-cell>
          <table:table-cell table:number-columns-repeated="2" office:value-type="float" office:value="1790.67431" calcext:value-type="float">
            <text:p>1790.6743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615" calcext:value-type="float">
            <text:p>-1615</text:p>
          </table:table-cell>
          <table:table-cell office:value-type="float" office:value="10826.8268268268" calcext:value-type="float">
            <text:p>10826.8268268268</text:p>
          </table:table-cell>
          <table:table-cell table:number-columns-repeated="2" office:value-type="float" office:value="1790.10717" calcext:value-type="float">
            <text:p>1790.1071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626" calcext:value-type="float">
            <text:p>-1626</text:p>
          </table:table-cell>
          <table:table-cell office:value-type="float" office:value="10858.8588588589" calcext:value-type="float">
            <text:p>10858.8588588589</text:p>
          </table:table-cell>
          <table:table-cell table:number-columns-repeated="2" office:value-type="float" office:value="1809.42321" calcext:value-type="float">
            <text:p>1809.4232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636" calcext:value-type="float">
            <text:p>-1636</text:p>
          </table:table-cell>
          <table:table-cell office:value-type="float" office:value="10890.8908908909" calcext:value-type="float">
            <text:p>10890.8908908909</text:p>
          </table:table-cell>
          <table:table-cell table:number-columns-repeated="2" office:value-type="float" office:value="1813.43139" calcext:value-type="float">
            <text:p>1813.4313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647" calcext:value-type="float">
            <text:p>-1647</text:p>
          </table:table-cell>
          <table:table-cell office:value-type="float" office:value="10922.9229229229" calcext:value-type="float">
            <text:p>10922.9229229229</text:p>
          </table:table-cell>
          <table:table-cell table:number-columns-repeated="2" office:value-type="float" office:value="1801.01318" calcext:value-type="float">
            <text:p>1801.013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661" calcext:value-type="float">
            <text:p>-1661</text:p>
          </table:table-cell>
          <table:table-cell office:value-type="float" office:value="10954.954954955" calcext:value-type="float">
            <text:p>10954.954954955</text:p>
          </table:table-cell>
          <table:table-cell table:number-columns-repeated="2" office:value-type="float" office:value="1783.93151" calcext:value-type="float">
            <text:p>1783.9315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675" calcext:value-type="float">
            <text:p>-1675</text:p>
          </table:table-cell>
          <table:table-cell office:value-type="float" office:value="10986.986986987" calcext:value-type="float">
            <text:p>10986.986986987</text:p>
          </table:table-cell>
          <table:table-cell table:number-columns-repeated="2" office:value-type="float" office:value="1811.34521" calcext:value-type="float">
            <text:p>1811.345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692" calcext:value-type="float">
            <text:p>-1692</text:p>
          </table:table-cell>
          <table:table-cell office:value-type="float" office:value="11019.019019019" calcext:value-type="float">
            <text:p>11019.019019019</text:p>
          </table:table-cell>
          <table:table-cell table:number-columns-repeated="2" office:value-type="float" office:value="1787.18981" calcext:value-type="float">
            <text:p>1787.1898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710" calcext:value-type="float">
            <text:p>-1710</text:p>
          </table:table-cell>
          <table:table-cell office:value-type="float" office:value="11051.0510510511" calcext:value-type="float">
            <text:p>11051.0510510511</text:p>
          </table:table-cell>
          <table:table-cell table:number-columns-repeated="2" office:value-type="float" office:value="1815.18298" calcext:value-type="float">
            <text:p>1815.1829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726" calcext:value-type="float">
            <text:p>-1726</text:p>
          </table:table-cell>
          <table:table-cell office:value-type="float" office:value="11083.0830830831" calcext:value-type="float">
            <text:p>11083.0830830831</text:p>
          </table:table-cell>
          <table:table-cell table:number-columns-repeated="2" office:value-type="float" office:value="1802.05773" calcext:value-type="float">
            <text:p>1802.0577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743" calcext:value-type="float">
            <text:p>-1743</text:p>
          </table:table-cell>
          <table:table-cell office:value-type="float" office:value="11115.1151151151" calcext:value-type="float">
            <text:p>11115.1151151151</text:p>
          </table:table-cell>
          <table:table-cell table:number-columns-repeated="2" office:value-type="float" office:value="1793.74755" calcext:value-type="float">
            <text:p>1793.7475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760" calcext:value-type="float">
            <text:p>-1760</text:p>
          </table:table-cell>
          <table:table-cell office:value-type="float" office:value="11147.1471471471" calcext:value-type="float">
            <text:p>11147.1471471471</text:p>
          </table:table-cell>
          <table:table-cell table:number-columns-repeated="2" office:value-type="float" office:value="1813.94897" calcext:value-type="float">
            <text:p>1813.9489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777" calcext:value-type="float">
            <text:p>-1777</text:p>
          </table:table-cell>
          <table:table-cell office:value-type="float" office:value="11179.1791791792" calcext:value-type="float">
            <text:p>11179.1791791792</text:p>
          </table:table-cell>
          <table:table-cell table:number-columns-repeated="2" office:value-type="float" office:value="1793.2163" calcext:value-type="float">
            <text:p>1793.216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793" calcext:value-type="float">
            <text:p>-1793</text:p>
          </table:table-cell>
          <table:table-cell office:value-type="float" office:value="11211.2112112112" calcext:value-type="float">
            <text:p>11211.2112112112</text:p>
          </table:table-cell>
          <table:table-cell table:number-columns-repeated="2" office:value-type="float" office:value="1784.26232" calcext:value-type="float">
            <text:p>1784.2623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807" calcext:value-type="float">
            <text:p>-1807</text:p>
          </table:table-cell>
          <table:table-cell office:value-type="float" office:value="11243.2432432432" calcext:value-type="float">
            <text:p>11243.2432432432</text:p>
          </table:table-cell>
          <table:table-cell table:number-columns-repeated="2" office:value-type="float" office:value="1820.07177" calcext:value-type="float">
            <text:p>1820.0717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819" calcext:value-type="float">
            <text:p>-1819</text:p>
          </table:table-cell>
          <table:table-cell office:value-type="float" office:value="11275.2752752753" calcext:value-type="float">
            <text:p>11275.2752752753</text:p>
          </table:table-cell>
          <table:table-cell table:number-columns-repeated="2" office:value-type="float" office:value="1810.86218" calcext:value-type="float">
            <text:p>1810.862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833" calcext:value-type="float">
            <text:p>-1833</text:p>
          </table:table-cell>
          <table:table-cell office:value-type="float" office:value="11307.3073073073" calcext:value-type="float">
            <text:p>11307.3073073073</text:p>
          </table:table-cell>
          <table:table-cell table:number-columns-repeated="2" office:value-type="float" office:value="1798.31933" calcext:value-type="float">
            <text:p>1798.3193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848" calcext:value-type="float">
            <text:p>-1848</text:p>
          </table:table-cell>
          <table:table-cell office:value-type="float" office:value="11339.3393393393" calcext:value-type="float">
            <text:p>11339.3393393393</text:p>
          </table:table-cell>
          <table:table-cell table:number-columns-repeated="2" office:value-type="float" office:value="1800.0592" calcext:value-type="float">
            <text:p>1800.059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863" calcext:value-type="float">
            <text:p>-1863</text:p>
          </table:table-cell>
          <table:table-cell office:value-type="float" office:value="11371.3713713714" calcext:value-type="float">
            <text:p>11371.3713713714</text:p>
          </table:table-cell>
          <table:table-cell table:number-columns-repeated="2" office:value-type="float" office:value="1802.3153" calcext:value-type="float">
            <text:p>1802.315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878" calcext:value-type="float">
            <text:p>-1878</text:p>
          </table:table-cell>
          <table:table-cell office:value-type="float" office:value="11403.4034034034" calcext:value-type="float">
            <text:p>11403.4034034034</text:p>
          </table:table-cell>
          <table:table-cell table:number-columns-repeated="2" office:value-type="float" office:value="1808.65771" calcext:value-type="float">
            <text:p>1808.6577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891" calcext:value-type="float">
            <text:p>-1891</text:p>
          </table:table-cell>
          <table:table-cell office:value-type="float" office:value="11435.4354354354" calcext:value-type="float">
            <text:p>11435.4354354354</text:p>
          </table:table-cell>
          <table:table-cell table:number-columns-repeated="2" office:value-type="float" office:value="1798.62121" calcext:value-type="float">
            <text:p>1798.621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904" calcext:value-type="float">
            <text:p>-1904</text:p>
          </table:table-cell>
          <table:table-cell office:value-type="float" office:value="11467.4674674675" calcext:value-type="float">
            <text:p>11467.4674674675</text:p>
          </table:table-cell>
          <table:table-cell table:number-columns-repeated="2" office:value-type="float" office:value="1785.7882" calcext:value-type="float">
            <text:p>1785.788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913" calcext:value-type="float">
            <text:p>-1913</text:p>
          </table:table-cell>
          <table:table-cell office:value-type="float" office:value="11499.4994994995" calcext:value-type="float">
            <text:p>11499.4994994995</text:p>
          </table:table-cell>
          <table:table-cell table:number-columns-repeated="2" office:value-type="float" office:value="1798.96655" calcext:value-type="float">
            <text:p>1798.966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920" calcext:value-type="float">
            <text:p>-1920</text:p>
          </table:table-cell>
          <table:table-cell office:value-type="float" office:value="11531.5315315315" calcext:value-type="float">
            <text:p>11531.5315315315</text:p>
          </table:table-cell>
          <table:table-cell table:number-columns-repeated="2" office:value-type="float" office:value="1794.84655" calcext:value-type="float">
            <text:p>1794.8465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928" calcext:value-type="float">
            <text:p>-1928</text:p>
          </table:table-cell>
          <table:table-cell office:value-type="float" office:value="11563.5635635636" calcext:value-type="float">
            <text:p>11563.5635635636</text:p>
          </table:table-cell>
          <table:table-cell table:number-columns-repeated="2" office:value-type="float" office:value="1785.35314" calcext:value-type="float">
            <text:p>1785.3531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934" calcext:value-type="float">
            <text:p>-1934</text:p>
          </table:table-cell>
          <table:table-cell office:value-type="float" office:value="11595.5955955956" calcext:value-type="float">
            <text:p>11595.5955955956</text:p>
          </table:table-cell>
          <table:table-cell table:number-columns-repeated="2" office:value-type="float" office:value="1817.07678" calcext:value-type="float">
            <text:p>1817.0767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940" calcext:value-type="float">
            <text:p>-1940</text:p>
          </table:table-cell>
          <table:table-cell office:value-type="float" office:value="11627.6276276276" calcext:value-type="float">
            <text:p>11627.6276276276</text:p>
          </table:table-cell>
          <table:table-cell table:number-columns-repeated="2" office:value-type="float" office:value="1832.31506" calcext:value-type="float">
            <text:p>1832.3150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946" calcext:value-type="float">
            <text:p>-1946</text:p>
          </table:table-cell>
          <table:table-cell office:value-type="float" office:value="11659.6596596597" calcext:value-type="float">
            <text:p>11659.6596596597</text:p>
          </table:table-cell>
          <table:table-cell table:number-columns-repeated="2" office:value-type="float" office:value="1804.27197" calcext:value-type="float">
            <text:p>1804.2719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951" calcext:value-type="float">
            <text:p>-1951</text:p>
          </table:table-cell>
          <table:table-cell office:value-type="float" office:value="11691.6916916917" calcext:value-type="float">
            <text:p>11691.6916916917</text:p>
          </table:table-cell>
          <table:table-cell table:number-columns-repeated="2" office:value-type="float" office:value="1802.49291" calcext:value-type="float">
            <text:p>1802.4929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956" calcext:value-type="float">
            <text:p>-1956</text:p>
          </table:table-cell>
          <table:table-cell office:value-type="float" office:value="11723.7237237237" calcext:value-type="float">
            <text:p>11723.7237237237</text:p>
          </table:table-cell>
          <table:table-cell table:number-columns-repeated="2" office:value-type="float" office:value="1795.65808" calcext:value-type="float">
            <text:p>1795.6580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960" calcext:value-type="float">
            <text:p>-1960</text:p>
          </table:table-cell>
          <table:table-cell office:value-type="float" office:value="11755.7557557558" calcext:value-type="float">
            <text:p>11755.7557557558</text:p>
          </table:table-cell>
          <table:table-cell table:number-columns-repeated="2" office:value-type="float" office:value="1821.63891" calcext:value-type="float">
            <text:p>1821.6389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963" calcext:value-type="float">
            <text:p>-1963</text:p>
          </table:table-cell>
          <table:table-cell office:value-type="float" office:value="11787.7877877878" calcext:value-type="float">
            <text:p>11787.7877877878</text:p>
          </table:table-cell>
          <table:table-cell table:number-columns-repeated="2" office:value-type="float" office:value="1815.0725" calcext:value-type="float">
            <text:p>1815.072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964" calcext:value-type="float">
            <text:p>-1964</text:p>
          </table:table-cell>
          <table:table-cell office:value-type="float" office:value="11819.8198198198" calcext:value-type="float">
            <text:p>11819.8198198198</text:p>
          </table:table-cell>
          <table:table-cell table:number-columns-repeated="2" office:value-type="float" office:value="1807.50903" calcext:value-type="float">
            <text:p>1807.5090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963" calcext:value-type="float">
            <text:p>-1963</text:p>
          </table:table-cell>
          <table:table-cell office:value-type="float" office:value="11851.8518518519" calcext:value-type="float">
            <text:p>11851.8518518519</text:p>
          </table:table-cell>
          <table:table-cell table:number-columns-repeated="2" office:value-type="float" office:value="1791.68847" calcext:value-type="float">
            <text:p>1791.6884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960" calcext:value-type="float">
            <text:p>-1960</text:p>
          </table:table-cell>
          <table:table-cell office:value-type="float" office:value="11883.8838838839" calcext:value-type="float">
            <text:p>11883.8838838839</text:p>
          </table:table-cell>
          <table:table-cell table:number-columns-repeated="2" office:value-type="float" office:value="1822.99169" calcext:value-type="float">
            <text:p>1822.9916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956" calcext:value-type="float">
            <text:p>-1956</text:p>
          </table:table-cell>
          <table:table-cell office:value-type="float" office:value="11915.9159159159" calcext:value-type="float">
            <text:p>11915.9159159159</text:p>
          </table:table-cell>
          <table:table-cell table:number-columns-repeated="2" office:value-type="float" office:value="1799.22778" calcext:value-type="float">
            <text:p>1799.2277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949" calcext:value-type="float">
            <text:p>-1949</text:p>
          </table:table-cell>
          <table:table-cell office:value-type="float" office:value="11947.9479479479" calcext:value-type="float">
            <text:p>11947.9479479479</text:p>
          </table:table-cell>
          <table:table-cell table:number-columns-repeated="2" office:value-type="float" office:value="1802.83947" calcext:value-type="float">
            <text:p>1802.8394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940" calcext:value-type="float">
            <text:p>-1940</text:p>
          </table:table-cell>
          <table:table-cell office:value-type="float" office:value="11979.97997998" calcext:value-type="float">
            <text:p>11979.97997998</text:p>
          </table:table-cell>
          <table:table-cell table:number-columns-repeated="2" office:value-type="float" office:value="1797.1665" calcext:value-type="float">
            <text:p>1797.166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932" calcext:value-type="float">
            <text:p>-1932</text:p>
          </table:table-cell>
          <table:table-cell office:value-type="float" office:value="12012.012012012" calcext:value-type="float">
            <text:p>12012.012012012</text:p>
          </table:table-cell>
          <table:table-cell table:number-columns-repeated="2" office:value-type="float" office:value="1785.01428" calcext:value-type="float">
            <text:p>1785.0142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925" calcext:value-type="float">
            <text:p>-1925</text:p>
          </table:table-cell>
          <table:table-cell office:value-type="float" office:value="12044.044044044" calcext:value-type="float">
            <text:p>12044.044044044</text:p>
          </table:table-cell>
          <table:table-cell table:number-columns-repeated="2" office:value-type="float" office:value="1809.99316" calcext:value-type="float">
            <text:p>1809.9931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915" calcext:value-type="float">
            <text:p>-1915</text:p>
          </table:table-cell>
          <table:table-cell office:value-type="float" office:value="12076.0760760761" calcext:value-type="float">
            <text:p>12076.0760760761</text:p>
          </table:table-cell>
          <table:table-cell table:number-columns-repeated="2" office:value-type="float" office:value="1807.75866" calcext:value-type="float">
            <text:p>1807.758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903" calcext:value-type="float">
            <text:p>-1903</text:p>
          </table:table-cell>
          <table:table-cell office:value-type="float" office:value="12108.1081081081" calcext:value-type="float">
            <text:p>12108.1081081081</text:p>
          </table:table-cell>
          <table:table-cell table:number-columns-repeated="2" office:value-type="float" office:value="1792.3706" calcext:value-type="float">
            <text:p>1792.370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891" calcext:value-type="float">
            <text:p>-1891</text:p>
          </table:table-cell>
          <table:table-cell office:value-type="float" office:value="12140.1401401401" calcext:value-type="float">
            <text:p>12140.1401401401</text:p>
          </table:table-cell>
          <table:table-cell table:number-columns-repeated="2" office:value-type="float" office:value="1811.48315" calcext:value-type="float">
            <text:p>1811.4831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877" calcext:value-type="float">
            <text:p>-1877</text:p>
          </table:table-cell>
          <table:table-cell office:value-type="float" office:value="12172.1721721722" calcext:value-type="float">
            <text:p>12172.1721721722</text:p>
          </table:table-cell>
          <table:table-cell table:number-columns-repeated="2" office:value-type="float" office:value="1803.74536" calcext:value-type="float">
            <text:p>1803.7453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862" calcext:value-type="float">
            <text:p>-1862</text:p>
          </table:table-cell>
          <table:table-cell office:value-type="float" office:value="12204.2042042042" calcext:value-type="float">
            <text:p>12204.2042042042</text:p>
          </table:table-cell>
          <table:table-cell table:number-columns-repeated="2" office:value-type="float" office:value="1795.86083" calcext:value-type="float">
            <text:p>1795.8608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847" calcext:value-type="float">
            <text:p>-1847</text:p>
          </table:table-cell>
          <table:table-cell office:value-type="float" office:value="12236.2362362362" calcext:value-type="float">
            <text:p>12236.2362362362</text:p>
          </table:table-cell>
          <table:table-cell table:number-columns-repeated="2" office:value-type="float" office:value="1805.44689" calcext:value-type="float">
            <text:p>1805.4468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830" calcext:value-type="float">
            <text:p>-1830</text:p>
          </table:table-cell>
          <table:table-cell office:value-type="float" office:value="12268.2682682683" calcext:value-type="float">
            <text:p>12268.2682682683</text:p>
          </table:table-cell>
          <table:table-cell table:number-columns-repeated="2" office:value-type="float" office:value="1791.54858" calcext:value-type="float">
            <text:p>1791.5485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813" calcext:value-type="float">
            <text:p>-1813</text:p>
          </table:table-cell>
          <table:table-cell office:value-type="float" office:value="12300.3003003003" calcext:value-type="float">
            <text:p>12300.3003003003</text:p>
          </table:table-cell>
          <table:table-cell table:number-columns-repeated="2" office:value-type="float" office:value="1813.8385" calcext:value-type="float">
            <text:p>1813.838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795" calcext:value-type="float">
            <text:p>-1795</text:p>
          </table:table-cell>
          <table:table-cell office:value-type="float" office:value="12332.3323323323" calcext:value-type="float">
            <text:p>12332.3323323323</text:p>
          </table:table-cell>
          <table:table-cell table:number-columns-repeated="2" office:value-type="float" office:value="1774.0913" calcext:value-type="float">
            <text:p>1774.091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777" calcext:value-type="float">
            <text:p>-1777</text:p>
          </table:table-cell>
          <table:table-cell office:value-type="float" office:value="12364.3643643644" calcext:value-type="float">
            <text:p>12364.3643643644</text:p>
          </table:table-cell>
          <table:table-cell table:number-columns-repeated="2" office:value-type="float" office:value="1795.80249" calcext:value-type="float">
            <text:p>1795.8024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761" calcext:value-type="float">
            <text:p>-1761</text:p>
          </table:table-cell>
          <table:table-cell office:value-type="float" office:value="12396.3963963964" calcext:value-type="float">
            <text:p>12396.3963963964</text:p>
          </table:table-cell>
          <table:table-cell table:number-columns-repeated="2" office:value-type="float" office:value="1785.68151" calcext:value-type="float">
            <text:p>1785.6815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745" calcext:value-type="float">
            <text:p>-1745</text:p>
          </table:table-cell>
          <table:table-cell office:value-type="float" office:value="12428.4284284284" calcext:value-type="float">
            <text:p>12428.4284284284</text:p>
          </table:table-cell>
          <table:table-cell table:number-columns-repeated="2" office:value-type="float" office:value="1800.0686" calcext:value-type="float">
            <text:p>1800.068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729" calcext:value-type="float">
            <text:p>-1729</text:p>
          </table:table-cell>
          <table:table-cell office:value-type="float" office:value="12460.4604604605" calcext:value-type="float">
            <text:p>12460.4604604605</text:p>
          </table:table-cell>
          <table:table-cell table:number-columns-repeated="2" office:value-type="float" office:value="1770.99792" calcext:value-type="float">
            <text:p>1770.9979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713" calcext:value-type="float">
            <text:p>-1713</text:p>
          </table:table-cell>
          <table:table-cell office:value-type="float" office:value="12492.4924924925" calcext:value-type="float">
            <text:p>12492.4924924925</text:p>
          </table:table-cell>
          <table:table-cell table:number-columns-repeated="2" office:value-type="float" office:value="1817.45776" calcext:value-type="float">
            <text:p>1817.4577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695" calcext:value-type="float">
            <text:p>-1695</text:p>
          </table:table-cell>
          <table:table-cell office:value-type="float" office:value="12524.5245245245" calcext:value-type="float">
            <text:p>12524.5245245245</text:p>
          </table:table-cell>
          <table:table-cell table:number-columns-repeated="2" office:value-type="float" office:value="1811.7174" calcext:value-type="float">
            <text:p>1811.717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677" calcext:value-type="float">
            <text:p>-1677</text:p>
          </table:table-cell>
          <table:table-cell office:value-type="float" office:value="12556.5565565566" calcext:value-type="float">
            <text:p>12556.5565565566</text:p>
          </table:table-cell>
          <table:table-cell table:number-columns-repeated="2" office:value-type="float" office:value="1811.83007" calcext:value-type="float">
            <text:p>1811.8300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662" calcext:value-type="float">
            <text:p>-1662</text:p>
          </table:table-cell>
          <table:table-cell office:value-type="float" office:value="12588.5885885886" calcext:value-type="float">
            <text:p>12588.5885885886</text:p>
          </table:table-cell>
          <table:table-cell table:number-columns-repeated="2" office:value-type="float" office:value="1801.02648" calcext:value-type="float">
            <text:p>1801.0264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648" calcext:value-type="float">
            <text:p>-1648</text:p>
          </table:table-cell>
          <table:table-cell office:value-type="float" office:value="12620.6206206206" calcext:value-type="float">
            <text:p>12620.6206206206</text:p>
          </table:table-cell>
          <table:table-cell table:number-columns-repeated="2" office:value-type="float" office:value="1800.93542" calcext:value-type="float">
            <text:p>1800.9354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636" calcext:value-type="float">
            <text:p>-1636</text:p>
          </table:table-cell>
          <table:table-cell office:value-type="float" office:value="12652.6526526527" calcext:value-type="float">
            <text:p>12652.6526526527</text:p>
          </table:table-cell>
          <table:table-cell table:number-columns-repeated="2" office:value-type="float" office:value="1806.38928" calcext:value-type="float">
            <text:p>1806.3892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625" calcext:value-type="float">
            <text:p>-1625</text:p>
          </table:table-cell>
          <table:table-cell office:value-type="float" office:value="12684.6846846847" calcext:value-type="float">
            <text:p>12684.6846846847</text:p>
          </table:table-cell>
          <table:table-cell table:number-columns-repeated="2" office:value-type="float" office:value="1788.0946" calcext:value-type="float">
            <text:p>1788.094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616" calcext:value-type="float">
            <text:p>-1616</text:p>
          </table:table-cell>
          <table:table-cell office:value-type="float" office:value="12716.7167167167" calcext:value-type="float">
            <text:p>12716.7167167167</text:p>
          </table:table-cell>
          <table:table-cell table:number-columns-repeated="2" office:value-type="float" office:value="1804.53466" calcext:value-type="float">
            <text:p>1804.5346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608" calcext:value-type="float">
            <text:p>-1608</text:p>
          </table:table-cell>
          <table:table-cell office:value-type="float" office:value="12748.7487487487" calcext:value-type="float">
            <text:p>12748.7487487487</text:p>
          </table:table-cell>
          <table:table-cell table:number-columns-repeated="2" office:value-type="float" office:value="1808.14343" calcext:value-type="float">
            <text:p>1808.1434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599" calcext:value-type="float">
            <text:p>-1599</text:p>
          </table:table-cell>
          <table:table-cell office:value-type="float" office:value="12780.7807807808" calcext:value-type="float">
            <text:p>12780.7807807808</text:p>
          </table:table-cell>
          <table:table-cell table:number-columns-repeated="2" office:value-type="float" office:value="1799.50354" calcext:value-type="float">
            <text:p>1799.503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591" calcext:value-type="float">
            <text:p>-1591</text:p>
          </table:table-cell>
          <table:table-cell office:value-type="float" office:value="12812.8128128128" calcext:value-type="float">
            <text:p>12812.8128128128</text:p>
          </table:table-cell>
          <table:table-cell table:number-columns-repeated="2" office:value-type="float" office:value="1806.02539" calcext:value-type="float">
            <text:p>1806.0253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584" calcext:value-type="float">
            <text:p>-1584</text:p>
          </table:table-cell>
          <table:table-cell office:value-type="float" office:value="12844.8448448448" calcext:value-type="float">
            <text:p>12844.8448448448</text:p>
          </table:table-cell>
          <table:table-cell table:number-columns-repeated="2" office:value-type="float" office:value="1809.9978" calcext:value-type="float">
            <text:p>1809.997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579" calcext:value-type="float">
            <text:p>-1579</text:p>
          </table:table-cell>
          <table:table-cell office:value-type="float" office:value="12876.8768768769" calcext:value-type="float">
            <text:p>12876.8768768769</text:p>
          </table:table-cell>
          <table:table-cell table:number-columns-repeated="2" office:value-type="float" office:value="1805.22302" calcext:value-type="float">
            <text:p>1805.2230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576" calcext:value-type="float">
            <text:p>-1576</text:p>
          </table:table-cell>
          <table:table-cell office:value-type="float" office:value="12908.9089089089" calcext:value-type="float">
            <text:p>12908.9089089089</text:p>
          </table:table-cell>
          <table:table-cell table:number-columns-repeated="2" office:value-type="float" office:value="1789.61254" calcext:value-type="float">
            <text:p>1789.6125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574" calcext:value-type="float">
            <text:p>-1574</text:p>
          </table:table-cell>
          <table:table-cell office:value-type="float" office:value="12940.9409409409" calcext:value-type="float">
            <text:p>12940.9409409409</text:p>
          </table:table-cell>
          <table:table-cell table:number-columns-repeated="2" office:value-type="float" office:value="1804.94177" calcext:value-type="float">
            <text:p>1804.9417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573" calcext:value-type="float">
            <text:p>-1573</text:p>
          </table:table-cell>
          <table:table-cell office:value-type="float" office:value="12972.972972973" calcext:value-type="float">
            <text:p>12972.972972973</text:p>
          </table:table-cell>
          <table:table-cell table:number-columns-repeated="2" office:value-type="float" office:value="1797.31958" calcext:value-type="float">
            <text:p>1797.3195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574" calcext:value-type="float">
            <text:p>-1574</text:p>
          </table:table-cell>
          <table:table-cell office:value-type="float" office:value="13005.005005005" calcext:value-type="float">
            <text:p>13005.005005005</text:p>
          </table:table-cell>
          <table:table-cell table:number-columns-repeated="2" office:value-type="float" office:value="1817.43457" calcext:value-type="float">
            <text:p>1817.4345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578" calcext:value-type="float">
            <text:p>-1578</text:p>
          </table:table-cell>
          <table:table-cell office:value-type="float" office:value="13037.037037037" calcext:value-type="float">
            <text:p>13037.037037037</text:p>
          </table:table-cell>
          <table:table-cell table:number-columns-repeated="2" office:value-type="float" office:value="1795.94934" calcext:value-type="float">
            <text:p>1795.9493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585" calcext:value-type="float">
            <text:p>-1585</text:p>
          </table:table-cell>
          <table:table-cell office:value-type="float" office:value="13069.0690690691" calcext:value-type="float">
            <text:p>13069.0690690691</text:p>
          </table:table-cell>
          <table:table-cell table:number-columns-repeated="2" office:value-type="float" office:value="1802.86462" calcext:value-type="float">
            <text:p>1802.8646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593" calcext:value-type="float">
            <text:p>-1593</text:p>
          </table:table-cell>
          <table:table-cell office:value-type="float" office:value="13101.1011011011" calcext:value-type="float">
            <text:p>13101.1011011011</text:p>
          </table:table-cell>
          <table:table-cell table:number-columns-repeated="2" office:value-type="float" office:value="1801.68847" calcext:value-type="float">
            <text:p>1801.6884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603" calcext:value-type="float">
            <text:p>-1603</text:p>
          </table:table-cell>
          <table:table-cell office:value-type="float" office:value="13133.1331331331" calcext:value-type="float">
            <text:p>13133.1331331331</text:p>
          </table:table-cell>
          <table:table-cell table:number-columns-repeated="2" office:value-type="float" office:value="1799.78051" calcext:value-type="float">
            <text:p>1799.7805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613" calcext:value-type="float">
            <text:p>-1613</text:p>
          </table:table-cell>
          <table:table-cell office:value-type="float" office:value="13165.1651651652" calcext:value-type="float">
            <text:p>13165.1651651652</text:p>
          </table:table-cell>
          <table:table-cell table:number-columns-repeated="2" office:value-type="float" office:value="1796.34472" calcext:value-type="float">
            <text:p>1796.3447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624" calcext:value-type="float">
            <text:p>-1624</text:p>
          </table:table-cell>
          <table:table-cell office:value-type="float" office:value="13197.1971971972" calcext:value-type="float">
            <text:p>13197.1971971972</text:p>
          </table:table-cell>
          <table:table-cell table:number-columns-repeated="2" office:value-type="float" office:value="1789.64526" calcext:value-type="float">
            <text:p>1789.6452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636" calcext:value-type="float">
            <text:p>-1636</text:p>
          </table:table-cell>
          <table:table-cell office:value-type="float" office:value="13229.2292292292" calcext:value-type="float">
            <text:p>13229.2292292292</text:p>
          </table:table-cell>
          <table:table-cell table:number-columns-repeated="2" office:value-type="float" office:value="1794.5426" calcext:value-type="float">
            <text:p>1794.542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647" calcext:value-type="float">
            <text:p>-1647</text:p>
          </table:table-cell>
          <table:table-cell office:value-type="float" office:value="13261.2612612613" calcext:value-type="float">
            <text:p>13261.2612612613</text:p>
          </table:table-cell>
          <table:table-cell table:number-columns-repeated="2" office:value-type="float" office:value="1804.43542" calcext:value-type="float">
            <text:p>1804.4354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660" calcext:value-type="float">
            <text:p>-1660</text:p>
          </table:table-cell>
          <table:table-cell office:value-type="float" office:value="13293.2932932933" calcext:value-type="float">
            <text:p>13293.2932932933</text:p>
          </table:table-cell>
          <table:table-cell table:number-columns-repeated="2" office:value-type="float" office:value="1814.29003" calcext:value-type="float">
            <text:p>1814.2900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676" calcext:value-type="float">
            <text:p>-1676</text:p>
          </table:table-cell>
          <table:table-cell office:value-type="float" office:value="13325.3253253253" calcext:value-type="float">
            <text:p>13325.3253253253</text:p>
          </table:table-cell>
          <table:table-cell table:number-columns-repeated="2" office:value-type="float" office:value="1798.84558" calcext:value-type="float">
            <text:p>1798.8455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692" calcext:value-type="float">
            <text:p>-1692</text:p>
          </table:table-cell>
          <table:table-cell office:value-type="float" office:value="13357.3573573574" calcext:value-type="float">
            <text:p>13357.3573573574</text:p>
          </table:table-cell>
          <table:table-cell table:number-columns-repeated="2" office:value-type="float" office:value="1789.50012" calcext:value-type="float">
            <text:p>1789.5001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708" calcext:value-type="float">
            <text:p>-1708</text:p>
          </table:table-cell>
          <table:table-cell office:value-type="float" office:value="13389.3893893894" calcext:value-type="float">
            <text:p>13389.3893893894</text:p>
          </table:table-cell>
          <table:table-cell table:number-columns-repeated="2" office:value-type="float" office:value="1812.61425" calcext:value-type="float">
            <text:p>1812.6142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725" calcext:value-type="float">
            <text:p>-1725</text:p>
          </table:table-cell>
          <table:table-cell office:value-type="float" office:value="13421.4214214214" calcext:value-type="float">
            <text:p>13421.4214214214</text:p>
          </table:table-cell>
          <table:table-cell table:number-columns-repeated="2" office:value-type="float" office:value="1796.81616" calcext:value-type="float">
            <text:p>1796.816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742" calcext:value-type="float">
            <text:p>-1742</text:p>
          </table:table-cell>
          <table:table-cell office:value-type="float" office:value="13453.4534534535" calcext:value-type="float">
            <text:p>13453.4534534535</text:p>
          </table:table-cell>
          <table:table-cell table:number-columns-repeated="2" office:value-type="float" office:value="1808.4519" calcext:value-type="float">
            <text:p>1808.451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760" calcext:value-type="float">
            <text:p>-1760</text:p>
          </table:table-cell>
          <table:table-cell office:value-type="float" office:value="13485.4854854855" calcext:value-type="float">
            <text:p>13485.4854854855</text:p>
          </table:table-cell>
          <table:table-cell table:number-columns-repeated="2" office:value-type="float" office:value="1811.91064" calcext:value-type="float">
            <text:p>1811.9106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778" calcext:value-type="float">
            <text:p>-1778</text:p>
          </table:table-cell>
          <table:table-cell office:value-type="float" office:value="13517.5175175175" calcext:value-type="float">
            <text:p>13517.5175175175</text:p>
          </table:table-cell>
          <table:table-cell table:number-columns-repeated="2" office:value-type="float" office:value="1810.98144" calcext:value-type="float">
            <text:p>1810.9814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795" calcext:value-type="float">
            <text:p>-1795</text:p>
          </table:table-cell>
          <table:table-cell office:value-type="float" office:value="13549.5495495495" calcext:value-type="float">
            <text:p>13549.5495495495</text:p>
          </table:table-cell>
          <table:table-cell table:number-columns-repeated="2" office:value-type="float" office:value="1806.18444" calcext:value-type="float">
            <text:p>1806.184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807" calcext:value-type="float">
            <text:p>-1807</text:p>
          </table:table-cell>
          <table:table-cell office:value-type="float" office:value="13581.5815815816" calcext:value-type="float">
            <text:p>13581.5815815816</text:p>
          </table:table-cell>
          <table:table-cell table:number-columns-repeated="2" office:value-type="float" office:value="1801.71289" calcext:value-type="float">
            <text:p>1801.7128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820" calcext:value-type="float">
            <text:p>-1820</text:p>
          </table:table-cell>
          <table:table-cell office:value-type="float" office:value="13613.6136136136" calcext:value-type="float">
            <text:p>13613.6136136136</text:p>
          </table:table-cell>
          <table:table-cell table:number-columns-repeated="2" office:value-type="float" office:value="1786.62329" calcext:value-type="float">
            <text:p>1786.6232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834" calcext:value-type="float">
            <text:p>-1834</text:p>
          </table:table-cell>
          <table:table-cell office:value-type="float" office:value="13645.6456456456" calcext:value-type="float">
            <text:p>13645.6456456456</text:p>
          </table:table-cell>
          <table:table-cell table:number-columns-repeated="2" office:value-type="float" office:value="1808.50097" calcext:value-type="float">
            <text:p>1808.5009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849" calcext:value-type="float">
            <text:p>-1849</text:p>
          </table:table-cell>
          <table:table-cell office:value-type="float" office:value="13677.6776776777" calcext:value-type="float">
            <text:p>13677.6776776777</text:p>
          </table:table-cell>
          <table:table-cell table:number-columns-repeated="2" office:value-type="float" office:value="1820.71655" calcext:value-type="float">
            <text:p>1820.7165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865" calcext:value-type="float">
            <text:p>-1865</text:p>
          </table:table-cell>
          <table:table-cell office:value-type="float" office:value="13709.7097097097" calcext:value-type="float">
            <text:p>13709.7097097097</text:p>
          </table:table-cell>
          <table:table-cell table:number-columns-repeated="2" office:value-type="float" office:value="1797.39526" calcext:value-type="float">
            <text:p>1797.3952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879" calcext:value-type="float">
            <text:p>-1879</text:p>
          </table:table-cell>
          <table:table-cell office:value-type="float" office:value="13741.7417417417" calcext:value-type="float">
            <text:p>13741.7417417417</text:p>
          </table:table-cell>
          <table:table-cell table:number-columns-repeated="2" office:value-type="float" office:value="1805.79187" calcext:value-type="float">
            <text:p>1805.7918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893" calcext:value-type="float">
            <text:p>-1893</text:p>
          </table:table-cell>
          <table:table-cell office:value-type="float" office:value="13773.7737737738" calcext:value-type="float">
            <text:p>13773.7737737738</text:p>
          </table:table-cell>
          <table:table-cell table:number-columns-repeated="2" office:value-type="float" office:value="1801.59057" calcext:value-type="float">
            <text:p>1801.5905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904" calcext:value-type="float">
            <text:p>-1904</text:p>
          </table:table-cell>
          <table:table-cell office:value-type="float" office:value="13805.8058058058" calcext:value-type="float">
            <text:p>13805.8058058058</text:p>
          </table:table-cell>
          <table:table-cell table:number-columns-repeated="2" office:value-type="float" office:value="1796.38781" calcext:value-type="float">
            <text:p>1796.3878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912" calcext:value-type="float">
            <text:p>-1912</text:p>
          </table:table-cell>
          <table:table-cell office:value-type="float" office:value="13837.8378378378" calcext:value-type="float">
            <text:p>13837.8378378378</text:p>
          </table:table-cell>
          <table:table-cell table:number-columns-repeated="2" office:value-type="float" office:value="1795.15991" calcext:value-type="float">
            <text:p>1795.1599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920" calcext:value-type="float">
            <text:p>-1920</text:p>
          </table:table-cell>
          <table:table-cell office:value-type="float" office:value="13869.8698698699" calcext:value-type="float">
            <text:p>13869.8698698699</text:p>
          </table:table-cell>
          <table:table-cell table:number-columns-repeated="2" office:value-type="float" office:value="1791.88708" calcext:value-type="float">
            <text:p>1791.8870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928" calcext:value-type="float">
            <text:p>-1928</text:p>
          </table:table-cell>
          <table:table-cell office:value-type="float" office:value="13901.9019019019" calcext:value-type="float">
            <text:p>13901.9019019019</text:p>
          </table:table-cell>
          <table:table-cell table:number-columns-repeated="2" office:value-type="float" office:value="1804.74072" calcext:value-type="float">
            <text:p>1804.7407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936" calcext:value-type="float">
            <text:p>-1936</text:p>
          </table:table-cell>
          <table:table-cell office:value-type="float" office:value="13933.9339339339" calcext:value-type="float">
            <text:p>13933.9339339339</text:p>
          </table:table-cell>
          <table:table-cell table:number-columns-repeated="2" office:value-type="float" office:value="1800.77038" calcext:value-type="float">
            <text:p>1800.7703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941" calcext:value-type="float">
            <text:p>-1941</text:p>
          </table:table-cell>
          <table:table-cell office:value-type="float" office:value="13965.965965966" calcext:value-type="float">
            <text:p>13965.965965966</text:p>
          </table:table-cell>
          <table:table-cell table:number-columns-repeated="2" office:value-type="float" office:value="1800.66467" calcext:value-type="float">
            <text:p>1800.6646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947" calcext:value-type="float">
            <text:p>-1947</text:p>
          </table:table-cell>
          <table:table-cell office:value-type="float" office:value="13997.997997998" calcext:value-type="float">
            <text:p>13997.997997998</text:p>
          </table:table-cell>
          <table:table-cell table:number-columns-repeated="2" office:value-type="float" office:value="1806.30932" calcext:value-type="float">
            <text:p>1806.3093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953" calcext:value-type="float">
            <text:p>-1953</text:p>
          </table:table-cell>
          <table:table-cell office:value-type="float" office:value="14030.03003003" calcext:value-type="float">
            <text:p>14030.03003003</text:p>
          </table:table-cell>
          <table:table-cell table:number-columns-repeated="2" office:value-type="float" office:value="1802.08374" calcext:value-type="float">
            <text:p>1802.0837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957" calcext:value-type="float">
            <text:p>-1957</text:p>
          </table:table-cell>
          <table:table-cell office:value-type="float" office:value="14062.0620620621" calcext:value-type="float">
            <text:p>14062.0620620621</text:p>
          </table:table-cell>
          <table:table-cell table:number-columns-repeated="2" office:value-type="float" office:value="1801.94372" calcext:value-type="float">
            <text:p>1801.9437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961" calcext:value-type="float">
            <text:p>-1961</text:p>
          </table:table-cell>
          <table:table-cell office:value-type="float" office:value="14094.0940940941" calcext:value-type="float">
            <text:p>14094.0940940941</text:p>
          </table:table-cell>
          <table:table-cell table:number-columns-repeated="2" office:value-type="float" office:value="1806.12695" calcext:value-type="float">
            <text:p>1806.1269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963" calcext:value-type="float">
            <text:p>-1963</text:p>
          </table:table-cell>
          <table:table-cell office:value-type="float" office:value="14126.1261261261" calcext:value-type="float">
            <text:p>14126.1261261261</text:p>
          </table:table-cell>
          <table:table-cell table:number-columns-repeated="2" office:value-type="float" office:value="1809.42041" calcext:value-type="float">
            <text:p>1809.4204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965" calcext:value-type="float">
            <text:p>-1965</text:p>
          </table:table-cell>
          <table:table-cell office:value-type="float" office:value="14158.1581581582" calcext:value-type="float">
            <text:p>14158.1581581582</text:p>
          </table:table-cell>
          <table:table-cell table:number-columns-repeated="2" office:value-type="float" office:value="1793.32543" calcext:value-type="float">
            <text:p>1793.3254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966" calcext:value-type="float">
            <text:p>-1966</text:p>
          </table:table-cell>
          <table:table-cell office:value-type="float" office:value="14190.1901901902" calcext:value-type="float">
            <text:p>14190.1901901902</text:p>
          </table:table-cell>
          <table:table-cell table:number-columns-repeated="2" office:value-type="float" office:value="1800.47509" calcext:value-type="float">
            <text:p>1800.4750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963" calcext:value-type="float">
            <text:p>-1963</text:p>
          </table:table-cell>
          <table:table-cell office:value-type="float" office:value="14222.2222222222" calcext:value-type="float">
            <text:p>14222.2222222222</text:p>
          </table:table-cell>
          <table:table-cell table:number-columns-repeated="2" office:value-type="float" office:value="1792.05163" calcext:value-type="float">
            <text:p>1792.0516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958" calcext:value-type="float">
            <text:p>-1958</text:p>
          </table:table-cell>
          <table:table-cell office:value-type="float" office:value="14254.2542542543" calcext:value-type="float">
            <text:p>14254.2542542543</text:p>
          </table:table-cell>
          <table:table-cell table:number-columns-repeated="2" office:value-type="float" office:value="1795.11767" calcext:value-type="float">
            <text:p>1795.1176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950" calcext:value-type="float">
            <text:p>-1950</text:p>
          </table:table-cell>
          <table:table-cell office:value-type="float" office:value="14286.2862862863" calcext:value-type="float">
            <text:p>14286.2862862863</text:p>
          </table:table-cell>
          <table:table-cell table:number-columns-repeated="2" office:value-type="float" office:value="1799.79199" calcext:value-type="float">
            <text:p>1799.7919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942" calcext:value-type="float">
            <text:p>-1942</text:p>
          </table:table-cell>
          <table:table-cell office:value-type="float" office:value="14318.3183183183" calcext:value-type="float">
            <text:p>14318.3183183183</text:p>
          </table:table-cell>
          <table:table-cell table:number-columns-repeated="2" office:value-type="float" office:value="1805.9143" calcext:value-type="float">
            <text:p>1805.914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935" calcext:value-type="float">
            <text:p>-1935</text:p>
          </table:table-cell>
          <table:table-cell office:value-type="float" office:value="14350.3503503504" calcext:value-type="float">
            <text:p>14350.3503503504</text:p>
          </table:table-cell>
          <table:table-cell table:number-columns-repeated="2" office:value-type="float" office:value="1811.156" calcext:value-type="float">
            <text:p>1811.15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928" calcext:value-type="float">
            <text:p>-1928</text:p>
          </table:table-cell>
          <table:table-cell office:value-type="float" office:value="14382.3823823824" calcext:value-type="float">
            <text:p>14382.3823823824</text:p>
          </table:table-cell>
          <table:table-cell table:number-columns-repeated="2" office:value-type="float" office:value="1807.76635" calcext:value-type="float">
            <text:p>1807.7663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919" calcext:value-type="float">
            <text:p>-1919</text:p>
          </table:table-cell>
          <table:table-cell office:value-type="float" office:value="14414.4144144144" calcext:value-type="float">
            <text:p>14414.4144144144</text:p>
          </table:table-cell>
          <table:table-cell table:number-columns-repeated="2" office:value-type="float" office:value="1804.49121" calcext:value-type="float">
            <text:p>1804.4912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907" calcext:value-type="float">
            <text:p>-1907</text:p>
          </table:table-cell>
          <table:table-cell office:value-type="float" office:value="14446.4464464464" calcext:value-type="float">
            <text:p>14446.4464464464</text:p>
          </table:table-cell>
          <table:table-cell table:number-columns-repeated="2" office:value-type="float" office:value="1806.4215" calcext:value-type="float">
            <text:p>1806.421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894" calcext:value-type="float">
            <text:p>-1894</text:p>
          </table:table-cell>
          <table:table-cell office:value-type="float" office:value="14478.4784784785" calcext:value-type="float">
            <text:p>14478.4784784785</text:p>
          </table:table-cell>
          <table:table-cell table:number-columns-repeated="2" office:value-type="float" office:value="1799.22509" calcext:value-type="float">
            <text:p>1799.2250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880" calcext:value-type="float">
            <text:p>-1880</text:p>
          </table:table-cell>
          <table:table-cell office:value-type="float" office:value="14510.5105105105" calcext:value-type="float">
            <text:p>14510.5105105105</text:p>
          </table:table-cell>
          <table:table-cell table:number-columns-repeated="2" office:value-type="float" office:value="1801.72387" calcext:value-type="float">
            <text:p>1801.7238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863" calcext:value-type="float">
            <text:p>-1863</text:p>
          </table:table-cell>
          <table:table-cell office:value-type="float" office:value="14542.5425425425" calcext:value-type="float">
            <text:p>14542.5425425425</text:p>
          </table:table-cell>
          <table:table-cell table:number-columns-repeated="2" office:value-type="float" office:value="1805.7246" calcext:value-type="float">
            <text:p>1805.724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848" calcext:value-type="float">
            <text:p>-1848</text:p>
          </table:table-cell>
          <table:table-cell office:value-type="float" office:value="14574.5745745746" calcext:value-type="float">
            <text:p>14574.5745745746</text:p>
          </table:table-cell>
          <table:table-cell table:number-columns-repeated="2" office:value-type="float" office:value="1799.89489" calcext:value-type="float">
            <text:p>1799.8948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832" calcext:value-type="float">
            <text:p>-1832</text:p>
          </table:table-cell>
          <table:table-cell office:value-type="float" office:value="14606.6066066066" calcext:value-type="float">
            <text:p>14606.6066066066</text:p>
          </table:table-cell>
          <table:table-cell table:number-columns-repeated="2" office:value-type="float" office:value="1793.99938" calcext:value-type="float">
            <text:p>1793.9993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816" calcext:value-type="float">
            <text:p>-1816</text:p>
          </table:table-cell>
          <table:table-cell office:value-type="float" office:value="14638.6386386386" calcext:value-type="float">
            <text:p>14638.6386386386</text:p>
          </table:table-cell>
          <table:table-cell table:number-columns-repeated="2" office:value-type="float" office:value="1795.91784" calcext:value-type="float">
            <text:p>1795.9178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798" calcext:value-type="float">
            <text:p>-1798</text:p>
          </table:table-cell>
          <table:table-cell office:value-type="float" office:value="14670.6706706707" calcext:value-type="float">
            <text:p>14670.6706706707</text:p>
          </table:table-cell>
          <table:table-cell table:number-columns-repeated="2" office:value-type="float" office:value="1806.17797" calcext:value-type="float">
            <text:p>1806.1779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781" calcext:value-type="float">
            <text:p>-1781</text:p>
          </table:table-cell>
          <table:table-cell office:value-type="float" office:value="14702.7027027027" calcext:value-type="float">
            <text:p>14702.7027027027</text:p>
          </table:table-cell>
          <table:table-cell table:number-columns-repeated="2" office:value-type="float" office:value="1797.4812" calcext:value-type="float">
            <text:p>1797.481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765" calcext:value-type="float">
            <text:p>-1765</text:p>
          </table:table-cell>
          <table:table-cell office:value-type="float" office:value="14734.7347347347" calcext:value-type="float">
            <text:p>14734.7347347347</text:p>
          </table:table-cell>
          <table:table-cell table:number-columns-repeated="2" office:value-type="float" office:value="1805.8706" calcext:value-type="float">
            <text:p>1805.870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749" calcext:value-type="float">
            <text:p>-1749</text:p>
          </table:table-cell>
          <table:table-cell office:value-type="float" office:value="14766.7667667668" calcext:value-type="float">
            <text:p>14766.7667667668</text:p>
          </table:table-cell>
          <table:table-cell table:number-columns-repeated="2" office:value-type="float" office:value="1813.1903" calcext:value-type="float">
            <text:p>1813.190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733" calcext:value-type="float">
            <text:p>-1733</text:p>
          </table:table-cell>
          <table:table-cell office:value-type="float" office:value="14798.7987987988" calcext:value-type="float">
            <text:p>14798.7987987988</text:p>
          </table:table-cell>
          <table:table-cell table:number-columns-repeated="2" office:value-type="float" office:value="1797.8225" calcext:value-type="float">
            <text:p>1797.822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717" calcext:value-type="float">
            <text:p>-1717</text:p>
          </table:table-cell>
          <table:table-cell office:value-type="float" office:value="14830.8308308308" calcext:value-type="float">
            <text:p>14830.8308308308</text:p>
          </table:table-cell>
          <table:table-cell table:number-columns-repeated="2" office:value-type="float" office:value="1796.03955" calcext:value-type="float">
            <text:p>1796.0395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698" calcext:value-type="float">
            <text:p>-1698</text:p>
          </table:table-cell>
          <table:table-cell office:value-type="float" office:value="14862.8628628629" calcext:value-type="float">
            <text:p>14862.8628628629</text:p>
          </table:table-cell>
          <table:table-cell table:number-columns-repeated="2" office:value-type="float" office:value="1786.66931" calcext:value-type="float">
            <text:p>1786.6693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680" calcext:value-type="float">
            <text:p>-1680</text:p>
          </table:table-cell>
          <table:table-cell office:value-type="float" office:value="14894.8948948949" calcext:value-type="float">
            <text:p>14894.8948948949</text:p>
          </table:table-cell>
          <table:table-cell table:number-columns-repeated="2" office:value-type="float" office:value="1793.4757" calcext:value-type="float">
            <text:p>1793.475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665" calcext:value-type="float">
            <text:p>-1665</text:p>
          </table:table-cell>
          <table:table-cell office:value-type="float" office:value="14926.9269269269" calcext:value-type="float">
            <text:p>14926.9269269269</text:p>
          </table:table-cell>
          <table:table-cell table:number-columns-repeated="2" office:value-type="float" office:value="1806.26562" calcext:value-type="float">
            <text:p>1806.2656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651" calcext:value-type="float">
            <text:p>-1651</text:p>
          </table:table-cell>
          <table:table-cell office:value-type="float" office:value="14958.958958959" calcext:value-type="float">
            <text:p>14958.958958959</text:p>
          </table:table-cell>
          <table:table-cell table:number-columns-repeated="2" office:value-type="float" office:value="1808.88061" calcext:value-type="float">
            <text:p>1808.8806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640" calcext:value-type="float">
            <text:p>-1640</text:p>
          </table:table-cell>
          <table:table-cell office:value-type="float" office:value="14990.990990991" calcext:value-type="float">
            <text:p>14990.990990991</text:p>
          </table:table-cell>
          <table:table-cell table:number-columns-repeated="2" office:value-type="float" office:value="1798.44421" calcext:value-type="float">
            <text:p>1798.4442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630" calcext:value-type="float">
            <text:p>-1630</text:p>
          </table:table-cell>
          <table:table-cell office:value-type="float" office:value="15023.023023023" calcext:value-type="float">
            <text:p>15023.023023023</text:p>
          </table:table-cell>
          <table:table-cell table:number-columns-repeated="2" office:value-type="float" office:value="1781.30383" calcext:value-type="float">
            <text:p>1781.3038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621" calcext:value-type="float">
            <text:p>-1621</text:p>
          </table:table-cell>
          <table:table-cell office:value-type="float" office:value="15055.0550550551" calcext:value-type="float">
            <text:p>15055.0550550551</text:p>
          </table:table-cell>
          <table:table-cell table:number-columns-repeated="2" office:value-type="float" office:value="1810.31225" calcext:value-type="float">
            <text:p>1810.3122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611" calcext:value-type="float">
            <text:p>-1611</text:p>
          </table:table-cell>
          <table:table-cell office:value-type="float" office:value="15087.0870870871" calcext:value-type="float">
            <text:p>15087.0870870871</text:p>
          </table:table-cell>
          <table:table-cell table:number-columns-repeated="2" office:value-type="float" office:value="1802.43542" calcext:value-type="float">
            <text:p>1802.4354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601" calcext:value-type="float">
            <text:p>-1601</text:p>
          </table:table-cell>
          <table:table-cell office:value-type="float" office:value="15119.1191191191" calcext:value-type="float">
            <text:p>15119.1191191191</text:p>
          </table:table-cell>
          <table:table-cell table:number-columns-repeated="2" office:value-type="float" office:value="1795.13122" calcext:value-type="float">
            <text:p>1795.1312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593" calcext:value-type="float">
            <text:p>-1593</text:p>
          </table:table-cell>
          <table:table-cell office:value-type="float" office:value="15151.1511511512" calcext:value-type="float">
            <text:p>15151.1511511512</text:p>
          </table:table-cell>
          <table:table-cell table:number-columns-repeated="2" office:value-type="float" office:value="1778.49609" calcext:value-type="float">
            <text:p>1778.4960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586" calcext:value-type="float">
            <text:p>-1586</text:p>
          </table:table-cell>
          <table:table-cell office:value-type="float" office:value="15183.1831831832" calcext:value-type="float">
            <text:p>15183.1831831832</text:p>
          </table:table-cell>
          <table:table-cell table:number-columns-repeated="2" office:value-type="float" office:value="1792.98901" calcext:value-type="float">
            <text:p>1792.9890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580" calcext:value-type="float">
            <text:p>-1580</text:p>
          </table:table-cell>
          <table:table-cell office:value-type="float" office:value="15215.2152152152" calcext:value-type="float">
            <text:p>15215.2152152152</text:p>
          </table:table-cell>
          <table:table-cell table:number-columns-repeated="2" office:value-type="float" office:value="1788.57946" calcext:value-type="float">
            <text:p>1788.5794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577" calcext:value-type="float">
            <text:p>-1577</text:p>
          </table:table-cell>
          <table:table-cell office:value-type="float" office:value="15247.2472472472" calcext:value-type="float">
            <text:p>15247.2472472472</text:p>
          </table:table-cell>
          <table:table-cell table:number-columns-repeated="2" office:value-type="float" office:value="1795.17919" calcext:value-type="float">
            <text:p>1795.1791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574" calcext:value-type="float">
            <text:p>-1574</text:p>
          </table:table-cell>
          <table:table-cell office:value-type="float" office:value="15279.2792792793" calcext:value-type="float">
            <text:p>15279.2792792793</text:p>
          </table:table-cell>
          <table:table-cell table:number-columns-repeated="2" office:value-type="float" office:value="1800.09326" calcext:value-type="float">
            <text:p>1800.0932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573" calcext:value-type="float">
            <text:p>-1573</text:p>
          </table:table-cell>
          <table:table-cell office:value-type="float" office:value="15311.3113113113" calcext:value-type="float">
            <text:p>15311.3113113113</text:p>
          </table:table-cell>
          <table:table-cell table:number-columns-repeated="2" office:value-type="float" office:value="1795.55541" calcext:value-type="float">
            <text:p>1795.5554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575" calcext:value-type="float">
            <text:p>-1575</text:p>
          </table:table-cell>
          <table:table-cell office:value-type="float" office:value="15343.3433433433" calcext:value-type="float">
            <text:p>15343.3433433433</text:p>
          </table:table-cell>
          <table:table-cell table:number-columns-repeated="2" office:value-type="float" office:value="1810.31713" calcext:value-type="float">
            <text:p>1810.3171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579" calcext:value-type="float">
            <text:p>-1579</text:p>
          </table:table-cell>
          <table:table-cell office:value-type="float" office:value="15375.3753753754" calcext:value-type="float">
            <text:p>15375.3753753754</text:p>
          </table:table-cell>
          <table:table-cell table:number-columns-repeated="2" office:value-type="float" office:value="1799.53417" calcext:value-type="float">
            <text:p>1799.5341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586" calcext:value-type="float">
            <text:p>-1586</text:p>
          </table:table-cell>
          <table:table-cell office:value-type="float" office:value="15407.4074074074" calcext:value-type="float">
            <text:p>15407.4074074074</text:p>
          </table:table-cell>
          <table:table-cell table:number-columns-repeated="2" office:value-type="float" office:value="1799.42761" calcext:value-type="float">
            <text:p>1799.4276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595" calcext:value-type="float">
            <text:p>-1595</text:p>
          </table:table-cell>
          <table:table-cell office:value-type="float" office:value="15439.4394394394" calcext:value-type="float">
            <text:p>15439.4394394394</text:p>
          </table:table-cell>
          <table:table-cell table:number-columns-repeated="2" office:value-type="float" office:value="1796.64855" calcext:value-type="float">
            <text:p>1796.6485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603" calcext:value-type="float">
            <text:p>-1603</text:p>
          </table:table-cell>
          <table:table-cell office:value-type="float" office:value="15471.4714714715" calcext:value-type="float">
            <text:p>15471.4714714715</text:p>
          </table:table-cell>
          <table:table-cell table:number-columns-repeated="2" office:value-type="float" office:value="1813.94982" calcext:value-type="float">
            <text:p>1813.9498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1614" calcext:value-type="float">
            <text:p>-1614</text:p>
          </table:table-cell>
          <table:table-cell office:value-type="float" office:value="15503.5035035035" calcext:value-type="float">
            <text:p>15503.5035035035</text:p>
          </table:table-cell>
          <table:table-cell table:number-columns-repeated="2" office:value-type="float" office:value="1787.76464" calcext:value-type="float">
            <text:p>1787.7646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624" calcext:value-type="float">
            <text:p>-1624</text:p>
          </table:table-cell>
          <table:table-cell office:value-type="float" office:value="15535.5355355355" calcext:value-type="float">
            <text:p>15535.5355355355</text:p>
          </table:table-cell>
          <table:table-cell table:number-columns-repeated="2" office:value-type="float" office:value="1804.63012" calcext:value-type="float">
            <text:p>1804.6301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635" calcext:value-type="float">
            <text:p>-1635</text:p>
          </table:table-cell>
          <table:table-cell office:value-type="float" office:value="15567.5675675676" calcext:value-type="float">
            <text:p>15567.5675675676</text:p>
          </table:table-cell>
          <table:table-cell table:number-columns-repeated="2" office:value-type="float" office:value="1797.39001" calcext:value-type="float">
            <text:p>1797.3900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647" calcext:value-type="float">
            <text:p>-1647</text:p>
          </table:table-cell>
          <table:table-cell office:value-type="float" office:value="15599.5995995996" calcext:value-type="float">
            <text:p>15599.5995995996</text:p>
          </table:table-cell>
          <table:table-cell table:number-columns-repeated="2" office:value-type="float" office:value="1801.59997" calcext:value-type="float">
            <text:p>1801.5999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662" calcext:value-type="float">
            <text:p>-1662</text:p>
          </table:table-cell>
          <table:table-cell office:value-type="float" office:value="15631.6316316316" calcext:value-type="float">
            <text:p>15631.6316316316</text:p>
          </table:table-cell>
          <table:table-cell table:number-columns-repeated="2" office:value-type="float" office:value="1785.41271" calcext:value-type="float">
            <text:p>1785.4127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677" calcext:value-type="float">
            <text:p>-1677</text:p>
          </table:table-cell>
          <table:table-cell office:value-type="float" office:value="15663.6636636637" calcext:value-type="float">
            <text:p>15663.6636636637</text:p>
          </table:table-cell>
          <table:table-cell table:number-columns-repeated="2" office:value-type="float" office:value="1794.40173" calcext:value-type="float">
            <text:p>1794.4017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692" calcext:value-type="float">
            <text:p>-1692</text:p>
          </table:table-cell>
          <table:table-cell office:value-type="float" office:value="15695.6956956957" calcext:value-type="float">
            <text:p>15695.6956956957</text:p>
          </table:table-cell>
          <table:table-cell table:number-columns-repeated="2" office:value-type="float" office:value="1784.72875" calcext:value-type="float">
            <text:p>1784.7287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706" calcext:value-type="float">
            <text:p>-1706</text:p>
          </table:table-cell>
          <table:table-cell office:value-type="float" office:value="15727.7277277277" calcext:value-type="float">
            <text:p>15727.7277277277</text:p>
          </table:table-cell>
          <table:table-cell table:number-columns-repeated="2" office:value-type="float" office:value="1794.30004" calcext:value-type="float">
            <text:p>1794.3000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724" calcext:value-type="float">
            <text:p>-1724</text:p>
          </table:table-cell>
          <table:table-cell office:value-type="float" office:value="15759.7597597598" calcext:value-type="float">
            <text:p>15759.7597597598</text:p>
          </table:table-cell>
          <table:table-cell table:number-columns-repeated="2" office:value-type="float" office:value="1801.97631" calcext:value-type="float">
            <text:p>1801.9763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741" calcext:value-type="float">
            <text:p>-1741</text:p>
          </table:table-cell>
          <table:table-cell office:value-type="float" office:value="15791.7917917918" calcext:value-type="float">
            <text:p>15791.7917917918</text:p>
          </table:table-cell>
          <table:table-cell table:number-columns-repeated="2" office:value-type="float" office:value="1806.17773" calcext:value-type="float">
            <text:p>1806.1777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758" calcext:value-type="float">
            <text:p>-1758</text:p>
          </table:table-cell>
          <table:table-cell office:value-type="float" office:value="15823.8238238238" calcext:value-type="float">
            <text:p>15823.8238238238</text:p>
          </table:table-cell>
          <table:table-cell table:number-columns-repeated="2" office:value-type="float" office:value="1803.34985" calcext:value-type="float">
            <text:p>1803.3498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776" calcext:value-type="float">
            <text:p>-1776</text:p>
          </table:table-cell>
          <table:table-cell office:value-type="float" office:value="15855.8558558559" calcext:value-type="float">
            <text:p>15855.8558558559</text:p>
          </table:table-cell>
          <table:table-cell table:number-columns-repeated="2" office:value-type="float" office:value="1799.65014" calcext:value-type="float">
            <text:p>1799.6501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791" calcext:value-type="float">
            <text:p>-1791</text:p>
          </table:table-cell>
          <table:table-cell office:value-type="float" office:value="15887.8878878879" calcext:value-type="float">
            <text:p>15887.8878878879</text:p>
          </table:table-cell>
          <table:table-cell table:number-columns-repeated="2" office:value-type="float" office:value="1797.21948" calcext:value-type="float">
            <text:p>1797.2194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804" calcext:value-type="float">
            <text:p>-1804</text:p>
          </table:table-cell>
          <table:table-cell office:value-type="float" office:value="15919.9199199199" calcext:value-type="float">
            <text:p>15919.9199199199</text:p>
          </table:table-cell>
          <table:table-cell table:number-columns-repeated="2" office:value-type="float" office:value="1809.82531" calcext:value-type="float">
            <text:p>1809.8253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817" calcext:value-type="float">
            <text:p>-1817</text:p>
          </table:table-cell>
          <table:table-cell office:value-type="float" office:value="15951.951951952" calcext:value-type="float">
            <text:p>15951.951951952</text:p>
          </table:table-cell>
          <table:table-cell table:number-columns-repeated="2" office:value-type="float" office:value="1799.81384" calcext:value-type="float">
            <text:p>1799.8138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831" calcext:value-type="float">
            <text:p>-1831</text:p>
          </table:table-cell>
          <table:table-cell office:value-type="float" office:value="15983.983983984" calcext:value-type="float">
            <text:p>15983.983983984</text:p>
          </table:table-cell>
          <table:table-cell table:number-columns-repeated="2" office:value-type="float" office:value="1789.71533" calcext:value-type="float">
            <text:p>1789.715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845" calcext:value-type="float">
            <text:p>-1845</text:p>
          </table:table-cell>
          <table:table-cell office:value-type="float" office:value="16016.016016016" calcext:value-type="float">
            <text:p>16016.016016016</text:p>
          </table:table-cell>
          <table:table-cell table:number-columns-repeated="2" office:value-type="float" office:value="1789.71533" calcext:value-type="float">
            <text:p>1789.7153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860" calcext:value-type="float">
            <text:p>-1860</text:p>
          </table:table-cell>
          <table:table-cell office:value-type="float" office:value="16048.048048048" calcext:value-type="float">
            <text:p>16048.048048048</text:p>
          </table:table-cell>
          <table:table-cell table:number-columns-repeated="2" office:value-type="float" office:value="1799.81384" calcext:value-type="float">
            <text:p>1799.8138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1876" calcext:value-type="float">
            <text:p>-1876</text:p>
          </table:table-cell>
          <table:table-cell office:value-type="float" office:value="16080.0800800801" calcext:value-type="float">
            <text:p>16080.0800800801</text:p>
          </table:table-cell>
          <table:table-cell table:number-columns-repeated="2" office:value-type="float" office:value="1809.82531" calcext:value-type="float">
            <text:p>1809.8253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889" calcext:value-type="float">
            <text:p>-1889</text:p>
          </table:table-cell>
          <table:table-cell office:value-type="float" office:value="16112.1121121121" calcext:value-type="float">
            <text:p>16112.1121121121</text:p>
          </table:table-cell>
          <table:table-cell table:number-columns-repeated="2" office:value-type="float" office:value="1797.21948" calcext:value-type="float">
            <text:p>1797.2194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901" calcext:value-type="float">
            <text:p>-1901</text:p>
          </table:table-cell>
          <table:table-cell office:value-type="float" office:value="16144.1441441441" calcext:value-type="float">
            <text:p>16144.1441441441</text:p>
          </table:table-cell>
          <table:table-cell table:number-columns-repeated="2" office:value-type="float" office:value="1799.65014" calcext:value-type="float">
            <text:p>1799.6501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913" calcext:value-type="float">
            <text:p>-1913</text:p>
          </table:table-cell>
          <table:table-cell office:value-type="float" office:value="16176.1761761762" calcext:value-type="float">
            <text:p>16176.1761761762</text:p>
          </table:table-cell>
          <table:table-cell table:number-columns-repeated="2" office:value-type="float" office:value="1803.34985" calcext:value-type="float">
            <text:p>1803.3498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921" calcext:value-type="float">
            <text:p>-1921</text:p>
          </table:table-cell>
          <table:table-cell office:value-type="float" office:value="16208.2082082082" calcext:value-type="float">
            <text:p>16208.2082082082</text:p>
          </table:table-cell>
          <table:table-cell table:number-columns-repeated="2" office:value-type="float" office:value="1806.17773" calcext:value-type="float">
            <text:p>1806.1777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927" calcext:value-type="float">
            <text:p>-1927</text:p>
          </table:table-cell>
          <table:table-cell office:value-type="float" office:value="16240.2402402402" calcext:value-type="float">
            <text:p>16240.2402402402</text:p>
          </table:table-cell>
          <table:table-cell table:number-columns-repeated="2" office:value-type="float" office:value="1801.97631" calcext:value-type="float">
            <text:p>1801.9763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1932" calcext:value-type="float">
            <text:p>-1932</text:p>
          </table:table-cell>
          <table:table-cell office:value-type="float" office:value="16272.2722722723" calcext:value-type="float">
            <text:p>16272.2722722723</text:p>
          </table:table-cell>
          <table:table-cell table:number-columns-repeated="2" office:value-type="float" office:value="1794.30004" calcext:value-type="float">
            <text:p>1794.300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938" calcext:value-type="float">
            <text:p>-1938</text:p>
          </table:table-cell>
          <table:table-cell office:value-type="float" office:value="16304.3043043043" calcext:value-type="float">
            <text:p>16304.3043043043</text:p>
          </table:table-cell>
          <table:table-cell table:number-columns-repeated="2" office:value-type="float" office:value="1784.72875" calcext:value-type="float">
            <text:p>1784.7287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944" calcext:value-type="float">
            <text:p>-1944</text:p>
          </table:table-cell>
          <table:table-cell office:value-type="float" office:value="16336.3363363363" calcext:value-type="float">
            <text:p>16336.3363363363</text:p>
          </table:table-cell>
          <table:table-cell table:number-columns-repeated="2" office:value-type="float" office:value="1794.40173" calcext:value-type="float">
            <text:p>1794.4017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948" calcext:value-type="float">
            <text:p>-1948</text:p>
          </table:table-cell>
          <table:table-cell office:value-type="float" office:value="16368.3683683684" calcext:value-type="float">
            <text:p>16368.3683683684</text:p>
          </table:table-cell>
          <table:table-cell table:number-columns-repeated="2" office:value-type="float" office:value="1785.41271" calcext:value-type="float">
            <text:p>1785.412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953" calcext:value-type="float">
            <text:p>-1953</text:p>
          </table:table-cell>
          <table:table-cell office:value-type="float" office:value="16400.4004004004" calcext:value-type="float">
            <text:p>16400.4004004004</text:p>
          </table:table-cell>
          <table:table-cell table:number-columns-repeated="2" office:value-type="float" office:value="1801.59997" calcext:value-type="float">
            <text:p>1801.5999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955" calcext:value-type="float">
            <text:p>-1955</text:p>
          </table:table-cell>
          <table:table-cell office:value-type="float" office:value="16432.4324324324" calcext:value-type="float">
            <text:p>16432.4324324324</text:p>
          </table:table-cell>
          <table:table-cell table:number-columns-repeated="2" office:value-type="float" office:value="1797.39001" calcext:value-type="float">
            <text:p>1797.3900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1959" calcext:value-type="float">
            <text:p>-1959</text:p>
          </table:table-cell>
          <table:table-cell office:value-type="float" office:value="16464.4644644645" calcext:value-type="float">
            <text:p>16464.4644644645</text:p>
          </table:table-cell>
          <table:table-cell table:number-columns-repeated="2" office:value-type="float" office:value="1804.63012" calcext:value-type="float">
            <text:p>1804.6301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963" calcext:value-type="float">
            <text:p>-1963</text:p>
          </table:table-cell>
          <table:table-cell office:value-type="float" office:value="16496.4964964965" calcext:value-type="float">
            <text:p>16496.4964964965</text:p>
          </table:table-cell>
          <table:table-cell table:number-columns-repeated="2" office:value-type="float" office:value="1787.76464" calcext:value-type="float">
            <text:p>1787.7646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1963" calcext:value-type="float">
            <text:p>-1963</text:p>
          </table:table-cell>
          <table:table-cell office:value-type="float" office:value="16528.5285285285" calcext:value-type="float">
            <text:p>16528.5285285285</text:p>
          </table:table-cell>
          <table:table-cell table:number-columns-repeated="2" office:value-type="float" office:value="1813.94982" calcext:value-type="float">
            <text:p>1813.9498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960" calcext:value-type="float">
            <text:p>-1960</text:p>
          </table:table-cell>
          <table:table-cell office:value-type="float" office:value="16560.5605605606" calcext:value-type="float">
            <text:p>16560.5605605606</text:p>
          </table:table-cell>
          <table:table-cell table:number-columns-repeated="2" office:value-type="float" office:value="1796.64855" calcext:value-type="float">
            <text:p>1796.6485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1955" calcext:value-type="float">
            <text:p>-1955</text:p>
          </table:table-cell>
          <table:table-cell office:value-type="float" office:value="16592.5925925926" calcext:value-type="float">
            <text:p>16592.5925925926</text:p>
          </table:table-cell>
          <table:table-cell table:number-columns-repeated="2" office:value-type="float" office:value="1799.42761" calcext:value-type="float">
            <text:p>1799.4276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948" calcext:value-type="float">
            <text:p>-1948</text:p>
          </table:table-cell>
          <table:table-cell office:value-type="float" office:value="16624.6246246246" calcext:value-type="float">
            <text:p>16624.6246246246</text:p>
          </table:table-cell>
          <table:table-cell table:number-columns-repeated="2" office:value-type="float" office:value="1799.53417" calcext:value-type="float">
            <text:p>1799.5341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939" calcext:value-type="float">
            <text:p>-1939</text:p>
          </table:table-cell>
          <table:table-cell office:value-type="float" office:value="16656.6566566567" calcext:value-type="float">
            <text:p>16656.6566566567</text:p>
          </table:table-cell>
          <table:table-cell table:number-columns-repeated="2" office:value-type="float" office:value="1810.31713" calcext:value-type="float">
            <text:p>1810.3171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932" calcext:value-type="float">
            <text:p>-1932</text:p>
          </table:table-cell>
          <table:table-cell office:value-type="float" office:value="16688.6886886887" calcext:value-type="float">
            <text:p>16688.6886886887</text:p>
          </table:table-cell>
          <table:table-cell table:number-columns-repeated="2" office:value-type="float" office:value="1795.55541" calcext:value-type="float">
            <text:p>1795.5554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1923" calcext:value-type="float">
            <text:p>-1923</text:p>
          </table:table-cell>
          <table:table-cell office:value-type="float" office:value="16720.7207207207" calcext:value-type="float">
            <text:p>16720.7207207207</text:p>
          </table:table-cell>
          <table:table-cell table:number-columns-repeated="2" office:value-type="float" office:value="1800.09326" calcext:value-type="float">
            <text:p>1800.0932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914" calcext:value-type="float">
            <text:p>-1914</text:p>
          </table:table-cell>
          <table:table-cell office:value-type="float" office:value="16752.7527527528" calcext:value-type="float">
            <text:p>16752.7527527528</text:p>
          </table:table-cell>
          <table:table-cell table:number-columns-repeated="2" office:value-type="float" office:value="1795.17919" calcext:value-type="float">
            <text:p>1795.1791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1903" calcext:value-type="float">
            <text:p>-1903</text:p>
          </table:table-cell>
          <table:table-cell office:value-type="float" office:value="16784.7847847848" calcext:value-type="float">
            <text:p>16784.7847847848</text:p>
          </table:table-cell>
          <table:table-cell table:number-columns-repeated="2" office:value-type="float" office:value="1788.57946" calcext:value-type="float">
            <text:p>1788.5794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891" calcext:value-type="float">
            <text:p>-1891</text:p>
          </table:table-cell>
          <table:table-cell office:value-type="float" office:value="16816.8168168168" calcext:value-type="float">
            <text:p>16816.8168168168</text:p>
          </table:table-cell>
          <table:table-cell table:number-columns-repeated="2" office:value-type="float" office:value="1792.98901" calcext:value-type="float">
            <text:p>1792.9890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1875" calcext:value-type="float">
            <text:p>-1875</text:p>
          </table:table-cell>
          <table:table-cell office:value-type="float" office:value="16848.8488488488" calcext:value-type="float">
            <text:p>16848.8488488488</text:p>
          </table:table-cell>
          <table:table-cell table:number-columns-repeated="2" office:value-type="float" office:value="1778.49609" calcext:value-type="float">
            <text:p>1778.4960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860" calcext:value-type="float">
            <text:p>-1860</text:p>
          </table:table-cell>
          <table:table-cell office:value-type="float" office:value="16880.8808808809" calcext:value-type="float">
            <text:p>16880.8808808809</text:p>
          </table:table-cell>
          <table:table-cell table:number-columns-repeated="2" office:value-type="float" office:value="1795.13122" calcext:value-type="float">
            <text:p>1795.1312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845" calcext:value-type="float">
            <text:p>-1845</text:p>
          </table:table-cell>
          <table:table-cell office:value-type="float" office:value="16912.9129129129" calcext:value-type="float">
            <text:p>16912.9129129129</text:p>
          </table:table-cell>
          <table:table-cell table:number-columns-repeated="2" office:value-type="float" office:value="1802.43542" calcext:value-type="float">
            <text:p>1802.4354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829" calcext:value-type="float">
            <text:p>-1829</text:p>
          </table:table-cell>
          <table:table-cell office:value-type="float" office:value="16944.9449449449" calcext:value-type="float">
            <text:p>16944.9449449449</text:p>
          </table:table-cell>
          <table:table-cell table:number-columns-repeated="2" office:value-type="float" office:value="1810.31225" calcext:value-type="float">
            <text:p>1810.3122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1812" calcext:value-type="float">
            <text:p>-1812</text:p>
          </table:table-cell>
          <table:table-cell office:value-type="float" office:value="16976.976976977" calcext:value-type="float">
            <text:p>16976.976976977</text:p>
          </table:table-cell>
          <table:table-cell table:number-columns-repeated="2" office:value-type="float" office:value="1781.30383" calcext:value-type="float">
            <text:p>1781.3038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793" calcext:value-type="float">
            <text:p>-1793</text:p>
          </table:table-cell>
          <table:table-cell office:value-type="float" office:value="17009.009009009" calcext:value-type="float">
            <text:p>17009.009009009</text:p>
          </table:table-cell>
          <table:table-cell table:number-columns-repeated="2" office:value-type="float" office:value="1798.44421" calcext:value-type="float">
            <text:p>1798.4442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1775" calcext:value-type="float">
            <text:p>-1775</text:p>
          </table:table-cell>
          <table:table-cell office:value-type="float" office:value="17041.041041041" calcext:value-type="float">
            <text:p>17041.041041041</text:p>
          </table:table-cell>
          <table:table-cell table:number-columns-repeated="2" office:value-type="float" office:value="1808.88061" calcext:value-type="float">
            <text:p>1808.8806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760" calcext:value-type="float">
            <text:p>-1760</text:p>
          </table:table-cell>
          <table:table-cell office:value-type="float" office:value="17073.0730730731" calcext:value-type="float">
            <text:p>17073.0730730731</text:p>
          </table:table-cell>
          <table:table-cell table:number-columns-repeated="2" office:value-type="float" office:value="1806.26562" calcext:value-type="float">
            <text:p>1806.2656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1744" calcext:value-type="float">
            <text:p>-1744</text:p>
          </table:table-cell>
          <table:table-cell office:value-type="float" office:value="17105.1051051051" calcext:value-type="float">
            <text:p>17105.1051051051</text:p>
          </table:table-cell>
          <table:table-cell table:number-columns-repeated="2" office:value-type="float" office:value="1793.4757" calcext:value-type="float">
            <text:p>1793.475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727" calcext:value-type="float">
            <text:p>-1727</text:p>
          </table:table-cell>
          <table:table-cell office:value-type="float" office:value="17137.1371371371" calcext:value-type="float">
            <text:p>17137.1371371371</text:p>
          </table:table-cell>
          <table:table-cell table:number-columns-repeated="2" office:value-type="float" office:value="1786.66931" calcext:value-type="float">
            <text:p>1786.6693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1710" calcext:value-type="float">
            <text:p>-1710</text:p>
          </table:table-cell>
          <table:table-cell office:value-type="float" office:value="17169.1691691692" calcext:value-type="float">
            <text:p>17169.1691691692</text:p>
          </table:table-cell>
          <table:table-cell table:number-columns-repeated="2" office:value-type="float" office:value="1796.03955" calcext:value-type="float">
            <text:p>1796.0395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692" calcext:value-type="float">
            <text:p>-1692</text:p>
          </table:table-cell>
          <table:table-cell office:value-type="float" office:value="17201.2012012012" calcext:value-type="float">
            <text:p>17201.2012012012</text:p>
          </table:table-cell>
          <table:table-cell table:number-columns-repeated="2" office:value-type="float" office:value="1797.8225" calcext:value-type="float">
            <text:p>1797.822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1675" calcext:value-type="float">
            <text:p>-1675</text:p>
          </table:table-cell>
          <table:table-cell office:value-type="float" office:value="17233.2332332332" calcext:value-type="float">
            <text:p>17233.2332332332</text:p>
          </table:table-cell>
          <table:table-cell table:number-columns-repeated="2" office:value-type="float" office:value="1813.1903" calcext:value-type="float">
            <text:p>1813.190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659" calcext:value-type="float">
            <text:p>-1659</text:p>
          </table:table-cell>
          <table:table-cell office:value-type="float" office:value="17265.2652652653" calcext:value-type="float">
            <text:p>17265.2652652653</text:p>
          </table:table-cell>
          <table:table-cell table:number-columns-repeated="2" office:value-type="float" office:value="1805.8706" calcext:value-type="float">
            <text:p>1805.870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1646" calcext:value-type="float">
            <text:p>-1646</text:p>
          </table:table-cell>
          <table:table-cell office:value-type="float" office:value="17297.2972972973" calcext:value-type="float">
            <text:p>17297.2972972973</text:p>
          </table:table-cell>
          <table:table-cell table:number-columns-repeated="2" office:value-type="float" office:value="1797.4812" calcext:value-type="float">
            <text:p>1797.481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636" calcext:value-type="float">
            <text:p>-1636</text:p>
          </table:table-cell>
          <table:table-cell office:value-type="float" office:value="17329.3293293293" calcext:value-type="float">
            <text:p>17329.3293293293</text:p>
          </table:table-cell>
          <table:table-cell table:number-columns-repeated="2" office:value-type="float" office:value="1806.17797" calcext:value-type="float">
            <text:p>1806.1779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1625" calcext:value-type="float">
            <text:p>-1625</text:p>
          </table:table-cell>
          <table:table-cell office:value-type="float" office:value="17361.3613613614" calcext:value-type="float">
            <text:p>17361.3613613614</text:p>
          </table:table-cell>
          <table:table-cell table:number-columns-repeated="2" office:value-type="float" office:value="1795.91784" calcext:value-type="float">
            <text:p>1795.9178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615" calcext:value-type="float">
            <text:p>-1615</text:p>
          </table:table-cell>
          <table:table-cell office:value-type="float" office:value="17393.3933933934" calcext:value-type="float">
            <text:p>17393.3933933934</text:p>
          </table:table-cell>
          <table:table-cell table:number-columns-repeated="2" office:value-type="float" office:value="1793.99938" calcext:value-type="float">
            <text:p>1793.9993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1606" calcext:value-type="float">
            <text:p>-1606</text:p>
          </table:table-cell>
          <table:table-cell office:value-type="float" office:value="17425.4254254254" calcext:value-type="float">
            <text:p>17425.4254254254</text:p>
          </table:table-cell>
          <table:table-cell table:number-columns-repeated="2" office:value-type="float" office:value="1799.89489" calcext:value-type="float">
            <text:p>1799.8948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596" calcext:value-type="float">
            <text:p>-1596</text:p>
          </table:table-cell>
          <table:table-cell office:value-type="float" office:value="17457.4574574575" calcext:value-type="float">
            <text:p>17457.4574574575</text:p>
          </table:table-cell>
          <table:table-cell table:number-columns-repeated="2" office:value-type="float" office:value="1805.7246" calcext:value-type="float">
            <text:p>1805.724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588" calcext:value-type="float">
            <text:p>-1588</text:p>
          </table:table-cell>
          <table:table-cell office:value-type="float" office:value="17489.4894894895" calcext:value-type="float">
            <text:p>17489.4894894895</text:p>
          </table:table-cell>
          <table:table-cell table:number-columns-repeated="2" office:value-type="float" office:value="1801.72387" calcext:value-type="float">
            <text:p>1801.7238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582" calcext:value-type="float">
            <text:p>-1582</text:p>
          </table:table-cell>
          <table:table-cell office:value-type="float" office:value="17521.5215215215" calcext:value-type="float">
            <text:p>17521.5215215215</text:p>
          </table:table-cell>
          <table:table-cell table:number-columns-repeated="2" office:value-type="float" office:value="1799.22509" calcext:value-type="float">
            <text:p>1799.2250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1577" calcext:value-type="float">
            <text:p>-1577</text:p>
          </table:table-cell>
          <table:table-cell office:value-type="float" office:value="17553.5535535536" calcext:value-type="float">
            <text:p>17553.5535535536</text:p>
          </table:table-cell>
          <table:table-cell table:number-columns-repeated="2" office:value-type="float" office:value="1806.4215" calcext:value-type="float">
            <text:p>1806.421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572" calcext:value-type="float">
            <text:p>-1572</text:p>
          </table:table-cell>
          <table:table-cell office:value-type="float" office:value="17585.5855855856" calcext:value-type="float">
            <text:p>17585.5855855856</text:p>
          </table:table-cell>
          <table:table-cell table:number-columns-repeated="2" office:value-type="float" office:value="1804.49121" calcext:value-type="float">
            <text:p>1804.4912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1570" calcext:value-type="float">
            <text:p>-1570</text:p>
          </table:table-cell>
          <table:table-cell office:value-type="float" office:value="17617.6176176176" calcext:value-type="float">
            <text:p>17617.6176176176</text:p>
          </table:table-cell>
          <table:table-cell table:number-columns-repeated="2" office:value-type="float" office:value="1807.76635" calcext:value-type="float">
            <text:p>1807.7663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569" calcext:value-type="float">
            <text:p>-1569</text:p>
          </table:table-cell>
          <table:table-cell office:value-type="float" office:value="17649.6496496497" calcext:value-type="float">
            <text:p>17649.6496496497</text:p>
          </table:table-cell>
          <table:table-cell table:number-columns-repeated="2" office:value-type="float" office:value="1811.156" calcext:value-type="float">
            <text:p>1811.15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1570" calcext:value-type="float">
            <text:p>-1570</text:p>
          </table:table-cell>
          <table:table-cell office:value-type="float" office:value="17681.6816816817" calcext:value-type="float">
            <text:p>17681.6816816817</text:p>
          </table:table-cell>
          <table:table-cell table:number-columns-repeated="2" office:value-type="float" office:value="1805.9143" calcext:value-type="float">
            <text:p>1805.914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574" calcext:value-type="float">
            <text:p>-1574</text:p>
          </table:table-cell>
          <table:table-cell office:value-type="float" office:value="17713.7137137137" calcext:value-type="float">
            <text:p>17713.7137137137</text:p>
          </table:table-cell>
          <table:table-cell table:number-columns-repeated="2" office:value-type="float" office:value="1799.79199" calcext:value-type="float">
            <text:p>1799.7919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1581" calcext:value-type="float">
            <text:p>-1581</text:p>
          </table:table-cell>
          <table:table-cell office:value-type="float" office:value="17745.7457457457" calcext:value-type="float">
            <text:p>17745.7457457457</text:p>
          </table:table-cell>
          <table:table-cell table:number-columns-repeated="2" office:value-type="float" office:value="1795.11767" calcext:value-type="float">
            <text:p>1795.1176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589" calcext:value-type="float">
            <text:p>-1589</text:p>
          </table:table-cell>
          <table:table-cell office:value-type="float" office:value="17777.7777777778" calcext:value-type="float">
            <text:p>17777.7777777778</text:p>
          </table:table-cell>
          <table:table-cell table:number-columns-repeated="2" office:value-type="float" office:value="1792.05163" calcext:value-type="float">
            <text:p>1792.0516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599" calcext:value-type="float">
            <text:p>-1599</text:p>
          </table:table-cell>
          <table:table-cell office:value-type="float" office:value="17809.8098098098" calcext:value-type="float">
            <text:p>17809.8098098098</text:p>
          </table:table-cell>
          <table:table-cell table:number-columns-repeated="2" office:value-type="float" office:value="1800.47509" calcext:value-type="float">
            <text:p>1800.4750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609" calcext:value-type="float">
            <text:p>-1609</text:p>
          </table:table-cell>
          <table:table-cell office:value-type="float" office:value="17841.8418418418" calcext:value-type="float">
            <text:p>17841.8418418418</text:p>
          </table:table-cell>
          <table:table-cell table:number-columns-repeated="2" office:value-type="float" office:value="1793.32543" calcext:value-type="float">
            <text:p>1793.3254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1618" calcext:value-type="float">
            <text:p>-1618</text:p>
          </table:table-cell>
          <table:table-cell office:value-type="float" office:value="17873.8738738739" calcext:value-type="float">
            <text:p>17873.8738738739</text:p>
          </table:table-cell>
          <table:table-cell table:number-columns-repeated="2" office:value-type="float" office:value="1809.42041" calcext:value-type="float">
            <text:p>1809.4204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630" calcext:value-type="float">
            <text:p>-1630</text:p>
          </table:table-cell>
          <table:table-cell office:value-type="float" office:value="17905.9059059059" calcext:value-type="float">
            <text:p>17905.9059059059</text:p>
          </table:table-cell>
          <table:table-cell table:number-columns-repeated="2" office:value-type="float" office:value="1806.12695" calcext:value-type="float">
            <text:p>1806.1269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642" calcext:value-type="float">
            <text:p>-1642</text:p>
          </table:table-cell>
          <table:table-cell office:value-type="float" office:value="17937.9379379379" calcext:value-type="float">
            <text:p>17937.9379379379</text:p>
          </table:table-cell>
          <table:table-cell table:number-columns-repeated="2" office:value-type="float" office:value="1801.94372" calcext:value-type="float">
            <text:p>1801.9437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656" calcext:value-type="float">
            <text:p>-1656</text:p>
          </table:table-cell>
          <table:table-cell office:value-type="float" office:value="17969.96996997" calcext:value-type="float">
            <text:p>17969.96996997</text:p>
          </table:table-cell>
          <table:table-cell table:number-columns-repeated="2" office:value-type="float" office:value="1802.08374" calcext:value-type="float">
            <text:p>1802.0837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671" calcext:value-type="float">
            <text:p>-1671</text:p>
          </table:table-cell>
          <table:table-cell office:value-type="float" office:value="18002.002002002" calcext:value-type="float">
            <text:p>18002.002002002</text:p>
          </table:table-cell>
          <table:table-cell table:number-columns-repeated="2" office:value-type="float" office:value="1806.30932" calcext:value-type="float">
            <text:p>1806.3093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687" calcext:value-type="float">
            <text:p>-1687</text:p>
          </table:table-cell>
          <table:table-cell office:value-type="float" office:value="18034.034034034" calcext:value-type="float">
            <text:p>18034.034034034</text:p>
          </table:table-cell>
          <table:table-cell table:number-columns-repeated="2" office:value-type="float" office:value="1800.66467" calcext:value-type="float">
            <text:p>1800.6646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1702" calcext:value-type="float">
            <text:p>-1702</text:p>
          </table:table-cell>
          <table:table-cell office:value-type="float" office:value="18066.0660660661" calcext:value-type="float">
            <text:p>18066.0660660661</text:p>
          </table:table-cell>
          <table:table-cell table:number-columns-repeated="2" office:value-type="float" office:value="1800.77038" calcext:value-type="float">
            <text:p>1800.7703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719" calcext:value-type="float">
            <text:p>-1719</text:p>
          </table:table-cell>
          <table:table-cell office:value-type="float" office:value="18098.0980980981" calcext:value-type="float">
            <text:p>18098.0980980981</text:p>
          </table:table-cell>
          <table:table-cell table:number-columns-repeated="2" office:value-type="float" office:value="1804.74072" calcext:value-type="float">
            <text:p>1804.7407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1737" calcext:value-type="float">
            <text:p>-1737</text:p>
          </table:table-cell>
          <table:table-cell office:value-type="float" office:value="18130.1301301301" calcext:value-type="float">
            <text:p>18130.1301301301</text:p>
          </table:table-cell>
          <table:table-cell table:number-columns-repeated="2" office:value-type="float" office:value="1791.88708" calcext:value-type="float">
            <text:p>1791.8870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754" calcext:value-type="float">
            <text:p>-1754</text:p>
          </table:table-cell>
          <table:table-cell office:value-type="float" office:value="18162.1621621622" calcext:value-type="float">
            <text:p>18162.1621621622</text:p>
          </table:table-cell>
          <table:table-cell table:number-columns-repeated="2" office:value-type="float" office:value="1795.15991" calcext:value-type="float">
            <text:p>1795.1599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1771" calcext:value-type="float">
            <text:p>-1771</text:p>
          </table:table-cell>
          <table:table-cell office:value-type="float" office:value="18194.1941941942" calcext:value-type="float">
            <text:p>18194.1941941942</text:p>
          </table:table-cell>
          <table:table-cell table:number-columns-repeated="2" office:value-type="float" office:value="1796.38781" calcext:value-type="float">
            <text:p>1796.3878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788" calcext:value-type="float">
            <text:p>-1788</text:p>
          </table:table-cell>
          <table:table-cell office:value-type="float" office:value="18226.2262262262" calcext:value-type="float">
            <text:p>18226.2262262262</text:p>
          </table:table-cell>
          <table:table-cell table:number-columns-repeated="2" office:value-type="float" office:value="1801.59057" calcext:value-type="float">
            <text:p>1801.5905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801" calcext:value-type="float">
            <text:p>-1801</text:p>
          </table:table-cell>
          <table:table-cell office:value-type="float" office:value="18258.2582582583" calcext:value-type="float">
            <text:p>18258.2582582583</text:p>
          </table:table-cell>
          <table:table-cell table:number-columns-repeated="2" office:value-type="float" office:value="1805.79187" calcext:value-type="float">
            <text:p>1805.7918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814" calcext:value-type="float">
            <text:p>-1814</text:p>
          </table:table-cell>
          <table:table-cell office:value-type="float" office:value="18290.2902902903" calcext:value-type="float">
            <text:p>18290.2902902903</text:p>
          </table:table-cell>
          <table:table-cell table:number-columns-repeated="2" office:value-type="float" office:value="1797.39526" calcext:value-type="float">
            <text:p>1797.3952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1828" calcext:value-type="float">
            <text:p>-1828</text:p>
          </table:table-cell>
          <table:table-cell office:value-type="float" office:value="18322.3223223223" calcext:value-type="float">
            <text:p>18322.3223223223</text:p>
          </table:table-cell>
          <table:table-cell table:number-columns-repeated="2" office:value-type="float" office:value="1820.71655" calcext:value-type="float">
            <text:p>1820.7165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842" calcext:value-type="float">
            <text:p>-1842</text:p>
          </table:table-cell>
          <table:table-cell office:value-type="float" office:value="18354.3543543544" calcext:value-type="float">
            <text:p>18354.3543543544</text:p>
          </table:table-cell>
          <table:table-cell table:number-columns-repeated="2" office:value-type="float" office:value="1808.50097" calcext:value-type="float">
            <text:p>1808.5009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1857" calcext:value-type="float">
            <text:p>-1857</text:p>
          </table:table-cell>
          <table:table-cell office:value-type="float" office:value="18386.3863863864" calcext:value-type="float">
            <text:p>18386.3863863864</text:p>
          </table:table-cell>
          <table:table-cell table:number-columns-repeated="2" office:value-type="float" office:value="1786.62329" calcext:value-type="float">
            <text:p>1786.6232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872" calcext:value-type="float">
            <text:p>-1872</text:p>
          </table:table-cell>
          <table:table-cell office:value-type="float" office:value="18418.4184184184" calcext:value-type="float">
            <text:p>18418.4184184184</text:p>
          </table:table-cell>
          <table:table-cell table:number-columns-repeated="2" office:value-type="float" office:value="1801.71289" calcext:value-type="float">
            <text:p>1801.7128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1886" calcext:value-type="float">
            <text:p>-1886</text:p>
          </table:table-cell>
          <table:table-cell office:value-type="float" office:value="18450.4504504505" calcext:value-type="float">
            <text:p>18450.4504504505</text:p>
          </table:table-cell>
          <table:table-cell table:number-columns-repeated="2" office:value-type="float" office:value="1806.18444" calcext:value-type="float">
            <text:p>1806.1844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899" calcext:value-type="float">
            <text:p>-1899</text:p>
          </table:table-cell>
          <table:table-cell office:value-type="float" office:value="18482.4824824825" calcext:value-type="float">
            <text:p>18482.4824824825</text:p>
          </table:table-cell>
          <table:table-cell table:number-columns-repeated="2" office:value-type="float" office:value="1810.98144" calcext:value-type="float">
            <text:p>1810.9814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1907" calcext:value-type="float">
            <text:p>-1907</text:p>
          </table:table-cell>
          <table:table-cell office:value-type="float" office:value="18514.5145145145" calcext:value-type="float">
            <text:p>18514.5145145145</text:p>
          </table:table-cell>
          <table:table-cell table:number-columns-repeated="2" office:value-type="float" office:value="1811.91064" calcext:value-type="float">
            <text:p>1811.9106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914" calcext:value-type="float">
            <text:p>-1914</text:p>
          </table:table-cell>
          <table:table-cell office:value-type="float" office:value="18546.5465465465" calcext:value-type="float">
            <text:p>18546.5465465465</text:p>
          </table:table-cell>
          <table:table-cell table:number-columns-repeated="2" office:value-type="float" office:value="1808.4519" calcext:value-type="float">
            <text:p>1808.451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1922" calcext:value-type="float">
            <text:p>-1922</text:p>
          </table:table-cell>
          <table:table-cell office:value-type="float" office:value="18578.5785785786" calcext:value-type="float">
            <text:p>18578.5785785786</text:p>
          </table:table-cell>
          <table:table-cell table:number-columns-repeated="2" office:value-type="float" office:value="1796.81616" calcext:value-type="float">
            <text:p>1796.8161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929" calcext:value-type="float">
            <text:p>-1929</text:p>
          </table:table-cell>
          <table:table-cell office:value-type="float" office:value="18610.6106106106" calcext:value-type="float">
            <text:p>18610.6106106106</text:p>
          </table:table-cell>
          <table:table-cell table:number-columns-repeated="2" office:value-type="float" office:value="1812.61425" calcext:value-type="float">
            <text:p>1812.6142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1936" calcext:value-type="float">
            <text:p>-1936</text:p>
          </table:table-cell>
          <table:table-cell office:value-type="float" office:value="18642.6426426426" calcext:value-type="float">
            <text:p>18642.6426426426</text:p>
          </table:table-cell>
          <table:table-cell table:number-columns-repeated="2" office:value-type="float" office:value="1789.50012" calcext:value-type="float">
            <text:p>1789.5001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942" calcext:value-type="float">
            <text:p>-1942</text:p>
          </table:table-cell>
          <table:table-cell office:value-type="float" office:value="18674.6746746747" calcext:value-type="float">
            <text:p>18674.6746746747</text:p>
          </table:table-cell>
          <table:table-cell table:number-columns-repeated="2" office:value-type="float" office:value="1798.84558" calcext:value-type="float">
            <text:p>1798.8455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1947" calcext:value-type="float">
            <text:p>-1947</text:p>
          </table:table-cell>
          <table:table-cell office:value-type="float" office:value="18706.7067067067" calcext:value-type="float">
            <text:p>18706.7067067067</text:p>
          </table:table-cell>
          <table:table-cell table:number-columns-repeated="2" office:value-type="float" office:value="1814.29003" calcext:value-type="float">
            <text:p>1814.2900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951" calcext:value-type="float">
            <text:p>-1951</text:p>
          </table:table-cell>
          <table:table-cell office:value-type="float" office:value="18738.7387387387" calcext:value-type="float">
            <text:p>18738.7387387387</text:p>
          </table:table-cell>
          <table:table-cell table:number-columns-repeated="2" office:value-type="float" office:value="1804.43542" calcext:value-type="float">
            <text:p>1804.4354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1954" calcext:value-type="float">
            <text:p>-1954</text:p>
          </table:table-cell>
          <table:table-cell office:value-type="float" office:value="18770.7707707708" calcext:value-type="float">
            <text:p>18770.7707707708</text:p>
          </table:table-cell>
          <table:table-cell table:number-columns-repeated="2" office:value-type="float" office:value="1794.5426" calcext:value-type="float">
            <text:p>1794.542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959" calcext:value-type="float">
            <text:p>-1959</text:p>
          </table:table-cell>
          <table:table-cell office:value-type="float" office:value="18802.8028028028" calcext:value-type="float">
            <text:p>18802.8028028028</text:p>
          </table:table-cell>
          <table:table-cell table:number-columns-repeated="2" office:value-type="float" office:value="1789.64526" calcext:value-type="float">
            <text:p>1789.6452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1961" calcext:value-type="float">
            <text:p>-1961</text:p>
          </table:table-cell>
          <table:table-cell office:value-type="float" office:value="18834.8348348348" calcext:value-type="float">
            <text:p>18834.8348348348</text:p>
          </table:table-cell>
          <table:table-cell table:number-columns-repeated="2" office:value-type="float" office:value="1796.34472" calcext:value-type="float">
            <text:p>1796.3447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961" calcext:value-type="float">
            <text:p>-1961</text:p>
          </table:table-cell>
          <table:table-cell office:value-type="float" office:value="18866.8668668669" calcext:value-type="float">
            <text:p>18866.8668668669</text:p>
          </table:table-cell>
          <table:table-cell table:number-columns-repeated="2" office:value-type="float" office:value="1799.78051" calcext:value-type="float">
            <text:p>1799.7805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1959" calcext:value-type="float">
            <text:p>-1959</text:p>
          </table:table-cell>
          <table:table-cell office:value-type="float" office:value="18898.8988988989" calcext:value-type="float">
            <text:p>18898.8988988989</text:p>
          </table:table-cell>
          <table:table-cell table:number-columns-repeated="2" office:value-type="float" office:value="1801.68847" calcext:value-type="float">
            <text:p>1801.6884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954" calcext:value-type="float">
            <text:p>-1954</text:p>
          </table:table-cell>
          <table:table-cell office:value-type="float" office:value="18930.9309309309" calcext:value-type="float">
            <text:p>18930.9309309309</text:p>
          </table:table-cell>
          <table:table-cell table:number-columns-repeated="2" office:value-type="float" office:value="1802.86462" calcext:value-type="float">
            <text:p>1802.8646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1947" calcext:value-type="float">
            <text:p>-1947</text:p>
          </table:table-cell>
          <table:table-cell office:value-type="float" office:value="18962.962962963" calcext:value-type="float">
            <text:p>18962.962962963</text:p>
          </table:table-cell>
          <table:table-cell table:number-columns-repeated="2" office:value-type="float" office:value="1795.94934" calcext:value-type="float">
            <text:p>1795.9493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939" calcext:value-type="float">
            <text:p>-1939</text:p>
          </table:table-cell>
          <table:table-cell office:value-type="float" office:value="18994.994994995" calcext:value-type="float">
            <text:p>18994.994994995</text:p>
          </table:table-cell>
          <table:table-cell table:number-columns-repeated="2" office:value-type="float" office:value="1817.43457" calcext:value-type="float">
            <text:p>1817.4345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1930" calcext:value-type="float">
            <text:p>-1930</text:p>
          </table:table-cell>
          <table:table-cell office:value-type="float" office:value="19027.027027027" calcext:value-type="float">
            <text:p>19027.027027027</text:p>
          </table:table-cell>
          <table:table-cell table:number-columns-repeated="2" office:value-type="float" office:value="1797.31958" calcext:value-type="float">
            <text:p>1797.3195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923" calcext:value-type="float">
            <text:p>-1923</text:p>
          </table:table-cell>
          <table:table-cell office:value-type="float" office:value="19059.0590590591" calcext:value-type="float">
            <text:p>19059.0590590591</text:p>
          </table:table-cell>
          <table:table-cell table:number-columns-repeated="2" office:value-type="float" office:value="1804.94177" calcext:value-type="float">
            <text:p>1804.9417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1915" calcext:value-type="float">
            <text:p>-1915</text:p>
          </table:table-cell>
          <table:table-cell office:value-type="float" office:value="19091.0910910911" calcext:value-type="float">
            <text:p>19091.0910910911</text:p>
          </table:table-cell>
          <table:table-cell table:number-columns-repeated="2" office:value-type="float" office:value="1789.61254" calcext:value-type="float">
            <text:p>1789.6125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904" calcext:value-type="float">
            <text:p>-1904</text:p>
          </table:table-cell>
          <table:table-cell office:value-type="float" office:value="19123.1231231231" calcext:value-type="float">
            <text:p>19123.1231231231</text:p>
          </table:table-cell>
          <table:table-cell table:number-columns-repeated="2" office:value-type="float" office:value="1805.22302" calcext:value-type="float">
            <text:p>1805.2230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1891" calcext:value-type="float">
            <text:p>-1891</text:p>
          </table:table-cell>
          <table:table-cell office:value-type="float" office:value="19155.1551551552" calcext:value-type="float">
            <text:p>19155.1551551552</text:p>
          </table:table-cell>
          <table:table-cell table:number-columns-repeated="2" office:value-type="float" office:value="1809.9978" calcext:value-type="float">
            <text:p>1809.997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877" calcext:value-type="float">
            <text:p>-1877</text:p>
          </table:table-cell>
          <table:table-cell office:value-type="float" office:value="19187.1871871872" calcext:value-type="float">
            <text:p>19187.1871871872</text:p>
          </table:table-cell>
          <table:table-cell table:number-columns-repeated="2" office:value-type="float" office:value="1806.02539" calcext:value-type="float">
            <text:p>1806.025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1863" calcext:value-type="float">
            <text:p>-1863</text:p>
          </table:table-cell>
          <table:table-cell office:value-type="float" office:value="19219.2192192192" calcext:value-type="float">
            <text:p>19219.2192192192</text:p>
          </table:table-cell>
          <table:table-cell table:number-columns-repeated="2" office:value-type="float" office:value="1799.50354" calcext:value-type="float">
            <text:p>1799.5035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847" calcext:value-type="float">
            <text:p>-1847</text:p>
          </table:table-cell>
          <table:table-cell office:value-type="float" office:value="19251.2512512513" calcext:value-type="float">
            <text:p>19251.2512512513</text:p>
          </table:table-cell>
          <table:table-cell table:number-columns-repeated="2" office:value-type="float" office:value="1808.14343" calcext:value-type="float">
            <text:p>1808.1434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1831" calcext:value-type="float">
            <text:p>-1831</text:p>
          </table:table-cell>
          <table:table-cell office:value-type="float" office:value="19283.2832832833" calcext:value-type="float">
            <text:p>19283.2832832833</text:p>
          </table:table-cell>
          <table:table-cell table:number-columns-repeated="2" office:value-type="float" office:value="1804.53466" calcext:value-type="float">
            <text:p>1804.5346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814" calcext:value-type="float">
            <text:p>-1814</text:p>
          </table:table-cell>
          <table:table-cell office:value-type="float" office:value="19315.3153153153" calcext:value-type="float">
            <text:p>19315.3153153153</text:p>
          </table:table-cell>
          <table:table-cell table:number-columns-repeated="2" office:value-type="float" office:value="1788.0946" calcext:value-type="float">
            <text:p>1788.094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1796" calcext:value-type="float">
            <text:p>-1796</text:p>
          </table:table-cell>
          <table:table-cell office:value-type="float" office:value="19347.3473473473" calcext:value-type="float">
            <text:p>19347.3473473473</text:p>
          </table:table-cell>
          <table:table-cell table:number-columns-repeated="2" office:value-type="float" office:value="1806.38928" calcext:value-type="float">
            <text:p>1806.3892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780" calcext:value-type="float">
            <text:p>-1780</text:p>
          </table:table-cell>
          <table:table-cell office:value-type="float" office:value="19379.3793793794" calcext:value-type="float">
            <text:p>19379.3793793794</text:p>
          </table:table-cell>
          <table:table-cell table:number-columns-repeated="2" office:value-type="float" office:value="1800.93542" calcext:value-type="float">
            <text:p>1800.9354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1763" calcext:value-type="float">
            <text:p>-1763</text:p>
          </table:table-cell>
          <table:table-cell office:value-type="float" office:value="19411.4114114114" calcext:value-type="float">
            <text:p>19411.4114114114</text:p>
          </table:table-cell>
          <table:table-cell table:number-columns-repeated="2" office:value-type="float" office:value="1801.02648" calcext:value-type="float">
            <text:p>1801.0264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746" calcext:value-type="float">
            <text:p>-1746</text:p>
          </table:table-cell>
          <table:table-cell office:value-type="float" office:value="19443.4434434434" calcext:value-type="float">
            <text:p>19443.4434434434</text:p>
          </table:table-cell>
          <table:table-cell table:number-columns-repeated="2" office:value-type="float" office:value="1811.83007" calcext:value-type="float">
            <text:p>1811.8300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1729" calcext:value-type="float">
            <text:p>-1729</text:p>
          </table:table-cell>
          <table:table-cell office:value-type="float" office:value="19475.4754754755" calcext:value-type="float">
            <text:p>19475.4754754755</text:p>
          </table:table-cell>
          <table:table-cell table:number-columns-repeated="2" office:value-type="float" office:value="1811.7174" calcext:value-type="float">
            <text:p>1811.717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712" calcext:value-type="float">
            <text:p>-1712</text:p>
          </table:table-cell>
          <table:table-cell office:value-type="float" office:value="19507.5075075075" calcext:value-type="float">
            <text:p>19507.5075075075</text:p>
          </table:table-cell>
          <table:table-cell table:number-columns-repeated="2" office:value-type="float" office:value="1817.45776" calcext:value-type="float">
            <text:p>1817.4577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1694" calcext:value-type="float">
            <text:p>-1694</text:p>
          </table:table-cell>
          <table:table-cell office:value-type="float" office:value="19539.5395395395" calcext:value-type="float">
            <text:p>19539.5395395395</text:p>
          </table:table-cell>
          <table:table-cell table:number-columns-repeated="2" office:value-type="float" office:value="1770.99792" calcext:value-type="float">
            <text:p>1770.9979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677" calcext:value-type="float">
            <text:p>-1677</text:p>
          </table:table-cell>
          <table:table-cell office:value-type="float" office:value="19571.5715715716" calcext:value-type="float">
            <text:p>19571.5715715716</text:p>
          </table:table-cell>
          <table:table-cell table:number-columns-repeated="2" office:value-type="float" office:value="1800.0686" calcext:value-type="float">
            <text:p>1800.068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1662" calcext:value-type="float">
            <text:p>-1662</text:p>
          </table:table-cell>
          <table:table-cell office:value-type="float" office:value="19603.6036036036" calcext:value-type="float">
            <text:p>19603.6036036036</text:p>
          </table:table-cell>
          <table:table-cell table:number-columns-repeated="2" office:value-type="float" office:value="1785.68151" calcext:value-type="float">
            <text:p>1785.6815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649" calcext:value-type="float">
            <text:p>-1649</text:p>
          </table:table-cell>
          <table:table-cell office:value-type="float" office:value="19635.6356356356" calcext:value-type="float">
            <text:p>19635.6356356356</text:p>
          </table:table-cell>
          <table:table-cell table:number-columns-repeated="2" office:value-type="float" office:value="1795.80249" calcext:value-type="float">
            <text:p>1795.8024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1637" calcext:value-type="float">
            <text:p>-1637</text:p>
          </table:table-cell>
          <table:table-cell office:value-type="float" office:value="19667.6676676677" calcext:value-type="float">
            <text:p>19667.6676676677</text:p>
          </table:table-cell>
          <table:table-cell table:number-columns-repeated="2" office:value-type="float" office:value="1774.0913" calcext:value-type="float">
            <text:p>1774.091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626" calcext:value-type="float">
            <text:p>-1626</text:p>
          </table:table-cell>
          <table:table-cell office:value-type="float" office:value="19699.6996996997" calcext:value-type="float">
            <text:p>19699.6996996997</text:p>
          </table:table-cell>
          <table:table-cell table:number-columns-repeated="2" office:value-type="float" office:value="1813.8385" calcext:value-type="float">
            <text:p>1813.838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1616" calcext:value-type="float">
            <text:p>-1616</text:p>
          </table:table-cell>
          <table:table-cell office:value-type="float" office:value="19731.7317317317" calcext:value-type="float">
            <text:p>19731.7317317317</text:p>
          </table:table-cell>
          <table:table-cell table:number-columns-repeated="2" office:value-type="float" office:value="1791.54858" calcext:value-type="float">
            <text:p>1791.5485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607" calcext:value-type="float">
            <text:p>-1607</text:p>
          </table:table-cell>
          <table:table-cell office:value-type="float" office:value="19763.7637637638" calcext:value-type="float">
            <text:p>19763.7637637638</text:p>
          </table:table-cell>
          <table:table-cell table:number-columns-repeated="2" office:value-type="float" office:value="1805.44689" calcext:value-type="float">
            <text:p>1805.4468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1597" calcext:value-type="float">
            <text:p>-1597</text:p>
          </table:table-cell>
          <table:table-cell office:value-type="float" office:value="19795.7957957958" calcext:value-type="float">
            <text:p>19795.7957957958</text:p>
          </table:table-cell>
          <table:table-cell table:number-columns-repeated="2" office:value-type="float" office:value="1795.86083" calcext:value-type="float">
            <text:p>1795.8608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589" calcext:value-type="float">
            <text:p>-1589</text:p>
          </table:table-cell>
          <table:table-cell office:value-type="float" office:value="19827.8278278278" calcext:value-type="float">
            <text:p>19827.8278278278</text:p>
          </table:table-cell>
          <table:table-cell table:number-columns-repeated="2" office:value-type="float" office:value="1803.74536" calcext:value-type="float">
            <text:p>1803.7453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1583" calcext:value-type="float">
            <text:p>-1583</text:p>
          </table:table-cell>
          <table:table-cell office:value-type="float" office:value="19859.8598598599" calcext:value-type="float">
            <text:p>19859.8598598599</text:p>
          </table:table-cell>
          <table:table-cell table:number-columns-repeated="2" office:value-type="float" office:value="1811.48315" calcext:value-type="float">
            <text:p>1811.4831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577" calcext:value-type="float">
            <text:p>-1577</text:p>
          </table:table-cell>
          <table:table-cell office:value-type="float" office:value="19891.8918918919" calcext:value-type="float">
            <text:p>19891.8918918919</text:p>
          </table:table-cell>
          <table:table-cell table:number-columns-repeated="2" office:value-type="float" office:value="1792.3706" calcext:value-type="float">
            <text:p>1792.370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1573" calcext:value-type="float">
            <text:p>-1573</text:p>
          </table:table-cell>
          <table:table-cell office:value-type="float" office:value="19923.9239239239" calcext:value-type="float">
            <text:p>19923.9239239239</text:p>
          </table:table-cell>
          <table:table-cell table:number-columns-repeated="2" office:value-type="float" office:value="1807.75866" calcext:value-type="float">
            <text:p>1807.7586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571" calcext:value-type="float">
            <text:p>-1571</text:p>
          </table:table-cell>
          <table:table-cell office:value-type="float" office:value="19955.955955956" calcext:value-type="float">
            <text:p>19955.955955956</text:p>
          </table:table-cell>
          <table:table-cell table:number-columns-repeated="2" office:value-type="float" office:value="1809.99316" calcext:value-type="float">
            <text:p>1809.9931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1571" calcext:value-type="float">
            <text:p>-1571</text:p>
          </table:table-cell>
          <table:table-cell office:value-type="float" office:value="19987.987987988" calcext:value-type="float">
            <text:p>19987.987987988</text:p>
          </table:table-cell>
          <table:table-cell table:number-columns-repeated="2" office:value-type="float" office:value="1785.01428" calcext:value-type="float">
            <text:p>1785.0142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571" calcext:value-type="float">
            <text:p>-1571</text:p>
          </table:table-cell>
          <table:table-cell office:value-type="float" office:value="20020.02002002" calcext:value-type="float">
            <text:p>20020.02002002</text:p>
          </table:table-cell>
          <table:table-cell table:number-columns-repeated="2" office:value-type="float" office:value="1797.1665" calcext:value-type="float">
            <text:p>1797.166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1575" calcext:value-type="float">
            <text:p>-1575</text:p>
          </table:table-cell>
          <table:table-cell office:value-type="float" office:value="20052.052052052" calcext:value-type="float">
            <text:p>20052.052052052</text:p>
          </table:table-cell>
          <table:table-cell table:number-columns-repeated="2" office:value-type="float" office:value="1802.83947" calcext:value-type="float">
            <text:p>1802.8394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583" calcext:value-type="float">
            <text:p>-1583</text:p>
          </table:table-cell>
          <table:table-cell office:value-type="float" office:value="20084.0840840841" calcext:value-type="float">
            <text:p>20084.0840840841</text:p>
          </table:table-cell>
          <table:table-cell table:number-columns-repeated="2" office:value-type="float" office:value="1799.22778" calcext:value-type="float">
            <text:p>1799.2277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1592" calcext:value-type="float">
            <text:p>-1592</text:p>
          </table:table-cell>
          <table:table-cell office:value-type="float" office:value="20116.1161161161" calcext:value-type="float">
            <text:p>20116.1161161161</text:p>
          </table:table-cell>
          <table:table-cell table:number-columns-repeated="2" office:value-type="float" office:value="1822.99169" calcext:value-type="float">
            <text:p>1822.9916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602" calcext:value-type="float">
            <text:p>-1602</text:p>
          </table:table-cell>
          <table:table-cell office:value-type="float" office:value="20148.1481481481" calcext:value-type="float">
            <text:p>20148.1481481481</text:p>
          </table:table-cell>
          <table:table-cell table:number-columns-repeated="2" office:value-type="float" office:value="1791.68847" calcext:value-type="float">
            <text:p>1791.6884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1611" calcext:value-type="float">
            <text:p>-1611</text:p>
          </table:table-cell>
          <table:table-cell office:value-type="float" office:value="20180.1801801802" calcext:value-type="float">
            <text:p>20180.1801801802</text:p>
          </table:table-cell>
          <table:table-cell table:number-columns-repeated="2" office:value-type="float" office:value="1807.50903" calcext:value-type="float">
            <text:p>1807.5090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620" calcext:value-type="float">
            <text:p>-1620</text:p>
          </table:table-cell>
          <table:table-cell office:value-type="float" office:value="20212.2122122122" calcext:value-type="float">
            <text:p>20212.2122122122</text:p>
          </table:table-cell>
          <table:table-cell table:number-columns-repeated="2" office:value-type="float" office:value="1815.0725" calcext:value-type="float">
            <text:p>1815.072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1632" calcext:value-type="float">
            <text:p>-1632</text:p>
          </table:table-cell>
          <table:table-cell office:value-type="float" office:value="20244.2442442442" calcext:value-type="float">
            <text:p>20244.2442442442</text:p>
          </table:table-cell>
          <table:table-cell table:number-columns-repeated="2" office:value-type="float" office:value="1821.63891" calcext:value-type="float">
            <text:p>1821.6389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644" calcext:value-type="float">
            <text:p>-1644</text:p>
          </table:table-cell>
          <table:table-cell office:value-type="float" office:value="20276.2762762763" calcext:value-type="float">
            <text:p>20276.2762762763</text:p>
          </table:table-cell>
          <table:table-cell table:number-columns-repeated="2" office:value-type="float" office:value="1795.65808" calcext:value-type="float">
            <text:p>1795.6580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1657" calcext:value-type="float">
            <text:p>-1657</text:p>
          </table:table-cell>
          <table:table-cell office:value-type="float" office:value="20308.3083083083" calcext:value-type="float">
            <text:p>20308.3083083083</text:p>
          </table:table-cell>
          <table:table-cell table:number-columns-repeated="2" office:value-type="float" office:value="1802.49291" calcext:value-type="float">
            <text:p>1802.4929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673" calcext:value-type="float">
            <text:p>-1673</text:p>
          </table:table-cell>
          <table:table-cell office:value-type="float" office:value="20340.3403403403" calcext:value-type="float">
            <text:p>20340.3403403403</text:p>
          </table:table-cell>
          <table:table-cell table:number-columns-repeated="2" office:value-type="float" office:value="1804.27197" calcext:value-type="float">
            <text:p>1804.2719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1688" calcext:value-type="float">
            <text:p>-1688</text:p>
          </table:table-cell>
          <table:table-cell office:value-type="float" office:value="20372.3723723724" calcext:value-type="float">
            <text:p>20372.3723723724</text:p>
          </table:table-cell>
          <table:table-cell table:number-columns-repeated="2" office:value-type="float" office:value="1832.31506" calcext:value-type="float">
            <text:p>1832.3150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704" calcext:value-type="float">
            <text:p>-1704</text:p>
          </table:table-cell>
          <table:table-cell office:value-type="float" office:value="20404.4044044044" calcext:value-type="float">
            <text:p>20404.4044044044</text:p>
          </table:table-cell>
          <table:table-cell table:number-columns-repeated="2" office:value-type="float" office:value="1817.07678" calcext:value-type="float">
            <text:p>1817.0767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1722" calcext:value-type="float">
            <text:p>-1722</text:p>
          </table:table-cell>
          <table:table-cell office:value-type="float" office:value="20436.4364364364" calcext:value-type="float">
            <text:p>20436.4364364364</text:p>
          </table:table-cell>
          <table:table-cell table:number-columns-repeated="2" office:value-type="float" office:value="1785.35314" calcext:value-type="float">
            <text:p>1785.3531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738" calcext:value-type="float">
            <text:p>-1738</text:p>
          </table:table-cell>
          <table:table-cell office:value-type="float" office:value="20468.4684684685" calcext:value-type="float">
            <text:p>20468.4684684685</text:p>
          </table:table-cell>
          <table:table-cell table:number-columns-repeated="2" office:value-type="float" office:value="1794.84655" calcext:value-type="float">
            <text:p>1794.8465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1755" calcext:value-type="float">
            <text:p>-1755</text:p>
          </table:table-cell>
          <table:table-cell office:value-type="float" office:value="20500.5005005005" calcext:value-type="float">
            <text:p>20500.5005005005</text:p>
          </table:table-cell>
          <table:table-cell table:number-columns-repeated="2" office:value-type="float" office:value="1798.96655" calcext:value-type="float">
            <text:p>1798.9665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773" calcext:value-type="float">
            <text:p>-1773</text:p>
          </table:table-cell>
          <table:table-cell office:value-type="float" office:value="20532.5325325325" calcext:value-type="float">
            <text:p>20532.5325325325</text:p>
          </table:table-cell>
          <table:table-cell table:number-columns-repeated="2" office:value-type="float" office:value="1785.7882" calcext:value-type="float">
            <text:p>1785.788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1789" calcext:value-type="float">
            <text:p>-1789</text:p>
          </table:table-cell>
          <table:table-cell office:value-type="float" office:value="20564.5645645646" calcext:value-type="float">
            <text:p>20564.5645645646</text:p>
          </table:table-cell>
          <table:table-cell table:number-columns-repeated="2" office:value-type="float" office:value="1798.62121" calcext:value-type="float">
            <text:p>1798.6212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803" calcext:value-type="float">
            <text:p>-1803</text:p>
          </table:table-cell>
          <table:table-cell office:value-type="float" office:value="20596.5965965966" calcext:value-type="float">
            <text:p>20596.5965965966</text:p>
          </table:table-cell>
          <table:table-cell table:number-columns-repeated="2" office:value-type="float" office:value="1808.65771" calcext:value-type="float">
            <text:p>1808.6577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1815" calcext:value-type="float">
            <text:p>-1815</text:p>
          </table:table-cell>
          <table:table-cell office:value-type="float" office:value="20628.6286286286" calcext:value-type="float">
            <text:p>20628.6286286286</text:p>
          </table:table-cell>
          <table:table-cell table:number-columns-repeated="2" office:value-type="float" office:value="1802.3153" calcext:value-type="float">
            <text:p>1802.315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829" calcext:value-type="float">
            <text:p>-1829</text:p>
          </table:table-cell>
          <table:table-cell office:value-type="float" office:value="20660.6606606607" calcext:value-type="float">
            <text:p>20660.6606606607</text:p>
          </table:table-cell>
          <table:table-cell table:number-columns-repeated="2" office:value-type="float" office:value="1800.0592" calcext:value-type="float">
            <text:p>1800.059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1843" calcext:value-type="float">
            <text:p>-1843</text:p>
          </table:table-cell>
          <table:table-cell office:value-type="float" office:value="20692.6926926927" calcext:value-type="float">
            <text:p>20692.6926926927</text:p>
          </table:table-cell>
          <table:table-cell table:number-columns-repeated="2" office:value-type="float" office:value="1798.31933" calcext:value-type="float">
            <text:p>1798.3193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858" calcext:value-type="float">
            <text:p>-1858</text:p>
          </table:table-cell>
          <table:table-cell office:value-type="float" office:value="20724.7247247247" calcext:value-type="float">
            <text:p>20724.7247247247</text:p>
          </table:table-cell>
          <table:table-cell table:number-columns-repeated="2" office:value-type="float" office:value="1810.86218" calcext:value-type="float">
            <text:p>1810.8621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1873" calcext:value-type="float">
            <text:p>-1873</text:p>
          </table:table-cell>
          <table:table-cell office:value-type="float" office:value="20756.7567567568" calcext:value-type="float">
            <text:p>20756.7567567568</text:p>
          </table:table-cell>
          <table:table-cell table:number-columns-repeated="2" office:value-type="float" office:value="1820.07177" calcext:value-type="float">
            <text:p>1820.0717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888" calcext:value-type="float">
            <text:p>-1888</text:p>
          </table:table-cell>
          <table:table-cell office:value-type="float" office:value="20788.7887887888" calcext:value-type="float">
            <text:p>20788.7887887888</text:p>
          </table:table-cell>
          <table:table-cell table:number-columns-repeated="2" office:value-type="float" office:value="1784.26232" calcext:value-type="float">
            <text:p>1784.2623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1900" calcext:value-type="float">
            <text:p>-1900</text:p>
          </table:table-cell>
          <table:table-cell office:value-type="float" office:value="20820.8208208208" calcext:value-type="float">
            <text:p>20820.8208208208</text:p>
          </table:table-cell>
          <table:table-cell table:number-columns-repeated="2" office:value-type="float" office:value="1793.2163" calcext:value-type="float">
            <text:p>1793.216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909" calcext:value-type="float">
            <text:p>-1909</text:p>
          </table:table-cell>
          <table:table-cell office:value-type="float" office:value="20852.8528528528" calcext:value-type="float">
            <text:p>20852.8528528528</text:p>
          </table:table-cell>
          <table:table-cell table:number-columns-repeated="2" office:value-type="float" office:value="1813.94897" calcext:value-type="float">
            <text:p>1813.9489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1916" calcext:value-type="float">
            <text:p>-1916</text:p>
          </table:table-cell>
          <table:table-cell office:value-type="float" office:value="20884.8848848849" calcext:value-type="float">
            <text:p>20884.8848848849</text:p>
          </table:table-cell>
          <table:table-cell table:number-columns-repeated="2" office:value-type="float" office:value="1793.74755" calcext:value-type="float">
            <text:p>1793.7475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922" calcext:value-type="float">
            <text:p>-1922</text:p>
          </table:table-cell>
          <table:table-cell office:value-type="float" office:value="20916.9169169169" calcext:value-type="float">
            <text:p>20916.9169169169</text:p>
          </table:table-cell>
          <table:table-cell table:number-columns-repeated="2" office:value-type="float" office:value="1802.05773" calcext:value-type="float">
            <text:p>1802.0577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1929" calcext:value-type="float">
            <text:p>-1929</text:p>
          </table:table-cell>
          <table:table-cell office:value-type="float" office:value="20948.9489489489" calcext:value-type="float">
            <text:p>20948.9489489489</text:p>
          </table:table-cell>
          <table:table-cell table:number-columns-repeated="2" office:value-type="float" office:value="1815.18298" calcext:value-type="float">
            <text:p>1815.1829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936" calcext:value-type="float">
            <text:p>-1936</text:p>
          </table:table-cell>
          <table:table-cell office:value-type="float" office:value="20980.980980981" calcext:value-type="float">
            <text:p>20980.980980981</text:p>
          </table:table-cell>
          <table:table-cell table:number-columns-repeated="2" office:value-type="float" office:value="1787.18981" calcext:value-type="float">
            <text:p>1787.1898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1941" calcext:value-type="float">
            <text:p>-1941</text:p>
          </table:table-cell>
          <table:table-cell office:value-type="float" office:value="21013.013013013" calcext:value-type="float">
            <text:p>21013.013013013</text:p>
          </table:table-cell>
          <table:table-cell table:number-columns-repeated="2" office:value-type="float" office:value="1811.34521" calcext:value-type="float">
            <text:p>1811.3452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946" calcext:value-type="float">
            <text:p>-1946</text:p>
          </table:table-cell>
          <table:table-cell office:value-type="float" office:value="21045.045045045" calcext:value-type="float">
            <text:p>21045.045045045</text:p>
          </table:table-cell>
          <table:table-cell table:number-columns-repeated="2" office:value-type="float" office:value="1783.93151" calcext:value-type="float">
            <text:p>1783.9315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1950" calcext:value-type="float">
            <text:p>-1950</text:p>
          </table:table-cell>
          <table:table-cell office:value-type="float" office:value="21077.0770770771" calcext:value-type="float">
            <text:p>21077.0770770771</text:p>
          </table:table-cell>
          <table:table-cell table:number-columns-repeated="2" office:value-type="float" office:value="1801.01318" calcext:value-type="float">
            <text:p>1801.0131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954" calcext:value-type="float">
            <text:p>-1954</text:p>
          </table:table-cell>
          <table:table-cell office:value-type="float" office:value="21109.1091091091" calcext:value-type="float">
            <text:p>21109.1091091091</text:p>
          </table:table-cell>
          <table:table-cell table:number-columns-repeated="2" office:value-type="float" office:value="1813.43139" calcext:value-type="float">
            <text:p>1813.4313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1958" calcext:value-type="float">
            <text:p>-1958</text:p>
          </table:table-cell>
          <table:table-cell office:value-type="float" office:value="21141.1411411411" calcext:value-type="float">
            <text:p>21141.1411411411</text:p>
          </table:table-cell>
          <table:table-cell table:number-columns-repeated="2" office:value-type="float" office:value="1809.42321" calcext:value-type="float">
            <text:p>1809.4232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960" calcext:value-type="float">
            <text:p>-1960</text:p>
          </table:table-cell>
          <table:table-cell office:value-type="float" office:value="21173.1731731732" calcext:value-type="float">
            <text:p>21173.1731731732</text:p>
          </table:table-cell>
          <table:table-cell table:number-columns-repeated="2" office:value-type="float" office:value="1790.10717" calcext:value-type="float">
            <text:p>1790.1071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1961" calcext:value-type="float">
            <text:p>-1961</text:p>
          </table:table-cell>
          <table:table-cell office:value-type="float" office:value="21205.2052052052" calcext:value-type="float">
            <text:p>21205.2052052052</text:p>
          </table:table-cell>
          <table:table-cell table:number-columns-repeated="2" office:value-type="float" office:value="1790.67431" calcext:value-type="float">
            <text:p>1790.6743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960" calcext:value-type="float">
            <text:p>-1960</text:p>
          </table:table-cell>
          <table:table-cell office:value-type="float" office:value="21237.2372372372" calcext:value-type="float">
            <text:p>21237.2372372372</text:p>
          </table:table-cell>
          <table:table-cell table:number-columns-repeated="2" office:value-type="float" office:value="1820.51477" calcext:value-type="float">
            <text:p>1820.5147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1955" calcext:value-type="float">
            <text:p>-1955</text:p>
          </table:table-cell>
          <table:table-cell office:value-type="float" office:value="21269.2692692693" calcext:value-type="float">
            <text:p>21269.2692692693</text:p>
          </table:table-cell>
          <table:table-cell table:number-columns-repeated="2" office:value-type="float" office:value="1822.14294" calcext:value-type="float">
            <text:p>1822.1429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948" calcext:value-type="float">
            <text:p>-1948</text:p>
          </table:table-cell>
          <table:table-cell office:value-type="float" office:value="21301.3013013013" calcext:value-type="float">
            <text:p>21301.3013013013</text:p>
          </table:table-cell>
          <table:table-cell table:number-columns-repeated="2" office:value-type="float" office:value="1807.98132" calcext:value-type="float">
            <text:p>1807.9813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1939" calcext:value-type="float">
            <text:p>-1939</text:p>
          </table:table-cell>
          <table:table-cell office:value-type="float" office:value="21333.3333333333" calcext:value-type="float">
            <text:p>21333.3333333333</text:p>
          </table:table-cell>
          <table:table-cell table:number-columns-repeated="2" office:value-type="float" office:value="1795.15539" calcext:value-type="float">
            <text:p>1795.1553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932" calcext:value-type="float">
            <text:p>-1932</text:p>
          </table:table-cell>
          <table:table-cell office:value-type="float" office:value="21365.3653653654" calcext:value-type="float">
            <text:p>21365.3653653654</text:p>
          </table:table-cell>
          <table:table-cell table:number-columns-repeated="2" office:value-type="float" office:value="1800.37902" calcext:value-type="float">
            <text:p>1800.3790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1924" calcext:value-type="float">
            <text:p>-1924</text:p>
          </table:table-cell>
          <table:table-cell office:value-type="float" office:value="21397.3973973974" calcext:value-type="float">
            <text:p>21397.3973973974</text:p>
          </table:table-cell>
          <table:table-cell table:number-columns-repeated="2" office:value-type="float" office:value="1785.34057" calcext:value-type="float">
            <text:p>1785.3405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915" calcext:value-type="float">
            <text:p>-1915</text:p>
          </table:table-cell>
          <table:table-cell office:value-type="float" office:value="21429.4294294294" calcext:value-type="float">
            <text:p>21429.4294294294</text:p>
          </table:table-cell>
          <table:table-cell table:number-columns-repeated="2" office:value-type="float" office:value="1819.55444" calcext:value-type="float">
            <text:p>1819.5544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1904" calcext:value-type="float">
            <text:p>-1904</text:p>
          </table:table-cell>
          <table:table-cell office:value-type="float" office:value="21461.4614614615" calcext:value-type="float">
            <text:p>21461.4614614615</text:p>
          </table:table-cell>
          <table:table-cell table:number-columns-repeated="2" office:value-type="float" office:value="1799.55627" calcext:value-type="float">
            <text:p>1799.5562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891" calcext:value-type="float">
            <text:p>-1891</text:p>
          </table:table-cell>
          <table:table-cell office:value-type="float" office:value="21493.4934934935" calcext:value-type="float">
            <text:p>21493.4934934935</text:p>
          </table:table-cell>
          <table:table-cell table:number-columns-repeated="2" office:value-type="float" office:value="1795.05407" calcext:value-type="float">
            <text:p>1795.0540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1878" calcext:value-type="float">
            <text:p>-1878</text:p>
          </table:table-cell>
          <table:table-cell office:value-type="float" office:value="21525.5255255255" calcext:value-type="float">
            <text:p>21525.5255255255</text:p>
          </table:table-cell>
          <table:table-cell table:number-columns-repeated="2" office:value-type="float" office:value="1807.97277" calcext:value-type="float">
            <text:p>1807.9727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862" calcext:value-type="float">
            <text:p>-1862</text:p>
          </table:table-cell>
          <table:table-cell office:value-type="float" office:value="21557.5575575576" calcext:value-type="float">
            <text:p>21557.5575575576</text:p>
          </table:table-cell>
          <table:table-cell table:number-columns-repeated="2" office:value-type="float" office:value="1775.57434" calcext:value-type="float">
            <text:p>1775.5743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1847" calcext:value-type="float">
            <text:p>-1847</text:p>
          </table:table-cell>
          <table:table-cell office:value-type="float" office:value="21589.5895895896" calcext:value-type="float">
            <text:p>21589.5895895896</text:p>
          </table:table-cell>
          <table:table-cell table:number-columns-repeated="2" office:value-type="float" office:value="1797.28149" calcext:value-type="float">
            <text:p>1797.2814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830" calcext:value-type="float">
            <text:p>-1830</text:p>
          </table:table-cell>
          <table:table-cell office:value-type="float" office:value="21621.6216216216" calcext:value-type="float">
            <text:p>21621.6216216216</text:p>
          </table:table-cell>
          <table:table-cell table:number-columns-repeated="2" office:value-type="float" office:value="1819.34924" calcext:value-type="float">
            <text:p>1819.3492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1813" calcext:value-type="float">
            <text:p>-1813</text:p>
          </table:table-cell>
          <table:table-cell office:value-type="float" office:value="21653.6536536537" calcext:value-type="float">
            <text:p>21653.6536536537</text:p>
          </table:table-cell>
          <table:table-cell table:number-columns-repeated="2" office:value-type="float" office:value="1790.72473" calcext:value-type="float">
            <text:p>1790.7247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795" calcext:value-type="float">
            <text:p>-1795</text:p>
          </table:table-cell>
          <table:table-cell office:value-type="float" office:value="21685.6856856857" calcext:value-type="float">
            <text:p>21685.6856856857</text:p>
          </table:table-cell>
          <table:table-cell table:number-columns-repeated="2" office:value-type="float" office:value="1804.53039" calcext:value-type="float">
            <text:p>1804.5303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1779" calcext:value-type="float">
            <text:p>-1779</text:p>
          </table:table-cell>
          <table:table-cell office:value-type="float" office:value="21717.7177177177" calcext:value-type="float">
            <text:p>21717.7177177177</text:p>
          </table:table-cell>
          <table:table-cell table:number-columns-repeated="2" office:value-type="float" office:value="1810.48181" calcext:value-type="float">
            <text:p>1810.4818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763" calcext:value-type="float">
            <text:p>-1763</text:p>
          </table:table-cell>
          <table:table-cell office:value-type="float" office:value="21749.7497497498" calcext:value-type="float">
            <text:p>21749.7497497498</text:p>
          </table:table-cell>
          <table:table-cell table:number-columns-repeated="2" office:value-type="float" office:value="1801.479" calcext:value-type="float">
            <text:p>1801.47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1747" calcext:value-type="float">
            <text:p>-1747</text:p>
          </table:table-cell>
          <table:table-cell office:value-type="float" office:value="21781.7817817818" calcext:value-type="float">
            <text:p>21781.7817817818</text:p>
          </table:table-cell>
          <table:table-cell table:number-columns-repeated="2" office:value-type="float" office:value="1787.26074" calcext:value-type="float">
            <text:p>1787.2607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731" calcext:value-type="float">
            <text:p>-1731</text:p>
          </table:table-cell>
          <table:table-cell office:value-type="float" office:value="21813.8138138138" calcext:value-type="float">
            <text:p>21813.8138138138</text:p>
          </table:table-cell>
          <table:table-cell table:number-columns-repeated="2" office:value-type="float" office:value="1802.2301" calcext:value-type="float">
            <text:p>1802.230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1713" calcext:value-type="float">
            <text:p>-1713</text:p>
          </table:table-cell>
          <table:table-cell office:value-type="float" office:value="21845.8458458458" calcext:value-type="float">
            <text:p>21845.8458458458</text:p>
          </table:table-cell>
          <table:table-cell table:number-columns-repeated="2" office:value-type="float" office:value="1807.49694" calcext:value-type="float">
            <text:p>1807.4969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695" calcext:value-type="float">
            <text:p>-1695</text:p>
          </table:table-cell>
          <table:table-cell office:value-type="float" office:value="21877.8778778779" calcext:value-type="float">
            <text:p>21877.8778778779</text:p>
          </table:table-cell>
          <table:table-cell table:number-columns-repeated="2" office:value-type="float" office:value="1816.34252" calcext:value-type="float">
            <text:p>1816.3425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1677" calcext:value-type="float">
            <text:p>-1677</text:p>
          </table:table-cell>
          <table:table-cell office:value-type="float" office:value="21909.9099099099" calcext:value-type="float">
            <text:p>21909.9099099099</text:p>
          </table:table-cell>
          <table:table-cell table:number-columns-repeated="2" office:value-type="float" office:value="1790.5393" calcext:value-type="float">
            <text:p>1790.539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661" calcext:value-type="float">
            <text:p>-1661</text:p>
          </table:table-cell>
          <table:table-cell office:value-type="float" office:value="21941.9419419419" calcext:value-type="float">
            <text:p>21941.9419419419</text:p>
          </table:table-cell>
          <table:table-cell table:number-columns-repeated="2" office:value-type="float" office:value="1791.33251" calcext:value-type="float">
            <text:p>1791.3325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1648" calcext:value-type="float">
            <text:p>-1648</text:p>
          </table:table-cell>
          <table:table-cell office:value-type="float" office:value="21973.973973974" calcext:value-type="float">
            <text:p>21973.973973974</text:p>
          </table:table-cell>
          <table:table-cell table:number-columns-repeated="2" office:value-type="float" office:value="1786.6914" calcext:value-type="float">
            <text:p>1786.691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637" calcext:value-type="float">
            <text:p>-1637</text:p>
          </table:table-cell>
          <table:table-cell office:value-type="float" office:value="22006.006006006" calcext:value-type="float">
            <text:p>22006.006006006</text:p>
          </table:table-cell>
          <table:table-cell table:number-columns-repeated="2" office:value-type="float" office:value="1804.33105" calcext:value-type="float">
            <text:p>1804.3310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1626" calcext:value-type="float">
            <text:p>-1626</text:p>
          </table:table-cell>
          <table:table-cell office:value-type="float" office:value="22038.038038038" calcext:value-type="float">
            <text:p>22038.038038038</text:p>
          </table:table-cell>
          <table:table-cell table:number-columns-repeated="2" office:value-type="float" office:value="1806.12622" calcext:value-type="float">
            <text:p>1806.1262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615" calcext:value-type="float">
            <text:p>-1615</text:p>
          </table:table-cell>
          <table:table-cell office:value-type="float" office:value="22070.0700700701" calcext:value-type="float">
            <text:p>22070.0700700701</text:p>
          </table:table-cell>
          <table:table-cell table:number-columns-repeated="2" office:value-type="float" office:value="1807.82214" calcext:value-type="float">
            <text:p>1807.8221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1606" calcext:value-type="float">
            <text:p>-1606</text:p>
          </table:table-cell>
          <table:table-cell office:value-type="float" office:value="22102.1021021021" calcext:value-type="float">
            <text:p>22102.1021021021</text:p>
          </table:table-cell>
          <table:table-cell table:number-columns-repeated="2" office:value-type="float" office:value="1799.9895" calcext:value-type="float">
            <text:p>1799.989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597" calcext:value-type="float">
            <text:p>-1597</text:p>
          </table:table-cell>
          <table:table-cell office:value-type="float" office:value="22134.1341341341" calcext:value-type="float">
            <text:p>22134.1341341341</text:p>
          </table:table-cell>
          <table:table-cell table:number-columns-repeated="2" office:value-type="float" office:value="1810.15795" calcext:value-type="float">
            <text:p>1810.1579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1588" calcext:value-type="float">
            <text:p>-1588</text:p>
          </table:table-cell>
          <table:table-cell office:value-type="float" office:value="22166.1661661662" calcext:value-type="float">
            <text:p>22166.1661661662</text:p>
          </table:table-cell>
          <table:table-cell table:number-columns-repeated="2" office:value-type="float" office:value="1806.71447" calcext:value-type="float">
            <text:p>1806.7144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581" calcext:value-type="float">
            <text:p>-1581</text:p>
          </table:table-cell>
          <table:table-cell office:value-type="float" office:value="22198.1981981982" calcext:value-type="float">
            <text:p>22198.1981981982</text:p>
          </table:table-cell>
          <table:table-cell table:number-columns-repeated="2" office:value-type="float" office:value="1794.65222" calcext:value-type="float">
            <text:p>1794.6522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1576" calcext:value-type="float">
            <text:p>-1576</text:p>
          </table:table-cell>
          <table:table-cell office:value-type="float" office:value="22230.2302302302" calcext:value-type="float">
            <text:p>22230.2302302302</text:p>
          </table:table-cell>
          <table:table-cell table:number-columns-repeated="2" office:value-type="float" office:value="1817.64904" calcext:value-type="float">
            <text:p>1817.6490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573" calcext:value-type="float">
            <text:p>-1573</text:p>
          </table:table-cell>
          <table:table-cell office:value-type="float" office:value="22262.2622622623" calcext:value-type="float">
            <text:p>22262.2622622623</text:p>
          </table:table-cell>
          <table:table-cell table:number-columns-repeated="2" office:value-type="float" office:value="1815.61718" calcext:value-type="float">
            <text:p>1815.6171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1570" calcext:value-type="float">
            <text:p>-1570</text:p>
          </table:table-cell>
          <table:table-cell office:value-type="float" office:value="22294.2942942943" calcext:value-type="float">
            <text:p>22294.2942942943</text:p>
          </table:table-cell>
          <table:table-cell table:number-columns-repeated="2" office:value-type="float" office:value="1807.84411" calcext:value-type="float">
            <text:p>1807.8441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569" calcext:value-type="float">
            <text:p>-1569</text:p>
          </table:table-cell>
          <table:table-cell office:value-type="float" office:value="22326.3263263263" calcext:value-type="float">
            <text:p>22326.3263263263</text:p>
          </table:table-cell>
          <table:table-cell table:number-columns-repeated="2" office:value-type="float" office:value="1805.76733" calcext:value-type="float">
            <text:p>1805.7673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1570" calcext:value-type="float">
            <text:p>-1570</text:p>
          </table:table-cell>
          <table:table-cell office:value-type="float" office:value="22358.3583583584" calcext:value-type="float">
            <text:p>22358.3583583584</text:p>
          </table:table-cell>
          <table:table-cell table:number-columns-repeated="2" office:value-type="float" office:value="1792.56457" calcext:value-type="float">
            <text:p>1792.5645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574" calcext:value-type="float">
            <text:p>-1574</text:p>
          </table:table-cell>
          <table:table-cell office:value-type="float" office:value="22390.3903903904" calcext:value-type="float">
            <text:p>22390.3903903904</text:p>
          </table:table-cell>
          <table:table-cell table:number-columns-repeated="2" office:value-type="float" office:value="1813.79602" calcext:value-type="float">
            <text:p>1813.7960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1581" calcext:value-type="float">
            <text:p>-1581</text:p>
          </table:table-cell>
          <table:table-cell office:value-type="float" office:value="22422.4224224224" calcext:value-type="float">
            <text:p>22422.4224224224</text:p>
          </table:table-cell>
          <table:table-cell table:number-columns-repeated="2" office:value-type="float" office:value="1798.72753" calcext:value-type="float">
            <text:p>1798.7275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590" calcext:value-type="float">
            <text:p>-1590</text:p>
          </table:table-cell>
          <table:table-cell office:value-type="float" office:value="22454.4544544545" calcext:value-type="float">
            <text:p>22454.4544544545</text:p>
          </table:table-cell>
          <table:table-cell table:number-columns-repeated="2" office:value-type="float" office:value="1809.81933" calcext:value-type="float">
            <text:p>1809.8193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1599" calcext:value-type="float">
            <text:p>-1599</text:p>
          </table:table-cell>
          <table:table-cell office:value-type="float" office:value="22486.4864864865" calcext:value-type="float">
            <text:p>22486.4864864865</text:p>
          </table:table-cell>
          <table:table-cell table:number-columns-repeated="2" office:value-type="float" office:value="1798.65417" calcext:value-type="float">
            <text:p>1798.6541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608" calcext:value-type="float">
            <text:p>-1608</text:p>
          </table:table-cell>
          <table:table-cell office:value-type="float" office:value="22518.5185185185" calcext:value-type="float">
            <text:p>22518.5185185185</text:p>
          </table:table-cell>
          <table:table-cell table:number-columns-repeated="2" office:value-type="float" office:value="1817.79772" calcext:value-type="float">
            <text:p>1817.7977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1620" calcext:value-type="float">
            <text:p>-1620</text:p>
          </table:table-cell>
          <table:table-cell office:value-type="float" office:value="22550.5505505505" calcext:value-type="float">
            <text:p>22550.5505505505</text:p>
          </table:table-cell>
          <table:table-cell table:number-columns-repeated="2" office:value-type="float" office:value="1816.81884" calcext:value-type="float">
            <text:p>1816.8188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631" calcext:value-type="float">
            <text:p>-1631</text:p>
          </table:table-cell>
          <table:table-cell office:value-type="float" office:value="22582.5825825826" calcext:value-type="float">
            <text:p>22582.5825825826</text:p>
          </table:table-cell>
          <table:table-cell table:number-columns-repeated="2" office:value-type="float" office:value="1791.63549" calcext:value-type="float">
            <text:p>1791.6354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1641" calcext:value-type="float">
            <text:p>-1641</text:p>
          </table:table-cell>
          <table:table-cell office:value-type="float" office:value="22614.6146146146" calcext:value-type="float">
            <text:p>22614.6146146146</text:p>
          </table:table-cell>
          <table:table-cell table:number-columns-repeated="2" office:value-type="float" office:value="1796.36706" calcext:value-type="float">
            <text:p>1796.3670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655" calcext:value-type="float">
            <text:p>-1655</text:p>
          </table:table-cell>
          <table:table-cell office:value-type="float" office:value="22646.6466466466" calcext:value-type="float">
            <text:p>22646.6466466466</text:p>
          </table:table-cell>
          <table:table-cell table:number-columns-repeated="2" office:value-type="float" office:value="1814.68762" calcext:value-type="float">
            <text:p>1814.6876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1670" calcext:value-type="float">
            <text:p>-1670</text:p>
          </table:table-cell>
          <table:table-cell office:value-type="float" office:value="22678.6786786787" calcext:value-type="float">
            <text:p>22678.6786786787</text:p>
          </table:table-cell>
          <table:table-cell table:number-columns-repeated="2" office:value-type="float" office:value="1815.44323" calcext:value-type="float">
            <text:p>1815.4432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686" calcext:value-type="float">
            <text:p>-1686</text:p>
          </table:table-cell>
          <table:table-cell office:value-type="float" office:value="22710.7107107107" calcext:value-type="float">
            <text:p>22710.7107107107</text:p>
          </table:table-cell>
          <table:table-cell table:number-columns-repeated="2" office:value-type="float" office:value="1799.48571" calcext:value-type="float">
            <text:p>1799.4857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1702" calcext:value-type="float">
            <text:p>-1702</text:p>
          </table:table-cell>
          <table:table-cell office:value-type="float" office:value="22742.7427427427" calcext:value-type="float">
            <text:p>22742.7427427427</text:p>
          </table:table-cell>
          <table:table-cell table:number-columns-repeated="2" office:value-type="float" office:value="1795.86853" calcext:value-type="float">
            <text:p>1795.8685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717" calcext:value-type="float">
            <text:p>-1717</text:p>
          </table:table-cell>
          <table:table-cell office:value-type="float" office:value="22774.7747747748" calcext:value-type="float">
            <text:p>22774.7747747748</text:p>
          </table:table-cell>
          <table:table-cell table:number-columns-repeated="2" office:value-type="float" office:value="1812.73522" calcext:value-type="float">
            <text:p>1812.7352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1734" calcext:value-type="float">
            <text:p>-1734</text:p>
          </table:table-cell>
          <table:table-cell office:value-type="float" office:value="22806.8068068068" calcext:value-type="float">
            <text:p>22806.8068068068</text:p>
          </table:table-cell>
          <table:table-cell table:number-columns-repeated="2" office:value-type="float" office:value="1821.66113" calcext:value-type="float">
            <text:p>1821.6611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753" calcext:value-type="float">
            <text:p>-1753</text:p>
          </table:table-cell>
          <table:table-cell office:value-type="float" office:value="22838.8388388388" calcext:value-type="float">
            <text:p>22838.8388388388</text:p>
          </table:table-cell>
          <table:table-cell table:number-columns-repeated="2" office:value-type="float" office:value="1800.69128" calcext:value-type="float">
            <text:p>1800.6912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1770" calcext:value-type="float">
            <text:p>-1770</text:p>
          </table:table-cell>
          <table:table-cell office:value-type="float" office:value="22870.8708708709" calcext:value-type="float">
            <text:p>22870.8708708709</text:p>
          </table:table-cell>
          <table:table-cell table:number-columns-repeated="2" office:value-type="float" office:value="1804.8551" calcext:value-type="float">
            <text:p>1804.855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786" calcext:value-type="float">
            <text:p>-1786</text:p>
          </table:table-cell>
          <table:table-cell office:value-type="float" office:value="22902.9029029029" calcext:value-type="float">
            <text:p>22902.9029029029</text:p>
          </table:table-cell>
          <table:table-cell table:number-columns-repeated="2" office:value-type="float" office:value="1794.42089" calcext:value-type="float">
            <text:p>1794.4208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1799" calcext:value-type="float">
            <text:p>-1799</text:p>
          </table:table-cell>
          <table:table-cell office:value-type="float" office:value="22934.9349349349" calcext:value-type="float">
            <text:p>22934.9349349349</text:p>
          </table:table-cell>
          <table:table-cell table:number-columns-repeated="2" office:value-type="float" office:value="1799.30407" calcext:value-type="float">
            <text:p>1799.3040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812" calcext:value-type="float">
            <text:p>-1812</text:p>
          </table:table-cell>
          <table:table-cell office:value-type="float" office:value="22966.966966967" calcext:value-type="float">
            <text:p>22966.966966967</text:p>
          </table:table-cell>
          <table:table-cell table:number-columns-repeated="2" office:value-type="float" office:value="1819.69848" calcext:value-type="float">
            <text:p>1819.6984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1826" calcext:value-type="float">
            <text:p>-1826</text:p>
          </table:table-cell>
          <table:table-cell office:value-type="float" office:value="22998.998998999" calcext:value-type="float">
            <text:p>22998.998998999</text:p>
          </table:table-cell>
          <table:table-cell table:number-columns-repeated="2" office:value-type="float" office:value="1818.95275" calcext:value-type="float">
            <text:p>1818.9527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840" calcext:value-type="float">
            <text:p>-1840</text:p>
          </table:table-cell>
          <table:table-cell office:value-type="float" office:value="23031.031031031" calcext:value-type="float">
            <text:p>23031.031031031</text:p>
          </table:table-cell>
          <table:table-cell table:number-columns-repeated="2" office:value-type="float" office:value="1810.02709" calcext:value-type="float">
            <text:p>1810.0270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1855" calcext:value-type="float">
            <text:p>-1855</text:p>
          </table:table-cell>
          <table:table-cell office:value-type="float" office:value="23063.0630630631" calcext:value-type="float">
            <text:p>23063.0630630631</text:p>
          </table:table-cell>
          <table:table-cell table:number-columns-repeated="2" office:value-type="float" office:value="1806.51879" calcext:value-type="float">
            <text:p>1806.5187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871" calcext:value-type="float">
            <text:p>-1871</text:p>
          </table:table-cell>
          <table:table-cell office:value-type="float" office:value="23095.0950950951" calcext:value-type="float">
            <text:p>23095.0950950951</text:p>
          </table:table-cell>
          <table:table-cell table:number-columns-repeated="2" office:value-type="float" office:value="1781.54553" calcext:value-type="float">
            <text:p>1781.5455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1885" calcext:value-type="float">
            <text:p>-1885</text:p>
          </table:table-cell>
          <table:table-cell office:value-type="float" office:value="23127.1271271271" calcext:value-type="float">
            <text:p>23127.1271271271</text:p>
          </table:table-cell>
          <table:table-cell table:number-columns-repeated="2" office:value-type="float" office:value="1786.74804" calcext:value-type="float">
            <text:p>1786.7480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897" calcext:value-type="float">
            <text:p>-1897</text:p>
          </table:table-cell>
          <table:table-cell office:value-type="float" office:value="23159.1591591592" calcext:value-type="float">
            <text:p>23159.1591591592</text:p>
          </table:table-cell>
          <table:table-cell table:number-columns-repeated="2" office:value-type="float" office:value="1806.13317" calcext:value-type="float">
            <text:p>1806.1331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1906" calcext:value-type="float">
            <text:p>-1906</text:p>
          </table:table-cell>
          <table:table-cell office:value-type="float" office:value="23191.1911911912" calcext:value-type="float">
            <text:p>23191.1911911912</text:p>
          </table:table-cell>
          <table:table-cell table:number-columns-repeated="2" office:value-type="float" office:value="1800.64843" calcext:value-type="float">
            <text:p>1800.6484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914" calcext:value-type="float">
            <text:p>-1914</text:p>
          </table:table-cell>
          <table:table-cell office:value-type="float" office:value="23223.2232232232" calcext:value-type="float">
            <text:p>23223.2232232232</text:p>
          </table:table-cell>
          <table:table-cell table:number-columns-repeated="2" office:value-type="float" office:value="1829.65991" calcext:value-type="float">
            <text:p>1829.6599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1922" calcext:value-type="float">
            <text:p>-1922</text:p>
          </table:table-cell>
          <table:table-cell office:value-type="float" office:value="23255.2552552553" calcext:value-type="float">
            <text:p>23255.2552552553</text:p>
          </table:table-cell>
          <table:table-cell table:number-columns-repeated="2" office:value-type="float" office:value="1775.09326" calcext:value-type="float">
            <text:p>1775.0932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929" calcext:value-type="float">
            <text:p>-1929</text:p>
          </table:table-cell>
          <table:table-cell office:value-type="float" office:value="23287.2872872873" calcext:value-type="float">
            <text:p>23287.2872872873</text:p>
          </table:table-cell>
          <table:table-cell table:number-columns-repeated="2" office:value-type="float" office:value="1802.96472" calcext:value-type="float">
            <text:p>1802.9647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1935" calcext:value-type="float">
            <text:p>-1935</text:p>
          </table:table-cell>
          <table:table-cell office:value-type="float" office:value="23319.3193193193" calcext:value-type="float">
            <text:p>23319.3193193193</text:p>
          </table:table-cell>
          <table:table-cell table:number-columns-repeated="2" office:value-type="float" office:value="1790.99682" calcext:value-type="float">
            <text:p>1790.9968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941" calcext:value-type="float">
            <text:p>-1941</text:p>
          </table:table-cell>
          <table:table-cell office:value-type="float" office:value="23351.3513513513" calcext:value-type="float">
            <text:p>23351.3513513513</text:p>
          </table:table-cell>
          <table:table-cell table:number-columns-repeated="2" office:value-type="float" office:value="1793.20495" calcext:value-type="float">
            <text:p>1793.2049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1946" calcext:value-type="float">
            <text:p>-1946</text:p>
          </table:table-cell>
          <table:table-cell office:value-type="float" office:value="23383.3833833834" calcext:value-type="float">
            <text:p>23383.3833833834</text:p>
          </table:table-cell>
          <table:table-cell table:number-columns-repeated="2" office:value-type="float" office:value="1808.93225" calcext:value-type="float">
            <text:p>1808.9322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951" calcext:value-type="float">
            <text:p>-1951</text:p>
          </table:table-cell>
          <table:table-cell office:value-type="float" office:value="23415.4154154154" calcext:value-type="float">
            <text:p>23415.4154154154</text:p>
          </table:table-cell>
          <table:table-cell table:number-columns-repeated="2" office:value-type="float" office:value="1817.47729" calcext:value-type="float">
            <text:p>1817.4772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1956" calcext:value-type="float">
            <text:p>-1956</text:p>
          </table:table-cell>
          <table:table-cell office:value-type="float" office:value="23447.4474474474" calcext:value-type="float">
            <text:p>23447.4474474474</text:p>
          </table:table-cell>
          <table:table-cell table:number-columns-repeated="2" office:value-type="float" office:value="1804.03796" calcext:value-type="float">
            <text:p>1804.0379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958" calcext:value-type="float">
            <text:p>-1958</text:p>
          </table:table-cell>
          <table:table-cell office:value-type="float" office:value="23479.4794794795" calcext:value-type="float">
            <text:p>23479.4794794795</text:p>
          </table:table-cell>
          <table:table-cell table:number-columns-repeated="2" office:value-type="float" office:value="1815.57666" calcext:value-type="float">
            <text:p>1815.5766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1960" calcext:value-type="float">
            <text:p>-1960</text:p>
          </table:table-cell>
          <table:table-cell office:value-type="float" office:value="23511.5115115115" calcext:value-type="float">
            <text:p>23511.5115115115</text:p>
          </table:table-cell>
          <table:table-cell table:number-columns-repeated="2" office:value-type="float" office:value="1807.82092" calcext:value-type="float">
            <text:p>1807.8209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961" calcext:value-type="float">
            <text:p>-1961</text:p>
          </table:table-cell>
          <table:table-cell office:value-type="float" office:value="23543.5435435435" calcext:value-type="float">
            <text:p>23543.5435435435</text:p>
          </table:table-cell>
          <table:table-cell table:number-columns-repeated="2" office:value-type="float" office:value="1812.10449" calcext:value-type="float">
            <text:p>1812.1044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1960" calcext:value-type="float">
            <text:p>-1960</text:p>
          </table:table-cell>
          <table:table-cell office:value-type="float" office:value="23575.5755755756" calcext:value-type="float">
            <text:p>23575.5755755756</text:p>
          </table:table-cell>
          <table:table-cell table:number-columns-repeated="2" office:value-type="float" office:value="1805.22644" calcext:value-type="float">
            <text:p>1805.2264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955" calcext:value-type="float">
            <text:p>-1955</text:p>
          </table:table-cell>
          <table:table-cell office:value-type="float" office:value="23607.6076076076" calcext:value-type="float">
            <text:p>23607.6076076076</text:p>
          </table:table-cell>
          <table:table-cell table:number-columns-repeated="2" office:value-type="float" office:value="1803.63134" calcext:value-type="float">
            <text:p>1803.6313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1949" calcext:value-type="float">
            <text:p>-1949</text:p>
          </table:table-cell>
          <table:table-cell office:value-type="float" office:value="23639.6396396396" calcext:value-type="float">
            <text:p>23639.6396396396</text:p>
          </table:table-cell>
          <table:table-cell table:number-columns-repeated="2" office:value-type="float" office:value="1797.00195" calcext:value-type="float">
            <text:p>1797.0019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940" calcext:value-type="float">
            <text:p>-1940</text:p>
          </table:table-cell>
          <table:table-cell office:value-type="float" office:value="23671.6716716717" calcext:value-type="float">
            <text:p>23671.6716716717</text:p>
          </table:table-cell>
          <table:table-cell table:number-columns-repeated="2" office:value-type="float" office:value="1815.14172" calcext:value-type="float">
            <text:p>1815.1417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1933" calcext:value-type="float">
            <text:p>-1933</text:p>
          </table:table-cell>
          <table:table-cell office:value-type="float" office:value="23703.7037037037" calcext:value-type="float">
            <text:p>23703.7037037037</text:p>
          </table:table-cell>
          <table:table-cell table:number-columns-repeated="2" office:value-type="float" office:value="1805.4685" calcext:value-type="float">
            <text:p>1805.468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925" calcext:value-type="float">
            <text:p>-1925</text:p>
          </table:table-cell>
          <table:table-cell office:value-type="float" office:value="23735.7357357357" calcext:value-type="float">
            <text:p>23735.7357357357</text:p>
          </table:table-cell>
          <table:table-cell table:number-columns-repeated="2" office:value-type="float" office:value="1828.62011" calcext:value-type="float">
            <text:p>1828.6201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1916" calcext:value-type="float">
            <text:p>-1916</text:p>
          </table:table-cell>
          <table:table-cell office:value-type="float" office:value="23767.7677677678" calcext:value-type="float">
            <text:p>23767.7677677678</text:p>
          </table:table-cell>
          <table:table-cell table:number-columns-repeated="2" office:value-type="float" office:value="1824.29443" calcext:value-type="float">
            <text:p>1824.2944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906" calcext:value-type="float">
            <text:p>-1906</text:p>
          </table:table-cell>
          <table:table-cell office:value-type="float" office:value="23799.7997997998" calcext:value-type="float">
            <text:p>23799.7997997998</text:p>
          </table:table-cell>
          <table:table-cell table:number-columns-repeated="2" office:value-type="float" office:value="1811.95373" calcext:value-type="float">
            <text:p>1811.9537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1894" calcext:value-type="float">
            <text:p>-1894</text:p>
          </table:table-cell>
          <table:table-cell office:value-type="float" office:value="23831.8318318318" calcext:value-type="float">
            <text:p>23831.8318318318</text:p>
          </table:table-cell>
          <table:table-cell table:number-columns-repeated="2" office:value-type="float" office:value="1809.60974" calcext:value-type="float">
            <text:p>1809.6097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880" calcext:value-type="float">
            <text:p>-1880</text:p>
          </table:table-cell>
          <table:table-cell office:value-type="float" office:value="23863.8638638639" calcext:value-type="float">
            <text:p>23863.8638638639</text:p>
          </table:table-cell>
          <table:table-cell table:number-columns-repeated="2" office:value-type="float" office:value="1785.3247" calcext:value-type="float">
            <text:p>1785.324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1866" calcext:value-type="float">
            <text:p>-1866</text:p>
          </table:table-cell>
          <table:table-cell office:value-type="float" office:value="23895.8958958959" calcext:value-type="float">
            <text:p>23895.8958958959</text:p>
          </table:table-cell>
          <table:table-cell table:number-columns-repeated="2" office:value-type="float" office:value="1820.11804" calcext:value-type="float">
            <text:p>1820.1180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849" calcext:value-type="float">
            <text:p>-1849</text:p>
          </table:table-cell>
          <table:table-cell office:value-type="float" office:value="23927.9279279279" calcext:value-type="float">
            <text:p>23927.9279279279</text:p>
          </table:table-cell>
          <table:table-cell table:number-columns-repeated="2" office:value-type="float" office:value="1818.40747" calcext:value-type="float">
            <text:p>1818.4074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1833" calcext:value-type="float">
            <text:p>-1833</text:p>
          </table:table-cell>
          <table:table-cell office:value-type="float" office:value="23959.95995996" calcext:value-type="float">
            <text:p>23959.95995996</text:p>
          </table:table-cell>
          <table:table-cell table:number-columns-repeated="2" office:value-type="float" office:value="1824.18676" calcext:value-type="float">
            <text:p>1824.1867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817" calcext:value-type="float">
            <text:p>-1817</text:p>
          </table:table-cell>
          <table:table-cell office:value-type="float" office:value="23991.991991992" calcext:value-type="float">
            <text:p>23991.991991992</text:p>
          </table:table-cell>
          <table:table-cell table:number-columns-repeated="2" office:value-type="float" office:value="1779.04846" calcext:value-type="float">
            <text:p>1779.048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1798" calcext:value-type="float">
            <text:p>-1798</text:p>
          </table:table-cell>
          <table:table-cell office:value-type="float" office:value="24024.024024024" calcext:value-type="float">
            <text:p>24024.024024024</text:p>
          </table:table-cell>
          <table:table-cell table:number-columns-repeated="2" office:value-type="float" office:value="1786.08398" calcext:value-type="float">
            <text:p>1786.0839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781" calcext:value-type="float">
            <text:p>-1781</text:p>
          </table:table-cell>
          <table:table-cell office:value-type="float" office:value="24056.0560560561" calcext:value-type="float">
            <text:p>24056.0560560561</text:p>
          </table:table-cell>
          <table:table-cell table:number-columns-repeated="2" office:value-type="float" office:value="1801.56469" calcext:value-type="float">
            <text:p>1801.5646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1765" calcext:value-type="float">
            <text:p>-1765</text:p>
          </table:table-cell>
          <table:table-cell office:value-type="float" office:value="24088.0880880881" calcext:value-type="float">
            <text:p>24088.0880880881</text:p>
          </table:table-cell>
          <table:table-cell table:number-columns-repeated="2" office:value-type="float" office:value="1806.62866" calcext:value-type="float">
            <text:p>1806.6286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748" calcext:value-type="float">
            <text:p>-1748</text:p>
          </table:table-cell>
          <table:table-cell office:value-type="float" office:value="24120.1201201201" calcext:value-type="float">
            <text:p>24120.1201201201</text:p>
          </table:table-cell>
          <table:table-cell table:number-columns-repeated="2" office:value-type="float" office:value="1824.78698" calcext:value-type="float">
            <text:p>1824.7869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1731" calcext:value-type="float">
            <text:p>-1731</text:p>
          </table:table-cell>
          <table:table-cell office:value-type="float" office:value="24152.1521521522" calcext:value-type="float">
            <text:p>24152.1521521522</text:p>
          </table:table-cell>
          <table:table-cell table:number-columns-repeated="2" office:value-type="float" office:value="1809.81176" calcext:value-type="float">
            <text:p>1809.8117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715" calcext:value-type="float">
            <text:p>-1715</text:p>
          </table:table-cell>
          <table:table-cell office:value-type="float" office:value="24184.1841841842" calcext:value-type="float">
            <text:p>24184.1841841842</text:p>
          </table:table-cell>
          <table:table-cell table:number-columns-repeated="2" office:value-type="float" office:value="1780.729" calcext:value-type="float">
            <text:p>1780.72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1698" calcext:value-type="float">
            <text:p>-1698</text:p>
          </table:table-cell>
          <table:table-cell office:value-type="float" office:value="24216.2162162162" calcext:value-type="float">
            <text:p>24216.2162162162</text:p>
          </table:table-cell>
          <table:table-cell table:number-columns-repeated="2" office:value-type="float" office:value="1803.83239" calcext:value-type="float">
            <text:p>1803.8323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681" calcext:value-type="float">
            <text:p>-1681</text:p>
          </table:table-cell>
          <table:table-cell office:value-type="float" office:value="24248.2482482482" calcext:value-type="float">
            <text:p>24248.2482482482</text:p>
          </table:table-cell>
          <table:table-cell table:number-columns-repeated="2" office:value-type="float" office:value="1814.34558" calcext:value-type="float">
            <text:p>1814.3455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1665" calcext:value-type="float">
            <text:p>-1665</text:p>
          </table:table-cell>
          <table:table-cell office:value-type="float" office:value="24280.2802802803" calcext:value-type="float">
            <text:p>24280.2802802803</text:p>
          </table:table-cell>
          <table:table-cell table:number-columns-repeated="2" office:value-type="float" office:value="1826.10766" calcext:value-type="float">
            <text:p>1826.1076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650" calcext:value-type="float">
            <text:p>-1650</text:p>
          </table:table-cell>
          <table:table-cell office:value-type="float" office:value="24312.3123123123" calcext:value-type="float">
            <text:p>24312.3123123123</text:p>
          </table:table-cell>
          <table:table-cell table:number-columns-repeated="2" office:value-type="float" office:value="1796.8236" calcext:value-type="float">
            <text:p>1796.823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1637" calcext:value-type="float">
            <text:p>-1637</text:p>
          </table:table-cell>
          <table:table-cell office:value-type="float" office:value="24344.3443443443" calcext:value-type="float">
            <text:p>24344.3443443443</text:p>
          </table:table-cell>
          <table:table-cell table:number-columns-repeated="2" office:value-type="float" office:value="1812.08361" calcext:value-type="float">
            <text:p>1812.0836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627" calcext:value-type="float">
            <text:p>-1627</text:p>
          </table:table-cell>
          <table:table-cell office:value-type="float" office:value="24376.3763763764" calcext:value-type="float">
            <text:p>24376.3763763764</text:p>
          </table:table-cell>
          <table:table-cell table:number-columns-repeated="2" office:value-type="float" office:value="1822.92382" calcext:value-type="float">
            <text:p>1822.9238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1618" calcext:value-type="float">
            <text:p>-1618</text:p>
          </table:table-cell>
          <table:table-cell office:value-type="float" office:value="24408.4084084084" calcext:value-type="float">
            <text:p>24408.4084084084</text:p>
          </table:table-cell>
          <table:table-cell table:number-columns-repeated="2" office:value-type="float" office:value="1828.08569" calcext:value-type="float">
            <text:p>1828.0856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609" calcext:value-type="float">
            <text:p>-1609</text:p>
          </table:table-cell>
          <table:table-cell office:value-type="float" office:value="24440.4404404404" calcext:value-type="float">
            <text:p>24440.4404404404</text:p>
          </table:table-cell>
          <table:table-cell table:number-columns-repeated="2" office:value-type="float" office:value="1833.44421" calcext:value-type="float">
            <text:p>1833.4442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1598" calcext:value-type="float">
            <text:p>-1598</text:p>
          </table:table-cell>
          <table:table-cell office:value-type="float" office:value="24472.4724724725" calcext:value-type="float">
            <text:p>24472.4724724725</text:p>
          </table:table-cell>
          <table:table-cell table:number-columns-repeated="2" office:value-type="float" office:value="1834.15063" calcext:value-type="float">
            <text:p>1834.1506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589" calcext:value-type="float">
            <text:p>-1589</text:p>
          </table:table-cell>
          <table:table-cell office:value-type="float" office:value="24504.5045045045" calcext:value-type="float">
            <text:p>24504.5045045045</text:p>
          </table:table-cell>
          <table:table-cell table:number-columns-repeated="2" office:value-type="float" office:value="1823.7583" calcext:value-type="float">
            <text:p>1823.758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1582" calcext:value-type="float">
            <text:p>-1582</text:p>
          </table:table-cell>
          <table:table-cell office:value-type="float" office:value="24536.5365365365" calcext:value-type="float">
            <text:p>24536.5365365365</text:p>
          </table:table-cell>
          <table:table-cell table:number-columns-repeated="2" office:value-type="float" office:value="1806.87536" calcext:value-type="float">
            <text:p>1806.8753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577" calcext:value-type="float">
            <text:p>-1577</text:p>
          </table:table-cell>
          <table:table-cell office:value-type="float" office:value="24568.5685685686" calcext:value-type="float">
            <text:p>24568.5685685686</text:p>
          </table:table-cell>
          <table:table-cell table:number-columns-repeated="2" office:value-type="float" office:value="1824.16845" calcext:value-type="float">
            <text:p>1824.1684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1575" calcext:value-type="float">
            <text:p>-1575</text:p>
          </table:table-cell>
          <table:table-cell office:value-type="float" office:value="24600.6006006006" calcext:value-type="float">
            <text:p>24600.6006006006</text:p>
          </table:table-cell>
          <table:table-cell table:number-columns-repeated="2" office:value-type="float" office:value="1825.30725" calcext:value-type="float">
            <text:p>1825.3072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573" calcext:value-type="float">
            <text:p>-1573</text:p>
          </table:table-cell>
          <table:table-cell office:value-type="float" office:value="24632.6326326326" calcext:value-type="float">
            <text:p>24632.6326326326</text:p>
          </table:table-cell>
          <table:table-cell table:number-columns-repeated="2" office:value-type="float" office:value="1810.83679" calcext:value-type="float">
            <text:p>1810.8367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1571" calcext:value-type="float">
            <text:p>-1571</text:p>
          </table:table-cell>
          <table:table-cell office:value-type="float" office:value="24664.6646646647" calcext:value-type="float">
            <text:p>24664.6646646647</text:p>
          </table:table-cell>
          <table:table-cell table:number-columns-repeated="2" office:value-type="float" office:value="1811.45349" calcext:value-type="float">
            <text:p>1811.4534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571" calcext:value-type="float">
            <text:p>-1571</text:p>
          </table:table-cell>
          <table:table-cell office:value-type="float" office:value="24696.6966966967" calcext:value-type="float">
            <text:p>24696.6966966967</text:p>
          </table:table-cell>
          <table:table-cell table:number-columns-repeated="2" office:value-type="float" office:value="1814.66687" calcext:value-type="float">
            <text:p>1814.6668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1576" calcext:value-type="float">
            <text:p>-1576</text:p>
          </table:table-cell>
          <table:table-cell office:value-type="float" office:value="24728.7287287287" calcext:value-type="float">
            <text:p>24728.7287287287</text:p>
          </table:table-cell>
          <table:table-cell table:number-columns-repeated="2" office:value-type="float" office:value="1836.26538" calcext:value-type="float">
            <text:p>1836.2653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581" calcext:value-type="float">
            <text:p>-1581</text:p>
          </table:table-cell>
          <table:table-cell office:value-type="float" office:value="24760.7607607608" calcext:value-type="float">
            <text:p>24760.7607607608</text:p>
          </table:table-cell>
          <table:table-cell table:number-columns-repeated="2" office:value-type="float" office:value="1809.83752" calcext:value-type="float">
            <text:p>1809.8375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1590" calcext:value-type="float">
            <text:p>-1590</text:p>
          </table:table-cell>
          <table:table-cell office:value-type="float" office:value="24792.7927927928" calcext:value-type="float">
            <text:p>24792.7927927928</text:p>
          </table:table-cell>
          <table:table-cell table:number-columns-repeated="2" office:value-type="float" office:value="1823.73767" calcext:value-type="float">
            <text:p>1823.7376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600" calcext:value-type="float">
            <text:p>-1600</text:p>
          </table:table-cell>
          <table:table-cell office:value-type="float" office:value="24824.8248248248" calcext:value-type="float">
            <text:p>24824.8248248248</text:p>
          </table:table-cell>
          <table:table-cell table:number-columns-repeated="2" office:value-type="float" office:value="1808.33618" calcext:value-type="float">
            <text:p>1808.336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1611" calcext:value-type="float">
            <text:p>-1611</text:p>
          </table:table-cell>
          <table:table-cell office:value-type="float" office:value="24856.8568568569" calcext:value-type="float">
            <text:p>24856.8568568569</text:p>
          </table:table-cell>
          <table:table-cell table:number-columns-repeated="2" office:value-type="float" office:value="1852.30895" calcext:value-type="float">
            <text:p>1852.3089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621" calcext:value-type="float">
            <text:p>-1621</text:p>
          </table:table-cell>
          <table:table-cell office:value-type="float" office:value="24888.8888888889" calcext:value-type="float">
            <text:p>24888.8888888889</text:p>
          </table:table-cell>
          <table:table-cell table:number-columns-repeated="2" office:value-type="float" office:value="1771.80029" calcext:value-type="float">
            <text:p>1771.8002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1631" calcext:value-type="float">
            <text:p>-1631</text:p>
          </table:table-cell>
          <table:table-cell office:value-type="float" office:value="24920.9209209209" calcext:value-type="float">
            <text:p>24920.9209209209</text:p>
          </table:table-cell>
          <table:table-cell table:number-columns-repeated="2" office:value-type="float" office:value="1831.65441" calcext:value-type="float">
            <text:p>1831.6544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643" calcext:value-type="float">
            <text:p>-1643</text:p>
          </table:table-cell>
          <table:table-cell office:value-type="float" office:value="24952.952952953" calcext:value-type="float">
            <text:p>24952.952952953</text:p>
          </table:table-cell>
          <table:table-cell table:number-columns-repeated="2" office:value-type="float" office:value="1810.85632" calcext:value-type="float">
            <text:p>1810.8563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1657" calcext:value-type="float">
            <text:p>-1657</text:p>
          </table:table-cell>
          <table:table-cell office:value-type="float" office:value="24984.984984985" calcext:value-type="float">
            <text:p>24984.984984985</text:p>
          </table:table-cell>
          <table:table-cell table:number-columns-repeated="2" office:value-type="float" office:value="1773.69873" calcext:value-type="float">
            <text:p>1773.6987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672" calcext:value-type="float">
            <text:p>-1672</text:p>
          </table:table-cell>
          <table:table-cell office:value-type="float" office:value="25017.017017017" calcext:value-type="float">
            <text:p>25017.017017017</text:p>
          </table:table-cell>
          <table:table-cell table:number-columns-repeated="2" office:value-type="float" office:value="1822.75341" calcext:value-type="float">
            <text:p>1822.7534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1689" calcext:value-type="float">
            <text:p>-1689</text:p>
          </table:table-cell>
          <table:table-cell office:value-type="float" office:value="25049.049049049" calcext:value-type="float">
            <text:p>25049.049049049</text:p>
          </table:table-cell>
          <table:table-cell table:number-columns-repeated="2" office:value-type="float" office:value="1827.98242" calcext:value-type="float">
            <text:p>1827.9824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704" calcext:value-type="float">
            <text:p>-1704</text:p>
          </table:table-cell>
          <table:table-cell office:value-type="float" office:value="25081.0810810811" calcext:value-type="float">
            <text:p>25081.0810810811</text:p>
          </table:table-cell>
          <table:table-cell table:number-columns-repeated="2" office:value-type="float" office:value="1818.68884" calcext:value-type="float">
            <text:p>1818.6888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1721" calcext:value-type="float">
            <text:p>-1721</text:p>
          </table:table-cell>
          <table:table-cell office:value-type="float" office:value="25113.1131131131" calcext:value-type="float">
            <text:p>25113.1131131131</text:p>
          </table:table-cell>
          <table:table-cell table:number-columns-repeated="2" office:value-type="float" office:value="1823.51782" calcext:value-type="float">
            <text:p>1823.5178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738" calcext:value-type="float">
            <text:p>-1738</text:p>
          </table:table-cell>
          <table:table-cell office:value-type="float" office:value="25145.1451451451" calcext:value-type="float">
            <text:p>25145.1451451451</text:p>
          </table:table-cell>
          <table:table-cell table:number-columns-repeated="2" office:value-type="float" office:value="1803.47583" calcext:value-type="float">
            <text:p>1803.4758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1755" calcext:value-type="float">
            <text:p>-1755</text:p>
          </table:table-cell>
          <table:table-cell office:value-type="float" office:value="25177.1771771772" calcext:value-type="float">
            <text:p>25177.1771771772</text:p>
          </table:table-cell>
          <table:table-cell table:number-columns-repeated="2" office:value-type="float" office:value="1810.3092" calcext:value-type="float">
            <text:p>1810.309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772" calcext:value-type="float">
            <text:p>-1772</text:p>
          </table:table-cell>
          <table:table-cell office:value-type="float" office:value="25209.2092092092" calcext:value-type="float">
            <text:p>25209.2092092092</text:p>
          </table:table-cell>
          <table:table-cell table:number-columns-repeated="2" office:value-type="float" office:value="1786.09436" calcext:value-type="float">
            <text:p>1786.0943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1787" calcext:value-type="float">
            <text:p>-1787</text:p>
          </table:table-cell>
          <table:table-cell office:value-type="float" office:value="25241.2412412412" calcext:value-type="float">
            <text:p>25241.2412412412</text:p>
          </table:table-cell>
          <table:table-cell table:number-columns-repeated="2" office:value-type="float" office:value="1818.10009" calcext:value-type="float">
            <text:p>1818.1000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801" calcext:value-type="float">
            <text:p>-1801</text:p>
          </table:table-cell>
          <table:table-cell office:value-type="float" office:value="25273.2732732733" calcext:value-type="float">
            <text:p>25273.2732732733</text:p>
          </table:table-cell>
          <table:table-cell table:number-columns-repeated="2" office:value-type="float" office:value="1815.77453" calcext:value-type="float">
            <text:p>1815.7745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1814" calcext:value-type="float">
            <text:p>-1814</text:p>
          </table:table-cell>
          <table:table-cell office:value-type="float" office:value="25305.3053053053" calcext:value-type="float">
            <text:p>25305.3053053053</text:p>
          </table:table-cell>
          <table:table-cell table:number-columns-repeated="2" office:value-type="float" office:value="1805.72424" calcext:value-type="float">
            <text:p>1805.7242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827" calcext:value-type="float">
            <text:p>-1827</text:p>
          </table:table-cell>
          <table:table-cell office:value-type="float" office:value="25337.3373373373" calcext:value-type="float">
            <text:p>25337.3373373373</text:p>
          </table:table-cell>
          <table:table-cell table:number-columns-repeated="2" office:value-type="float" office:value="1831.01123" calcext:value-type="float">
            <text:p>1831.0112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1843" calcext:value-type="float">
            <text:p>-1843</text:p>
          </table:table-cell>
          <table:table-cell office:value-type="float" office:value="25369.3693693694" calcext:value-type="float">
            <text:p>25369.3693693694</text:p>
          </table:table-cell>
          <table:table-cell table:number-columns-repeated="2" office:value-type="float" office:value="1818.78601" calcext:value-type="float">
            <text:p>1818.7860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859" calcext:value-type="float">
            <text:p>-1859</text:p>
          </table:table-cell>
          <table:table-cell office:value-type="float" office:value="25401.4014014014" calcext:value-type="float">
            <text:p>25401.4014014014</text:p>
          </table:table-cell>
          <table:table-cell table:number-columns-repeated="2" office:value-type="float" office:value="1805.10803" calcext:value-type="float">
            <text:p>1805.1080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1874" calcext:value-type="float">
            <text:p>-1874</text:p>
          </table:table-cell>
          <table:table-cell office:value-type="float" office:value="25433.4334334334" calcext:value-type="float">
            <text:p>25433.4334334334</text:p>
          </table:table-cell>
          <table:table-cell table:number-columns-repeated="2" office:value-type="float" office:value="1774.91052" calcext:value-type="float">
            <text:p>1774.9105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888" calcext:value-type="float">
            <text:p>-1888</text:p>
          </table:table-cell>
          <table:table-cell office:value-type="float" office:value="25465.4654654655" calcext:value-type="float">
            <text:p>25465.4654654655</text:p>
          </table:table-cell>
          <table:table-cell table:number-columns-repeated="2" office:value-type="float" office:value="1814.73364" calcext:value-type="float">
            <text:p>1814.7336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1900" calcext:value-type="float">
            <text:p>-1900</text:p>
          </table:table-cell>
          <table:table-cell office:value-type="float" office:value="25497.4974974975" calcext:value-type="float">
            <text:p>25497.4974974975</text:p>
          </table:table-cell>
          <table:table-cell table:number-columns-repeated="2" office:value-type="float" office:value="1851.15417" calcext:value-type="float">
            <text:p>1851.1541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910" calcext:value-type="float">
            <text:p>-1910</text:p>
          </table:table-cell>
          <table:table-cell office:value-type="float" office:value="25529.5295295295" calcext:value-type="float">
            <text:p>25529.5295295295</text:p>
          </table:table-cell>
          <table:table-cell table:number-columns-repeated="2" office:value-type="float" office:value="1825.73815" calcext:value-type="float">
            <text:p>1825.7381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1918" calcext:value-type="float">
            <text:p>-1918</text:p>
          </table:table-cell>
          <table:table-cell office:value-type="float" office:value="25561.5615615616" calcext:value-type="float">
            <text:p>25561.5615615616</text:p>
          </table:table-cell>
          <table:table-cell table:number-columns-repeated="2" office:value-type="float" office:value="1811.89819" calcext:value-type="float">
            <text:p>1811.8981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925" calcext:value-type="float">
            <text:p>-1925</text:p>
          </table:table-cell>
          <table:table-cell office:value-type="float" office:value="25593.5935935936" calcext:value-type="float">
            <text:p>25593.5935935936</text:p>
          </table:table-cell>
          <table:table-cell table:number-columns-repeated="2" office:value-type="float" office:value="1802.90856" calcext:value-type="float">
            <text:p>1802.908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1933" calcext:value-type="float">
            <text:p>-1933</text:p>
          </table:table-cell>
          <table:table-cell office:value-type="float" office:value="25625.6256256256" calcext:value-type="float">
            <text:p>25625.6256256256</text:p>
          </table:table-cell>
          <table:table-cell table:number-columns-repeated="2" office:value-type="float" office:value="1773.65905" calcext:value-type="float">
            <text:p>1773.6590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938" calcext:value-type="float">
            <text:p>-1938</text:p>
          </table:table-cell>
          <table:table-cell office:value-type="float" office:value="25657.6576576577" calcext:value-type="float">
            <text:p>25657.6576576577</text:p>
          </table:table-cell>
          <table:table-cell table:number-columns-repeated="2" office:value-type="float" office:value="1780.62194" calcext:value-type="float">
            <text:p>1780.6219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1944" calcext:value-type="float">
            <text:p>-1944</text:p>
          </table:table-cell>
          <table:table-cell office:value-type="float" office:value="25689.6896896897" calcext:value-type="float">
            <text:p>25689.6896896897</text:p>
          </table:table-cell>
          <table:table-cell table:number-columns-repeated="2" office:value-type="float" office:value="1781.14306" calcext:value-type="float">
            <text:p>1781.1430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949" calcext:value-type="float">
            <text:p>-1949</text:p>
          </table:table-cell>
          <table:table-cell office:value-type="float" office:value="25721.7217217217" calcext:value-type="float">
            <text:p>25721.7217217217</text:p>
          </table:table-cell>
          <table:table-cell table:number-columns-repeated="2" office:value-type="float" office:value="1808.22985" calcext:value-type="float">
            <text:p>1808.2298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1955" calcext:value-type="float">
            <text:p>-1955</text:p>
          </table:table-cell>
          <table:table-cell office:value-type="float" office:value="25753.7537537538" calcext:value-type="float">
            <text:p>25753.7537537538</text:p>
          </table:table-cell>
          <table:table-cell table:number-columns-repeated="2" office:value-type="float" office:value="1767.86828" calcext:value-type="float">
            <text:p>1767.8682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959" calcext:value-type="float">
            <text:p>-1959</text:p>
          </table:table-cell>
          <table:table-cell office:value-type="float" office:value="25785.7857857858" calcext:value-type="float">
            <text:p>25785.7857857858</text:p>
          </table:table-cell>
          <table:table-cell table:number-columns-repeated="2" office:value-type="float" office:value="1834.94274" calcext:value-type="float">
            <text:p>1834.9427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1963" calcext:value-type="float">
            <text:p>-1963</text:p>
          </table:table-cell>
          <table:table-cell office:value-type="float" office:value="25817.8178178178" calcext:value-type="float">
            <text:p>25817.8178178178</text:p>
          </table:table-cell>
          <table:table-cell table:number-columns-repeated="2" office:value-type="float" office:value="1824.69567" calcext:value-type="float">
            <text:p>1824.6956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965" calcext:value-type="float">
            <text:p>-1965</text:p>
          </table:table-cell>
          <table:table-cell office:value-type="float" office:value="25849.8498498498" calcext:value-type="float">
            <text:p>25849.8498498498</text:p>
          </table:table-cell>
          <table:table-cell table:number-columns-repeated="2" office:value-type="float" office:value="1817.72082" calcext:value-type="float">
            <text:p>1817.7208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-1967" calcext:value-type="float">
            <text:p>-1967</text:p>
          </table:table-cell>
          <table:table-cell office:value-type="float" office:value="25881.8818818819" calcext:value-type="float">
            <text:p>25881.8818818819</text:p>
          </table:table-cell>
          <table:table-cell table:number-columns-repeated="2" office:value-type="float" office:value="1831.22985" calcext:value-type="float">
            <text:p>1831.2298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964" calcext:value-type="float">
            <text:p>-1964</text:p>
          </table:table-cell>
          <table:table-cell office:value-type="float" office:value="25913.9139139139" calcext:value-type="float">
            <text:p>25913.9139139139</text:p>
          </table:table-cell>
          <table:table-cell table:number-columns-repeated="2" office:value-type="float" office:value="1821.97827" calcext:value-type="float">
            <text:p>1821.9782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1959" calcext:value-type="float">
            <text:p>-1959</text:p>
          </table:table-cell>
          <table:table-cell office:value-type="float" office:value="25945.9459459459" calcext:value-type="float">
            <text:p>25945.9459459459</text:p>
          </table:table-cell>
          <table:table-cell table:number-columns-repeated="2" office:value-type="float" office:value="1831.19641" calcext:value-type="float">
            <text:p>1831.1964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952" calcext:value-type="float">
            <text:p>-1952</text:p>
          </table:table-cell>
          <table:table-cell office:value-type="float" office:value="25977.977977978" calcext:value-type="float">
            <text:p>25977.977977978</text:p>
          </table:table-cell>
          <table:table-cell table:number-columns-repeated="2" office:value-type="float" office:value="1827.49829" calcext:value-type="float">
            <text:p>1827.4982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1945" calcext:value-type="float">
            <text:p>-1945</text:p>
          </table:table-cell>
          <table:table-cell office:value-type="float" office:value="26010.01001001" calcext:value-type="float">
            <text:p>26010.01001001</text:p>
          </table:table-cell>
          <table:table-cell table:number-columns-repeated="2" office:value-type="float" office:value="1826.6101" calcext:value-type="float">
            <text:p>1826.610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937" calcext:value-type="float">
            <text:p>-1937</text:p>
          </table:table-cell>
          <table:table-cell office:value-type="float" office:value="26042.042042042" calcext:value-type="float">
            <text:p>26042.042042042</text:p>
          </table:table-cell>
          <table:table-cell table:number-columns-repeated="2" office:value-type="float" office:value="1839.23535" calcext:value-type="float">
            <text:p>1839.2353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1929" calcext:value-type="float">
            <text:p>-1929</text:p>
          </table:table-cell>
          <table:table-cell office:value-type="float" office:value="26074.0740740741" calcext:value-type="float">
            <text:p>26074.0740740741</text:p>
          </table:table-cell>
          <table:table-cell table:number-columns-repeated="2" office:value-type="float" office:value="1810.40356" calcext:value-type="float">
            <text:p>1810.4035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919" calcext:value-type="float">
            <text:p>-1919</text:p>
          </table:table-cell>
          <table:table-cell office:value-type="float" office:value="26106.1061061061" calcext:value-type="float">
            <text:p>26106.1061061061</text:p>
          </table:table-cell>
          <table:table-cell table:number-columns-repeated="2" office:value-type="float" office:value="1815.94421" calcext:value-type="float">
            <text:p>1815.9442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1909" calcext:value-type="float">
            <text:p>-1909</text:p>
          </table:table-cell>
          <table:table-cell office:value-type="float" office:value="26138.1381381381" calcext:value-type="float">
            <text:p>26138.1381381381</text:p>
          </table:table-cell>
          <table:table-cell table:number-columns-repeated="2" office:value-type="float" office:value="1827.64733" calcext:value-type="float">
            <text:p>1827.6473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898" calcext:value-type="float">
            <text:p>-1898</text:p>
          </table:table-cell>
          <table:table-cell office:value-type="float" office:value="26170.1701701702" calcext:value-type="float">
            <text:p>26170.1701701702</text:p>
          </table:table-cell>
          <table:table-cell table:number-columns-repeated="2" office:value-type="float" office:value="1842.43664" calcext:value-type="float">
            <text:p>1842.4366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-1883" calcext:value-type="float">
            <text:p>-1883</text:p>
          </table:table-cell>
          <table:table-cell office:value-type="float" office:value="26202.2022022022" calcext:value-type="float">
            <text:p>26202.2022022022</text:p>
          </table:table-cell>
          <table:table-cell table:number-columns-repeated="2" office:value-type="float" office:value="1810.79199" calcext:value-type="float">
            <text:p>1810.7919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868" calcext:value-type="float">
            <text:p>-1868</text:p>
          </table:table-cell>
          <table:table-cell office:value-type="float" office:value="26234.2342342342" calcext:value-type="float">
            <text:p>26234.2342342342</text:p>
          </table:table-cell>
          <table:table-cell table:number-columns-repeated="2" office:value-type="float" office:value="1826.32934" calcext:value-type="float">
            <text:p>1826.3293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1853" calcext:value-type="float">
            <text:p>-1853</text:p>
          </table:table-cell>
          <table:table-cell office:value-type="float" office:value="26266.2662662663" calcext:value-type="float">
            <text:p>26266.2662662663</text:p>
          </table:table-cell>
          <table:table-cell table:number-columns-repeated="2" office:value-type="float" office:value="1792.86511" calcext:value-type="float">
            <text:p>1792.8651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837" calcext:value-type="float">
            <text:p>-1837</text:p>
          </table:table-cell>
          <table:table-cell office:value-type="float" office:value="26298.2982982983" calcext:value-type="float">
            <text:p>26298.2982982983</text:p>
          </table:table-cell>
          <table:table-cell table:number-columns-repeated="2" office:value-type="float" office:value="1819.09277" calcext:value-type="float">
            <text:p>1819.0927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1819" calcext:value-type="float">
            <text:p>-1819</text:p>
          </table:table-cell>
          <table:table-cell office:value-type="float" office:value="26330.3303303303" calcext:value-type="float">
            <text:p>26330.3303303303</text:p>
          </table:table-cell>
          <table:table-cell table:number-columns-repeated="2" office:value-type="float" office:value="1841.54565" calcext:value-type="float">
            <text:p>1841.5456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801" calcext:value-type="float">
            <text:p>-1801</text:p>
          </table:table-cell>
          <table:table-cell office:value-type="float" office:value="26362.3623623624" calcext:value-type="float">
            <text:p>26362.3623623624</text:p>
          </table:table-cell>
          <table:table-cell table:number-columns-repeated="2" office:value-type="float" office:value="1847.07666" calcext:value-type="float">
            <text:p>1847.0766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-1782" calcext:value-type="float">
            <text:p>-1782</text:p>
          </table:table-cell>
          <table:table-cell office:value-type="float" office:value="26394.3943943944" calcext:value-type="float">
            <text:p>26394.3943943944</text:p>
          </table:table-cell>
          <table:table-cell table:number-columns-repeated="2" office:value-type="float" office:value="1854.56481" calcext:value-type="float">
            <text:p>1854.5648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766" calcext:value-type="float">
            <text:p>-1766</text:p>
          </table:table-cell>
          <table:table-cell office:value-type="float" office:value="26426.4264264264" calcext:value-type="float">
            <text:p>26426.4264264264</text:p>
          </table:table-cell>
          <table:table-cell table:number-columns-repeated="2" office:value-type="float" office:value="1837.51831" calcext:value-type="float">
            <text:p>1837.5183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1750" calcext:value-type="float">
            <text:p>-1750</text:p>
          </table:table-cell>
          <table:table-cell office:value-type="float" office:value="26458.4584584585" calcext:value-type="float">
            <text:p>26458.4584584585</text:p>
          </table:table-cell>
          <table:table-cell table:number-columns-repeated="2" office:value-type="float" office:value="1844.1593" calcext:value-type="float">
            <text:p>1844.159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733" calcext:value-type="float">
            <text:p>-1733</text:p>
          </table:table-cell>
          <table:table-cell office:value-type="float" office:value="26490.4904904905" calcext:value-type="float">
            <text:p>26490.4904904905</text:p>
          </table:table-cell>
          <table:table-cell table:number-columns-repeated="2" office:value-type="float" office:value="1851.39575" calcext:value-type="float">
            <text:p>1851.3957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-1719" calcext:value-type="float">
            <text:p>-1719</text:p>
          </table:table-cell>
          <table:table-cell office:value-type="float" office:value="26522.5225225225" calcext:value-type="float">
            <text:p>26522.5225225225</text:p>
          </table:table-cell>
          <table:table-cell table:number-columns-repeated="2" office:value-type="float" office:value="1801.16833" calcext:value-type="float">
            <text:p>1801.1683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702" calcext:value-type="float">
            <text:p>-1702</text:p>
          </table:table-cell>
          <table:table-cell office:value-type="float" office:value="26554.5545545546" calcext:value-type="float">
            <text:p>26554.5545545546</text:p>
          </table:table-cell>
          <table:table-cell table:number-columns-repeated="2" office:value-type="float" office:value="1835.55297" calcext:value-type="float">
            <text:p>1835.5529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1683" calcext:value-type="float">
            <text:p>-1683</text:p>
          </table:table-cell>
          <table:table-cell office:value-type="float" office:value="26586.5865865866" calcext:value-type="float">
            <text:p>26586.5865865866</text:p>
          </table:table-cell>
          <table:table-cell table:number-columns-repeated="2" office:value-type="float" office:value="1822.93859" calcext:value-type="float">
            <text:p>1822.9385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667" calcext:value-type="float">
            <text:p>-1667</text:p>
          </table:table-cell>
          <table:table-cell office:value-type="float" office:value="26618.6186186186" calcext:value-type="float">
            <text:p>26618.6186186186</text:p>
          </table:table-cell>
          <table:table-cell table:number-columns-repeated="2" office:value-type="float" office:value="1837.41345" calcext:value-type="float">
            <text:p>1837.4134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1653" calcext:value-type="float">
            <text:p>-1653</text:p>
          </table:table-cell>
          <table:table-cell office:value-type="float" office:value="26650.6506506507" calcext:value-type="float">
            <text:p>26650.6506506507</text:p>
          </table:table-cell>
          <table:table-cell table:number-columns-repeated="2" office:value-type="float" office:value="1766.63574" calcext:value-type="float">
            <text:p>1766.6357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640" calcext:value-type="float">
            <text:p>-1640</text:p>
          </table:table-cell>
          <table:table-cell office:value-type="float" office:value="26682.6826826827" calcext:value-type="float">
            <text:p>26682.6826826827</text:p>
          </table:table-cell>
          <table:table-cell table:number-columns-repeated="2" office:value-type="float" office:value="1854.32299" calcext:value-type="float">
            <text:p>1854.3229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1630" calcext:value-type="float">
            <text:p>-1630</text:p>
          </table:table-cell>
          <table:table-cell office:value-type="float" office:value="26714.7147147147" calcext:value-type="float">
            <text:p>26714.7147147147</text:p>
          </table:table-cell>
          <table:table-cell table:number-columns-repeated="2" office:value-type="float" office:value="1835.79711" calcext:value-type="float">
            <text:p>1835.7971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621" calcext:value-type="float">
            <text:p>-1621</text:p>
          </table:table-cell>
          <table:table-cell office:value-type="float" office:value="26746.7467467467" calcext:value-type="float">
            <text:p>26746.7467467467</text:p>
          </table:table-cell>
          <table:table-cell table:number-columns-repeated="2" office:value-type="float" office:value="1861.08532" calcext:value-type="float">
            <text:p>1861.0853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1612" calcext:value-type="float">
            <text:p>-1612</text:p>
          </table:table-cell>
          <table:table-cell office:value-type="float" office:value="26778.7787787788" calcext:value-type="float">
            <text:p>26778.7787787788</text:p>
          </table:table-cell>
          <table:table-cell table:number-columns-repeated="2" office:value-type="float" office:value="1824.34655" calcext:value-type="float">
            <text:p>1824.3465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602" calcext:value-type="float">
            <text:p>-1602</text:p>
          </table:table-cell>
          <table:table-cell office:value-type="float" office:value="26810.8108108108" calcext:value-type="float">
            <text:p>26810.8108108108</text:p>
          </table:table-cell>
          <table:table-cell table:number-columns-repeated="2" office:value-type="float" office:value="1822.7351" calcext:value-type="float">
            <text:p>1822.735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1594" calcext:value-type="float">
            <text:p>-1594</text:p>
          </table:table-cell>
          <table:table-cell office:value-type="float" office:value="26842.8428428428" calcext:value-type="float">
            <text:p>26842.8428428428</text:p>
          </table:table-cell>
          <table:table-cell table:number-columns-repeated="2" office:value-type="float" office:value="1825.49743" calcext:value-type="float">
            <text:p>1825.4974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586" calcext:value-type="float">
            <text:p>-1586</text:p>
          </table:table-cell>
          <table:table-cell office:value-type="float" office:value="26874.8748748749" calcext:value-type="float">
            <text:p>26874.8748748749</text:p>
          </table:table-cell>
          <table:table-cell table:number-columns-repeated="2" office:value-type="float" office:value="1866.32678" calcext:value-type="float">
            <text:p>1866.3267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1581" calcext:value-type="float">
            <text:p>-1581</text:p>
          </table:table-cell>
          <table:table-cell office:value-type="float" office:value="26906.9069069069" calcext:value-type="float">
            <text:p>26906.9069069069</text:p>
          </table:table-cell>
          <table:table-cell table:number-columns-repeated="2" office:value-type="float" office:value="1811.99072" calcext:value-type="float">
            <text:p>1811.9907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577" calcext:value-type="float">
            <text:p>-1577</text:p>
          </table:table-cell>
          <table:table-cell office:value-type="float" office:value="26938.9389389389" calcext:value-type="float">
            <text:p>26938.9389389389</text:p>
          </table:table-cell>
          <table:table-cell table:number-columns-repeated="2" office:value-type="float" office:value="1828.22717" calcext:value-type="float">
            <text:p>1828.2271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1574" calcext:value-type="float">
            <text:p>-1574</text:p>
          </table:table-cell>
          <table:table-cell office:value-type="float" office:value="26970.970970971" calcext:value-type="float">
            <text:p>26970.970970971</text:p>
          </table:table-cell>
          <table:table-cell table:number-columns-repeated="2" office:value-type="float" office:value="1857.35632" calcext:value-type="float">
            <text:p>1857.3563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573" calcext:value-type="float">
            <text:p>-1573</text:p>
          </table:table-cell>
          <table:table-cell office:value-type="float" office:value="27003.003003003" calcext:value-type="float">
            <text:p>27003.003003003</text:p>
          </table:table-cell>
          <table:table-cell table:number-columns-repeated="2" office:value-type="float" office:value="1843.41796" calcext:value-type="float">
            <text:p>1843.4179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1573" calcext:value-type="float">
            <text:p>-1573</text:p>
          </table:table-cell>
          <table:table-cell office:value-type="float" office:value="27035.035035035" calcext:value-type="float">
            <text:p>27035.035035035</text:p>
          </table:table-cell>
          <table:table-cell table:number-columns-repeated="2" office:value-type="float" office:value="1826.33361" calcext:value-type="float">
            <text:p>1826.3336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576" calcext:value-type="float">
            <text:p>-1576</text:p>
          </table:table-cell>
          <table:table-cell office:value-type="float" office:value="27067.0670670671" calcext:value-type="float">
            <text:p>27067.0670670671</text:p>
          </table:table-cell>
          <table:table-cell table:number-columns-repeated="2" office:value-type="float" office:value="1871.77246" calcext:value-type="float">
            <text:p>1871.7724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1581" calcext:value-type="float">
            <text:p>-1581</text:p>
          </table:table-cell>
          <table:table-cell office:value-type="float" office:value="27099.0990990991" calcext:value-type="float">
            <text:p>27099.0990990991</text:p>
          </table:table-cell>
          <table:table-cell table:number-columns-repeated="2" office:value-type="float" office:value="1904.10998" calcext:value-type="float">
            <text:p>1904.1099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590" calcext:value-type="float">
            <text:p>-1590</text:p>
          </table:table-cell>
          <table:table-cell office:value-type="float" office:value="27131.1311311311" calcext:value-type="float">
            <text:p>27131.1311311311</text:p>
          </table:table-cell>
          <table:table-cell table:number-columns-repeated="2" office:value-type="float" office:value="1851.83325" calcext:value-type="float">
            <text:p>1851.8332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-1600" calcext:value-type="float">
            <text:p>-1600</text:p>
          </table:table-cell>
          <table:table-cell office:value-type="float" office:value="27163.1631631632" calcext:value-type="float">
            <text:p>27163.1631631632</text:p>
          </table:table-cell>
          <table:table-cell table:number-columns-repeated="2" office:value-type="float" office:value="2054.13256" calcext:value-type="float">
            <text:p>2054.1325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611" calcext:value-type="float">
            <text:p>-1611</text:p>
          </table:table-cell>
          <table:table-cell office:value-type="float" office:value="27195.1951951952" calcext:value-type="float">
            <text:p>27195.1951951952</text:p>
          </table:table-cell>
          <table:table-cell table:number-columns-repeated="2" office:value-type="float" office:value="1525.47119" calcext:value-type="float">
            <text:p>1525.4711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1622" calcext:value-type="float">
            <text:p>-1622</text:p>
          </table:table-cell>
          <table:table-cell office:value-type="float" office:value="27227.2272272272" calcext:value-type="float">
            <text:p>27227.2272272272</text:p>
          </table:table-cell>
          <table:table-cell table:number-columns-repeated="2" office:value-type="float" office:value="1716.73242" calcext:value-type="float">
            <text:p>1716.7324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632" calcext:value-type="float">
            <text:p>-1632</text:p>
          </table:table-cell>
          <table:table-cell office:value-type="float" office:value="27259.2592592593" calcext:value-type="float">
            <text:p>27259.2592592593</text:p>
          </table:table-cell>
          <table:table-cell table:number-columns-repeated="2" office:value-type="float" office:value="1756.79589" calcext:value-type="float">
            <text:p>1756.7958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1642" calcext:value-type="float">
            <text:p>-1642</text:p>
          </table:table-cell>
          <table:table-cell office:value-type="float" office:value="27291.2912912913" calcext:value-type="float">
            <text:p>27291.2912912913</text:p>
          </table:table-cell>
          <table:table-cell table:number-columns-repeated="2" office:value-type="float" office:value="1802.6632" calcext:value-type="float">
            <text:p>1802.663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655" calcext:value-type="float">
            <text:p>-1655</text:p>
          </table:table-cell>
          <table:table-cell office:value-type="float" office:value="27323.3233233233" calcext:value-type="float">
            <text:p>27323.3233233233</text:p>
          </table:table-cell>
          <table:table-cell table:number-columns-repeated="2" office:value-type="float" office:value="1808.11035" calcext:value-type="float">
            <text:p>1808.1103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1671" calcext:value-type="float">
            <text:p>-1671</text:p>
          </table:table-cell>
          <table:table-cell office:value-type="float" office:value="27355.3553553554" calcext:value-type="float">
            <text:p>27355.3553553554</text:p>
          </table:table-cell>
          <table:table-cell table:number-columns-repeated="2" office:value-type="float" office:value="1811.89599" calcext:value-type="float">
            <text:p>1811.8959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687" calcext:value-type="float">
            <text:p>-1687</text:p>
          </table:table-cell>
          <table:table-cell office:value-type="float" office:value="27387.3873873874" calcext:value-type="float">
            <text:p>27387.3873873874</text:p>
          </table:table-cell>
          <table:table-cell table:number-columns-repeated="2" office:value-type="float" office:value="1813.11901" calcext:value-type="float">
            <text:p>1813.1190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-1704" calcext:value-type="float">
            <text:p>-1704</text:p>
          </table:table-cell>
          <table:table-cell office:value-type="float" office:value="27419.4194194194" calcext:value-type="float">
            <text:p>27419.4194194194</text:p>
          </table:table-cell>
          <table:table-cell table:number-columns-repeated="2" office:value-type="float" office:value="1788.65417" calcext:value-type="float">
            <text:p>1788.6541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720" calcext:value-type="float">
            <text:p>-1720</text:p>
          </table:table-cell>
          <table:table-cell office:value-type="float" office:value="27451.4514514515" calcext:value-type="float">
            <text:p>27451.4514514515</text:p>
          </table:table-cell>
          <table:table-cell table:number-columns-repeated="2" office:value-type="float" office:value="1836.82934" calcext:value-type="float">
            <text:p>1836.8293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1737" calcext:value-type="float">
            <text:p>-1737</text:p>
          </table:table-cell>
          <table:table-cell office:value-type="float" office:value="27483.4834834835" calcext:value-type="float">
            <text:p>27483.4834834835</text:p>
          </table:table-cell>
          <table:table-cell table:number-columns-repeated="2" office:value-type="float" office:value="1799.72082" calcext:value-type="float">
            <text:p>1799.7208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755" calcext:value-type="float">
            <text:p>-1755</text:p>
          </table:table-cell>
          <table:table-cell office:value-type="float" office:value="27515.5155155155" calcext:value-type="float">
            <text:p>27515.5155155155</text:p>
          </table:table-cell>
          <table:table-cell table:number-columns-repeated="2" office:value-type="float" office:value="1829.84118" calcext:value-type="float">
            <text:p>1829.8411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1772" calcext:value-type="float">
            <text:p>-1772</text:p>
          </table:table-cell>
          <table:table-cell office:value-type="float" office:value="27547.5475475475" calcext:value-type="float">
            <text:p>27547.5475475475</text:p>
          </table:table-cell>
          <table:table-cell table:number-columns-repeated="2" office:value-type="float" office:value="1836.87915" calcext:value-type="float">
            <text:p>1836.8791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788" calcext:value-type="float">
            <text:p>-1788</text:p>
          </table:table-cell>
          <table:table-cell office:value-type="float" office:value="27579.5795795796" calcext:value-type="float">
            <text:p>27579.5795795796</text:p>
          </table:table-cell>
          <table:table-cell table:number-columns-repeated="2" office:value-type="float" office:value="1785.76721" calcext:value-type="float">
            <text:p>1785.7672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1801" calcext:value-type="float">
            <text:p>-1801</text:p>
          </table:table-cell>
          <table:table-cell office:value-type="float" office:value="27611.6116116116" calcext:value-type="float">
            <text:p>27611.6116116116</text:p>
          </table:table-cell>
          <table:table-cell table:number-columns-repeated="2" office:value-type="float" office:value="1805.73974" calcext:value-type="float">
            <text:p>1805.7397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814" calcext:value-type="float">
            <text:p>-1814</text:p>
          </table:table-cell>
          <table:table-cell office:value-type="float" office:value="27643.6436436436" calcext:value-type="float">
            <text:p>27643.6436436436</text:p>
          </table:table-cell>
          <table:table-cell table:number-columns-repeated="2" office:value-type="float" office:value="1799.97045" calcext:value-type="float">
            <text:p>1799.9704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-1828" calcext:value-type="float">
            <text:p>-1828</text:p>
          </table:table-cell>
          <table:table-cell office:value-type="float" office:value="27675.6756756757" calcext:value-type="float">
            <text:p>27675.6756756757</text:p>
          </table:table-cell>
          <table:table-cell table:number-columns-repeated="2" office:value-type="float" office:value="1904.41564" calcext:value-type="float">
            <text:p>1904.4156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843" calcext:value-type="float">
            <text:p>-1843</text:p>
          </table:table-cell>
          <table:table-cell office:value-type="float" office:value="27707.7077077077" calcext:value-type="float">
            <text:p>27707.7077077077</text:p>
          </table:table-cell>
          <table:table-cell table:number-columns-repeated="2" office:value-type="float" office:value="1846.85266" calcext:value-type="float">
            <text:p>1846.8526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1859" calcext:value-type="float">
            <text:p>-1859</text:p>
          </table:table-cell>
          <table:table-cell office:value-type="float" office:value="27739.7397397397" calcext:value-type="float">
            <text:p>27739.7397397397</text:p>
          </table:table-cell>
          <table:table-cell table:number-columns-repeated="2" office:value-type="float" office:value="1853.81689" calcext:value-type="float">
            <text:p>1853.8168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874" calcext:value-type="float">
            <text:p>-1874</text:p>
          </table:table-cell>
          <table:table-cell office:value-type="float" office:value="27771.7717717718" calcext:value-type="float">
            <text:p>27771.7717717718</text:p>
          </table:table-cell>
          <table:table-cell table:number-columns-repeated="2" office:value-type="float" office:value="1855.25402" calcext:value-type="float">
            <text:p>1855.2540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1887" calcext:value-type="float">
            <text:p>-1887</text:p>
          </table:table-cell>
          <table:table-cell office:value-type="float" office:value="27803.8038038038" calcext:value-type="float">
            <text:p>27803.8038038038</text:p>
          </table:table-cell>
          <table:table-cell table:number-columns-repeated="2" office:value-type="float" office:value="1838.21752" calcext:value-type="float">
            <text:p>1838.2175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899" calcext:value-type="float">
            <text:p>-1899</text:p>
          </table:table-cell>
          <table:table-cell office:value-type="float" office:value="27835.8358358358" calcext:value-type="float">
            <text:p>27835.8358358358</text:p>
          </table:table-cell>
          <table:table-cell table:number-columns-repeated="2" office:value-type="float" office:value="1824.8673" calcext:value-type="float">
            <text:p>1824.867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1908" calcext:value-type="float">
            <text:p>-1908</text:p>
          </table:table-cell>
          <table:table-cell office:value-type="float" office:value="27867.8678678679" calcext:value-type="float">
            <text:p>27867.8678678679</text:p>
          </table:table-cell>
          <table:table-cell table:number-columns-repeated="2" office:value-type="float" office:value="1838.53686" calcext:value-type="float">
            <text:p>1838.5368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917" calcext:value-type="float">
            <text:p>-1917</text:p>
          </table:table-cell>
          <table:table-cell office:value-type="float" office:value="27899.8998998999" calcext:value-type="float">
            <text:p>27899.8998998999</text:p>
          </table:table-cell>
          <table:table-cell table:number-columns-repeated="2" office:value-type="float" office:value="1831.53771" calcext:value-type="float">
            <text:p>1831.5377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1924" calcext:value-type="float">
            <text:p>-1924</text:p>
          </table:table-cell>
          <table:table-cell office:value-type="float" office:value="27931.9319319319" calcext:value-type="float">
            <text:p>27931.9319319319</text:p>
          </table:table-cell>
          <table:table-cell table:number-columns-repeated="2" office:value-type="float" office:value="1822.52319" calcext:value-type="float">
            <text:p>1822.5231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930" calcext:value-type="float">
            <text:p>-1930</text:p>
          </table:table-cell>
          <table:table-cell office:value-type="float" office:value="27963.963963964" calcext:value-type="float">
            <text:p>27963.963963964</text:p>
          </table:table-cell>
          <table:table-cell table:number-columns-repeated="2" office:value-type="float" office:value="1851.46105" calcext:value-type="float">
            <text:p>1851.4610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1937" calcext:value-type="float">
            <text:p>-1937</text:p>
          </table:table-cell>
          <table:table-cell office:value-type="float" office:value="27995.995995996" calcext:value-type="float">
            <text:p>27995.995995996</text:p>
          </table:table-cell>
          <table:table-cell table:number-columns-repeated="2" office:value-type="float" office:value="1855.85998" calcext:value-type="float">
            <text:p>1855.8599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943" calcext:value-type="float">
            <text:p>-1943</text:p>
          </table:table-cell>
          <table:table-cell office:value-type="float" office:value="28028.028028028" calcext:value-type="float">
            <text:p>28028.028028028</text:p>
          </table:table-cell>
          <table:table-cell table:number-columns-repeated="2" office:value-type="float" office:value="1819.02014" calcext:value-type="float">
            <text:p>1819.0201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1948" calcext:value-type="float">
            <text:p>-1948</text:p>
          </table:table-cell>
          <table:table-cell office:value-type="float" office:value="28060.0600600601" calcext:value-type="float">
            <text:p>28060.0600600601</text:p>
          </table:table-cell>
          <table:table-cell table:number-columns-repeated="2" office:value-type="float" office:value="1922.2832" calcext:value-type="float">
            <text:p>1922.283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953" calcext:value-type="float">
            <text:p>-1953</text:p>
          </table:table-cell>
          <table:table-cell office:value-type="float" office:value="28092.0920920921" calcext:value-type="float">
            <text:p>28092.0920920921</text:p>
          </table:table-cell>
          <table:table-cell table:number-columns-repeated="2" office:value-type="float" office:value="1862.38256" calcext:value-type="float">
            <text:p>1862.3825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1958" calcext:value-type="float">
            <text:p>-1958</text:p>
          </table:table-cell>
          <table:table-cell office:value-type="float" office:value="28124.1241241241" calcext:value-type="float">
            <text:p>28124.1241241241</text:p>
          </table:table-cell>
          <table:table-cell table:number-columns-repeated="2" office:value-type="float" office:value="1861.97216" calcext:value-type="float">
            <text:p>1861.9721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962" calcext:value-type="float">
            <text:p>-1962</text:p>
          </table:table-cell>
          <table:table-cell office:value-type="float" office:value="28156.1561561562" calcext:value-type="float">
            <text:p>28156.1561561562</text:p>
          </table:table-cell>
          <table:table-cell table:number-columns-repeated="2" office:value-type="float" office:value="1840.01" calcext:value-type="float">
            <text:p>1840.0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1965" calcext:value-type="float">
            <text:p>-1965</text:p>
          </table:table-cell>
          <table:table-cell office:value-type="float" office:value="28188.1881881882" calcext:value-type="float">
            <text:p>28188.1881881882</text:p>
          </table:table-cell>
          <table:table-cell table:number-columns-repeated="2" office:value-type="float" office:value="1838.26599" calcext:value-type="float">
            <text:p>1838.2659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964" calcext:value-type="float">
            <text:p>-1964</text:p>
          </table:table-cell>
          <table:table-cell office:value-type="float" office:value="28220.2202202202" calcext:value-type="float">
            <text:p>28220.2202202202</text:p>
          </table:table-cell>
          <table:table-cell table:number-columns-repeated="2" office:value-type="float" office:value="1832.52246" calcext:value-type="float">
            <text:p>1832.5224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-1961" calcext:value-type="float">
            <text:p>-1961</text:p>
          </table:table-cell>
          <table:table-cell office:value-type="float" office:value="28252.2522522523" calcext:value-type="float">
            <text:p>28252.2522522523</text:p>
          </table:table-cell>
          <table:table-cell table:number-columns-repeated="2" office:value-type="float" office:value="1829.57006" calcext:value-type="float">
            <text:p>1829.5700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956" calcext:value-type="float">
            <text:p>-1956</text:p>
          </table:table-cell>
          <table:table-cell office:value-type="float" office:value="28284.2842842843" calcext:value-type="float">
            <text:p>28284.2842842843</text:p>
          </table:table-cell>
          <table:table-cell table:number-columns-repeated="2" office:value-type="float" office:value="1827.37951" calcext:value-type="float">
            <text:p>1827.3795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-1950" calcext:value-type="float">
            <text:p>-1950</text:p>
          </table:table-cell>
          <table:table-cell office:value-type="float" office:value="28316.3163163163" calcext:value-type="float">
            <text:p>28316.3163163163</text:p>
          </table:table-cell>
          <table:table-cell table:number-columns-repeated="2" office:value-type="float" office:value="1836.79821" calcext:value-type="float">
            <text:p>1836.7982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942" calcext:value-type="float">
            <text:p>-1942</text:p>
          </table:table-cell>
          <table:table-cell office:value-type="float" office:value="28348.3483483483" calcext:value-type="float">
            <text:p>28348.3483483483</text:p>
          </table:table-cell>
          <table:table-cell table:number-columns-repeated="2" office:value-type="float" office:value="1808.42224" calcext:value-type="float">
            <text:p>1808.4222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-1935" calcext:value-type="float">
            <text:p>-1935</text:p>
          </table:table-cell>
          <table:table-cell office:value-type="float" office:value="28380.3803803804" calcext:value-type="float">
            <text:p>28380.3803803804</text:p>
          </table:table-cell>
          <table:table-cell table:number-columns-repeated="2" office:value-type="float" office:value="1803.86865" calcext:value-type="float">
            <text:p>1803.8686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926" calcext:value-type="float">
            <text:p>-1926</text:p>
          </table:table-cell>
          <table:table-cell office:value-type="float" office:value="28412.4124124124" calcext:value-type="float">
            <text:p>28412.4124124124</text:p>
          </table:table-cell>
          <table:table-cell table:number-columns-repeated="2" office:value-type="float" office:value="1813.82519" calcext:value-type="float">
            <text:p>1813.8251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1918" calcext:value-type="float">
            <text:p>-1918</text:p>
          </table:table-cell>
          <table:table-cell office:value-type="float" office:value="28444.4444444444" calcext:value-type="float">
            <text:p>28444.4444444444</text:p>
          </table:table-cell>
          <table:table-cell table:number-columns-repeated="2" office:value-type="float" office:value="1807.05834" calcext:value-type="float">
            <text:p>1807.0583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909" calcext:value-type="float">
            <text:p>-1909</text:p>
          </table:table-cell>
          <table:table-cell office:value-type="float" office:value="28476.4764764765" calcext:value-type="float">
            <text:p>28476.4764764765</text:p>
          </table:table-cell>
          <table:table-cell table:number-columns-repeated="2" office:value-type="float" office:value="1811.28833" calcext:value-type="float">
            <text:p>1811.2883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-1897" calcext:value-type="float">
            <text:p>-1897</text:p>
          </table:table-cell>
          <table:table-cell office:value-type="float" office:value="28508.5085085085" calcext:value-type="float">
            <text:p>28508.5085085085</text:p>
          </table:table-cell>
          <table:table-cell table:number-columns-repeated="2" office:value-type="float" office:value="1956.29895" calcext:value-type="float">
            <text:p>1956.2989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882" calcext:value-type="float">
            <text:p>-1882</text:p>
          </table:table-cell>
          <table:table-cell office:value-type="float" office:value="28540.5405405405" calcext:value-type="float">
            <text:p>28540.5405405405</text:p>
          </table:table-cell>
          <table:table-cell table:number-columns-repeated="2" office:value-type="float" office:value="1824.14355" calcext:value-type="float">
            <text:p>1824.1435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1867" calcext:value-type="float">
            <text:p>-1867</text:p>
          </table:table-cell>
          <table:table-cell office:value-type="float" office:value="28572.5725725726" calcext:value-type="float">
            <text:p>28572.5725725726</text:p>
          </table:table-cell>
          <table:table-cell table:number-columns-repeated="2" office:value-type="float" office:value="1846.57983" calcext:value-type="float">
            <text:p>1846.5798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851" calcext:value-type="float">
            <text:p>-1851</text:p>
          </table:table-cell>
          <table:table-cell office:value-type="float" office:value="28604.6046046046" calcext:value-type="float">
            <text:p>28604.6046046046</text:p>
          </table:table-cell>
          <table:table-cell table:number-columns-repeated="2" office:value-type="float" office:value="1888.68798" calcext:value-type="float">
            <text:p>1888.6879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-1836" calcext:value-type="float">
            <text:p>-1836</text:p>
          </table:table-cell>
          <table:table-cell office:value-type="float" office:value="28636.6366366366" calcext:value-type="float">
            <text:p>28636.6366366366</text:p>
          </table:table-cell>
          <table:table-cell table:number-columns-repeated="2" office:value-type="float" office:value="1887.81408" calcext:value-type="float">
            <text:p>1887.8140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819" calcext:value-type="float">
            <text:p>-1819</text:p>
          </table:table-cell>
          <table:table-cell office:value-type="float" office:value="28668.6686686687" calcext:value-type="float">
            <text:p>28668.6686686687</text:p>
          </table:table-cell>
          <table:table-cell table:number-columns-repeated="2" office:value-type="float" office:value="1859.81713" calcext:value-type="float">
            <text:p>1859.8171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-1801" calcext:value-type="float">
            <text:p>-1801</text:p>
          </table:table-cell>
          <table:table-cell office:value-type="float" office:value="28700.7007007007" calcext:value-type="float">
            <text:p>28700.7007007007</text:p>
          </table:table-cell>
          <table:table-cell table:number-columns-repeated="2" office:value-type="float" office:value="1838.30468" calcext:value-type="float">
            <text:p>1838.3046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783" calcext:value-type="float">
            <text:p>-1783</text:p>
          </table:table-cell>
          <table:table-cell office:value-type="float" office:value="28732.7327327327" calcext:value-type="float">
            <text:p>28732.7327327327</text:p>
          </table:table-cell>
          <table:table-cell table:number-columns-repeated="2" office:value-type="float" office:value="1841.60314" calcext:value-type="float">
            <text:p>1841.6031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-1765" calcext:value-type="float">
            <text:p>-1765</text:p>
          </table:table-cell>
          <table:table-cell office:value-type="float" office:value="28764.7647647648" calcext:value-type="float">
            <text:p>28764.7647647648</text:p>
          </table:table-cell>
          <table:table-cell table:number-columns-repeated="2" office:value-type="float" office:value="1824.79443" calcext:value-type="float">
            <text:p>1824.7944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748" calcext:value-type="float">
            <text:p>-1748</text:p>
          </table:table-cell>
          <table:table-cell office:value-type="float" office:value="28796.7967967968" calcext:value-type="float">
            <text:p>28796.7967967968</text:p>
          </table:table-cell>
          <table:table-cell table:number-columns-repeated="2" office:value-type="float" office:value="1837.89648" calcext:value-type="float">
            <text:p>1837.8964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1733" calcext:value-type="float">
            <text:p>-1733</text:p>
          </table:table-cell>
          <table:table-cell office:value-type="float" office:value="28828.8288288288" calcext:value-type="float">
            <text:p>28828.8288288288</text:p>
          </table:table-cell>
          <table:table-cell table:number-columns-repeated="2" office:value-type="float" office:value="1808.18957" calcext:value-type="float">
            <text:p>1808.1895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718" calcext:value-type="float">
            <text:p>-1718</text:p>
          </table:table-cell>
          <table:table-cell office:value-type="float" office:value="28860.8608608609" calcext:value-type="float">
            <text:p>28860.8608608609</text:p>
          </table:table-cell>
          <table:table-cell table:number-columns-repeated="2" office:value-type="float" office:value="1765.00036" calcext:value-type="float">
            <text:p>1765.0003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-1701" calcext:value-type="float">
            <text:p>-1701</text:p>
          </table:table-cell>
          <table:table-cell office:value-type="float" office:value="28892.8928928929" calcext:value-type="float">
            <text:p>28892.8928928929</text:p>
          </table:table-cell>
          <table:table-cell table:number-columns-repeated="2" office:value-type="float" office:value="1658.88403" calcext:value-type="float">
            <text:p>1658.8840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683" calcext:value-type="float">
            <text:p>-1683</text:p>
          </table:table-cell>
          <table:table-cell office:value-type="float" office:value="28924.9249249249" calcext:value-type="float">
            <text:p>28924.9249249249</text:p>
          </table:table-cell>
          <table:table-cell table:number-columns-repeated="2" office:value-type="float" office:value="1110.98095" calcext:value-type="float">
            <text:p>1110.9809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1665" calcext:value-type="float">
            <text:p>-1665</text:p>
          </table:table-cell>
          <table:table-cell office:value-type="float" office:value="28956.956956957" calcext:value-type="float">
            <text:p>28956.956956957</text:p>
          </table:table-cell>
          <table:table-cell table:number-columns-repeated="2" office:value-type="float" office:value="2192.76025" calcext:value-type="float">
            <text:p>2192.7602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650" calcext:value-type="float">
            <text:p>-1650</text:p>
          </table:table-cell>
          <table:table-cell office:value-type="float" office:value="28988.988988989" calcext:value-type="float">
            <text:p>28988.988988989</text:p>
          </table:table-cell>
          <table:table-cell table:number-columns-repeated="2" office:value-type="float" office:value="2047.52526" calcext:value-type="float">
            <text:p>2047.5252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1638" calcext:value-type="float">
            <text:p>-1638</text:p>
          </table:table-cell>
          <table:table-cell office:value-type="float" office:value="29021.021021021" calcext:value-type="float">
            <text:p>29021.021021021</text:p>
          </table:table-cell>
          <table:table-cell table:number-columns-repeated="2" office:value-type="float" office:value="1990.71923" calcext:value-type="float">
            <text:p>1990.7192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627" calcext:value-type="float">
            <text:p>-1627</text:p>
          </table:table-cell>
          <table:table-cell office:value-type="float" office:value="29053.0530530531" calcext:value-type="float">
            <text:p>29053.0530530531</text:p>
          </table:table-cell>
          <table:table-cell table:number-columns-repeated="2" office:value-type="float" office:value="1965.58227" calcext:value-type="float">
            <text:p>1965.5822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-1617" calcext:value-type="float">
            <text:p>-1617</text:p>
          </table:table-cell>
          <table:table-cell office:value-type="float" office:value="29085.0850850851" calcext:value-type="float">
            <text:p>29085.0850850851</text:p>
          </table:table-cell>
          <table:table-cell table:number-columns-repeated="2" office:value-type="float" office:value="1975.76074" calcext:value-type="float">
            <text:p>1975.7607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607" calcext:value-type="float">
            <text:p>-1607</text:p>
          </table:table-cell>
          <table:table-cell office:value-type="float" office:value="29117.1171171171" calcext:value-type="float">
            <text:p>29117.1171171171</text:p>
          </table:table-cell>
          <table:table-cell table:number-columns-repeated="2" office:value-type="float" office:value="1933.4486" calcext:value-type="float">
            <text:p>1933.448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-1599" calcext:value-type="float">
            <text:p>-1599</text:p>
          </table:table-cell>
          <table:table-cell office:value-type="float" office:value="29149.1491491491" calcext:value-type="float">
            <text:p>29149.1491491491</text:p>
          </table:table-cell>
          <table:table-cell table:number-columns-repeated="2" office:value-type="float" office:value="2008.58422" calcext:value-type="float">
            <text:p>2008.5842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590" calcext:value-type="float">
            <text:p>-1590</text:p>
          </table:table-cell>
          <table:table-cell office:value-type="float" office:value="29181.1811811812" calcext:value-type="float">
            <text:p>29181.1811811812</text:p>
          </table:table-cell>
          <table:table-cell table:number-columns-repeated="2" office:value-type="float" office:value="1936.84326" calcext:value-type="float">
            <text:p>1936.8432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-1583" calcext:value-type="float">
            <text:p>-1583</text:p>
          </table:table-cell>
          <table:table-cell office:value-type="float" office:value="29213.2132132132" calcext:value-type="float">
            <text:p>29213.2132132132</text:p>
          </table:table-cell>
          <table:table-cell table:number-columns-repeated="2" office:value-type="float" office:value="1980.37792" calcext:value-type="float">
            <text:p>1980.3779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577" calcext:value-type="float">
            <text:p>-1577</text:p>
          </table:table-cell>
          <table:table-cell office:value-type="float" office:value="29245.2452452452" calcext:value-type="float">
            <text:p>29245.2452452452</text:p>
          </table:table-cell>
          <table:table-cell table:number-columns-repeated="2" office:value-type="float" office:value="1939.89086" calcext:value-type="float">
            <text:p>1939.8908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-1573" calcext:value-type="float">
            <text:p>-1573</text:p>
          </table:table-cell>
          <table:table-cell office:value-type="float" office:value="29277.2772772773" calcext:value-type="float">
            <text:p>29277.2772772773</text:p>
          </table:table-cell>
          <table:table-cell table:number-columns-repeated="2" office:value-type="float" office:value="1945.57104" calcext:value-type="float">
            <text:p>1945.5710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571" calcext:value-type="float">
            <text:p>-1571</text:p>
          </table:table-cell>
          <table:table-cell office:value-type="float" office:value="29309.3093093093" calcext:value-type="float">
            <text:p>29309.3093093093</text:p>
          </table:table-cell>
          <table:table-cell table:number-columns-repeated="2" office:value-type="float" office:value="1936.94384" calcext:value-type="float">
            <text:p>1936.9438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-1570" calcext:value-type="float">
            <text:p>-1570</text:p>
          </table:table-cell>
          <table:table-cell office:value-type="float" office:value="29341.3413413413" calcext:value-type="float">
            <text:p>29341.3413413413</text:p>
          </table:table-cell>
          <table:table-cell table:number-columns-repeated="2" office:value-type="float" office:value="2053.77465" calcext:value-type="float">
            <text:p>2053.7746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570" calcext:value-type="float">
            <text:p>-1570</text:p>
          </table:table-cell>
          <table:table-cell office:value-type="float" office:value="29373.3733733734" calcext:value-type="float">
            <text:p>29373.3733733734</text:p>
          </table:table-cell>
          <table:table-cell table:number-columns-repeated="2" office:value-type="float" office:value="1623.99645" calcext:value-type="float">
            <text:p>1623.9964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1572" calcext:value-type="float">
            <text:p>-1572</text:p>
          </table:table-cell>
          <table:table-cell office:value-type="float" office:value="29405.4054054054" calcext:value-type="float">
            <text:p>29405.4054054054</text:p>
          </table:table-cell>
          <table:table-cell table:number-columns-repeated="2" office:value-type="float" office:value="1937.875" calcext:value-type="float">
            <text:p>1937.87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577" calcext:value-type="float">
            <text:p>-1577</text:p>
          </table:table-cell>
          <table:table-cell office:value-type="float" office:value="29437.4374374374" calcext:value-type="float">
            <text:p>29437.4374374374</text:p>
          </table:table-cell>
          <table:table-cell table:number-columns-repeated="2" office:value-type="float" office:value="1923.84289" calcext:value-type="float">
            <text:p>1923.8428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-1586" calcext:value-type="float">
            <text:p>-1586</text:p>
          </table:table-cell>
          <table:table-cell office:value-type="float" office:value="29469.4694694695" calcext:value-type="float">
            <text:p>29469.4694694695</text:p>
          </table:table-cell>
          <table:table-cell table:number-columns-repeated="2" office:value-type="float" office:value="1938.27136" calcext:value-type="float">
            <text:p>1938.2713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595" calcext:value-type="float">
            <text:p>-1595</text:p>
          </table:table-cell>
          <table:table-cell office:value-type="float" office:value="29501.5015015015" calcext:value-type="float">
            <text:p>29501.5015015015</text:p>
          </table:table-cell>
          <table:table-cell table:number-columns-repeated="2" office:value-type="float" office:value="1931.94299" calcext:value-type="float">
            <text:p>1931.9429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-1605" calcext:value-type="float">
            <text:p>-1605</text:p>
          </table:table-cell>
          <table:table-cell office:value-type="float" office:value="29533.5335335335" calcext:value-type="float">
            <text:p>29533.5335335335</text:p>
          </table:table-cell>
          <table:table-cell table:number-columns-repeated="2" office:value-type="float" office:value="1912.89208" calcext:value-type="float">
            <text:p>1912.8920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616" calcext:value-type="float">
            <text:p>-1616</text:p>
          </table:table-cell>
          <table:table-cell office:value-type="float" office:value="29565.5655655656" calcext:value-type="float">
            <text:p>29565.5655655656</text:p>
          </table:table-cell>
          <table:table-cell table:number-columns-repeated="2" office:value-type="float" office:value="1897.75012" calcext:value-type="float">
            <text:p>1897.7501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-1627" calcext:value-type="float">
            <text:p>-1627</text:p>
          </table:table-cell>
          <table:table-cell office:value-type="float" office:value="29597.5975975976" calcext:value-type="float">
            <text:p>29597.5975975976</text:p>
          </table:table-cell>
          <table:table-cell table:number-columns-repeated="2" office:value-type="float" office:value="1962.74243" calcext:value-type="float">
            <text:p>1962.7424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639" calcext:value-type="float">
            <text:p>-1639</text:p>
          </table:table-cell>
          <table:table-cell office:value-type="float" office:value="29629.6296296296" calcext:value-type="float">
            <text:p>29629.6296296296</text:p>
          </table:table-cell>
          <table:table-cell table:number-columns-repeated="2" office:value-type="float" office:value="1938.11035" calcext:value-type="float">
            <text:p>1938.1103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-1652" calcext:value-type="float">
            <text:p>-1652</text:p>
          </table:table-cell>
          <table:table-cell office:value-type="float" office:value="29661.6616616617" calcext:value-type="float">
            <text:p>29661.6616616617</text:p>
          </table:table-cell>
          <table:table-cell table:number-columns-repeated="2" office:value-type="float" office:value="1983.97229" calcext:value-type="float">
            <text:p>1983.9722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665" calcext:value-type="float">
            <text:p>-1665</text:p>
          </table:table-cell>
          <table:table-cell office:value-type="float" office:value="29693.6936936937" calcext:value-type="float">
            <text:p>29693.6936936937</text:p>
          </table:table-cell>
          <table:table-cell table:number-columns-repeated="2" office:value-type="float" office:value="1970.95312" calcext:value-type="float">
            <text:p>1970.9531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-1681" calcext:value-type="float">
            <text:p>-1681</text:p>
          </table:table-cell>
          <table:table-cell office:value-type="float" office:value="29725.7257257257" calcext:value-type="float">
            <text:p>29725.7257257257</text:p>
          </table:table-cell>
          <table:table-cell table:number-columns-repeated="2" office:value-type="float" office:value="1948.48535" calcext:value-type="float">
            <text:p>1948.4853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697" calcext:value-type="float">
            <text:p>-1697</text:p>
          </table:table-cell>
          <table:table-cell office:value-type="float" office:value="29757.7577577578" calcext:value-type="float">
            <text:p>29757.7577577578</text:p>
          </table:table-cell>
          <table:table-cell table:number-columns-repeated="2" office:value-type="float" office:value="1904.24316" calcext:value-type="float">
            <text:p>1904.2431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1716" calcext:value-type="float">
            <text:p>-1716</text:p>
          </table:table-cell>
          <table:table-cell office:value-type="float" office:value="29789.7897897898" calcext:value-type="float">
            <text:p>29789.7897897898</text:p>
          </table:table-cell>
          <table:table-cell table:number-columns-repeated="2" office:value-type="float" office:value="1810.01672" calcext:value-type="float">
            <text:p>1810.0167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734" calcext:value-type="float">
            <text:p>-1734</text:p>
          </table:table-cell>
          <table:table-cell office:value-type="float" office:value="29821.8218218218" calcext:value-type="float">
            <text:p>29821.8218218218</text:p>
          </table:table-cell>
          <table:table-cell table:number-columns-repeated="2" office:value-type="float" office:value="2325.63842" calcext:value-type="float">
            <text:p>2325.6384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-1750" calcext:value-type="float">
            <text:p>-1750</text:p>
          </table:table-cell>
          <table:table-cell office:value-type="float" office:value="29853.8538538539" calcext:value-type="float">
            <text:p>29853.8538538539</text:p>
          </table:table-cell>
          <table:table-cell table:number-columns-repeated="2" office:value-type="float" office:value="2078.11401" calcext:value-type="float">
            <text:p>2078.1140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767" calcext:value-type="float">
            <text:p>-1767</text:p>
          </table:table-cell>
          <table:table-cell office:value-type="float" office:value="29885.8858858859" calcext:value-type="float">
            <text:p>29885.8858858859</text:p>
          </table:table-cell>
          <table:table-cell table:number-columns-repeated="2" office:value-type="float" office:value="2061.35473" calcext:value-type="float">
            <text:p>2061.3547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-1782" calcext:value-type="float">
            <text:p>-1782</text:p>
          </table:table-cell>
          <table:table-cell office:value-type="float" office:value="29917.9179179179" calcext:value-type="float">
            <text:p>29917.9179179179</text:p>
          </table:table-cell>
          <table:table-cell table:number-columns-repeated="2" office:value-type="float" office:value="2059.74047" calcext:value-type="float">
            <text:p>2059.7404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796" calcext:value-type="float">
            <text:p>-1796</text:p>
          </table:table-cell>
          <table:table-cell office:value-type="float" office:value="29949.9499499499" calcext:value-type="float">
            <text:p>29949.9499499499</text:p>
          </table:table-cell>
          <table:table-cell table:number-columns-repeated="2" office:value-type="float" office:value="2027.00549" calcext:value-type="float">
            <text:p>2027.0054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-1810" calcext:value-type="float">
            <text:p>-1810</text:p>
          </table:table-cell>
          <table:table-cell office:value-type="float" office:value="29981.981981982" calcext:value-type="float">
            <text:p>29981.981981982</text:p>
          </table:table-cell>
          <table:table-cell table:number-columns-repeated="2" office:value-type="float" office:value="2056.87915" calcext:value-type="float">
            <text:p>2056.8791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823" calcext:value-type="float">
            <text:p>-1823</text:p>
          </table:table-cell>
          <table:table-cell office:value-type="float" office:value="30014.014014014" calcext:value-type="float">
            <text:p>30014.014014014</text:p>
          </table:table-cell>
          <table:table-cell table:number-columns-repeated="2" office:value-type="float" office:value="2059.84423" calcext:value-type="float">
            <text:p>2059.8442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1837" calcext:value-type="float">
            <text:p>-1837</text:p>
          </table:table-cell>
          <table:table-cell office:value-type="float" office:value="30046.046046046" calcext:value-type="float">
            <text:p>30046.046046046</text:p>
          </table:table-cell>
          <table:table-cell table:number-columns-repeated="2" office:value-type="float" office:value="2067.10766" calcext:value-type="float">
            <text:p>2067.1076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854" calcext:value-type="float">
            <text:p>-1854</text:p>
          </table:table-cell>
          <table:table-cell office:value-type="float" office:value="30078.0780780781" calcext:value-type="float">
            <text:p>30078.0780780781</text:p>
          </table:table-cell>
          <table:table-cell table:number-columns-repeated="2" office:value-type="float" office:value="2100.31005" calcext:value-type="float">
            <text:p>2100.3100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-1870" calcext:value-type="float">
            <text:p>-1870</text:p>
          </table:table-cell>
          <table:table-cell office:value-type="float" office:value="30110.1101101101" calcext:value-type="float">
            <text:p>30110.1101101101</text:p>
          </table:table-cell>
          <table:table-cell table:number-columns-repeated="2" office:value-type="float" office:value="2080.0852" calcext:value-type="float">
            <text:p>2080.085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884" calcext:value-type="float">
            <text:p>-1884</text:p>
          </table:table-cell>
          <table:table-cell office:value-type="float" office:value="30142.1421421421" calcext:value-type="float">
            <text:p>30142.1421421421</text:p>
          </table:table-cell>
          <table:table-cell table:number-columns-repeated="2" office:value-type="float" office:value="2068.94702" calcext:value-type="float">
            <text:p>2068.9470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-1896" calcext:value-type="float">
            <text:p>-1896</text:p>
          </table:table-cell>
          <table:table-cell office:value-type="float" office:value="30174.1741741742" calcext:value-type="float">
            <text:p>30174.1741741742</text:p>
          </table:table-cell>
          <table:table-cell table:number-columns-repeated="2" office:value-type="float" office:value="2111.75708" calcext:value-type="float">
            <text:p>2111.7570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906" calcext:value-type="float">
            <text:p>-1906</text:p>
          </table:table-cell>
          <table:table-cell office:value-type="float" office:value="30206.2062062062" calcext:value-type="float">
            <text:p>30206.2062062062</text:p>
          </table:table-cell>
          <table:table-cell table:number-columns-repeated="2" office:value-type="float" office:value="2099.87573" calcext:value-type="float">
            <text:p>2099.8757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-1913" calcext:value-type="float">
            <text:p>-1913</text:p>
          </table:table-cell>
          <table:table-cell office:value-type="float" office:value="30238.2382382382" calcext:value-type="float">
            <text:p>30238.2382382382</text:p>
          </table:table-cell>
          <table:table-cell table:number-columns-repeated="2" office:value-type="float" office:value="2113.16845" calcext:value-type="float">
            <text:p>2113.1684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920" calcext:value-type="float">
            <text:p>-1920</text:p>
          </table:table-cell>
          <table:table-cell office:value-type="float" office:value="30270.2702702703" calcext:value-type="float">
            <text:p>30270.2702702703</text:p>
          </table:table-cell>
          <table:table-cell table:number-columns-repeated="2" office:value-type="float" office:value="2169.87548" calcext:value-type="float">
            <text:p>2169.8754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-1927" calcext:value-type="float">
            <text:p>-1927</text:p>
          </table:table-cell>
          <table:table-cell office:value-type="float" office:value="30302.3023023023" calcext:value-type="float">
            <text:p>30302.3023023023</text:p>
          </table:table-cell>
          <table:table-cell table:number-columns-repeated="2" office:value-type="float" office:value="2137.54907" calcext:value-type="float">
            <text:p>2137.5490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934" calcext:value-type="float">
            <text:p>-1934</text:p>
          </table:table-cell>
          <table:table-cell office:value-type="float" office:value="30334.3343343343" calcext:value-type="float">
            <text:p>30334.3343343343</text:p>
          </table:table-cell>
          <table:table-cell table:number-columns-repeated="2" office:value-type="float" office:value="2130.42211" calcext:value-type="float">
            <text:p>2130.4221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-1939" calcext:value-type="float">
            <text:p>-1939</text:p>
          </table:table-cell>
          <table:table-cell office:value-type="float" office:value="30366.3663663664" calcext:value-type="float">
            <text:p>30366.3663663664</text:p>
          </table:table-cell>
          <table:table-cell table:number-columns-repeated="2" office:value-type="float" office:value="2158.15991" calcext:value-type="float">
            <text:p>2158.1599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945" calcext:value-type="float">
            <text:p>-1945</text:p>
          </table:table-cell>
          <table:table-cell office:value-type="float" office:value="30398.3983983984" calcext:value-type="float">
            <text:p>30398.3983983984</text:p>
          </table:table-cell>
          <table:table-cell table:number-columns-repeated="2" office:value-type="float" office:value="2194.12109" calcext:value-type="float">
            <text:p>2194.1210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1950" calcext:value-type="float">
            <text:p>-1950</text:p>
          </table:table-cell>
          <table:table-cell office:value-type="float" office:value="30430.4304304304" calcext:value-type="float">
            <text:p>30430.4304304304</text:p>
          </table:table-cell>
          <table:table-cell table:number-columns-repeated="2" office:value-type="float" office:value="2176.91284" calcext:value-type="float">
            <text:p>2176.9128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955" calcext:value-type="float">
            <text:p>-1955</text:p>
          </table:table-cell>
          <table:table-cell office:value-type="float" office:value="30462.4624624625" calcext:value-type="float">
            <text:p>30462.4624624625</text:p>
          </table:table-cell>
          <table:table-cell table:number-columns-repeated="2" office:value-type="float" office:value="2209.06811" calcext:value-type="float">
            <text:p>2209.0681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-1959" calcext:value-type="float">
            <text:p>-1959</text:p>
          </table:table-cell>
          <table:table-cell office:value-type="float" office:value="30494.4944944945" calcext:value-type="float">
            <text:p>30494.4944944945</text:p>
          </table:table-cell>
          <table:table-cell table:number-columns-repeated="2" office:value-type="float" office:value="2227.5" calcext:value-type="float">
            <text:p>2227.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961" calcext:value-type="float">
            <text:p>-1961</text:p>
          </table:table-cell>
          <table:table-cell office:value-type="float" office:value="30526.5265265265" calcext:value-type="float">
            <text:p>30526.5265265265</text:p>
          </table:table-cell>
          <table:table-cell table:number-columns-repeated="2" office:value-type="float" office:value="2214.30517" calcext:value-type="float">
            <text:p>2214.3051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-1960" calcext:value-type="float">
            <text:p>-1960</text:p>
          </table:table-cell>
          <table:table-cell office:value-type="float" office:value="30558.5585585586" calcext:value-type="float">
            <text:p>30558.5585585586</text:p>
          </table:table-cell>
          <table:table-cell table:number-columns-repeated="2" office:value-type="float" office:value="2268.36352" calcext:value-type="float">
            <text:p>2268.3635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958" calcext:value-type="float">
            <text:p>-1958</text:p>
          </table:table-cell>
          <table:table-cell office:value-type="float" office:value="30590.5905905906" calcext:value-type="float">
            <text:p>30590.5905905906</text:p>
          </table:table-cell>
          <table:table-cell table:number-columns-repeated="2" office:value-type="float" office:value="2278.0747" calcext:value-type="float">
            <text:p>2278.074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-1954" calcext:value-type="float">
            <text:p>-1954</text:p>
          </table:table-cell>
          <table:table-cell office:value-type="float" office:value="30622.6226226226" calcext:value-type="float">
            <text:p>30622.6226226226</text:p>
          </table:table-cell>
          <table:table-cell table:number-columns-repeated="2" office:value-type="float" office:value="2288.7124" calcext:value-type="float">
            <text:p>2288.712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946" calcext:value-type="float">
            <text:p>-1946</text:p>
          </table:table-cell>
          <table:table-cell office:value-type="float" office:value="30654.6546546547" calcext:value-type="float">
            <text:p>30654.6546546547</text:p>
          </table:table-cell>
          <table:table-cell table:number-columns-repeated="2" office:value-type="float" office:value="2353.33129" calcext:value-type="float">
            <text:p>2353.3312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1938" calcext:value-type="float">
            <text:p>-1938</text:p>
          </table:table-cell>
          <table:table-cell office:value-type="float" office:value="30686.6866866867" calcext:value-type="float">
            <text:p>30686.6866866867</text:p>
          </table:table-cell>
          <table:table-cell table:number-columns-repeated="2" office:value-type="float" office:value="2692.56958" calcext:value-type="float">
            <text:p>2692.5695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931" calcext:value-type="float">
            <text:p>-1931</text:p>
          </table:table-cell>
          <table:table-cell office:value-type="float" office:value="30718.7187187187" calcext:value-type="float">
            <text:p>30718.7187187187</text:p>
          </table:table-cell>
          <table:table-cell table:number-columns-repeated="2" office:value-type="float" office:value="2416.77807" calcext:value-type="float">
            <text:p>2416.7780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1924" calcext:value-type="float">
            <text:p>-1924</text:p>
          </table:table-cell>
          <table:table-cell office:value-type="float" office:value="30750.7507507507" calcext:value-type="float">
            <text:p>30750.7507507507</text:p>
          </table:table-cell>
          <table:table-cell table:number-columns-repeated="2" office:value-type="float" office:value="2400.88867" calcext:value-type="float">
            <text:p>2400.8886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916" calcext:value-type="float">
            <text:p>-1916</text:p>
          </table:table-cell>
          <table:table-cell office:value-type="float" office:value="30782.7827827828" calcext:value-type="float">
            <text:p>30782.7827827828</text:p>
          </table:table-cell>
          <table:table-cell table:number-columns-repeated="2" office:value-type="float" office:value="2442.92211" calcext:value-type="float">
            <text:p>2442.9221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-1905" calcext:value-type="float">
            <text:p>-1905</text:p>
          </table:table-cell>
          <table:table-cell office:value-type="float" office:value="30814.8148148148" calcext:value-type="float">
            <text:p>30814.8148148148</text:p>
          </table:table-cell>
          <table:table-cell table:number-columns-repeated="2" office:value-type="float" office:value="2545.33081" calcext:value-type="float">
            <text:p>2545.3308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892" calcext:value-type="float">
            <text:p>-1892</text:p>
          </table:table-cell>
          <table:table-cell office:value-type="float" office:value="30846.8468468468" calcext:value-type="float">
            <text:p>30846.8468468468</text:p>
          </table:table-cell>
          <table:table-cell table:number-columns-repeated="2" office:value-type="float" office:value="2564.18115" calcext:value-type="float">
            <text:p>2564.1811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-1879" calcext:value-type="float">
            <text:p>-1879</text:p>
          </table:table-cell>
          <table:table-cell office:value-type="float" office:value="30878.8788788789" calcext:value-type="float">
            <text:p>30878.8788788789</text:p>
          </table:table-cell>
          <table:table-cell table:number-columns-repeated="2" office:value-type="float" office:value="2617.81103" calcext:value-type="float">
            <text:p>2617.8110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864" calcext:value-type="float">
            <text:p>-1864</text:p>
          </table:table-cell>
          <table:table-cell office:value-type="float" office:value="30910.9109109109" calcext:value-type="float">
            <text:p>30910.9109109109</text:p>
          </table:table-cell>
          <table:table-cell table:number-columns-repeated="2" office:value-type="float" office:value="2604.62768" calcext:value-type="float">
            <text:p>2604.6276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1849" calcext:value-type="float">
            <text:p>-1849</text:p>
          </table:table-cell>
          <table:table-cell office:value-type="float" office:value="30942.9429429429" calcext:value-type="float">
            <text:p>30942.9429429429</text:p>
          </table:table-cell>
          <table:table-cell table:number-columns-repeated="2" office:value-type="float" office:value="2702.39184" calcext:value-type="float">
            <text:p>2702.3918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833" calcext:value-type="float">
            <text:p>-1833</text:p>
          </table:table-cell>
          <table:table-cell office:value-type="float" office:value="30974.974974975" calcext:value-type="float">
            <text:p>30974.974974975</text:p>
          </table:table-cell>
          <table:table-cell table:number-columns-repeated="2" office:value-type="float" office:value="2729.95336" calcext:value-type="float">
            <text:p>2729.9533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-1817" calcext:value-type="float">
            <text:p>-1817</text:p>
          </table:table-cell>
          <table:table-cell office:value-type="float" office:value="31007.007007007" calcext:value-type="float">
            <text:p>31007.007007007</text:p>
          </table:table-cell>
          <table:table-cell table:number-columns-repeated="2" office:value-type="float" office:value="2815.17187" calcext:value-type="float">
            <text:p>2815.1718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799" calcext:value-type="float">
            <text:p>-1799</text:p>
          </table:table-cell>
          <table:table-cell office:value-type="float" office:value="31039.039039039" calcext:value-type="float">
            <text:p>31039.039039039</text:p>
          </table:table-cell>
          <table:table-cell table:number-columns-repeated="2" office:value-type="float" office:value="2867.85327" calcext:value-type="float">
            <text:p>2867.8532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1781" calcext:value-type="float">
            <text:p>-1781</text:p>
          </table:table-cell>
          <table:table-cell office:value-type="float" office:value="31071.0710710711" calcext:value-type="float">
            <text:p>31071.0710710711</text:p>
          </table:table-cell>
          <table:table-cell table:number-columns-repeated="2" office:value-type="float" office:value="2809.19262" calcext:value-type="float">
            <text:p>2809.1926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763" calcext:value-type="float">
            <text:p>-1763</text:p>
          </table:table-cell>
          <table:table-cell office:value-type="float" office:value="31103.1031031031" calcext:value-type="float">
            <text:p>31103.1031031031</text:p>
          </table:table-cell>
          <table:table-cell table:number-columns-repeated="2" office:value-type="float" office:value="2944.99389" calcext:value-type="float">
            <text:p>2944.9938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1747" calcext:value-type="float">
            <text:p>-1747</text:p>
          </table:table-cell>
          <table:table-cell office:value-type="float" office:value="31135.1351351351" calcext:value-type="float">
            <text:p>31135.1351351351</text:p>
          </table:table-cell>
          <table:table-cell table:number-columns-repeated="2" office:value-type="float" office:value="5428.91357" calcext:value-type="float">
            <text:p>5428.9135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731" calcext:value-type="float">
            <text:p>-1731</text:p>
          </table:table-cell>
          <table:table-cell office:value-type="float" office:value="31167.1671671672" calcext:value-type="float">
            <text:p>31167.1671671672</text:p>
          </table:table-cell>
          <table:table-cell table:number-columns-repeated="2" office:value-type="float" office:value="3973.65039" calcext:value-type="float">
            <text:p>3973.6503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1715" calcext:value-type="float">
            <text:p>-1715</text:p>
          </table:table-cell>
          <table:table-cell office:value-type="float" office:value="31199.1991991992" calcext:value-type="float">
            <text:p>31199.1991991992</text:p>
          </table:table-cell>
          <table:table-cell table:number-columns-repeated="2" office:value-type="float" office:value="3893.11303" calcext:value-type="float">
            <text:p>3893.1130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700" calcext:value-type="float">
            <text:p>-1700</text:p>
          </table:table-cell>
          <table:table-cell office:value-type="float" office:value="31231.2312312312" calcext:value-type="float">
            <text:p>31231.2312312312</text:p>
          </table:table-cell>
          <table:table-cell table:number-columns-repeated="2" office:value-type="float" office:value="4026.07812" calcext:value-type="float">
            <text:p>4026.0781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1683" calcext:value-type="float">
            <text:p>-1683</text:p>
          </table:table-cell>
          <table:table-cell office:value-type="float" office:value="31263.2632632633" calcext:value-type="float">
            <text:p>31263.2632632633</text:p>
          </table:table-cell>
          <table:table-cell table:number-columns-repeated="2" office:value-type="float" office:value="4236.06591" calcext:value-type="float">
            <text:p>4236.0659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666" calcext:value-type="float">
            <text:p>-1666</text:p>
          </table:table-cell>
          <table:table-cell office:value-type="float" office:value="31295.2952952953" calcext:value-type="float">
            <text:p>31295.2952952953</text:p>
          </table:table-cell>
          <table:table-cell table:number-columns-repeated="2" office:value-type="float" office:value="4613.48388" calcext:value-type="float">
            <text:p>4613.4838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1650" calcext:value-type="float">
            <text:p>-1650</text:p>
          </table:table-cell>
          <table:table-cell office:value-type="float" office:value="31327.3273273273" calcext:value-type="float">
            <text:p>31327.3273273273</text:p>
          </table:table-cell>
          <table:table-cell table:number-columns-repeated="2" office:value-type="float" office:value="4920.84716" calcext:value-type="float">
            <text:p>4920.8471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637" calcext:value-type="float">
            <text:p>-1637</text:p>
          </table:table-cell>
          <table:table-cell office:value-type="float" office:value="31359.3593593594" calcext:value-type="float">
            <text:p>31359.3593593594</text:p>
          </table:table-cell>
          <table:table-cell table:number-columns-repeated="2" office:value-type="float" office:value="5525.8125" calcext:value-type="float">
            <text:p>5525.812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-1625" calcext:value-type="float">
            <text:p>-1625</text:p>
          </table:table-cell>
          <table:table-cell office:value-type="float" office:value="31391.3913913914" calcext:value-type="float">
            <text:p>31391.3913913914</text:p>
          </table:table-cell>
          <table:table-cell table:number-columns-repeated="2" office:value-type="float" office:value="6336.63085" calcext:value-type="float">
            <text:p>6336.6308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615" calcext:value-type="float">
            <text:p>-1615</text:p>
          </table:table-cell>
          <table:table-cell office:value-type="float" office:value="31423.4234234234" calcext:value-type="float">
            <text:p>31423.4234234234</text:p>
          </table:table-cell>
          <table:table-cell table:number-columns-repeated="2" office:value-type="float" office:value="7428.62695" calcext:value-type="float">
            <text:p>7428.6269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-1607" calcext:value-type="float">
            <text:p>-1607</text:p>
          </table:table-cell>
          <table:table-cell office:value-type="float" office:value="31455.4554554555" calcext:value-type="float">
            <text:p>31455.4554554555</text:p>
          </table:table-cell>
          <table:table-cell table:number-columns-repeated="2" office:value-type="float" office:value="9254.3457" calcext:value-type="float">
            <text:p>9254.345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598" calcext:value-type="float">
            <text:p>-1598</text:p>
          </table:table-cell>
          <table:table-cell office:value-type="float" office:value="31487.4874874875" calcext:value-type="float">
            <text:p>31487.4874874875</text:p>
          </table:table-cell>
          <table:table-cell table:number-columns-repeated="2" office:value-type="float" office:value="12644.88378" calcext:value-type="float">
            <text:p>12644.8837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-1589" calcext:value-type="float">
            <text:p>-1589</text:p>
          </table:table-cell>
          <table:table-cell office:value-type="float" office:value="31519.5195195195" calcext:value-type="float">
            <text:p>31519.5195195195</text:p>
          </table:table-cell>
          <table:table-cell table:number-columns-repeated="2" office:value-type="float" office:value="21137.27929" calcext:value-type="float">
            <text:p>21137.2792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582" calcext:value-type="float">
            <text:p>-1582</text:p>
          </table:table-cell>
          <table:table-cell office:value-type="float" office:value="31551.5515515515" calcext:value-type="float">
            <text:p>31551.5515515515</text:p>
          </table:table-cell>
          <table:table-cell table:number-columns-repeated="2" office:value-type="float" office:value="82066.77343" calcext:value-type="float">
            <text:p>82066.7734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1576" calcext:value-type="float">
            <text:p>-1576</text:p>
          </table:table-cell>
          <table:table-cell office:value-type="float" office:value="31583.5835835836" calcext:value-type="float">
            <text:p>31583.5835835836</text:p>
          </table:table-cell>
          <table:table-cell table:number-columns-repeated="2" office:value-type="float" office:value="37362.61718" calcext:value-type="float">
            <text:p>37362.6171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572" calcext:value-type="float">
            <text:p>-1572</text:p>
          </table:table-cell>
          <table:table-cell office:value-type="float" office:value="31615.6156156156" calcext:value-type="float">
            <text:p>31615.6156156156</text:p>
          </table:table-cell>
          <table:table-cell table:number-columns-repeated="2" office:value-type="float" office:value="14314.50976" calcext:value-type="float">
            <text:p>14314.5097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1569" calcext:value-type="float">
            <text:p>-1569</text:p>
          </table:table-cell>
          <table:table-cell office:value-type="float" office:value="31647.6476476476" calcext:value-type="float">
            <text:p>31647.6476476476</text:p>
          </table:table-cell>
          <table:table-cell table:number-columns-repeated="2" office:value-type="float" office:value="8425.87109" calcext:value-type="float">
            <text:p>8425.8710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567" calcext:value-type="float">
            <text:p>-1567</text:p>
          </table:table-cell>
          <table:table-cell office:value-type="float" office:value="31679.6796796797" calcext:value-type="float">
            <text:p>31679.6796796797</text:p>
          </table:table-cell>
          <table:table-cell table:number-columns-repeated="2" office:value-type="float" office:value="5729.40429" calcext:value-type="float">
            <text:p>5729.4042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1567" calcext:value-type="float">
            <text:p>-1567</text:p>
          </table:table-cell>
          <table:table-cell office:value-type="float" office:value="31711.7117117117" calcext:value-type="float">
            <text:p>31711.7117117117</text:p>
          </table:table-cell>
          <table:table-cell table:number-columns-repeated="2" office:value-type="float" office:value="4148.21044" calcext:value-type="float">
            <text:p>4148.2104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570" calcext:value-type="float">
            <text:p>-1570</text:p>
          </table:table-cell>
          <table:table-cell office:value-type="float" office:value="31743.7437437437" calcext:value-type="float">
            <text:p>31743.7437437437</text:p>
          </table:table-cell>
          <table:table-cell table:number-columns-repeated="2" office:value-type="float" office:value="3224.18652" calcext:value-type="float">
            <text:p>3224.1865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1576" calcext:value-type="float">
            <text:p>-1576</text:p>
          </table:table-cell>
          <table:table-cell office:value-type="float" office:value="31775.7757757758" calcext:value-type="float">
            <text:p>31775.7757757758</text:p>
          </table:table-cell>
          <table:table-cell table:number-columns-repeated="2" office:value-type="float" office:value="2330.86596" calcext:value-type="float">
            <text:p>2330.8659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583" calcext:value-type="float">
            <text:p>-1583</text:p>
          </table:table-cell>
          <table:table-cell office:value-type="float" office:value="31807.8078078078" calcext:value-type="float">
            <text:p>31807.8078078078</text:p>
          </table:table-cell>
          <table:table-cell table:number-columns-repeated="2" office:value-type="float" office:value="2273.6665" calcext:value-type="float">
            <text:p>2273.666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-1593" calcext:value-type="float">
            <text:p>-1593</text:p>
          </table:table-cell>
          <table:table-cell office:value-type="float" office:value="31839.8398398398" calcext:value-type="float">
            <text:p>31839.8398398398</text:p>
          </table:table-cell>
          <table:table-cell table:number-columns-repeated="2" office:value-type="float" office:value="1163.78344" calcext:value-type="float">
            <text:p>1163.7834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604" calcext:value-type="float">
            <text:p>-1604</text:p>
          </table:table-cell>
          <table:table-cell office:value-type="float" office:value="31871.8718718719" calcext:value-type="float">
            <text:p>31871.8718718719</text:p>
          </table:table-cell>
          <table:table-cell table:number-columns-repeated="2" office:value-type="float" office:value="1258.29052" calcext:value-type="float">
            <text:p>1258.2905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1616" calcext:value-type="float">
            <text:p>-1616</text:p>
          </table:table-cell>
          <table:table-cell office:value-type="float" office:value="31903.9039039039" calcext:value-type="float">
            <text:p>31903.9039039039</text:p>
          </table:table-cell>
          <table:table-cell table:number-columns-repeated="2" office:value-type="float" office:value="877.25122" calcext:value-type="float">
            <text:p>877.2512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627" calcext:value-type="float">
            <text:p>-1627</text:p>
          </table:table-cell>
          <table:table-cell office:value-type="float" office:value="31935.9359359359" calcext:value-type="float">
            <text:p>31935.9359359359</text:p>
          </table:table-cell>
          <table:table-cell table:number-columns-repeated="2" office:value-type="float" office:value="1247.66247" calcext:value-type="float">
            <text:p>1247.6624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1638" calcext:value-type="float">
            <text:p>-1638</text:p>
          </table:table-cell>
          <table:table-cell office:value-type="float" office:value="31967.967967968" calcext:value-type="float">
            <text:p>31967.967967968</text:p>
          </table:table-cell>
          <table:table-cell table:number-columns-repeated="2" office:value-type="float" office:value="265.32263" calcext:value-type="float">
            <text:p>265.3226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650" calcext:value-type="float">
            <text:p>-165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1771774" calcext:value-type="float">
            <text:p>17717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0T10:57:20.290837687</dc:date>
    <meta:editing-duration>PT8M27S</meta:editing-duration>
    <meta:editing-cycles>1</meta:editing-cycles>
    <meta:document-statistic meta:table-count="1" meta:cell-count="502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dummy8 440hz_fft999_raw'.A1:'dummy8 440hz_fft999_raw'.A1 'dummy8 440hz_fft999_raw'.C26:'dummy8 440hz_fft999_raw'.D1025" chart:data-source-has-labels="row" svg:x="0.32cm" svg:y="0.18cm" svg:width="12.508cm" svg:height="8.64cm">
          <chartooo:coordinate-region svg:x="1.497cm" svg:y="0.379cm" svg:width="10.86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ummy8 440hz_fft999_raw'.D26:'dummy8 440hz_fft999_raw'.D1025" chart:class="chart:scatter">
            <chart:domain table:cell-range-address="'dummy8 440hz_fft999_raw'.C26:'dummy8 440hz_fft999_raw'.C1025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ummy8 440hz_fft999_raw'.C26:'dummy8 440hz_fft999_raw'.C1025</svg:desc>
                </draw:g>
              </table:table-cell>
              <table:table-cell office:value-type="float" office:value="0">
                <text:p>0</text:p>
                <draw:g>
                  <svg:desc>'dummy8 440hz_fft999_raw'.D26:'dummy8 440hz_fft999_raw'.D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032032032">
                <text:p>32.032032032</text:p>
              </table:table-cell>
              <table:table-cell office:value-type="float" office:value="265.32263">
                <text:p>265.32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0640640641">
                <text:p>64.0640640641</text:p>
              </table:table-cell>
              <table:table-cell office:value-type="float" office:value="1247.66247">
                <text:p>1247.66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0960960961">
                <text:p>96.0960960961</text:p>
              </table:table-cell>
              <table:table-cell office:value-type="float" office:value="877.25122">
                <text:p>877.25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.1281281281">
                <text:p>128.1281281281</text:p>
              </table:table-cell>
              <table:table-cell office:value-type="float" office:value="1258.29052">
                <text:p>1258.29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.1601601602">
                <text:p>160.1601601602</text:p>
              </table:table-cell>
              <table:table-cell office:value-type="float" office:value="1163.78344">
                <text:p>1163.78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.1921921922">
                <text:p>192.1921921922</text:p>
              </table:table-cell>
              <table:table-cell office:value-type="float" office:value="2273.6665">
                <text:p>2273.6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.2242242242">
                <text:p>224.2242242242</text:p>
              </table:table-cell>
              <table:table-cell office:value-type="float" office:value="2330.86596">
                <text:p>2330.86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.2562562563">
                <text:p>256.2562562563</text:p>
              </table:table-cell>
              <table:table-cell office:value-type="float" office:value="3224.18652">
                <text:p>3224.18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.2882882883">
                <text:p>288.2882882883</text:p>
              </table:table-cell>
              <table:table-cell office:value-type="float" office:value="4148.21044">
                <text:p>4148.21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0.3203203203">
                <text:p>320.3203203203</text:p>
              </table:table-cell>
              <table:table-cell office:value-type="float" office:value="5729.40429">
                <text:p>5729.40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2.3523523524">
                <text:p>352.3523523524</text:p>
              </table:table-cell>
              <table:table-cell office:value-type="float" office:value="8425.87109">
                <text:p>8425.87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.3843843844">
                <text:p>384.3843843844</text:p>
              </table:table-cell>
              <table:table-cell office:value-type="float" office:value="14314.50976">
                <text:p>14314.50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.4164164164">
                <text:p>416.4164164164</text:p>
              </table:table-cell>
              <table:table-cell office:value-type="float" office:value="37362.61718">
                <text:p>37362.617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.4484484484">
                <text:p>448.4484484484</text:p>
              </table:table-cell>
              <table:table-cell office:value-type="float" office:value="82066.77343">
                <text:p>82066.773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0.4804804805">
                <text:p>480.4804804805</text:p>
              </table:table-cell>
              <table:table-cell office:value-type="float" office:value="21137.27929">
                <text:p>21137.27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2.5125125125">
                <text:p>512.5125125125</text:p>
              </table:table-cell>
              <table:table-cell office:value-type="float" office:value="12644.88378">
                <text:p>12644.88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4.5445445445">
                <text:p>544.5445445445</text:p>
              </table:table-cell>
              <table:table-cell office:value-type="float" office:value="9254.3457">
                <text:p>9254.3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6.5765765766">
                <text:p>576.5765765766</text:p>
              </table:table-cell>
              <table:table-cell office:value-type="float" office:value="7428.62695">
                <text:p>7428.62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8.6086086086">
                <text:p>608.6086086086</text:p>
              </table:table-cell>
              <table:table-cell office:value-type="float" office:value="6336.63085">
                <text:p>6336.63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0.6406406406">
                <text:p>640.6406406406</text:p>
              </table:table-cell>
              <table:table-cell office:value-type="float" office:value="5525.8125">
                <text:p>5525.8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2.6726726727">
                <text:p>672.6726726727</text:p>
              </table:table-cell>
              <table:table-cell office:value-type="float" office:value="4920.84716">
                <text:p>4920.84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4.7047047047">
                <text:p>704.7047047047</text:p>
              </table:table-cell>
              <table:table-cell office:value-type="float" office:value="4613.48388">
                <text:p>4613.483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6.7367367367">
                <text:p>736.7367367367</text:p>
              </table:table-cell>
              <table:table-cell office:value-type="float" office:value="4236.06591">
                <text:p>4236.065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8.7687687688">
                <text:p>768.7687687688</text:p>
              </table:table-cell>
              <table:table-cell office:value-type="float" office:value="4026.07812">
                <text:p>4026.078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.8008008008">
                <text:p>800.8008008008</text:p>
              </table:table-cell>
              <table:table-cell office:value-type="float" office:value="3893.11303">
                <text:p>3893.113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2.8328328328">
                <text:p>832.8328328328</text:p>
              </table:table-cell>
              <table:table-cell office:value-type="float" office:value="3973.65039">
                <text:p>3973.65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4.8648648649">
                <text:p>864.8648648649</text:p>
              </table:table-cell>
              <table:table-cell office:value-type="float" office:value="5428.91357">
                <text:p>5428.913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6.8968968969">
                <text:p>896.8968968969</text:p>
              </table:table-cell>
              <table:table-cell office:value-type="float" office:value="2944.99389">
                <text:p>2944.993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8.9289289289">
                <text:p>928.9289289289</text:p>
              </table:table-cell>
              <table:table-cell office:value-type="float" office:value="2809.19262">
                <text:p>2809.19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0.960960961">
                <text:p>960.960960961</text:p>
              </table:table-cell>
              <table:table-cell office:value-type="float" office:value="2867.85327">
                <text:p>2867.85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2.992992993">
                <text:p>992.992992993</text:p>
              </table:table-cell>
              <table:table-cell office:value-type="float" office:value="2815.17187">
                <text:p>2815.17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5.025025025">
                <text:p>1025.025025025</text:p>
              </table:table-cell>
              <table:table-cell office:value-type="float" office:value="2729.95336">
                <text:p>2729.953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57.0570570571">
                <text:p>1057.0570570571</text:p>
              </table:table-cell>
              <table:table-cell office:value-type="float" office:value="2702.39184">
                <text:p>2702.391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9.0890890891">
                <text:p>1089.0890890891</text:p>
              </table:table-cell>
              <table:table-cell office:value-type="float" office:value="2604.62768">
                <text:p>2604.627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1.1211211211">
                <text:p>1121.1211211211</text:p>
              </table:table-cell>
              <table:table-cell office:value-type="float" office:value="2617.81103">
                <text:p>2617.81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3.1531531532">
                <text:p>1153.1531531532</text:p>
              </table:table-cell>
              <table:table-cell office:value-type="float" office:value="2564.18115">
                <text:p>2564.181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85.1851851852">
                <text:p>1185.1851851852</text:p>
              </table:table-cell>
              <table:table-cell office:value-type="float" office:value="2545.33081">
                <text:p>2545.330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17.2172172172">
                <text:p>1217.2172172172</text:p>
              </table:table-cell>
              <table:table-cell office:value-type="float" office:value="2442.92211">
                <text:p>2442.92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49.2492492493">
                <text:p>1249.2492492493</text:p>
              </table:table-cell>
              <table:table-cell office:value-type="float" office:value="2400.88867">
                <text:p>2400.888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1.2812812813">
                <text:p>1281.2812812813</text:p>
              </table:table-cell>
              <table:table-cell office:value-type="float" office:value="2416.77807">
                <text:p>2416.778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3.3133133133">
                <text:p>1313.3133133133</text:p>
              </table:table-cell>
              <table:table-cell office:value-type="float" office:value="2692.56958">
                <text:p>2692.569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5.3453453454">
                <text:p>1345.3453453454</text:p>
              </table:table-cell>
              <table:table-cell office:value-type="float" office:value="2353.33129">
                <text:p>2353.331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77.3773773774">
                <text:p>1377.3773773774</text:p>
              </table:table-cell>
              <table:table-cell office:value-type="float" office:value="2288.7124">
                <text:p>2288.71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9.4094094094">
                <text:p>1409.4094094094</text:p>
              </table:table-cell>
              <table:table-cell office:value-type="float" office:value="2278.0747">
                <text:p>2278.07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41.4414414415">
                <text:p>1441.4414414415</text:p>
              </table:table-cell>
              <table:table-cell office:value-type="float" office:value="2268.36352">
                <text:p>2268.36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3.4734734735">
                <text:p>1473.4734734735</text:p>
              </table:table-cell>
              <table:table-cell office:value-type="float" office:value="2214.30517">
                <text:p>2214.305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5.5055055055">
                <text:p>1505.5055055055</text:p>
              </table:table-cell>
              <table:table-cell office:value-type="float" office:value="2227.5">
                <text:p>2227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7.5375375375">
                <text:p>1537.5375375375</text:p>
              </table:table-cell>
              <table:table-cell office:value-type="float" office:value="2209.06811">
                <text:p>2209.068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9.5695695696">
                <text:p>1569.5695695696</text:p>
              </table:table-cell>
              <table:table-cell office:value-type="float" office:value="2176.91284">
                <text:p>2176.91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01.6016016016">
                <text:p>1601.6016016016</text:p>
              </table:table-cell>
              <table:table-cell office:value-type="float" office:value="2194.12109">
                <text:p>2194.121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33.6336336336">
                <text:p>1633.6336336336</text:p>
              </table:table-cell>
              <table:table-cell office:value-type="float" office:value="2158.15991">
                <text:p>2158.15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5.6656656657">
                <text:p>1665.6656656657</text:p>
              </table:table-cell>
              <table:table-cell office:value-type="float" office:value="2130.42211">
                <text:p>2130.422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7.6976976977">
                <text:p>1697.6976976977</text:p>
              </table:table-cell>
              <table:table-cell office:value-type="float" office:value="2137.54907">
                <text:p>2137.549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29.7297297297">
                <text:p>1729.7297297297</text:p>
              </table:table-cell>
              <table:table-cell office:value-type="float" office:value="2169.87548">
                <text:p>2169.875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1.7617617618">
                <text:p>1761.7617617618</text:p>
              </table:table-cell>
              <table:table-cell office:value-type="float" office:value="2113.16845">
                <text:p>2113.168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3.7937937938">
                <text:p>1793.7937937938</text:p>
              </table:table-cell>
              <table:table-cell office:value-type="float" office:value="2099.87573">
                <text:p>2099.875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25.8258258258">
                <text:p>1825.8258258258</text:p>
              </table:table-cell>
              <table:table-cell office:value-type="float" office:value="2111.75708">
                <text:p>2111.757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57.8578578579">
                <text:p>1857.8578578579</text:p>
              </table:table-cell>
              <table:table-cell office:value-type="float" office:value="2068.94702">
                <text:p>2068.947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89.8898898899">
                <text:p>1889.8898898899</text:p>
              </table:table-cell>
              <table:table-cell office:value-type="float" office:value="2080.0852">
                <text:p>2080.0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21.9219219219">
                <text:p>1921.9219219219</text:p>
              </table:table-cell>
              <table:table-cell office:value-type="float" office:value="2100.31005">
                <text:p>2100.310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53.953953954">
                <text:p>1953.953953954</text:p>
              </table:table-cell>
              <table:table-cell office:value-type="float" office:value="2067.10766">
                <text:p>2067.107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.985985986">
                <text:p>1985.985985986</text:p>
              </table:table-cell>
              <table:table-cell office:value-type="float" office:value="2059.84423">
                <text:p>2059.844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18.018018018">
                <text:p>2018.018018018</text:p>
              </table:table-cell>
              <table:table-cell office:value-type="float" office:value="2056.87915">
                <text:p>2056.879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50.0500500501">
                <text:p>2050.0500500501</text:p>
              </table:table-cell>
              <table:table-cell office:value-type="float" office:value="2027.00549">
                <text:p>2027.005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2.0820820821">
                <text:p>2082.0820820821</text:p>
              </table:table-cell>
              <table:table-cell office:value-type="float" office:value="2059.74047">
                <text:p>2059.740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14.1141141141">
                <text:p>2114.1141141141</text:p>
              </table:table-cell>
              <table:table-cell office:value-type="float" office:value="2061.35473">
                <text:p>2061.354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46.1461461462">
                <text:p>2146.1461461462</text:p>
              </table:table-cell>
              <table:table-cell office:value-type="float" office:value="2078.11401">
                <text:p>2078.114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78.1781781782">
                <text:p>2178.1781781782</text:p>
              </table:table-cell>
              <table:table-cell office:value-type="float" office:value="2325.63842">
                <text:p>2325.638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10.2102102102">
                <text:p>2210.2102102102</text:p>
              </table:table-cell>
              <table:table-cell office:value-type="float" office:value="1810.01672">
                <text:p>1810.016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42.2422422423">
                <text:p>2242.2422422423</text:p>
              </table:table-cell>
              <table:table-cell office:value-type="float" office:value="1904.24316">
                <text:p>1904.243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74.2742742743">
                <text:p>2274.2742742743</text:p>
              </table:table-cell>
              <table:table-cell office:value-type="float" office:value="1948.48535">
                <text:p>1948.485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06.3063063063">
                <text:p>2306.3063063063</text:p>
              </table:table-cell>
              <table:table-cell office:value-type="float" office:value="1970.95312">
                <text:p>1970.953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38.3383383383">
                <text:p>2338.3383383383</text:p>
              </table:table-cell>
              <table:table-cell office:value-type="float" office:value="1983.97229">
                <text:p>1983.972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70.3703703704">
                <text:p>2370.3703703704</text:p>
              </table:table-cell>
              <table:table-cell office:value-type="float" office:value="1938.11035">
                <text:p>1938.110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02.4024024024">
                <text:p>2402.4024024024</text:p>
              </table:table-cell>
              <table:table-cell office:value-type="float" office:value="1962.74243">
                <text:p>1962.742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34.4344344344">
                <text:p>2434.4344344344</text:p>
              </table:table-cell>
              <table:table-cell office:value-type="float" office:value="1897.75012">
                <text:p>1897.750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66.4664664665">
                <text:p>2466.4664664665</text:p>
              </table:table-cell>
              <table:table-cell office:value-type="float" office:value="1912.89208">
                <text:p>1912.892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8.4984984985">
                <text:p>2498.4984984985</text:p>
              </table:table-cell>
              <table:table-cell office:value-type="float" office:value="1931.94299">
                <text:p>1931.942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30.5305305305">
                <text:p>2530.5305305305</text:p>
              </table:table-cell>
              <table:table-cell office:value-type="float" office:value="1938.27136">
                <text:p>1938.27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62.5625625626">
                <text:p>2562.5625625626</text:p>
              </table:table-cell>
              <table:table-cell office:value-type="float" office:value="1923.84289">
                <text:p>1923.842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94.5945945946">
                <text:p>2594.5945945946</text:p>
              </table:table-cell>
              <table:table-cell office:value-type="float" office:value="1937.875">
                <text:p>1937.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26.6266266266">
                <text:p>2626.6266266266</text:p>
              </table:table-cell>
              <table:table-cell office:value-type="float" office:value="1623.99645">
                <text:p>1623.996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58.6586586587">
                <text:p>2658.6586586587</text:p>
              </table:table-cell>
              <table:table-cell office:value-type="float" office:value="2053.77465">
                <text:p>2053.774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90.6906906907">
                <text:p>2690.6906906907</text:p>
              </table:table-cell>
              <table:table-cell office:value-type="float" office:value="1936.94384">
                <text:p>1936.943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22.7227227227">
                <text:p>2722.7227227227</text:p>
              </table:table-cell>
              <table:table-cell office:value-type="float" office:value="1945.57104">
                <text:p>1945.571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54.7547547548">
                <text:p>2754.7547547548</text:p>
              </table:table-cell>
              <table:table-cell office:value-type="float" office:value="1939.89086">
                <text:p>1939.890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86.7867867868">
                <text:p>2786.7867867868</text:p>
              </table:table-cell>
              <table:table-cell office:value-type="float" office:value="1980.37792">
                <text:p>1980.377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18.8188188188">
                <text:p>2818.8188188188</text:p>
              </table:table-cell>
              <table:table-cell office:value-type="float" office:value="1936.84326">
                <text:p>1936.843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50.8508508509">
                <text:p>2850.8508508509</text:p>
              </table:table-cell>
              <table:table-cell office:value-type="float" office:value="2008.58422">
                <text:p>2008.584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82.8828828829">
                <text:p>2882.8828828829</text:p>
              </table:table-cell>
              <table:table-cell office:value-type="float" office:value="1933.4486">
                <text:p>1933.44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4.9149149149">
                <text:p>2914.9149149149</text:p>
              </table:table-cell>
              <table:table-cell office:value-type="float" office:value="1975.76074">
                <text:p>1975.760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46.946946947">
                <text:p>2946.946946947</text:p>
              </table:table-cell>
              <table:table-cell office:value-type="float" office:value="1965.58227">
                <text:p>1965.582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78.978978979">
                <text:p>2978.978978979</text:p>
              </table:table-cell>
              <table:table-cell office:value-type="float" office:value="1990.71923">
                <text:p>1990.719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11.011011011">
                <text:p>3011.011011011</text:p>
              </table:table-cell>
              <table:table-cell office:value-type="float" office:value="2047.52526">
                <text:p>2047.525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43.0430430431">
                <text:p>3043.0430430431</text:p>
              </table:table-cell>
              <table:table-cell office:value-type="float" office:value="2192.76025">
                <text:p>2192.76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75.0750750751">
                <text:p>3075.0750750751</text:p>
              </table:table-cell>
              <table:table-cell office:value-type="float" office:value="1110.98095">
                <text:p>1110.980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07.1071071071">
                <text:p>3107.1071071071</text:p>
              </table:table-cell>
              <table:table-cell office:value-type="float" office:value="1658.88403">
                <text:p>1658.88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39.1391391391">
                <text:p>3139.1391391391</text:p>
              </table:table-cell>
              <table:table-cell office:value-type="float" office:value="1765.00036">
                <text:p>1765.000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71.1711711712">
                <text:p>3171.1711711712</text:p>
              </table:table-cell>
              <table:table-cell office:value-type="float" office:value="1808.18957">
                <text:p>1808.189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03.2032032032">
                <text:p>3203.2032032032</text:p>
              </table:table-cell>
              <table:table-cell office:value-type="float" office:value="1837.89648">
                <text:p>1837.896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35.2352352352">
                <text:p>3235.2352352352</text:p>
              </table:table-cell>
              <table:table-cell office:value-type="float" office:value="1824.79443">
                <text:p>1824.794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67.2672672673">
                <text:p>3267.2672672673</text:p>
              </table:table-cell>
              <table:table-cell office:value-type="float" office:value="1841.60314">
                <text:p>1841.603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99.2992992993">
                <text:p>3299.2992992993</text:p>
              </table:table-cell>
              <table:table-cell office:value-type="float" office:value="1838.30468">
                <text:p>1838.304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31.3313313313">
                <text:p>3331.3313313313</text:p>
              </table:table-cell>
              <table:table-cell office:value-type="float" office:value="1859.81713">
                <text:p>1859.817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63.3633633634">
                <text:p>3363.3633633634</text:p>
              </table:table-cell>
              <table:table-cell office:value-type="float" office:value="1887.81408">
                <text:p>1887.814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95.3953953954">
                <text:p>3395.3953953954</text:p>
              </table:table-cell>
              <table:table-cell office:value-type="float" office:value="1888.68798">
                <text:p>1888.687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27.4274274274">
                <text:p>3427.4274274274</text:p>
              </table:table-cell>
              <table:table-cell office:value-type="float" office:value="1846.57983">
                <text:p>1846.579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59.4594594595">
                <text:p>3459.4594594595</text:p>
              </table:table-cell>
              <table:table-cell office:value-type="float" office:value="1824.14355">
                <text:p>1824.14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91.4914914915">
                <text:p>3491.4914914915</text:p>
              </table:table-cell>
              <table:table-cell office:value-type="float" office:value="1956.29895">
                <text:p>1956.298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23.5235235235">
                <text:p>3523.5235235235</text:p>
              </table:table-cell>
              <table:table-cell office:value-type="float" office:value="1811.28833">
                <text:p>1811.288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55.5555555556">
                <text:p>3555.5555555556</text:p>
              </table:table-cell>
              <table:table-cell office:value-type="float" office:value="1807.05834">
                <text:p>1807.058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87.5875875876">
                <text:p>3587.5875875876</text:p>
              </table:table-cell>
              <table:table-cell office:value-type="float" office:value="1813.82519">
                <text:p>1813.825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19.6196196196">
                <text:p>3619.6196196196</text:p>
              </table:table-cell>
              <table:table-cell office:value-type="float" office:value="1803.86865">
                <text:p>1803.868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51.6516516517">
                <text:p>3651.6516516517</text:p>
              </table:table-cell>
              <table:table-cell office:value-type="float" office:value="1808.42224">
                <text:p>1808.422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83.6836836837">
                <text:p>3683.6836836837</text:p>
              </table:table-cell>
              <table:table-cell office:value-type="float" office:value="1836.79821">
                <text:p>1836.798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15.7157157157">
                <text:p>3715.7157157157</text:p>
              </table:table-cell>
              <table:table-cell office:value-type="float" office:value="1827.37951">
                <text:p>1827.379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47.7477477478">
                <text:p>3747.7477477478</text:p>
              </table:table-cell>
              <table:table-cell office:value-type="float" office:value="1829.57006">
                <text:p>1829.570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79.7797797798">
                <text:p>3779.7797797798</text:p>
              </table:table-cell>
              <table:table-cell office:value-type="float" office:value="1832.52246">
                <text:p>1832.522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11.8118118118">
                <text:p>3811.8118118118</text:p>
              </table:table-cell>
              <table:table-cell office:value-type="float" office:value="1838.26599">
                <text:p>1838.265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43.8438438439">
                <text:p>3843.8438438439</text:p>
              </table:table-cell>
              <table:table-cell office:value-type="float" office:value="1840.01">
                <text:p>1840.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75.8758758759">
                <text:p>3875.8758758759</text:p>
              </table:table-cell>
              <table:table-cell office:value-type="float" office:value="1861.97216">
                <text:p>1861.972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07.9079079079">
                <text:p>3907.9079079079</text:p>
              </table:table-cell>
              <table:table-cell office:value-type="float" office:value="1862.38256">
                <text:p>1862.382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39.9399399399">
                <text:p>3939.9399399399</text:p>
              </table:table-cell>
              <table:table-cell office:value-type="float" office:value="1922.2832">
                <text:p>1922.28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71.971971972">
                <text:p>3971.971971972</text:p>
              </table:table-cell>
              <table:table-cell office:value-type="float" office:value="1819.02014">
                <text:p>1819.020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04.004004004">
                <text:p>4004.004004004</text:p>
              </table:table-cell>
              <table:table-cell office:value-type="float" office:value="1855.85998">
                <text:p>1855.859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36.036036036">
                <text:p>4036.036036036</text:p>
              </table:table-cell>
              <table:table-cell office:value-type="float" office:value="1851.46105">
                <text:p>1851.461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68.0680680681">
                <text:p>4068.0680680681</text:p>
              </table:table-cell>
              <table:table-cell office:value-type="float" office:value="1822.52319">
                <text:p>1822.523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00.1001001001">
                <text:p>4100.1001001001</text:p>
              </table:table-cell>
              <table:table-cell office:value-type="float" office:value="1831.53771">
                <text:p>1831.537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32.1321321321">
                <text:p>4132.1321321321</text:p>
              </table:table-cell>
              <table:table-cell office:value-type="float" office:value="1838.53686">
                <text:p>1838.536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64.1641641642">
                <text:p>4164.1641641642</text:p>
              </table:table-cell>
              <table:table-cell office:value-type="float" office:value="1824.8673">
                <text:p>1824.86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96.1961961962">
                <text:p>4196.1961961962</text:p>
              </table:table-cell>
              <table:table-cell office:value-type="float" office:value="1838.21752">
                <text:p>1838.217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28.2282282282">
                <text:p>4228.2282282282</text:p>
              </table:table-cell>
              <table:table-cell office:value-type="float" office:value="1855.25402">
                <text:p>1855.254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60.2602602603">
                <text:p>4260.2602602603</text:p>
              </table:table-cell>
              <table:table-cell office:value-type="float" office:value="1853.81689">
                <text:p>1853.816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92.2922922923">
                <text:p>4292.2922922923</text:p>
              </table:table-cell>
              <table:table-cell office:value-type="float" office:value="1846.85266">
                <text:p>1846.852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24.3243243243">
                <text:p>4324.3243243243</text:p>
              </table:table-cell>
              <table:table-cell office:value-type="float" office:value="1904.41564">
                <text:p>1904.415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56.3563563564">
                <text:p>4356.3563563564</text:p>
              </table:table-cell>
              <table:table-cell office:value-type="float" office:value="1799.97045">
                <text:p>1799.970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88.3883883884">
                <text:p>4388.3883883884</text:p>
              </table:table-cell>
              <table:table-cell office:value-type="float" office:value="1805.73974">
                <text:p>1805.739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20.4204204204">
                <text:p>4420.4204204204</text:p>
              </table:table-cell>
              <table:table-cell office:value-type="float" office:value="1785.76721">
                <text:p>1785.767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52.4524524525">
                <text:p>4452.4524524525</text:p>
              </table:table-cell>
              <table:table-cell office:value-type="float" office:value="1836.87915">
                <text:p>1836.879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84.4844844845">
                <text:p>4484.4844844845</text:p>
              </table:table-cell>
              <table:table-cell office:value-type="float" office:value="1829.84118">
                <text:p>1829.841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16.5165165165">
                <text:p>4516.5165165165</text:p>
              </table:table-cell>
              <table:table-cell office:value-type="float" office:value="1799.72082">
                <text:p>1799.720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48.5485485486">
                <text:p>4548.5485485486</text:p>
              </table:table-cell>
              <table:table-cell office:value-type="float" office:value="1836.82934">
                <text:p>1836.829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80.5805805806">
                <text:p>4580.5805805806</text:p>
              </table:table-cell>
              <table:table-cell office:value-type="float" office:value="1788.65417">
                <text:p>1788.654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12.6126126126">
                <text:p>4612.6126126126</text:p>
              </table:table-cell>
              <table:table-cell office:value-type="float" office:value="1813.11901">
                <text:p>1813.119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44.6446446447">
                <text:p>4644.6446446447</text:p>
              </table:table-cell>
              <table:table-cell office:value-type="float" office:value="1811.89599">
                <text:p>1811.895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76.6766766767">
                <text:p>4676.6766766767</text:p>
              </table:table-cell>
              <table:table-cell office:value-type="float" office:value="1808.11035">
                <text:p>1808.11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08.7087087087">
                <text:p>4708.7087087087</text:p>
              </table:table-cell>
              <table:table-cell office:value-type="float" office:value="1802.6632">
                <text:p>1802.66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740.7407407407">
                <text:p>4740.7407407407</text:p>
              </table:table-cell>
              <table:table-cell office:value-type="float" office:value="1756.79589">
                <text:p>1756.795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72.7727727728">
                <text:p>4772.7727727728</text:p>
              </table:table-cell>
              <table:table-cell office:value-type="float" office:value="1716.73242">
                <text:p>1716.732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04.8048048048">
                <text:p>4804.8048048048</text:p>
              </table:table-cell>
              <table:table-cell office:value-type="float" office:value="1525.47119">
                <text:p>1525.471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36.8368368368">
                <text:p>4836.8368368368</text:p>
              </table:table-cell>
              <table:table-cell office:value-type="float" office:value="2054.13256">
                <text:p>2054.132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68.8688688689">
                <text:p>4868.8688688689</text:p>
              </table:table-cell>
              <table:table-cell office:value-type="float" office:value="1851.83325">
                <text:p>1851.833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00.9009009009">
                <text:p>4900.9009009009</text:p>
              </table:table-cell>
              <table:table-cell office:value-type="float" office:value="1904.10998">
                <text:p>1904.109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32.9329329329">
                <text:p>4932.9329329329</text:p>
              </table:table-cell>
              <table:table-cell office:value-type="float" office:value="1871.77246">
                <text:p>1871.772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64.964964965">
                <text:p>4964.964964965</text:p>
              </table:table-cell>
              <table:table-cell office:value-type="float" office:value="1826.33361">
                <text:p>1826.333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96.996996997">
                <text:p>4996.996996997</text:p>
              </table:table-cell>
              <table:table-cell office:value-type="float" office:value="1843.41796">
                <text:p>1843.417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29.029029029">
                <text:p>5029.029029029</text:p>
              </table:table-cell>
              <table:table-cell office:value-type="float" office:value="1857.35632">
                <text:p>1857.356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61.0610610611">
                <text:p>5061.0610610611</text:p>
              </table:table-cell>
              <table:table-cell office:value-type="float" office:value="1828.22717">
                <text:p>1828.227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93.0930930931">
                <text:p>5093.0930930931</text:p>
              </table:table-cell>
              <table:table-cell office:value-type="float" office:value="1811.99072">
                <text:p>1811.990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25.1251251251">
                <text:p>5125.1251251251</text:p>
              </table:table-cell>
              <table:table-cell office:value-type="float" office:value="1866.32678">
                <text:p>1866.326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157.1571571572">
                <text:p>5157.1571571572</text:p>
              </table:table-cell>
              <table:table-cell office:value-type="float" office:value="1825.49743">
                <text:p>1825.497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189.1891891892">
                <text:p>5189.1891891892</text:p>
              </table:table-cell>
              <table:table-cell office:value-type="float" office:value="1822.7351">
                <text:p>1822.73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21.2212212212">
                <text:p>5221.2212212212</text:p>
              </table:table-cell>
              <table:table-cell office:value-type="float" office:value="1824.34655">
                <text:p>1824.346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53.2532532533">
                <text:p>5253.2532532533</text:p>
              </table:table-cell>
              <table:table-cell office:value-type="float" office:value="1861.08532">
                <text:p>1861.085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85.2852852853">
                <text:p>5285.2852852853</text:p>
              </table:table-cell>
              <table:table-cell office:value-type="float" office:value="1835.79711">
                <text:p>1835.797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317.3173173173">
                <text:p>5317.3173173173</text:p>
              </table:table-cell>
              <table:table-cell office:value-type="float" office:value="1854.32299">
                <text:p>1854.322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49.3493493494">
                <text:p>5349.3493493494</text:p>
              </table:table-cell>
              <table:table-cell office:value-type="float" office:value="1766.63574">
                <text:p>1766.635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381.3813813814">
                <text:p>5381.3813813814</text:p>
              </table:table-cell>
              <table:table-cell office:value-type="float" office:value="1837.41345">
                <text:p>1837.413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413.4134134134">
                <text:p>5413.4134134134</text:p>
              </table:table-cell>
              <table:table-cell office:value-type="float" office:value="1822.93859">
                <text:p>1822.938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45.4454454455">
                <text:p>5445.4454454455</text:p>
              </table:table-cell>
              <table:table-cell office:value-type="float" office:value="1835.55297">
                <text:p>1835.552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77.4774774775">
                <text:p>5477.4774774775</text:p>
              </table:table-cell>
              <table:table-cell office:value-type="float" office:value="1801.16833">
                <text:p>1801.168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09.5095095095">
                <text:p>5509.5095095095</text:p>
              </table:table-cell>
              <table:table-cell office:value-type="float" office:value="1851.39575">
                <text:p>1851.395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41.5415415416">
                <text:p>5541.5415415416</text:p>
              </table:table-cell>
              <table:table-cell office:value-type="float" office:value="1844.1593">
                <text:p>1844.15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73.5735735736">
                <text:p>5573.5735735736</text:p>
              </table:table-cell>
              <table:table-cell office:value-type="float" office:value="1837.51831">
                <text:p>1837.518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05.6056056056">
                <text:p>5605.6056056056</text:p>
              </table:table-cell>
              <table:table-cell office:value-type="float" office:value="1854.56481">
                <text:p>1854.564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637.6376376376">
                <text:p>5637.6376376376</text:p>
              </table:table-cell>
              <table:table-cell office:value-type="float" office:value="1847.07666">
                <text:p>1847.076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669.6696696697">
                <text:p>5669.6696696697</text:p>
              </table:table-cell>
              <table:table-cell office:value-type="float" office:value="1841.54565">
                <text:p>1841.545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701.7017017017">
                <text:p>5701.7017017017</text:p>
              </table:table-cell>
              <table:table-cell office:value-type="float" office:value="1819.09277">
                <text:p>1819.092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33.7337337337">
                <text:p>5733.7337337337</text:p>
              </table:table-cell>
              <table:table-cell office:value-type="float" office:value="1792.86511">
                <text:p>1792.865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765.7657657658">
                <text:p>5765.7657657658</text:p>
              </table:table-cell>
              <table:table-cell office:value-type="float" office:value="1826.32934">
                <text:p>1826.329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797.7977977978">
                <text:p>5797.7977977978</text:p>
              </table:table-cell>
              <table:table-cell office:value-type="float" office:value="1810.79199">
                <text:p>1810.791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829.8298298298">
                <text:p>5829.8298298298</text:p>
              </table:table-cell>
              <table:table-cell office:value-type="float" office:value="1842.43664">
                <text:p>1842.436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861.8618618619">
                <text:p>5861.8618618619</text:p>
              </table:table-cell>
              <table:table-cell office:value-type="float" office:value="1827.64733">
                <text:p>1827.647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893.8938938939">
                <text:p>5893.8938938939</text:p>
              </table:table-cell>
              <table:table-cell office:value-type="float" office:value="1815.94421">
                <text:p>1815.944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925.9259259259">
                <text:p>5925.9259259259</text:p>
              </table:table-cell>
              <table:table-cell office:value-type="float" office:value="1810.40356">
                <text:p>1810.403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957.957957958">
                <text:p>5957.957957958</text:p>
              </table:table-cell>
              <table:table-cell office:value-type="float" office:value="1839.23535">
                <text:p>1839.235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89.98998999">
                <text:p>5989.98998999</text:p>
              </table:table-cell>
              <table:table-cell office:value-type="float" office:value="1826.6101">
                <text:p>1826.61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22.022022022">
                <text:p>6022.022022022</text:p>
              </table:table-cell>
              <table:table-cell office:value-type="float" office:value="1827.49829">
                <text:p>1827.498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54.0540540541">
                <text:p>6054.0540540541</text:p>
              </table:table-cell>
              <table:table-cell office:value-type="float" office:value="1831.19641">
                <text:p>1831.196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86.0860860861">
                <text:p>6086.0860860861</text:p>
              </table:table-cell>
              <table:table-cell office:value-type="float" office:value="1821.97827">
                <text:p>1821.978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18.1181181181">
                <text:p>6118.1181181181</text:p>
              </table:table-cell>
              <table:table-cell office:value-type="float" office:value="1831.22985">
                <text:p>1831.229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50.1501501502">
                <text:p>6150.1501501502</text:p>
              </table:table-cell>
              <table:table-cell office:value-type="float" office:value="1817.72082">
                <text:p>1817.720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82.1821821822">
                <text:p>6182.1821821822</text:p>
              </table:table-cell>
              <table:table-cell office:value-type="float" office:value="1824.69567">
                <text:p>1824.695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14.2142142142">
                <text:p>6214.2142142142</text:p>
              </table:table-cell>
              <table:table-cell office:value-type="float" office:value="1834.94274">
                <text:p>1834.942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46.2462462463">
                <text:p>6246.2462462463</text:p>
              </table:table-cell>
              <table:table-cell office:value-type="float" office:value="1767.86828">
                <text:p>1767.868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78.2782782783">
                <text:p>6278.2782782783</text:p>
              </table:table-cell>
              <table:table-cell office:value-type="float" office:value="1808.22985">
                <text:p>1808.229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310.3103103103">
                <text:p>6310.3103103103</text:p>
              </table:table-cell>
              <table:table-cell office:value-type="float" office:value="1781.14306">
                <text:p>1781.143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42.3423423424">
                <text:p>6342.3423423424</text:p>
              </table:table-cell>
              <table:table-cell office:value-type="float" office:value="1780.62194">
                <text:p>1780.621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74.3743743744">
                <text:p>6374.3743743744</text:p>
              </table:table-cell>
              <table:table-cell office:value-type="float" office:value="1773.65905">
                <text:p>1773.659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406.4064064064">
                <text:p>6406.4064064064</text:p>
              </table:table-cell>
              <table:table-cell office:value-type="float" office:value="1802.90856">
                <text:p>1802.908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438.4384384384">
                <text:p>6438.4384384384</text:p>
              </table:table-cell>
              <table:table-cell office:value-type="float" office:value="1811.89819">
                <text:p>1811.898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470.4704704705">
                <text:p>6470.4704704705</text:p>
              </table:table-cell>
              <table:table-cell office:value-type="float" office:value="1825.73815">
                <text:p>1825.738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502.5025025025">
                <text:p>6502.5025025025</text:p>
              </table:table-cell>
              <table:table-cell office:value-type="float" office:value="1851.15417">
                <text:p>1851.154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34.5345345345">
                <text:p>6534.5345345345</text:p>
              </table:table-cell>
              <table:table-cell office:value-type="float" office:value="1814.73364">
                <text:p>1814.733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66.5665665666">
                <text:p>6566.5665665666</text:p>
              </table:table-cell>
              <table:table-cell office:value-type="float" office:value="1774.91052">
                <text:p>1774.910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98.5985985986">
                <text:p>6598.5985985986</text:p>
              </table:table-cell>
              <table:table-cell office:value-type="float" office:value="1805.10803">
                <text:p>1805.108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630.6306306306">
                <text:p>6630.6306306306</text:p>
              </table:table-cell>
              <table:table-cell office:value-type="float" office:value="1818.78601">
                <text:p>1818.786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662.6626626627">
                <text:p>6662.6626626627</text:p>
              </table:table-cell>
              <table:table-cell office:value-type="float" office:value="1831.01123">
                <text:p>1831.011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694.6946946947">
                <text:p>6694.6946946947</text:p>
              </table:table-cell>
              <table:table-cell office:value-type="float" office:value="1805.72424">
                <text:p>1805.724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26.7267267267">
                <text:p>6726.7267267267</text:p>
              </table:table-cell>
              <table:table-cell office:value-type="float" office:value="1815.77453">
                <text:p>1815.774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758.7587587588">
                <text:p>6758.7587587588</text:p>
              </table:table-cell>
              <table:table-cell office:value-type="float" office:value="1818.10009">
                <text:p>1818.100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790.7907907908">
                <text:p>6790.7907907908</text:p>
              </table:table-cell>
              <table:table-cell office:value-type="float" office:value="1786.09436">
                <text:p>1786.094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22.8228228228">
                <text:p>6822.8228228228</text:p>
              </table:table-cell>
              <table:table-cell office:value-type="float" office:value="1810.3092">
                <text:p>1810.30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854.8548548549">
                <text:p>6854.8548548549</text:p>
              </table:table-cell>
              <table:table-cell office:value-type="float" office:value="1803.47583">
                <text:p>1803.475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886.8868868869">
                <text:p>6886.8868868869</text:p>
              </table:table-cell>
              <table:table-cell office:value-type="float" office:value="1823.51782">
                <text:p>1823.517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18.9189189189">
                <text:p>6918.9189189189</text:p>
              </table:table-cell>
              <table:table-cell office:value-type="float" office:value="1818.68884">
                <text:p>1818.688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950.950950951">
                <text:p>6950.950950951</text:p>
              </table:table-cell>
              <table:table-cell office:value-type="float" office:value="1827.98242">
                <text:p>1827.982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82.982982983">
                <text:p>6982.982982983</text:p>
              </table:table-cell>
              <table:table-cell office:value-type="float" office:value="1822.75341">
                <text:p>1822.753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15.015015015">
                <text:p>7015.015015015</text:p>
              </table:table-cell>
              <table:table-cell office:value-type="float" office:value="1773.69873">
                <text:p>1773.698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47.0470470471">
                <text:p>7047.0470470471</text:p>
              </table:table-cell>
              <table:table-cell office:value-type="float" office:value="1810.85632">
                <text:p>1810.856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79.0790790791">
                <text:p>7079.0790790791</text:p>
              </table:table-cell>
              <table:table-cell office:value-type="float" office:value="1831.65441">
                <text:p>1831.654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111.1111111111">
                <text:p>7111.1111111111</text:p>
              </table:table-cell>
              <table:table-cell office:value-type="float" office:value="1771.80029">
                <text:p>1771.800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143.1431431432">
                <text:p>7143.1431431432</text:p>
              </table:table-cell>
              <table:table-cell office:value-type="float" office:value="1852.30895">
                <text:p>1852.308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175.1751751752">
                <text:p>7175.1751751752</text:p>
              </table:table-cell>
              <table:table-cell office:value-type="float" office:value="1808.33618">
                <text:p>1808.336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07.2072072072">
                <text:p>7207.2072072072</text:p>
              </table:table-cell>
              <table:table-cell office:value-type="float" office:value="1823.73767">
                <text:p>1823.737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39.2392392392">
                <text:p>7239.2392392392</text:p>
              </table:table-cell>
              <table:table-cell office:value-type="float" office:value="1809.83752">
                <text:p>1809.837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71.2712712713">
                <text:p>7271.2712712713</text:p>
              </table:table-cell>
              <table:table-cell office:value-type="float" office:value="1836.26538">
                <text:p>1836.265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03.3033033033">
                <text:p>7303.3033033033</text:p>
              </table:table-cell>
              <table:table-cell office:value-type="float" office:value="1814.66687">
                <text:p>1814.666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35.3353353353">
                <text:p>7335.3353353353</text:p>
              </table:table-cell>
              <table:table-cell office:value-type="float" office:value="1811.45349">
                <text:p>1811.453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67.3673673674">
                <text:p>7367.3673673674</text:p>
              </table:table-cell>
              <table:table-cell office:value-type="float" office:value="1810.83679">
                <text:p>1810.836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99.3993993994">
                <text:p>7399.3993993994</text:p>
              </table:table-cell>
              <table:table-cell office:value-type="float" office:value="1825.30725">
                <text:p>1825.307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31.4314314314">
                <text:p>7431.4314314314</text:p>
              </table:table-cell>
              <table:table-cell office:value-type="float" office:value="1824.16845">
                <text:p>1824.168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63.4634634635">
                <text:p>7463.4634634635</text:p>
              </table:table-cell>
              <table:table-cell office:value-type="float" office:value="1806.87536">
                <text:p>1806.875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495.4954954955">
                <text:p>7495.4954954955</text:p>
              </table:table-cell>
              <table:table-cell office:value-type="float" office:value="1823.7583">
                <text:p>1823.75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27.5275275275">
                <text:p>7527.5275275275</text:p>
              </table:table-cell>
              <table:table-cell office:value-type="float" office:value="1834.15063">
                <text:p>1834.150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59.5595595596">
                <text:p>7559.5595595596</text:p>
              </table:table-cell>
              <table:table-cell office:value-type="float" office:value="1833.44421">
                <text:p>1833.444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591.5915915916">
                <text:p>7591.5915915916</text:p>
              </table:table-cell>
              <table:table-cell office:value-type="float" office:value="1828.08569">
                <text:p>1828.085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623.6236236236">
                <text:p>7623.6236236236</text:p>
              </table:table-cell>
              <table:table-cell office:value-type="float" office:value="1822.92382">
                <text:p>1822.923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55.6556556557">
                <text:p>7655.6556556557</text:p>
              </table:table-cell>
              <table:table-cell office:value-type="float" office:value="1812.08361">
                <text:p>1812.083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87.6876876877">
                <text:p>7687.6876876877</text:p>
              </table:table-cell>
              <table:table-cell office:value-type="float" office:value="1796.8236">
                <text:p>1796.82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719.7197197197">
                <text:p>7719.7197197197</text:p>
              </table:table-cell>
              <table:table-cell office:value-type="float" office:value="1826.10766">
                <text:p>1826.107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51.7517517518">
                <text:p>7751.7517517518</text:p>
              </table:table-cell>
              <table:table-cell office:value-type="float" office:value="1814.34558">
                <text:p>1814.345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783.7837837838">
                <text:p>7783.7837837838</text:p>
              </table:table-cell>
              <table:table-cell office:value-type="float" office:value="1803.83239">
                <text:p>1803.832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15.8158158158">
                <text:p>7815.8158158158</text:p>
              </table:table-cell>
              <table:table-cell office:value-type="float" office:value="1780.729">
                <text:p>1780.7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47.8478478479">
                <text:p>7847.8478478479</text:p>
              </table:table-cell>
              <table:table-cell office:value-type="float" office:value="1809.81176">
                <text:p>1809.811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879.8798798799">
                <text:p>7879.8798798799</text:p>
              </table:table-cell>
              <table:table-cell office:value-type="float" office:value="1824.78698">
                <text:p>1824.786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11.9119119119">
                <text:p>7911.9119119119</text:p>
              </table:table-cell>
              <table:table-cell office:value-type="float" office:value="1806.62866">
                <text:p>1806.628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43.943943944">
                <text:p>7943.943943944</text:p>
              </table:table-cell>
              <table:table-cell office:value-type="float" office:value="1801.56469">
                <text:p>1801.564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975.975975976">
                <text:p>7975.975975976</text:p>
              </table:table-cell>
              <table:table-cell office:value-type="float" office:value="1786.08398">
                <text:p>1786.083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08.008008008">
                <text:p>8008.008008008</text:p>
              </table:table-cell>
              <table:table-cell office:value-type="float" office:value="1779.04846">
                <text:p>1779.048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40.04004004">
                <text:p>8040.04004004</text:p>
              </table:table-cell>
              <table:table-cell office:value-type="float" office:value="1824.18676">
                <text:p>1824.186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72.0720720721">
                <text:p>8072.0720720721</text:p>
              </table:table-cell>
              <table:table-cell office:value-type="float" office:value="1818.40747">
                <text:p>1818.407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104.1041041041">
                <text:p>8104.1041041041</text:p>
              </table:table-cell>
              <table:table-cell office:value-type="float" office:value="1820.11804">
                <text:p>1820.118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136.1361361361">
                <text:p>8136.1361361361</text:p>
              </table:table-cell>
              <table:table-cell office:value-type="float" office:value="1785.3247">
                <text:p>1785.32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168.1681681682">
                <text:p>8168.1681681682</text:p>
              </table:table-cell>
              <table:table-cell office:value-type="float" office:value="1809.60974">
                <text:p>1809.609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200.2002002002">
                <text:p>8200.2002002002</text:p>
              </table:table-cell>
              <table:table-cell office:value-type="float" office:value="1811.95373">
                <text:p>1811.953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232.2322322322">
                <text:p>8232.2322322322</text:p>
              </table:table-cell>
              <table:table-cell office:value-type="float" office:value="1824.29443">
                <text:p>1824.294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264.2642642643">
                <text:p>8264.2642642643</text:p>
              </table:table-cell>
              <table:table-cell office:value-type="float" office:value="1828.62011">
                <text:p>1828.620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296.2962962963">
                <text:p>8296.2962962963</text:p>
              </table:table-cell>
              <table:table-cell office:value-type="float" office:value="1805.4685">
                <text:p>1805.46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328.3283283283">
                <text:p>8328.3283283283</text:p>
              </table:table-cell>
              <table:table-cell office:value-type="float" office:value="1815.14172">
                <text:p>1815.141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360.3603603604">
                <text:p>8360.3603603604</text:p>
              </table:table-cell>
              <table:table-cell office:value-type="float" office:value="1797.00195">
                <text:p>1797.001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392.3923923924">
                <text:p>8392.3923923924</text:p>
              </table:table-cell>
              <table:table-cell office:value-type="float" office:value="1803.63134">
                <text:p>1803.631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424.4244244244">
                <text:p>8424.4244244244</text:p>
              </table:table-cell>
              <table:table-cell office:value-type="float" office:value="1805.22644">
                <text:p>1805.226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456.4564564565">
                <text:p>8456.4564564565</text:p>
              </table:table-cell>
              <table:table-cell office:value-type="float" office:value="1812.10449">
                <text:p>1812.104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488.4884884885">
                <text:p>8488.4884884885</text:p>
              </table:table-cell>
              <table:table-cell office:value-type="float" office:value="1807.82092">
                <text:p>1807.820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520.5205205205">
                <text:p>8520.5205205205</text:p>
              </table:table-cell>
              <table:table-cell office:value-type="float" office:value="1815.57666">
                <text:p>1815.576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552.5525525526">
                <text:p>8552.5525525526</text:p>
              </table:table-cell>
              <table:table-cell office:value-type="float" office:value="1804.03796">
                <text:p>1804.037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584.5845845846">
                <text:p>8584.5845845846</text:p>
              </table:table-cell>
              <table:table-cell office:value-type="float" office:value="1817.47729">
                <text:p>1817.477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616.6166166166">
                <text:p>8616.6166166166</text:p>
              </table:table-cell>
              <table:table-cell office:value-type="float" office:value="1808.93225">
                <text:p>1808.932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648.6486486487">
                <text:p>8648.6486486487</text:p>
              </table:table-cell>
              <table:table-cell office:value-type="float" office:value="1793.20495">
                <text:p>1793.204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680.6806806807">
                <text:p>8680.6806806807</text:p>
              </table:table-cell>
              <table:table-cell office:value-type="float" office:value="1790.99682">
                <text:p>1790.996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712.7127127127">
                <text:p>8712.7127127127</text:p>
              </table:table-cell>
              <table:table-cell office:value-type="float" office:value="1802.96472">
                <text:p>1802.964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744.7447447448">
                <text:p>8744.7447447448</text:p>
              </table:table-cell>
              <table:table-cell office:value-type="float" office:value="1775.09326">
                <text:p>1775.093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776.7767767768">
                <text:p>8776.7767767768</text:p>
              </table:table-cell>
              <table:table-cell office:value-type="float" office:value="1829.65991">
                <text:p>1829.659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808.8088088088">
                <text:p>8808.8088088088</text:p>
              </table:table-cell>
              <table:table-cell office:value-type="float" office:value="1800.64843">
                <text:p>1800.648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840.8408408408">
                <text:p>8840.8408408408</text:p>
              </table:table-cell>
              <table:table-cell office:value-type="float" office:value="1806.13317">
                <text:p>1806.133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872.8728728729">
                <text:p>8872.8728728729</text:p>
              </table:table-cell>
              <table:table-cell office:value-type="float" office:value="1786.74804">
                <text:p>1786.748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904.9049049049">
                <text:p>8904.9049049049</text:p>
              </table:table-cell>
              <table:table-cell office:value-type="float" office:value="1781.54553">
                <text:p>1781.545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936.9369369369">
                <text:p>8936.9369369369</text:p>
              </table:table-cell>
              <table:table-cell office:value-type="float" office:value="1806.51879">
                <text:p>1806.518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968.968968969">
                <text:p>8968.968968969</text:p>
              </table:table-cell>
              <table:table-cell office:value-type="float" office:value="1810.02709">
                <text:p>1810.027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001.001001001">
                <text:p>9001.001001001</text:p>
              </table:table-cell>
              <table:table-cell office:value-type="float" office:value="1818.95275">
                <text:p>1818.952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033.033033033">
                <text:p>9033.033033033</text:p>
              </table:table-cell>
              <table:table-cell office:value-type="float" office:value="1819.69848">
                <text:p>1819.698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65.0650650651">
                <text:p>9065.0650650651</text:p>
              </table:table-cell>
              <table:table-cell office:value-type="float" office:value="1799.30407">
                <text:p>1799.304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097.0970970971">
                <text:p>9097.0970970971</text:p>
              </table:table-cell>
              <table:table-cell office:value-type="float" office:value="1794.42089">
                <text:p>1794.4208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129.1291291291">
                <text:p>9129.1291291291</text:p>
              </table:table-cell>
              <table:table-cell office:value-type="float" office:value="1804.8551">
                <text:p>1804.85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161.1611611612">
                <text:p>9161.1611611612</text:p>
              </table:table-cell>
              <table:table-cell office:value-type="float" office:value="1800.69128">
                <text:p>1800.691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193.1931931932">
                <text:p>9193.1931931932</text:p>
              </table:table-cell>
              <table:table-cell office:value-type="float" office:value="1821.66113">
                <text:p>1821.661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225.2252252252">
                <text:p>9225.2252252252</text:p>
              </table:table-cell>
              <table:table-cell office:value-type="float" office:value="1812.73522">
                <text:p>1812.735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257.2572572573">
                <text:p>9257.2572572573</text:p>
              </table:table-cell>
              <table:table-cell office:value-type="float" office:value="1795.86853">
                <text:p>1795.868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289.2892892893">
                <text:p>9289.2892892893</text:p>
              </table:table-cell>
              <table:table-cell office:value-type="float" office:value="1799.48571">
                <text:p>1799.485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321.3213213213">
                <text:p>9321.3213213213</text:p>
              </table:table-cell>
              <table:table-cell office:value-type="float" office:value="1815.44323">
                <text:p>1815.443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353.3533533534">
                <text:p>9353.3533533534</text:p>
              </table:table-cell>
              <table:table-cell office:value-type="float" office:value="1814.68762">
                <text:p>1814.687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385.3853853854">
                <text:p>9385.3853853854</text:p>
              </table:table-cell>
              <table:table-cell office:value-type="float" office:value="1796.36706">
                <text:p>1796.367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417.4174174174">
                <text:p>9417.4174174174</text:p>
              </table:table-cell>
              <table:table-cell office:value-type="float" office:value="1791.63549">
                <text:p>1791.635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449.4494494495">
                <text:p>9449.4494494495</text:p>
              </table:table-cell>
              <table:table-cell office:value-type="float" office:value="1816.81884">
                <text:p>1816.818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481.4814814815">
                <text:p>9481.4814814815</text:p>
              </table:table-cell>
              <table:table-cell office:value-type="float" office:value="1817.79772">
                <text:p>1817.797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513.5135135135">
                <text:p>9513.5135135135</text:p>
              </table:table-cell>
              <table:table-cell office:value-type="float" office:value="1798.65417">
                <text:p>1798.654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545.5455455456">
                <text:p>9545.5455455456</text:p>
              </table:table-cell>
              <table:table-cell office:value-type="float" office:value="1809.81933">
                <text:p>1809.819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577.5775775776">
                <text:p>9577.5775775776</text:p>
              </table:table-cell>
              <table:table-cell office:value-type="float" office:value="1798.72753">
                <text:p>1798.727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609.6096096096">
                <text:p>9609.6096096096</text:p>
              </table:table-cell>
              <table:table-cell office:value-type="float" office:value="1813.79602">
                <text:p>1813.796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641.6416416416">
                <text:p>9641.6416416416</text:p>
              </table:table-cell>
              <table:table-cell office:value-type="float" office:value="1792.56457">
                <text:p>1792.564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673.6736736737">
                <text:p>9673.6736736737</text:p>
              </table:table-cell>
              <table:table-cell office:value-type="float" office:value="1805.76733">
                <text:p>1805.767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705.7057057057">
                <text:p>9705.7057057057</text:p>
              </table:table-cell>
              <table:table-cell office:value-type="float" office:value="1807.84411">
                <text:p>1807.844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737.7377377377">
                <text:p>9737.7377377377</text:p>
              </table:table-cell>
              <table:table-cell office:value-type="float" office:value="1815.61718">
                <text:p>1815.617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769.7697697698">
                <text:p>9769.7697697698</text:p>
              </table:table-cell>
              <table:table-cell office:value-type="float" office:value="1817.64904">
                <text:p>1817.649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801.8018018018">
                <text:p>9801.8018018018</text:p>
              </table:table-cell>
              <table:table-cell office:value-type="float" office:value="1794.65222">
                <text:p>1794.652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833.8338338338">
                <text:p>9833.8338338338</text:p>
              </table:table-cell>
              <table:table-cell office:value-type="float" office:value="1806.71447">
                <text:p>1806.714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865.8658658659">
                <text:p>9865.8658658659</text:p>
              </table:table-cell>
              <table:table-cell office:value-type="float" office:value="1810.15795">
                <text:p>1810.157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897.8978978979">
                <text:p>9897.8978978979</text:p>
              </table:table-cell>
              <table:table-cell office:value-type="float" office:value="1799.9895">
                <text:p>1799.98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29.9299299299">
                <text:p>9929.9299299299</text:p>
              </table:table-cell>
              <table:table-cell office:value-type="float" office:value="1807.82214">
                <text:p>1807.822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961.961961962">
                <text:p>9961.961961962</text:p>
              </table:table-cell>
              <table:table-cell office:value-type="float" office:value="1806.12622">
                <text:p>1806.126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993.993993994">
                <text:p>9993.993993994</text:p>
              </table:table-cell>
              <table:table-cell office:value-type="float" office:value="1804.33105">
                <text:p>1804.331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026.026026026">
                <text:p>10026.026026026</text:p>
              </table:table-cell>
              <table:table-cell office:value-type="float" office:value="1786.6914">
                <text:p>1786.69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058.0580580581">
                <text:p>10058.0580580581</text:p>
              </table:table-cell>
              <table:table-cell office:value-type="float" office:value="1791.33251">
                <text:p>1791.332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90.0900900901">
                <text:p>10090.0900900901</text:p>
              </table:table-cell>
              <table:table-cell office:value-type="float" office:value="1790.5393">
                <text:p>1790.53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122.1221221221">
                <text:p>10122.1221221221</text:p>
              </table:table-cell>
              <table:table-cell office:value-type="float" office:value="1816.34252">
                <text:p>1816.342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154.1541541542">
                <text:p>10154.1541541542</text:p>
              </table:table-cell>
              <table:table-cell office:value-type="float" office:value="1807.49694">
                <text:p>1807.496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186.1861861862">
                <text:p>10186.1861861862</text:p>
              </table:table-cell>
              <table:table-cell office:value-type="float" office:value="1802.2301">
                <text:p>1802.23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218.2182182182">
                <text:p>10218.2182182182</text:p>
              </table:table-cell>
              <table:table-cell office:value-type="float" office:value="1787.26074">
                <text:p>1787.260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250.2502502503">
                <text:p>10250.2502502503</text:p>
              </table:table-cell>
              <table:table-cell office:value-type="float" office:value="1801.479">
                <text:p>1801.4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282.2822822823">
                <text:p>10282.2822822823</text:p>
              </table:table-cell>
              <table:table-cell office:value-type="float" office:value="1810.48181">
                <text:p>1810.481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314.3143143143">
                <text:p>10314.3143143143</text:p>
              </table:table-cell>
              <table:table-cell office:value-type="float" office:value="1804.53039">
                <text:p>1804.530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346.3463463463">
                <text:p>10346.3463463463</text:p>
              </table:table-cell>
              <table:table-cell office:value-type="float" office:value="1790.72473">
                <text:p>1790.724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378.3783783784">
                <text:p>10378.3783783784</text:p>
              </table:table-cell>
              <table:table-cell office:value-type="float" office:value="1819.34924">
                <text:p>1819.349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410.4104104104">
                <text:p>10410.4104104104</text:p>
              </table:table-cell>
              <table:table-cell office:value-type="float" office:value="1797.28149">
                <text:p>1797.281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442.4424424424">
                <text:p>10442.4424424424</text:p>
              </table:table-cell>
              <table:table-cell office:value-type="float" office:value="1775.57434">
                <text:p>1775.574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474.4744744745">
                <text:p>10474.4744744745</text:p>
              </table:table-cell>
              <table:table-cell office:value-type="float" office:value="1807.97277">
                <text:p>1807.972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506.5065065065">
                <text:p>10506.5065065065</text:p>
              </table:table-cell>
              <table:table-cell office:value-type="float" office:value="1795.05407">
                <text:p>1795.054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538.5385385385">
                <text:p>10538.5385385385</text:p>
              </table:table-cell>
              <table:table-cell office:value-type="float" office:value="1799.55627">
                <text:p>1799.556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570.5705705706">
                <text:p>10570.5705705706</text:p>
              </table:table-cell>
              <table:table-cell office:value-type="float" office:value="1819.55444">
                <text:p>1819.554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602.6026026026">
                <text:p>10602.6026026026</text:p>
              </table:table-cell>
              <table:table-cell office:value-type="float" office:value="1785.34057">
                <text:p>1785.340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634.6346346346">
                <text:p>10634.6346346346</text:p>
              </table:table-cell>
              <table:table-cell office:value-type="float" office:value="1800.37902">
                <text:p>1800.379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666.6666666667">
                <text:p>10666.6666666667</text:p>
              </table:table-cell>
              <table:table-cell office:value-type="float" office:value="1795.15539">
                <text:p>1795.155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698.6986986987">
                <text:p>10698.6986986987</text:p>
              </table:table-cell>
              <table:table-cell office:value-type="float" office:value="1807.98132">
                <text:p>1807.981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730.7307307307">
                <text:p>10730.7307307307</text:p>
              </table:table-cell>
              <table:table-cell office:value-type="float" office:value="1822.14294">
                <text:p>1822.142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762.7627627628">
                <text:p>10762.7627627628</text:p>
              </table:table-cell>
              <table:table-cell office:value-type="float" office:value="1820.51477">
                <text:p>1820.514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794.7947947948">
                <text:p>10794.7947947948</text:p>
              </table:table-cell>
              <table:table-cell office:value-type="float" office:value="1790.67431">
                <text:p>1790.674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826.8268268268">
                <text:p>10826.8268268268</text:p>
              </table:table-cell>
              <table:table-cell office:value-type="float" office:value="1790.10717">
                <text:p>1790.107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858.8588588589">
                <text:p>10858.8588588589</text:p>
              </table:table-cell>
              <table:table-cell office:value-type="float" office:value="1809.42321">
                <text:p>1809.423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890.8908908909">
                <text:p>10890.8908908909</text:p>
              </table:table-cell>
              <table:table-cell office:value-type="float" office:value="1813.43139">
                <text:p>1813.431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922.9229229229">
                <text:p>10922.9229229229</text:p>
              </table:table-cell>
              <table:table-cell office:value-type="float" office:value="1801.01318">
                <text:p>1801.013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954.954954955">
                <text:p>10954.954954955</text:p>
              </table:table-cell>
              <table:table-cell office:value-type="float" office:value="1783.93151">
                <text:p>1783.931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986.986986987">
                <text:p>10986.986986987</text:p>
              </table:table-cell>
              <table:table-cell office:value-type="float" office:value="1811.34521">
                <text:p>1811.345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019.019019019">
                <text:p>11019.019019019</text:p>
              </table:table-cell>
              <table:table-cell office:value-type="float" office:value="1787.18981">
                <text:p>1787.189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051.0510510511">
                <text:p>11051.0510510511</text:p>
              </table:table-cell>
              <table:table-cell office:value-type="float" office:value="1815.18298">
                <text:p>1815.182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083.0830830831">
                <text:p>11083.0830830831</text:p>
              </table:table-cell>
              <table:table-cell office:value-type="float" office:value="1802.05773">
                <text:p>1802.057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115.1151151151">
                <text:p>11115.1151151151</text:p>
              </table:table-cell>
              <table:table-cell office:value-type="float" office:value="1793.74755">
                <text:p>1793.747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147.1471471471">
                <text:p>11147.1471471471</text:p>
              </table:table-cell>
              <table:table-cell office:value-type="float" office:value="1813.94897">
                <text:p>1813.948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179.1791791792">
                <text:p>11179.1791791792</text:p>
              </table:table-cell>
              <table:table-cell office:value-type="float" office:value="1793.2163">
                <text:p>1793.21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211.2112112112">
                <text:p>11211.2112112112</text:p>
              </table:table-cell>
              <table:table-cell office:value-type="float" office:value="1784.26232">
                <text:p>1784.262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243.2432432432">
                <text:p>11243.2432432432</text:p>
              </table:table-cell>
              <table:table-cell office:value-type="float" office:value="1820.07177">
                <text:p>1820.071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275.2752752753">
                <text:p>11275.2752752753</text:p>
              </table:table-cell>
              <table:table-cell office:value-type="float" office:value="1810.86218">
                <text:p>1810.862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307.3073073073">
                <text:p>11307.3073073073</text:p>
              </table:table-cell>
              <table:table-cell office:value-type="float" office:value="1798.31933">
                <text:p>1798.319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339.3393393393">
                <text:p>11339.3393393393</text:p>
              </table:table-cell>
              <table:table-cell office:value-type="float" office:value="1800.0592">
                <text:p>1800.05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371.3713713714">
                <text:p>11371.3713713714</text:p>
              </table:table-cell>
              <table:table-cell office:value-type="float" office:value="1802.3153">
                <text:p>1802.31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403.4034034034">
                <text:p>11403.4034034034</text:p>
              </table:table-cell>
              <table:table-cell office:value-type="float" office:value="1808.65771">
                <text:p>1808.657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435.4354354354">
                <text:p>11435.4354354354</text:p>
              </table:table-cell>
              <table:table-cell office:value-type="float" office:value="1798.62121">
                <text:p>1798.621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467.4674674675">
                <text:p>11467.4674674675</text:p>
              </table:table-cell>
              <table:table-cell office:value-type="float" office:value="1785.7882">
                <text:p>1785.78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499.4994994995">
                <text:p>11499.4994994995</text:p>
              </table:table-cell>
              <table:table-cell office:value-type="float" office:value="1798.96655">
                <text:p>1798.966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531.5315315315">
                <text:p>11531.5315315315</text:p>
              </table:table-cell>
              <table:table-cell office:value-type="float" office:value="1794.84655">
                <text:p>1794.846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563.5635635636">
                <text:p>11563.5635635636</text:p>
              </table:table-cell>
              <table:table-cell office:value-type="float" office:value="1785.35314">
                <text:p>1785.353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595.5955955956">
                <text:p>11595.5955955956</text:p>
              </table:table-cell>
              <table:table-cell office:value-type="float" office:value="1817.07678">
                <text:p>1817.076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627.6276276276">
                <text:p>11627.6276276276</text:p>
              </table:table-cell>
              <table:table-cell office:value-type="float" office:value="1832.31506">
                <text:p>1832.315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659.6596596597">
                <text:p>11659.6596596597</text:p>
              </table:table-cell>
              <table:table-cell office:value-type="float" office:value="1804.27197">
                <text:p>1804.271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691.6916916917">
                <text:p>11691.6916916917</text:p>
              </table:table-cell>
              <table:table-cell office:value-type="float" office:value="1802.49291">
                <text:p>1802.492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723.7237237237">
                <text:p>11723.7237237237</text:p>
              </table:table-cell>
              <table:table-cell office:value-type="float" office:value="1795.65808">
                <text:p>1795.658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755.7557557558">
                <text:p>11755.7557557558</text:p>
              </table:table-cell>
              <table:table-cell office:value-type="float" office:value="1821.63891">
                <text:p>1821.638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787.7877877878">
                <text:p>11787.7877877878</text:p>
              </table:table-cell>
              <table:table-cell office:value-type="float" office:value="1815.0725">
                <text:p>1815.07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819.8198198198">
                <text:p>11819.8198198198</text:p>
              </table:table-cell>
              <table:table-cell office:value-type="float" office:value="1807.50903">
                <text:p>1807.509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851.8518518519">
                <text:p>11851.8518518519</text:p>
              </table:table-cell>
              <table:table-cell office:value-type="float" office:value="1791.68847">
                <text:p>1791.688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883.8838838839">
                <text:p>11883.8838838839</text:p>
              </table:table-cell>
              <table:table-cell office:value-type="float" office:value="1822.99169">
                <text:p>1822.991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915.9159159159">
                <text:p>11915.9159159159</text:p>
              </table:table-cell>
              <table:table-cell office:value-type="float" office:value="1799.22778">
                <text:p>1799.227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947.9479479479">
                <text:p>11947.9479479479</text:p>
              </table:table-cell>
              <table:table-cell office:value-type="float" office:value="1802.83947">
                <text:p>1802.839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979.97997998">
                <text:p>11979.97997998</text:p>
              </table:table-cell>
              <table:table-cell office:value-type="float" office:value="1797.1665">
                <text:p>1797.16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012.012012012">
                <text:p>12012.012012012</text:p>
              </table:table-cell>
              <table:table-cell office:value-type="float" office:value="1785.01428">
                <text:p>1785.014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044.044044044">
                <text:p>12044.044044044</text:p>
              </table:table-cell>
              <table:table-cell office:value-type="float" office:value="1809.99316">
                <text:p>1809.993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076.0760760761">
                <text:p>12076.0760760761</text:p>
              </table:table-cell>
              <table:table-cell office:value-type="float" office:value="1807.75866">
                <text:p>1807.758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108.1081081081">
                <text:p>12108.1081081081</text:p>
              </table:table-cell>
              <table:table-cell office:value-type="float" office:value="1792.3706">
                <text:p>1792.37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140.1401401401">
                <text:p>12140.1401401401</text:p>
              </table:table-cell>
              <table:table-cell office:value-type="float" office:value="1811.48315">
                <text:p>1811.483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172.1721721722">
                <text:p>12172.1721721722</text:p>
              </table:table-cell>
              <table:table-cell office:value-type="float" office:value="1803.74536">
                <text:p>1803.745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204.2042042042">
                <text:p>12204.2042042042</text:p>
              </table:table-cell>
              <table:table-cell office:value-type="float" office:value="1795.86083">
                <text:p>1795.860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236.2362362362">
                <text:p>12236.2362362362</text:p>
              </table:table-cell>
              <table:table-cell office:value-type="float" office:value="1805.44689">
                <text:p>1805.446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268.2682682683">
                <text:p>12268.2682682683</text:p>
              </table:table-cell>
              <table:table-cell office:value-type="float" office:value="1791.54858">
                <text:p>1791.548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300.3003003003">
                <text:p>12300.3003003003</text:p>
              </table:table-cell>
              <table:table-cell office:value-type="float" office:value="1813.8385">
                <text:p>1813.83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332.3323323323">
                <text:p>12332.3323323323</text:p>
              </table:table-cell>
              <table:table-cell office:value-type="float" office:value="1774.0913">
                <text:p>1774.09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364.3643643644">
                <text:p>12364.3643643644</text:p>
              </table:table-cell>
              <table:table-cell office:value-type="float" office:value="1795.80249">
                <text:p>1795.802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396.3963963964">
                <text:p>12396.3963963964</text:p>
              </table:table-cell>
              <table:table-cell office:value-type="float" office:value="1785.68151">
                <text:p>1785.681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428.4284284284">
                <text:p>12428.4284284284</text:p>
              </table:table-cell>
              <table:table-cell office:value-type="float" office:value="1800.0686">
                <text:p>1800.06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460.4604604605">
                <text:p>12460.4604604605</text:p>
              </table:table-cell>
              <table:table-cell office:value-type="float" office:value="1770.99792">
                <text:p>1770.997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492.4924924925">
                <text:p>12492.4924924925</text:p>
              </table:table-cell>
              <table:table-cell office:value-type="float" office:value="1817.45776">
                <text:p>1817.4577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524.5245245245">
                <text:p>12524.5245245245</text:p>
              </table:table-cell>
              <table:table-cell office:value-type="float" office:value="1811.7174">
                <text:p>1811.71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556.5565565566">
                <text:p>12556.5565565566</text:p>
              </table:table-cell>
              <table:table-cell office:value-type="float" office:value="1811.83007">
                <text:p>1811.830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588.5885885886">
                <text:p>12588.5885885886</text:p>
              </table:table-cell>
              <table:table-cell office:value-type="float" office:value="1801.02648">
                <text:p>1801.026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620.6206206206">
                <text:p>12620.6206206206</text:p>
              </table:table-cell>
              <table:table-cell office:value-type="float" office:value="1800.93542">
                <text:p>1800.935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652.6526526527">
                <text:p>12652.6526526527</text:p>
              </table:table-cell>
              <table:table-cell office:value-type="float" office:value="1806.38928">
                <text:p>1806.389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684.6846846847">
                <text:p>12684.6846846847</text:p>
              </table:table-cell>
              <table:table-cell office:value-type="float" office:value="1788.0946">
                <text:p>1788.09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716.7167167167">
                <text:p>12716.7167167167</text:p>
              </table:table-cell>
              <table:table-cell office:value-type="float" office:value="1804.53466">
                <text:p>1804.534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748.7487487487">
                <text:p>12748.7487487487</text:p>
              </table:table-cell>
              <table:table-cell office:value-type="float" office:value="1808.14343">
                <text:p>1808.143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780.7807807808">
                <text:p>12780.7807807808</text:p>
              </table:table-cell>
              <table:table-cell office:value-type="float" office:value="1799.50354">
                <text:p>1799.503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812.8128128128">
                <text:p>12812.8128128128</text:p>
              </table:table-cell>
              <table:table-cell office:value-type="float" office:value="1806.02539">
                <text:p>1806.025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844.8448448448">
                <text:p>12844.8448448448</text:p>
              </table:table-cell>
              <table:table-cell office:value-type="float" office:value="1809.9978">
                <text:p>1809.99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876.8768768769">
                <text:p>12876.8768768769</text:p>
              </table:table-cell>
              <table:table-cell office:value-type="float" office:value="1805.22302">
                <text:p>1805.223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908.9089089089">
                <text:p>12908.9089089089</text:p>
              </table:table-cell>
              <table:table-cell office:value-type="float" office:value="1789.61254">
                <text:p>1789.612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940.9409409409">
                <text:p>12940.9409409409</text:p>
              </table:table-cell>
              <table:table-cell office:value-type="float" office:value="1804.94177">
                <text:p>1804.941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972.972972973">
                <text:p>12972.972972973</text:p>
              </table:table-cell>
              <table:table-cell office:value-type="float" office:value="1797.31958">
                <text:p>1797.319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005.005005005">
                <text:p>13005.005005005</text:p>
              </table:table-cell>
              <table:table-cell office:value-type="float" office:value="1817.43457">
                <text:p>1817.434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037.037037037">
                <text:p>13037.037037037</text:p>
              </table:table-cell>
              <table:table-cell office:value-type="float" office:value="1795.94934">
                <text:p>1795.949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069.0690690691">
                <text:p>13069.0690690691</text:p>
              </table:table-cell>
              <table:table-cell office:value-type="float" office:value="1802.86462">
                <text:p>1802.864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101.1011011011">
                <text:p>13101.1011011011</text:p>
              </table:table-cell>
              <table:table-cell office:value-type="float" office:value="1801.68847">
                <text:p>1801.6884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133.1331331331">
                <text:p>13133.1331331331</text:p>
              </table:table-cell>
              <table:table-cell office:value-type="float" office:value="1799.78051">
                <text:p>1799.780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165.1651651652">
                <text:p>13165.1651651652</text:p>
              </table:table-cell>
              <table:table-cell office:value-type="float" office:value="1796.34472">
                <text:p>1796.344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197.1971971972">
                <text:p>13197.1971971972</text:p>
              </table:table-cell>
              <table:table-cell office:value-type="float" office:value="1789.64526">
                <text:p>1789.645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229.2292292292">
                <text:p>13229.2292292292</text:p>
              </table:table-cell>
              <table:table-cell office:value-type="float" office:value="1794.5426">
                <text:p>1794.54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261.2612612613">
                <text:p>13261.2612612613</text:p>
              </table:table-cell>
              <table:table-cell office:value-type="float" office:value="1804.43542">
                <text:p>1804.435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293.2932932933">
                <text:p>13293.2932932933</text:p>
              </table:table-cell>
              <table:table-cell office:value-type="float" office:value="1814.29003">
                <text:p>1814.290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325.3253253253">
                <text:p>13325.3253253253</text:p>
              </table:table-cell>
              <table:table-cell office:value-type="float" office:value="1798.84558">
                <text:p>1798.845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357.3573573574">
                <text:p>13357.3573573574</text:p>
              </table:table-cell>
              <table:table-cell office:value-type="float" office:value="1789.50012">
                <text:p>1789.500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389.3893893894">
                <text:p>13389.3893893894</text:p>
              </table:table-cell>
              <table:table-cell office:value-type="float" office:value="1812.61425">
                <text:p>1812.614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421.4214214214">
                <text:p>13421.4214214214</text:p>
              </table:table-cell>
              <table:table-cell office:value-type="float" office:value="1796.81616">
                <text:p>1796.816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453.4534534535">
                <text:p>13453.4534534535</text:p>
              </table:table-cell>
              <table:table-cell office:value-type="float" office:value="1808.4519">
                <text:p>1808.45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485.4854854855">
                <text:p>13485.4854854855</text:p>
              </table:table-cell>
              <table:table-cell office:value-type="float" office:value="1811.91064">
                <text:p>1811.910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517.5175175175">
                <text:p>13517.5175175175</text:p>
              </table:table-cell>
              <table:table-cell office:value-type="float" office:value="1810.98144">
                <text:p>1810.981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549.5495495495">
                <text:p>13549.5495495495</text:p>
              </table:table-cell>
              <table:table-cell office:value-type="float" office:value="1806.18444">
                <text:p>1806.184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581.5815815816">
                <text:p>13581.5815815816</text:p>
              </table:table-cell>
              <table:table-cell office:value-type="float" office:value="1801.71289">
                <text:p>1801.712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613.6136136136">
                <text:p>13613.6136136136</text:p>
              </table:table-cell>
              <table:table-cell office:value-type="float" office:value="1786.62329">
                <text:p>1786.623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645.6456456456">
                <text:p>13645.6456456456</text:p>
              </table:table-cell>
              <table:table-cell office:value-type="float" office:value="1808.50097">
                <text:p>1808.500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677.6776776777">
                <text:p>13677.6776776777</text:p>
              </table:table-cell>
              <table:table-cell office:value-type="float" office:value="1820.71655">
                <text:p>1820.716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709.7097097097">
                <text:p>13709.7097097097</text:p>
              </table:table-cell>
              <table:table-cell office:value-type="float" office:value="1797.39526">
                <text:p>1797.3952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741.7417417417">
                <text:p>13741.7417417417</text:p>
              </table:table-cell>
              <table:table-cell office:value-type="float" office:value="1805.79187">
                <text:p>1805.791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773.7737737738">
                <text:p>13773.7737737738</text:p>
              </table:table-cell>
              <table:table-cell office:value-type="float" office:value="1801.59057">
                <text:p>1801.590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805.8058058058">
                <text:p>13805.8058058058</text:p>
              </table:table-cell>
              <table:table-cell office:value-type="float" office:value="1796.38781">
                <text:p>1796.3878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837.8378378378">
                <text:p>13837.8378378378</text:p>
              </table:table-cell>
              <table:table-cell office:value-type="float" office:value="1795.15991">
                <text:p>1795.159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869.8698698699">
                <text:p>13869.8698698699</text:p>
              </table:table-cell>
              <table:table-cell office:value-type="float" office:value="1791.88708">
                <text:p>1791.887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901.9019019019">
                <text:p>13901.9019019019</text:p>
              </table:table-cell>
              <table:table-cell office:value-type="float" office:value="1804.74072">
                <text:p>1804.740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933.9339339339">
                <text:p>13933.9339339339</text:p>
              </table:table-cell>
              <table:table-cell office:value-type="float" office:value="1800.77038">
                <text:p>1800.770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965.965965966">
                <text:p>13965.965965966</text:p>
              </table:table-cell>
              <table:table-cell office:value-type="float" office:value="1800.66467">
                <text:p>1800.664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997.997997998">
                <text:p>13997.997997998</text:p>
              </table:table-cell>
              <table:table-cell office:value-type="float" office:value="1806.30932">
                <text:p>1806.309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030.03003003">
                <text:p>14030.03003003</text:p>
              </table:table-cell>
              <table:table-cell office:value-type="float" office:value="1802.08374">
                <text:p>1802.083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062.0620620621">
                <text:p>14062.0620620621</text:p>
              </table:table-cell>
              <table:table-cell office:value-type="float" office:value="1801.94372">
                <text:p>1801.943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094.0940940941">
                <text:p>14094.0940940941</text:p>
              </table:table-cell>
              <table:table-cell office:value-type="float" office:value="1806.12695">
                <text:p>1806.126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126.1261261261">
                <text:p>14126.1261261261</text:p>
              </table:table-cell>
              <table:table-cell office:value-type="float" office:value="1809.42041">
                <text:p>1809.420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158.1581581582">
                <text:p>14158.1581581582</text:p>
              </table:table-cell>
              <table:table-cell office:value-type="float" office:value="1793.32543">
                <text:p>1793.325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190.1901901902">
                <text:p>14190.1901901902</text:p>
              </table:table-cell>
              <table:table-cell office:value-type="float" office:value="1800.47509">
                <text:p>1800.475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222.2222222222">
                <text:p>14222.2222222222</text:p>
              </table:table-cell>
              <table:table-cell office:value-type="float" office:value="1792.05163">
                <text:p>1792.051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254.2542542543">
                <text:p>14254.2542542543</text:p>
              </table:table-cell>
              <table:table-cell office:value-type="float" office:value="1795.11767">
                <text:p>1795.117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286.2862862863">
                <text:p>14286.2862862863</text:p>
              </table:table-cell>
              <table:table-cell office:value-type="float" office:value="1799.79199">
                <text:p>1799.791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318.3183183183">
                <text:p>14318.3183183183</text:p>
              </table:table-cell>
              <table:table-cell office:value-type="float" office:value="1805.9143">
                <text:p>1805.91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350.3503503504">
                <text:p>14350.3503503504</text:p>
              </table:table-cell>
              <table:table-cell office:value-type="float" office:value="1811.156">
                <text:p>1811.1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382.3823823824">
                <text:p>14382.3823823824</text:p>
              </table:table-cell>
              <table:table-cell office:value-type="float" office:value="1807.76635">
                <text:p>1807.766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414.4144144144">
                <text:p>14414.4144144144</text:p>
              </table:table-cell>
              <table:table-cell office:value-type="float" office:value="1804.49121">
                <text:p>1804.491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446.4464464464">
                <text:p>14446.4464464464</text:p>
              </table:table-cell>
              <table:table-cell office:value-type="float" office:value="1806.4215">
                <text:p>1806.42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478.4784784785">
                <text:p>14478.4784784785</text:p>
              </table:table-cell>
              <table:table-cell office:value-type="float" office:value="1799.22509">
                <text:p>1799.225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510.5105105105">
                <text:p>14510.5105105105</text:p>
              </table:table-cell>
              <table:table-cell office:value-type="float" office:value="1801.72387">
                <text:p>1801.7238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542.5425425425">
                <text:p>14542.5425425425</text:p>
              </table:table-cell>
              <table:table-cell office:value-type="float" office:value="1805.7246">
                <text:p>1805.72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574.5745745746">
                <text:p>14574.5745745746</text:p>
              </table:table-cell>
              <table:table-cell office:value-type="float" office:value="1799.89489">
                <text:p>1799.894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606.6066066066">
                <text:p>14606.6066066066</text:p>
              </table:table-cell>
              <table:table-cell office:value-type="float" office:value="1793.99938">
                <text:p>1793.999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638.6386386386">
                <text:p>14638.6386386386</text:p>
              </table:table-cell>
              <table:table-cell office:value-type="float" office:value="1795.91784">
                <text:p>1795.917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670.6706706707">
                <text:p>14670.6706706707</text:p>
              </table:table-cell>
              <table:table-cell office:value-type="float" office:value="1806.17797">
                <text:p>1806.177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702.7027027027">
                <text:p>14702.7027027027</text:p>
              </table:table-cell>
              <table:table-cell office:value-type="float" office:value="1797.4812">
                <text:p>1797.48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734.7347347347">
                <text:p>14734.7347347347</text:p>
              </table:table-cell>
              <table:table-cell office:value-type="float" office:value="1805.8706">
                <text:p>1805.87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766.7667667668">
                <text:p>14766.7667667668</text:p>
              </table:table-cell>
              <table:table-cell office:value-type="float" office:value="1813.1903">
                <text:p>1813.19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798.7987987988">
                <text:p>14798.7987987988</text:p>
              </table:table-cell>
              <table:table-cell office:value-type="float" office:value="1797.8225">
                <text:p>1797.82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830.8308308308">
                <text:p>14830.8308308308</text:p>
              </table:table-cell>
              <table:table-cell office:value-type="float" office:value="1796.03955">
                <text:p>1796.039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862.8628628629">
                <text:p>14862.8628628629</text:p>
              </table:table-cell>
              <table:table-cell office:value-type="float" office:value="1786.66931">
                <text:p>1786.6693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894.8948948949">
                <text:p>14894.8948948949</text:p>
              </table:table-cell>
              <table:table-cell office:value-type="float" office:value="1793.4757">
                <text:p>1793.47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926.9269269269">
                <text:p>14926.9269269269</text:p>
              </table:table-cell>
              <table:table-cell office:value-type="float" office:value="1806.26562">
                <text:p>1806.265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958.958958959">
                <text:p>14958.958958959</text:p>
              </table:table-cell>
              <table:table-cell office:value-type="float" office:value="1808.88061">
                <text:p>1808.8806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990.990990991">
                <text:p>14990.990990991</text:p>
              </table:table-cell>
              <table:table-cell office:value-type="float" office:value="1798.44421">
                <text:p>1798.444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023.023023023">
                <text:p>15023.023023023</text:p>
              </table:table-cell>
              <table:table-cell office:value-type="float" office:value="1781.30383">
                <text:p>1781.303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055.0550550551">
                <text:p>15055.0550550551</text:p>
              </table:table-cell>
              <table:table-cell office:value-type="float" office:value="1810.31225">
                <text:p>1810.312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087.0870870871">
                <text:p>15087.0870870871</text:p>
              </table:table-cell>
              <table:table-cell office:value-type="float" office:value="1802.43542">
                <text:p>1802.435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119.1191191191">
                <text:p>15119.1191191191</text:p>
              </table:table-cell>
              <table:table-cell office:value-type="float" office:value="1795.13122">
                <text:p>1795.131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151.1511511512">
                <text:p>15151.1511511512</text:p>
              </table:table-cell>
              <table:table-cell office:value-type="float" office:value="1778.49609">
                <text:p>1778.496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183.1831831832">
                <text:p>15183.1831831832</text:p>
              </table:table-cell>
              <table:table-cell office:value-type="float" office:value="1792.98901">
                <text:p>1792.989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215.2152152152">
                <text:p>15215.2152152152</text:p>
              </table:table-cell>
              <table:table-cell office:value-type="float" office:value="1788.57946">
                <text:p>1788.579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247.2472472472">
                <text:p>15247.2472472472</text:p>
              </table:table-cell>
              <table:table-cell office:value-type="float" office:value="1795.17919">
                <text:p>1795.179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279.2792792793">
                <text:p>15279.2792792793</text:p>
              </table:table-cell>
              <table:table-cell office:value-type="float" office:value="1800.09326">
                <text:p>1800.0932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311.3113113113">
                <text:p>15311.3113113113</text:p>
              </table:table-cell>
              <table:table-cell office:value-type="float" office:value="1795.55541">
                <text:p>1795.555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343.3433433433">
                <text:p>15343.3433433433</text:p>
              </table:table-cell>
              <table:table-cell office:value-type="float" office:value="1810.31713">
                <text:p>1810.317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375.3753753754">
                <text:p>15375.3753753754</text:p>
              </table:table-cell>
              <table:table-cell office:value-type="float" office:value="1799.53417">
                <text:p>1799.534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407.4074074074">
                <text:p>15407.4074074074</text:p>
              </table:table-cell>
              <table:table-cell office:value-type="float" office:value="1799.42761">
                <text:p>1799.4276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439.4394394394">
                <text:p>15439.4394394394</text:p>
              </table:table-cell>
              <table:table-cell office:value-type="float" office:value="1796.64855">
                <text:p>1796.648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471.4714714715">
                <text:p>15471.4714714715</text:p>
              </table:table-cell>
              <table:table-cell office:value-type="float" office:value="1813.94982">
                <text:p>1813.949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503.5035035035">
                <text:p>15503.5035035035</text:p>
              </table:table-cell>
              <table:table-cell office:value-type="float" office:value="1787.76464">
                <text:p>1787.764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535.5355355355">
                <text:p>15535.5355355355</text:p>
              </table:table-cell>
              <table:table-cell office:value-type="float" office:value="1804.63012">
                <text:p>1804.630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567.5675675676">
                <text:p>15567.5675675676</text:p>
              </table:table-cell>
              <table:table-cell office:value-type="float" office:value="1797.39001">
                <text:p>1797.390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599.5995995996">
                <text:p>15599.5995995996</text:p>
              </table:table-cell>
              <table:table-cell office:value-type="float" office:value="1801.59997">
                <text:p>1801.599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631.6316316316">
                <text:p>15631.6316316316</text:p>
              </table:table-cell>
              <table:table-cell office:value-type="float" office:value="1785.41271">
                <text:p>1785.412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663.6636636637">
                <text:p>15663.6636636637</text:p>
              </table:table-cell>
              <table:table-cell office:value-type="float" office:value="1794.40173">
                <text:p>1794.401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695.6956956957">
                <text:p>15695.6956956957</text:p>
              </table:table-cell>
              <table:table-cell office:value-type="float" office:value="1784.72875">
                <text:p>1784.728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727.7277277277">
                <text:p>15727.7277277277</text:p>
              </table:table-cell>
              <table:table-cell office:value-type="float" office:value="1794.30004">
                <text:p>1794.300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759.7597597598">
                <text:p>15759.7597597598</text:p>
              </table:table-cell>
              <table:table-cell office:value-type="float" office:value="1801.97631">
                <text:p>1801.976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791.7917917918">
                <text:p>15791.7917917918</text:p>
              </table:table-cell>
              <table:table-cell office:value-type="float" office:value="1806.17773">
                <text:p>1806.177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823.8238238238">
                <text:p>15823.8238238238</text:p>
              </table:table-cell>
              <table:table-cell office:value-type="float" office:value="1803.34985">
                <text:p>1803.3498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855.8558558559">
                <text:p>15855.8558558559</text:p>
              </table:table-cell>
              <table:table-cell office:value-type="float" office:value="1799.65014">
                <text:p>1799.650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887.8878878879">
                <text:p>15887.8878878879</text:p>
              </table:table-cell>
              <table:table-cell office:value-type="float" office:value="1797.21948">
                <text:p>1797.219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919.9199199199">
                <text:p>15919.9199199199</text:p>
              </table:table-cell>
              <table:table-cell office:value-type="float" office:value="1809.82531">
                <text:p>1809.825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951.951951952">
                <text:p>15951.951951952</text:p>
              </table:table-cell>
              <table:table-cell office:value-type="float" office:value="1799.81384">
                <text:p>1799.813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983.983983984">
                <text:p>15983.983983984</text:p>
              </table:table-cell>
              <table:table-cell office:value-type="float" office:value="1789.71533">
                <text:p>1789.715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016.016016016">
                <text:p>16016.016016016</text:p>
              </table:table-cell>
              <table:table-cell office:value-type="float" office:value="1789.71533">
                <text:p>1789.715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048.048048048">
                <text:p>16048.048048048</text:p>
              </table:table-cell>
              <table:table-cell office:value-type="float" office:value="1799.81384">
                <text:p>1799.813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080.0800800801">
                <text:p>16080.0800800801</text:p>
              </table:table-cell>
              <table:table-cell office:value-type="float" office:value="1809.82531">
                <text:p>1809.825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112.1121121121">
                <text:p>16112.1121121121</text:p>
              </table:table-cell>
              <table:table-cell office:value-type="float" office:value="1797.21948">
                <text:p>1797.219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144.1441441441">
                <text:p>16144.1441441441</text:p>
              </table:table-cell>
              <table:table-cell office:value-type="float" office:value="1799.65014">
                <text:p>1799.650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176.1761761762">
                <text:p>16176.1761761762</text:p>
              </table:table-cell>
              <table:table-cell office:value-type="float" office:value="1803.34985">
                <text:p>1803.349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208.2082082082">
                <text:p>16208.2082082082</text:p>
              </table:table-cell>
              <table:table-cell office:value-type="float" office:value="1806.17773">
                <text:p>1806.1777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240.2402402402">
                <text:p>16240.2402402402</text:p>
              </table:table-cell>
              <table:table-cell office:value-type="float" office:value="1801.97631">
                <text:p>1801.9763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272.2722722723">
                <text:p>16272.2722722723</text:p>
              </table:table-cell>
              <table:table-cell office:value-type="float" office:value="1794.30004">
                <text:p>1794.300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304.3043043043">
                <text:p>16304.3043043043</text:p>
              </table:table-cell>
              <table:table-cell office:value-type="float" office:value="1784.72875">
                <text:p>1784.7287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336.3363363363">
                <text:p>16336.3363363363</text:p>
              </table:table-cell>
              <table:table-cell office:value-type="float" office:value="1794.40173">
                <text:p>1794.4017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368.3683683684">
                <text:p>16368.3683683684</text:p>
              </table:table-cell>
              <table:table-cell office:value-type="float" office:value="1785.41271">
                <text:p>1785.4127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400.4004004004">
                <text:p>16400.4004004004</text:p>
              </table:table-cell>
              <table:table-cell office:value-type="float" office:value="1801.59997">
                <text:p>1801.599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432.4324324324">
                <text:p>16432.4324324324</text:p>
              </table:table-cell>
              <table:table-cell office:value-type="float" office:value="1797.39001">
                <text:p>1797.3900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464.4644644645">
                <text:p>16464.4644644645</text:p>
              </table:table-cell>
              <table:table-cell office:value-type="float" office:value="1804.63012">
                <text:p>1804.630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496.4964964965">
                <text:p>16496.4964964965</text:p>
              </table:table-cell>
              <table:table-cell office:value-type="float" office:value="1787.76464">
                <text:p>1787.7646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528.5285285285">
                <text:p>16528.5285285285</text:p>
              </table:table-cell>
              <table:table-cell office:value-type="float" office:value="1813.94982">
                <text:p>1813.9498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560.5605605606">
                <text:p>16560.5605605606</text:p>
              </table:table-cell>
              <table:table-cell office:value-type="float" office:value="1796.64855">
                <text:p>1796.648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592.5925925926">
                <text:p>16592.5925925926</text:p>
              </table:table-cell>
              <table:table-cell office:value-type="float" office:value="1799.42761">
                <text:p>1799.4276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624.6246246246">
                <text:p>16624.6246246246</text:p>
              </table:table-cell>
              <table:table-cell office:value-type="float" office:value="1799.53417">
                <text:p>1799.5341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656.6566566567">
                <text:p>16656.6566566567</text:p>
              </table:table-cell>
              <table:table-cell office:value-type="float" office:value="1810.31713">
                <text:p>1810.317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688.6886886887">
                <text:p>16688.6886886887</text:p>
              </table:table-cell>
              <table:table-cell office:value-type="float" office:value="1795.55541">
                <text:p>1795.5554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720.7207207207">
                <text:p>16720.7207207207</text:p>
              </table:table-cell>
              <table:table-cell office:value-type="float" office:value="1800.09326">
                <text:p>1800.0932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752.7527527528">
                <text:p>16752.7527527528</text:p>
              </table:table-cell>
              <table:table-cell office:value-type="float" office:value="1795.17919">
                <text:p>1795.1791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784.7847847848">
                <text:p>16784.7847847848</text:p>
              </table:table-cell>
              <table:table-cell office:value-type="float" office:value="1788.57946">
                <text:p>1788.5794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816.8168168168">
                <text:p>16816.8168168168</text:p>
              </table:table-cell>
              <table:table-cell office:value-type="float" office:value="1792.98901">
                <text:p>1792.989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848.8488488488">
                <text:p>16848.8488488488</text:p>
              </table:table-cell>
              <table:table-cell office:value-type="float" office:value="1778.49609">
                <text:p>1778.496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880.8808808809">
                <text:p>16880.8808808809</text:p>
              </table:table-cell>
              <table:table-cell office:value-type="float" office:value="1795.13122">
                <text:p>1795.1312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912.9129129129">
                <text:p>16912.9129129129</text:p>
              </table:table-cell>
              <table:table-cell office:value-type="float" office:value="1802.43542">
                <text:p>1802.435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944.9449449449">
                <text:p>16944.9449449449</text:p>
              </table:table-cell>
              <table:table-cell office:value-type="float" office:value="1810.31225">
                <text:p>1810.312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976.976976977">
                <text:p>16976.976976977</text:p>
              </table:table-cell>
              <table:table-cell office:value-type="float" office:value="1781.30383">
                <text:p>1781.3038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009.009009009">
                <text:p>17009.009009009</text:p>
              </table:table-cell>
              <table:table-cell office:value-type="float" office:value="1798.44421">
                <text:p>1798.4442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041.041041041">
                <text:p>17041.041041041</text:p>
              </table:table-cell>
              <table:table-cell office:value-type="float" office:value="1808.88061">
                <text:p>1808.8806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073.0730730731">
                <text:p>17073.0730730731</text:p>
              </table:table-cell>
              <table:table-cell office:value-type="float" office:value="1806.26562">
                <text:p>1806.265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105.1051051051">
                <text:p>17105.1051051051</text:p>
              </table:table-cell>
              <table:table-cell office:value-type="float" office:value="1793.4757">
                <text:p>1793.475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137.1371371371">
                <text:p>17137.1371371371</text:p>
              </table:table-cell>
              <table:table-cell office:value-type="float" office:value="1786.66931">
                <text:p>1786.669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169.1691691692">
                <text:p>17169.1691691692</text:p>
              </table:table-cell>
              <table:table-cell office:value-type="float" office:value="1796.03955">
                <text:p>1796.0395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201.2012012012">
                <text:p>17201.2012012012</text:p>
              </table:table-cell>
              <table:table-cell office:value-type="float" office:value="1797.8225">
                <text:p>1797.82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233.2332332332">
                <text:p>17233.2332332332</text:p>
              </table:table-cell>
              <table:table-cell office:value-type="float" office:value="1813.1903">
                <text:p>1813.19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265.2652652653">
                <text:p>17265.2652652653</text:p>
              </table:table-cell>
              <table:table-cell office:value-type="float" office:value="1805.8706">
                <text:p>1805.87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297.2972972973">
                <text:p>17297.2972972973</text:p>
              </table:table-cell>
              <table:table-cell office:value-type="float" office:value="1797.4812">
                <text:p>1797.48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329.3293293293">
                <text:p>17329.3293293293</text:p>
              </table:table-cell>
              <table:table-cell office:value-type="float" office:value="1806.17797">
                <text:p>1806.1779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361.3613613614">
                <text:p>17361.3613613614</text:p>
              </table:table-cell>
              <table:table-cell office:value-type="float" office:value="1795.91784">
                <text:p>1795.917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393.3933933934">
                <text:p>17393.3933933934</text:p>
              </table:table-cell>
              <table:table-cell office:value-type="float" office:value="1793.99938">
                <text:p>1793.9993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425.4254254254">
                <text:p>17425.4254254254</text:p>
              </table:table-cell>
              <table:table-cell office:value-type="float" office:value="1799.89489">
                <text:p>1799.894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457.4574574575">
                <text:p>17457.4574574575</text:p>
              </table:table-cell>
              <table:table-cell office:value-type="float" office:value="1805.7246">
                <text:p>1805.72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489.4894894895">
                <text:p>17489.4894894895</text:p>
              </table:table-cell>
              <table:table-cell office:value-type="float" office:value="1801.72387">
                <text:p>1801.723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521.5215215215">
                <text:p>17521.5215215215</text:p>
              </table:table-cell>
              <table:table-cell office:value-type="float" office:value="1799.22509">
                <text:p>1799.225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553.5535535536">
                <text:p>17553.5535535536</text:p>
              </table:table-cell>
              <table:table-cell office:value-type="float" office:value="1806.4215">
                <text:p>1806.42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585.5855855856">
                <text:p>17585.5855855856</text:p>
              </table:table-cell>
              <table:table-cell office:value-type="float" office:value="1804.49121">
                <text:p>1804.491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617.6176176176">
                <text:p>17617.6176176176</text:p>
              </table:table-cell>
              <table:table-cell office:value-type="float" office:value="1807.76635">
                <text:p>1807.7663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649.6496496497">
                <text:p>17649.6496496497</text:p>
              </table:table-cell>
              <table:table-cell office:value-type="float" office:value="1811.156">
                <text:p>1811.15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681.6816816817">
                <text:p>17681.6816816817</text:p>
              </table:table-cell>
              <table:table-cell office:value-type="float" office:value="1805.9143">
                <text:p>1805.914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713.7137137137">
                <text:p>17713.7137137137</text:p>
              </table:table-cell>
              <table:table-cell office:value-type="float" office:value="1799.79199">
                <text:p>1799.7919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745.7457457457">
                <text:p>17745.7457457457</text:p>
              </table:table-cell>
              <table:table-cell office:value-type="float" office:value="1795.11767">
                <text:p>1795.117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777.7777777778">
                <text:p>17777.7777777778</text:p>
              </table:table-cell>
              <table:table-cell office:value-type="float" office:value="1792.05163">
                <text:p>1792.051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809.8098098098">
                <text:p>17809.8098098098</text:p>
              </table:table-cell>
              <table:table-cell office:value-type="float" office:value="1800.47509">
                <text:p>1800.475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841.8418418418">
                <text:p>17841.8418418418</text:p>
              </table:table-cell>
              <table:table-cell office:value-type="float" office:value="1793.32543">
                <text:p>1793.3254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873.8738738739">
                <text:p>17873.8738738739</text:p>
              </table:table-cell>
              <table:table-cell office:value-type="float" office:value="1809.42041">
                <text:p>1809.420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905.9059059059">
                <text:p>17905.9059059059</text:p>
              </table:table-cell>
              <table:table-cell office:value-type="float" office:value="1806.12695">
                <text:p>1806.126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937.9379379379">
                <text:p>17937.9379379379</text:p>
              </table:table-cell>
              <table:table-cell office:value-type="float" office:value="1801.94372">
                <text:p>1801.9437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969.96996997">
                <text:p>17969.96996997</text:p>
              </table:table-cell>
              <table:table-cell office:value-type="float" office:value="1802.08374">
                <text:p>1802.083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002.002002002">
                <text:p>18002.002002002</text:p>
              </table:table-cell>
              <table:table-cell office:value-type="float" office:value="1806.30932">
                <text:p>1806.309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034.034034034">
                <text:p>18034.034034034</text:p>
              </table:table-cell>
              <table:table-cell office:value-type="float" office:value="1800.66467">
                <text:p>1800.6646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066.0660660661">
                <text:p>18066.0660660661</text:p>
              </table:table-cell>
              <table:table-cell office:value-type="float" office:value="1800.77038">
                <text:p>1800.7703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098.0980980981">
                <text:p>18098.0980980981</text:p>
              </table:table-cell>
              <table:table-cell office:value-type="float" office:value="1804.74072">
                <text:p>1804.7407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130.1301301301">
                <text:p>18130.1301301301</text:p>
              </table:table-cell>
              <table:table-cell office:value-type="float" office:value="1791.88708">
                <text:p>1791.8870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162.1621621622">
                <text:p>18162.1621621622</text:p>
              </table:table-cell>
              <table:table-cell office:value-type="float" office:value="1795.15991">
                <text:p>1795.159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194.1941941942">
                <text:p>18194.1941941942</text:p>
              </table:table-cell>
              <table:table-cell office:value-type="float" office:value="1796.38781">
                <text:p>1796.3878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226.2262262262">
                <text:p>18226.2262262262</text:p>
              </table:table-cell>
              <table:table-cell office:value-type="float" office:value="1801.59057">
                <text:p>1801.590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8258.2582582583">
                <text:p>18258.2582582583</text:p>
              </table:table-cell>
              <table:table-cell office:value-type="float" office:value="1805.79187">
                <text:p>1805.7918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290.2902902903">
                <text:p>18290.2902902903</text:p>
              </table:table-cell>
              <table:table-cell office:value-type="float" office:value="1797.39526">
                <text:p>1797.3952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8322.3223223223">
                <text:p>18322.3223223223</text:p>
              </table:table-cell>
              <table:table-cell office:value-type="float" office:value="1820.71655">
                <text:p>1820.716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354.3543543544">
                <text:p>18354.3543543544</text:p>
              </table:table-cell>
              <table:table-cell office:value-type="float" office:value="1808.50097">
                <text:p>1808.500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386.3863863864">
                <text:p>18386.3863863864</text:p>
              </table:table-cell>
              <table:table-cell office:value-type="float" office:value="1786.62329">
                <text:p>1786.6232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418.4184184184">
                <text:p>18418.4184184184</text:p>
              </table:table-cell>
              <table:table-cell office:value-type="float" office:value="1801.71289">
                <text:p>1801.7128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8450.4504504505">
                <text:p>18450.4504504505</text:p>
              </table:table-cell>
              <table:table-cell office:value-type="float" office:value="1806.18444">
                <text:p>1806.184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8482.4824824825">
                <text:p>18482.4824824825</text:p>
              </table:table-cell>
              <table:table-cell office:value-type="float" office:value="1810.98144">
                <text:p>1810.9814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514.5145145145">
                <text:p>18514.5145145145</text:p>
              </table:table-cell>
              <table:table-cell office:value-type="float" office:value="1811.91064">
                <text:p>1811.9106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546.5465465465">
                <text:p>18546.5465465465</text:p>
              </table:table-cell>
              <table:table-cell office:value-type="float" office:value="1808.4519">
                <text:p>1808.45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578.5785785786">
                <text:p>18578.5785785786</text:p>
              </table:table-cell>
              <table:table-cell office:value-type="float" office:value="1796.81616">
                <text:p>1796.816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610.6106106106">
                <text:p>18610.6106106106</text:p>
              </table:table-cell>
              <table:table-cell office:value-type="float" office:value="1812.61425">
                <text:p>1812.614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642.6426426426">
                <text:p>18642.6426426426</text:p>
              </table:table-cell>
              <table:table-cell office:value-type="float" office:value="1789.50012">
                <text:p>1789.500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674.6746746747">
                <text:p>18674.6746746747</text:p>
              </table:table-cell>
              <table:table-cell office:value-type="float" office:value="1798.84558">
                <text:p>1798.8455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706.7067067067">
                <text:p>18706.7067067067</text:p>
              </table:table-cell>
              <table:table-cell office:value-type="float" office:value="1814.29003">
                <text:p>1814.2900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738.7387387387">
                <text:p>18738.7387387387</text:p>
              </table:table-cell>
              <table:table-cell office:value-type="float" office:value="1804.43542">
                <text:p>1804.4354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770.7707707708">
                <text:p>18770.7707707708</text:p>
              </table:table-cell>
              <table:table-cell office:value-type="float" office:value="1794.5426">
                <text:p>1794.54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802.8028028028">
                <text:p>18802.8028028028</text:p>
              </table:table-cell>
              <table:table-cell office:value-type="float" office:value="1789.64526">
                <text:p>1789.645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834.8348348348">
                <text:p>18834.8348348348</text:p>
              </table:table-cell>
              <table:table-cell office:value-type="float" office:value="1796.34472">
                <text:p>1796.3447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866.8668668669">
                <text:p>18866.8668668669</text:p>
              </table:table-cell>
              <table:table-cell office:value-type="float" office:value="1799.78051">
                <text:p>1799.780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898.8988988989">
                <text:p>18898.8988988989</text:p>
              </table:table-cell>
              <table:table-cell office:value-type="float" office:value="1801.68847">
                <text:p>1801.6884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930.9309309309">
                <text:p>18930.9309309309</text:p>
              </table:table-cell>
              <table:table-cell office:value-type="float" office:value="1802.86462">
                <text:p>1802.864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962.962962963">
                <text:p>18962.962962963</text:p>
              </table:table-cell>
              <table:table-cell office:value-type="float" office:value="1795.94934">
                <text:p>1795.9493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994.994994995">
                <text:p>18994.994994995</text:p>
              </table:table-cell>
              <table:table-cell office:value-type="float" office:value="1817.43457">
                <text:p>1817.4345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027.027027027">
                <text:p>19027.027027027</text:p>
              </table:table-cell>
              <table:table-cell office:value-type="float" office:value="1797.31958">
                <text:p>1797.3195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059.0590590591">
                <text:p>19059.0590590591</text:p>
              </table:table-cell>
              <table:table-cell office:value-type="float" office:value="1804.94177">
                <text:p>1804.941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091.0910910911">
                <text:p>19091.0910910911</text:p>
              </table:table-cell>
              <table:table-cell office:value-type="float" office:value="1789.61254">
                <text:p>1789.6125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123.1231231231">
                <text:p>19123.1231231231</text:p>
              </table:table-cell>
              <table:table-cell office:value-type="float" office:value="1805.22302">
                <text:p>1805.223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155.1551551552">
                <text:p>19155.1551551552</text:p>
              </table:table-cell>
              <table:table-cell office:value-type="float" office:value="1809.9978">
                <text:p>1809.997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187.1871871872">
                <text:p>19187.1871871872</text:p>
              </table:table-cell>
              <table:table-cell office:value-type="float" office:value="1806.02539">
                <text:p>1806.0253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9219.2192192192">
                <text:p>19219.2192192192</text:p>
              </table:table-cell>
              <table:table-cell office:value-type="float" office:value="1799.50354">
                <text:p>1799.503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251.2512512513">
                <text:p>19251.2512512513</text:p>
              </table:table-cell>
              <table:table-cell office:value-type="float" office:value="1808.14343">
                <text:p>1808.1434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283.2832832833">
                <text:p>19283.2832832833</text:p>
              </table:table-cell>
              <table:table-cell office:value-type="float" office:value="1804.53466">
                <text:p>1804.5346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315.3153153153">
                <text:p>19315.3153153153</text:p>
              </table:table-cell>
              <table:table-cell office:value-type="float" office:value="1788.0946">
                <text:p>1788.094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347.3473473473">
                <text:p>19347.3473473473</text:p>
              </table:table-cell>
              <table:table-cell office:value-type="float" office:value="1806.38928">
                <text:p>1806.389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379.3793793794">
                <text:p>19379.3793793794</text:p>
              </table:table-cell>
              <table:table-cell office:value-type="float" office:value="1800.93542">
                <text:p>1800.9354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411.4114114114">
                <text:p>19411.4114114114</text:p>
              </table:table-cell>
              <table:table-cell office:value-type="float" office:value="1801.02648">
                <text:p>1801.0264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443.4434434434">
                <text:p>19443.4434434434</text:p>
              </table:table-cell>
              <table:table-cell office:value-type="float" office:value="1811.83007">
                <text:p>1811.8300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9475.4754754755">
                <text:p>19475.4754754755</text:p>
              </table:table-cell>
              <table:table-cell office:value-type="float" office:value="1811.7174">
                <text:p>1811.717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9507.5075075075">
                <text:p>19507.5075075075</text:p>
              </table:table-cell>
              <table:table-cell office:value-type="float" office:value="1817.45776">
                <text:p>1817.4577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539.5395395395">
                <text:p>19539.5395395395</text:p>
              </table:table-cell>
              <table:table-cell office:value-type="float" office:value="1770.99792">
                <text:p>1770.997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571.5715715716">
                <text:p>19571.5715715716</text:p>
              </table:table-cell>
              <table:table-cell office:value-type="float" office:value="1800.0686">
                <text:p>1800.068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603.6036036036">
                <text:p>19603.6036036036</text:p>
              </table:table-cell>
              <table:table-cell office:value-type="float" office:value="1785.68151">
                <text:p>1785.681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635.6356356356">
                <text:p>19635.6356356356</text:p>
              </table:table-cell>
              <table:table-cell office:value-type="float" office:value="1795.80249">
                <text:p>1795.802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667.6676676677">
                <text:p>19667.6676676677</text:p>
              </table:table-cell>
              <table:table-cell office:value-type="float" office:value="1774.0913">
                <text:p>1774.09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699.6996996997">
                <text:p>19699.6996996997</text:p>
              </table:table-cell>
              <table:table-cell office:value-type="float" office:value="1813.8385">
                <text:p>1813.838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731.7317317317">
                <text:p>19731.7317317317</text:p>
              </table:table-cell>
              <table:table-cell office:value-type="float" office:value="1791.54858">
                <text:p>1791.5485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763.7637637638">
                <text:p>19763.7637637638</text:p>
              </table:table-cell>
              <table:table-cell office:value-type="float" office:value="1805.44689">
                <text:p>1805.4468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795.7957957958">
                <text:p>19795.7957957958</text:p>
              </table:table-cell>
              <table:table-cell office:value-type="float" office:value="1795.86083">
                <text:p>1795.860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827.8278278278">
                <text:p>19827.8278278278</text:p>
              </table:table-cell>
              <table:table-cell office:value-type="float" office:value="1803.74536">
                <text:p>1803.7453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859.8598598599">
                <text:p>19859.8598598599</text:p>
              </table:table-cell>
              <table:table-cell office:value-type="float" office:value="1811.48315">
                <text:p>1811.483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891.8918918919">
                <text:p>19891.8918918919</text:p>
              </table:table-cell>
              <table:table-cell office:value-type="float" office:value="1792.3706">
                <text:p>1792.370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923.9239239239">
                <text:p>19923.9239239239</text:p>
              </table:table-cell>
              <table:table-cell office:value-type="float" office:value="1807.75866">
                <text:p>1807.7586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955.955955956">
                <text:p>19955.955955956</text:p>
              </table:table-cell>
              <table:table-cell office:value-type="float" office:value="1809.99316">
                <text:p>1809.993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987.987987988">
                <text:p>19987.987987988</text:p>
              </table:table-cell>
              <table:table-cell office:value-type="float" office:value="1785.01428">
                <text:p>1785.014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020.02002002">
                <text:p>20020.02002002</text:p>
              </table:table-cell>
              <table:table-cell office:value-type="float" office:value="1797.1665">
                <text:p>1797.166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052.052052052">
                <text:p>20052.052052052</text:p>
              </table:table-cell>
              <table:table-cell office:value-type="float" office:value="1802.83947">
                <text:p>1802.839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084.0840840841">
                <text:p>20084.0840840841</text:p>
              </table:table-cell>
              <table:table-cell office:value-type="float" office:value="1799.22778">
                <text:p>1799.2277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116.1161161161">
                <text:p>20116.1161161161</text:p>
              </table:table-cell>
              <table:table-cell office:value-type="float" office:value="1822.99169">
                <text:p>1822.9916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148.1481481481">
                <text:p>20148.1481481481</text:p>
              </table:table-cell>
              <table:table-cell office:value-type="float" office:value="1791.68847">
                <text:p>1791.6884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180.1801801802">
                <text:p>20180.1801801802</text:p>
              </table:table-cell>
              <table:table-cell office:value-type="float" office:value="1807.50903">
                <text:p>1807.509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212.2122122122">
                <text:p>20212.2122122122</text:p>
              </table:table-cell>
              <table:table-cell office:value-type="float" office:value="1815.0725">
                <text:p>1815.07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244.2442442442">
                <text:p>20244.2442442442</text:p>
              </table:table-cell>
              <table:table-cell office:value-type="float" office:value="1821.63891">
                <text:p>1821.638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276.2762762763">
                <text:p>20276.2762762763</text:p>
              </table:table-cell>
              <table:table-cell office:value-type="float" office:value="1795.65808">
                <text:p>1795.6580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308.3083083083">
                <text:p>20308.3083083083</text:p>
              </table:table-cell>
              <table:table-cell office:value-type="float" office:value="1802.49291">
                <text:p>1802.492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340.3403403403">
                <text:p>20340.3403403403</text:p>
              </table:table-cell>
              <table:table-cell office:value-type="float" office:value="1804.27197">
                <text:p>1804.2719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372.3723723724">
                <text:p>20372.3723723724</text:p>
              </table:table-cell>
              <table:table-cell office:value-type="float" office:value="1832.31506">
                <text:p>1832.3150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404.4044044044">
                <text:p>20404.4044044044</text:p>
              </table:table-cell>
              <table:table-cell office:value-type="float" office:value="1817.07678">
                <text:p>1817.0767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436.4364364364">
                <text:p>20436.4364364364</text:p>
              </table:table-cell>
              <table:table-cell office:value-type="float" office:value="1785.35314">
                <text:p>1785.353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468.4684684685">
                <text:p>20468.4684684685</text:p>
              </table:table-cell>
              <table:table-cell office:value-type="float" office:value="1794.84655">
                <text:p>1794.846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500.5005005005">
                <text:p>20500.5005005005</text:p>
              </table:table-cell>
              <table:table-cell office:value-type="float" office:value="1798.96655">
                <text:p>1798.966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532.5325325325">
                <text:p>20532.5325325325</text:p>
              </table:table-cell>
              <table:table-cell office:value-type="float" office:value="1785.7882">
                <text:p>1785.788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564.5645645646">
                <text:p>20564.5645645646</text:p>
              </table:table-cell>
              <table:table-cell office:value-type="float" office:value="1798.62121">
                <text:p>1798.6212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596.5965965966">
                <text:p>20596.5965965966</text:p>
              </table:table-cell>
              <table:table-cell office:value-type="float" office:value="1808.65771">
                <text:p>1808.6577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628.6286286286">
                <text:p>20628.6286286286</text:p>
              </table:table-cell>
              <table:table-cell office:value-type="float" office:value="1802.3153">
                <text:p>1802.315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660.6606606607">
                <text:p>20660.6606606607</text:p>
              </table:table-cell>
              <table:table-cell office:value-type="float" office:value="1800.0592">
                <text:p>1800.05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692.6926926927">
                <text:p>20692.6926926927</text:p>
              </table:table-cell>
              <table:table-cell office:value-type="float" office:value="1798.31933">
                <text:p>1798.319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724.7247247247">
                <text:p>20724.7247247247</text:p>
              </table:table-cell>
              <table:table-cell office:value-type="float" office:value="1810.86218">
                <text:p>1810.862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756.7567567568">
                <text:p>20756.7567567568</text:p>
              </table:table-cell>
              <table:table-cell office:value-type="float" office:value="1820.07177">
                <text:p>1820.0717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788.7887887888">
                <text:p>20788.7887887888</text:p>
              </table:table-cell>
              <table:table-cell office:value-type="float" office:value="1784.26232">
                <text:p>1784.2623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820.8208208208">
                <text:p>20820.8208208208</text:p>
              </table:table-cell>
              <table:table-cell office:value-type="float" office:value="1793.2163">
                <text:p>1793.21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852.8528528528">
                <text:p>20852.8528528528</text:p>
              </table:table-cell>
              <table:table-cell office:value-type="float" office:value="1813.94897">
                <text:p>1813.948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884.8848848849">
                <text:p>20884.8848848849</text:p>
              </table:table-cell>
              <table:table-cell office:value-type="float" office:value="1793.74755">
                <text:p>1793.747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916.9169169169">
                <text:p>20916.9169169169</text:p>
              </table:table-cell>
              <table:table-cell office:value-type="float" office:value="1802.05773">
                <text:p>1802.0577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948.9489489489">
                <text:p>20948.9489489489</text:p>
              </table:table-cell>
              <table:table-cell office:value-type="float" office:value="1815.18298">
                <text:p>1815.1829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980.980980981">
                <text:p>20980.980980981</text:p>
              </table:table-cell>
              <table:table-cell office:value-type="float" office:value="1787.18981">
                <text:p>1787.189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013.013013013">
                <text:p>21013.013013013</text:p>
              </table:table-cell>
              <table:table-cell office:value-type="float" office:value="1811.34521">
                <text:p>1811.3452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045.045045045">
                <text:p>21045.045045045</text:p>
              </table:table-cell>
              <table:table-cell office:value-type="float" office:value="1783.93151">
                <text:p>1783.9315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077.0770770771">
                <text:p>21077.0770770771</text:p>
              </table:table-cell>
              <table:table-cell office:value-type="float" office:value="1801.01318">
                <text:p>1801.0131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1109.1091091091">
                <text:p>21109.1091091091</text:p>
              </table:table-cell>
              <table:table-cell office:value-type="float" office:value="1813.43139">
                <text:p>1813.4313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1141.1411411411">
                <text:p>21141.1411411411</text:p>
              </table:table-cell>
              <table:table-cell office:value-type="float" office:value="1809.42321">
                <text:p>1809.423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1173.1731731732">
                <text:p>21173.1731731732</text:p>
              </table:table-cell>
              <table:table-cell office:value-type="float" office:value="1790.10717">
                <text:p>1790.107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1205.2052052052">
                <text:p>21205.2052052052</text:p>
              </table:table-cell>
              <table:table-cell office:value-type="float" office:value="1790.67431">
                <text:p>1790.674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1237.2372372372">
                <text:p>21237.2372372372</text:p>
              </table:table-cell>
              <table:table-cell office:value-type="float" office:value="1820.51477">
                <text:p>1820.5147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1269.2692692693">
                <text:p>21269.2692692693</text:p>
              </table:table-cell>
              <table:table-cell office:value-type="float" office:value="1822.14294">
                <text:p>1822.1429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301.3013013013">
                <text:p>21301.3013013013</text:p>
              </table:table-cell>
              <table:table-cell office:value-type="float" office:value="1807.98132">
                <text:p>1807.9813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1333.3333333333">
                <text:p>21333.3333333333</text:p>
              </table:table-cell>
              <table:table-cell office:value-type="float" office:value="1795.15539">
                <text:p>1795.155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1365.3653653654">
                <text:p>21365.3653653654</text:p>
              </table:table-cell>
              <table:table-cell office:value-type="float" office:value="1800.37902">
                <text:p>1800.3790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1397.3973973974">
                <text:p>21397.3973973974</text:p>
              </table:table-cell>
              <table:table-cell office:value-type="float" office:value="1785.34057">
                <text:p>1785.3405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1429.4294294294">
                <text:p>21429.4294294294</text:p>
              </table:table-cell>
              <table:table-cell office:value-type="float" office:value="1819.55444">
                <text:p>1819.5544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1461.4614614615">
                <text:p>21461.4614614615</text:p>
              </table:table-cell>
              <table:table-cell office:value-type="float" office:value="1799.55627">
                <text:p>1799.5562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1493.4934934935">
                <text:p>21493.4934934935</text:p>
              </table:table-cell>
              <table:table-cell office:value-type="float" office:value="1795.05407">
                <text:p>1795.0540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1525.5255255255">
                <text:p>21525.5255255255</text:p>
              </table:table-cell>
              <table:table-cell office:value-type="float" office:value="1807.97277">
                <text:p>1807.9727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1557.5575575576">
                <text:p>21557.5575575576</text:p>
              </table:table-cell>
              <table:table-cell office:value-type="float" office:value="1775.57434">
                <text:p>1775.5743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589.5895895896">
                <text:p>21589.5895895896</text:p>
              </table:table-cell>
              <table:table-cell office:value-type="float" office:value="1797.28149">
                <text:p>1797.2814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1621.6216216216">
                <text:p>21621.6216216216</text:p>
              </table:table-cell>
              <table:table-cell office:value-type="float" office:value="1819.34924">
                <text:p>1819.3492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1653.6536536537">
                <text:p>21653.6536536537</text:p>
              </table:table-cell>
              <table:table-cell office:value-type="float" office:value="1790.72473">
                <text:p>1790.7247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1685.6856856857">
                <text:p>21685.6856856857</text:p>
              </table:table-cell>
              <table:table-cell office:value-type="float" office:value="1804.53039">
                <text:p>1804.5303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1717.7177177177">
                <text:p>21717.7177177177</text:p>
              </table:table-cell>
              <table:table-cell office:value-type="float" office:value="1810.48181">
                <text:p>1810.4818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1749.7497497498">
                <text:p>21749.7497497498</text:p>
              </table:table-cell>
              <table:table-cell office:value-type="float" office:value="1801.479">
                <text:p>1801.47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781.7817817818">
                <text:p>21781.7817817818</text:p>
              </table:table-cell>
              <table:table-cell office:value-type="float" office:value="1787.26074">
                <text:p>1787.260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1813.8138138138">
                <text:p>21813.8138138138</text:p>
              </table:table-cell>
              <table:table-cell office:value-type="float" office:value="1802.2301">
                <text:p>1802.230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1845.8458458458">
                <text:p>21845.8458458458</text:p>
              </table:table-cell>
              <table:table-cell office:value-type="float" office:value="1807.49694">
                <text:p>1807.496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877.8778778779">
                <text:p>21877.8778778779</text:p>
              </table:table-cell>
              <table:table-cell office:value-type="float" office:value="1816.34252">
                <text:p>1816.3425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1909.9099099099">
                <text:p>21909.9099099099</text:p>
              </table:table-cell>
              <table:table-cell office:value-type="float" office:value="1790.5393">
                <text:p>1790.53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941.9419419419">
                <text:p>21941.9419419419</text:p>
              </table:table-cell>
              <table:table-cell office:value-type="float" office:value="1791.33251">
                <text:p>1791.3325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973.973973974">
                <text:p>21973.973973974</text:p>
              </table:table-cell>
              <table:table-cell office:value-type="float" office:value="1786.6914">
                <text:p>1786.69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006.006006006">
                <text:p>22006.006006006</text:p>
              </table:table-cell>
              <table:table-cell office:value-type="float" office:value="1804.33105">
                <text:p>1804.331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2038.038038038">
                <text:p>22038.038038038</text:p>
              </table:table-cell>
              <table:table-cell office:value-type="float" office:value="1806.12622">
                <text:p>1806.1262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2070.0700700701">
                <text:p>22070.0700700701</text:p>
              </table:table-cell>
              <table:table-cell office:value-type="float" office:value="1807.82214">
                <text:p>1807.822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2102.1021021021">
                <text:p>22102.1021021021</text:p>
              </table:table-cell>
              <table:table-cell office:value-type="float" office:value="1799.9895">
                <text:p>1799.989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2134.1341341341">
                <text:p>22134.1341341341</text:p>
              </table:table-cell>
              <table:table-cell office:value-type="float" office:value="1810.15795">
                <text:p>1810.1579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2166.1661661662">
                <text:p>22166.1661661662</text:p>
              </table:table-cell>
              <table:table-cell office:value-type="float" office:value="1806.71447">
                <text:p>1806.7144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2198.1981981982">
                <text:p>22198.1981981982</text:p>
              </table:table-cell>
              <table:table-cell office:value-type="float" office:value="1794.65222">
                <text:p>1794.6522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2230.2302302302">
                <text:p>22230.2302302302</text:p>
              </table:table-cell>
              <table:table-cell office:value-type="float" office:value="1817.64904">
                <text:p>1817.6490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2262.2622622623">
                <text:p>22262.2622622623</text:p>
              </table:table-cell>
              <table:table-cell office:value-type="float" office:value="1815.61718">
                <text:p>1815.6171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2294.2942942943">
                <text:p>22294.2942942943</text:p>
              </table:table-cell>
              <table:table-cell office:value-type="float" office:value="1807.84411">
                <text:p>1807.8441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2326.3263263263">
                <text:p>22326.3263263263</text:p>
              </table:table-cell>
              <table:table-cell office:value-type="float" office:value="1805.76733">
                <text:p>1805.7673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2358.3583583584">
                <text:p>22358.3583583584</text:p>
              </table:table-cell>
              <table:table-cell office:value-type="float" office:value="1792.56457">
                <text:p>1792.564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2390.3903903904">
                <text:p>22390.3903903904</text:p>
              </table:table-cell>
              <table:table-cell office:value-type="float" office:value="1813.79602">
                <text:p>1813.7960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2422.4224224224">
                <text:p>22422.4224224224</text:p>
              </table:table-cell>
              <table:table-cell office:value-type="float" office:value="1798.72753">
                <text:p>1798.7275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2454.4544544545">
                <text:p>22454.4544544545</text:p>
              </table:table-cell>
              <table:table-cell office:value-type="float" office:value="1809.81933">
                <text:p>1809.819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2486.4864864865">
                <text:p>22486.4864864865</text:p>
              </table:table-cell>
              <table:table-cell office:value-type="float" office:value="1798.65417">
                <text:p>1798.654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2518.5185185185">
                <text:p>22518.5185185185</text:p>
              </table:table-cell>
              <table:table-cell office:value-type="float" office:value="1817.79772">
                <text:p>1817.7977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2550.5505505505">
                <text:p>22550.5505505505</text:p>
              </table:table-cell>
              <table:table-cell office:value-type="float" office:value="1816.81884">
                <text:p>1816.8188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2582.5825825826">
                <text:p>22582.5825825826</text:p>
              </table:table-cell>
              <table:table-cell office:value-type="float" office:value="1791.63549">
                <text:p>1791.6354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2614.6146146146">
                <text:p>22614.6146146146</text:p>
              </table:table-cell>
              <table:table-cell office:value-type="float" office:value="1796.36706">
                <text:p>1796.367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2646.6466466466">
                <text:p>22646.6466466466</text:p>
              </table:table-cell>
              <table:table-cell office:value-type="float" office:value="1814.68762">
                <text:p>1814.6876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2678.6786786787">
                <text:p>22678.6786786787</text:p>
              </table:table-cell>
              <table:table-cell office:value-type="float" office:value="1815.44323">
                <text:p>1815.4432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2710.7107107107">
                <text:p>22710.7107107107</text:p>
              </table:table-cell>
              <table:table-cell office:value-type="float" office:value="1799.48571">
                <text:p>1799.485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2742.7427427427">
                <text:p>22742.7427427427</text:p>
              </table:table-cell>
              <table:table-cell office:value-type="float" office:value="1795.86853">
                <text:p>1795.8685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2774.7747747748">
                <text:p>22774.7747747748</text:p>
              </table:table-cell>
              <table:table-cell office:value-type="float" office:value="1812.73522">
                <text:p>1812.7352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2806.8068068068">
                <text:p>22806.8068068068</text:p>
              </table:table-cell>
              <table:table-cell office:value-type="float" office:value="1821.66113">
                <text:p>1821.661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2838.8388388388">
                <text:p>22838.8388388388</text:p>
              </table:table-cell>
              <table:table-cell office:value-type="float" office:value="1800.69128">
                <text:p>1800.6912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2870.8708708709">
                <text:p>22870.8708708709</text:p>
              </table:table-cell>
              <table:table-cell office:value-type="float" office:value="1804.8551">
                <text:p>1804.855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2902.9029029029">
                <text:p>22902.9029029029</text:p>
              </table:table-cell>
              <table:table-cell office:value-type="float" office:value="1794.42089">
                <text:p>1794.4208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2934.9349349349">
                <text:p>22934.9349349349</text:p>
              </table:table-cell>
              <table:table-cell office:value-type="float" office:value="1799.30407">
                <text:p>1799.304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2966.966966967">
                <text:p>22966.966966967</text:p>
              </table:table-cell>
              <table:table-cell office:value-type="float" office:value="1819.69848">
                <text:p>1819.6984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2998.998998999">
                <text:p>22998.998998999</text:p>
              </table:table-cell>
              <table:table-cell office:value-type="float" office:value="1818.95275">
                <text:p>1818.952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3031.031031031">
                <text:p>23031.031031031</text:p>
              </table:table-cell>
              <table:table-cell office:value-type="float" office:value="1810.02709">
                <text:p>1810.0270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3063.0630630631">
                <text:p>23063.0630630631</text:p>
              </table:table-cell>
              <table:table-cell office:value-type="float" office:value="1806.51879">
                <text:p>1806.5187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3095.0950950951">
                <text:p>23095.0950950951</text:p>
              </table:table-cell>
              <table:table-cell office:value-type="float" office:value="1781.54553">
                <text:p>1781.5455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3127.1271271271">
                <text:p>23127.1271271271</text:p>
              </table:table-cell>
              <table:table-cell office:value-type="float" office:value="1786.74804">
                <text:p>1786.7480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3159.1591591592">
                <text:p>23159.1591591592</text:p>
              </table:table-cell>
              <table:table-cell office:value-type="float" office:value="1806.13317">
                <text:p>1806.1331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3191.1911911912">
                <text:p>23191.1911911912</text:p>
              </table:table-cell>
              <table:table-cell office:value-type="float" office:value="1800.64843">
                <text:p>1800.648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3223.2232232232">
                <text:p>23223.2232232232</text:p>
              </table:table-cell>
              <table:table-cell office:value-type="float" office:value="1829.65991">
                <text:p>1829.6599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3255.2552552553">
                <text:p>23255.2552552553</text:p>
              </table:table-cell>
              <table:table-cell office:value-type="float" office:value="1775.09326">
                <text:p>1775.0932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3287.2872872873">
                <text:p>23287.2872872873</text:p>
              </table:table-cell>
              <table:table-cell office:value-type="float" office:value="1802.96472">
                <text:p>1802.9647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3319.3193193193">
                <text:p>23319.3193193193</text:p>
              </table:table-cell>
              <table:table-cell office:value-type="float" office:value="1790.99682">
                <text:p>1790.9968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351.3513513513">
                <text:p>23351.3513513513</text:p>
              </table:table-cell>
              <table:table-cell office:value-type="float" office:value="1793.20495">
                <text:p>1793.204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3383.3833833834">
                <text:p>23383.3833833834</text:p>
              </table:table-cell>
              <table:table-cell office:value-type="float" office:value="1808.93225">
                <text:p>1808.932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3415.4154154154">
                <text:p>23415.4154154154</text:p>
              </table:table-cell>
              <table:table-cell office:value-type="float" office:value="1817.47729">
                <text:p>1817.4772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3447.4474474474">
                <text:p>23447.4474474474</text:p>
              </table:table-cell>
              <table:table-cell office:value-type="float" office:value="1804.03796">
                <text:p>1804.0379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3479.4794794795">
                <text:p>23479.4794794795</text:p>
              </table:table-cell>
              <table:table-cell office:value-type="float" office:value="1815.57666">
                <text:p>1815.5766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511.5115115115">
                <text:p>23511.5115115115</text:p>
              </table:table-cell>
              <table:table-cell office:value-type="float" office:value="1807.82092">
                <text:p>1807.8209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3543.5435435435">
                <text:p>23543.5435435435</text:p>
              </table:table-cell>
              <table:table-cell office:value-type="float" office:value="1812.10449">
                <text:p>1812.1044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3575.5755755756">
                <text:p>23575.5755755756</text:p>
              </table:table-cell>
              <table:table-cell office:value-type="float" office:value="1805.22644">
                <text:p>1805.226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3607.6076076076">
                <text:p>23607.6076076076</text:p>
              </table:table-cell>
              <table:table-cell office:value-type="float" office:value="1803.63134">
                <text:p>1803.6313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3639.6396396396">
                <text:p>23639.6396396396</text:p>
              </table:table-cell>
              <table:table-cell office:value-type="float" office:value="1797.00195">
                <text:p>1797.0019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3671.6716716717">
                <text:p>23671.6716716717</text:p>
              </table:table-cell>
              <table:table-cell office:value-type="float" office:value="1815.14172">
                <text:p>1815.1417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3703.7037037037">
                <text:p>23703.7037037037</text:p>
              </table:table-cell>
              <table:table-cell office:value-type="float" office:value="1805.4685">
                <text:p>1805.46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3735.7357357357">
                <text:p>23735.7357357357</text:p>
              </table:table-cell>
              <table:table-cell office:value-type="float" office:value="1828.62011">
                <text:p>1828.6201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3767.7677677678">
                <text:p>23767.7677677678</text:p>
              </table:table-cell>
              <table:table-cell office:value-type="float" office:value="1824.29443">
                <text:p>1824.294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3799.7997997998">
                <text:p>23799.7997997998</text:p>
              </table:table-cell>
              <table:table-cell office:value-type="float" office:value="1811.95373">
                <text:p>1811.9537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3831.8318318318">
                <text:p>23831.8318318318</text:p>
              </table:table-cell>
              <table:table-cell office:value-type="float" office:value="1809.60974">
                <text:p>1809.6097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3863.8638638639">
                <text:p>23863.8638638639</text:p>
              </table:table-cell>
              <table:table-cell office:value-type="float" office:value="1785.3247">
                <text:p>1785.32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3895.8958958959">
                <text:p>23895.8958958959</text:p>
              </table:table-cell>
              <table:table-cell office:value-type="float" office:value="1820.11804">
                <text:p>1820.118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3927.9279279279">
                <text:p>23927.9279279279</text:p>
              </table:table-cell>
              <table:table-cell office:value-type="float" office:value="1818.40747">
                <text:p>1818.4074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3959.95995996">
                <text:p>23959.95995996</text:p>
              </table:table-cell>
              <table:table-cell office:value-type="float" office:value="1824.18676">
                <text:p>1824.186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3991.991991992">
                <text:p>23991.991991992</text:p>
              </table:table-cell>
              <table:table-cell office:value-type="float" office:value="1779.04846">
                <text:p>1779.0484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4024.024024024">
                <text:p>24024.024024024</text:p>
              </table:table-cell>
              <table:table-cell office:value-type="float" office:value="1786.08398">
                <text:p>1786.0839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4056.0560560561">
                <text:p>24056.0560560561</text:p>
              </table:table-cell>
              <table:table-cell office:value-type="float" office:value="1801.56469">
                <text:p>1801.5646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4088.0880880881">
                <text:p>24088.0880880881</text:p>
              </table:table-cell>
              <table:table-cell office:value-type="float" office:value="1806.62866">
                <text:p>1806.6286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4120.1201201201">
                <text:p>24120.1201201201</text:p>
              </table:table-cell>
              <table:table-cell office:value-type="float" office:value="1824.78698">
                <text:p>1824.7869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4152.1521521522">
                <text:p>24152.1521521522</text:p>
              </table:table-cell>
              <table:table-cell office:value-type="float" office:value="1809.81176">
                <text:p>1809.8117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4184.1841841842">
                <text:p>24184.1841841842</text:p>
              </table:table-cell>
              <table:table-cell office:value-type="float" office:value="1780.729">
                <text:p>1780.72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4216.2162162162">
                <text:p>24216.2162162162</text:p>
              </table:table-cell>
              <table:table-cell office:value-type="float" office:value="1803.83239">
                <text:p>1803.8323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248.2482482482">
                <text:p>24248.2482482482</text:p>
              </table:table-cell>
              <table:table-cell office:value-type="float" office:value="1814.34558">
                <text:p>1814.3455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4280.2802802803">
                <text:p>24280.2802802803</text:p>
              </table:table-cell>
              <table:table-cell office:value-type="float" office:value="1826.10766">
                <text:p>1826.1076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4312.3123123123">
                <text:p>24312.3123123123</text:p>
              </table:table-cell>
              <table:table-cell office:value-type="float" office:value="1796.8236">
                <text:p>1796.82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4344.3443443443">
                <text:p>24344.3443443443</text:p>
              </table:table-cell>
              <table:table-cell office:value-type="float" office:value="1812.08361">
                <text:p>1812.0836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4376.3763763764">
                <text:p>24376.3763763764</text:p>
              </table:table-cell>
              <table:table-cell office:value-type="float" office:value="1822.92382">
                <text:p>1822.9238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4408.4084084084">
                <text:p>24408.4084084084</text:p>
              </table:table-cell>
              <table:table-cell office:value-type="float" office:value="1828.08569">
                <text:p>1828.085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4440.4404404404">
                <text:p>24440.4404404404</text:p>
              </table:table-cell>
              <table:table-cell office:value-type="float" office:value="1833.44421">
                <text:p>1833.4442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4472.4724724725">
                <text:p>24472.4724724725</text:p>
              </table:table-cell>
              <table:table-cell office:value-type="float" office:value="1834.15063">
                <text:p>1834.1506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4504.5045045045">
                <text:p>24504.5045045045</text:p>
              </table:table-cell>
              <table:table-cell office:value-type="float" office:value="1823.7583">
                <text:p>1823.758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4536.5365365365">
                <text:p>24536.5365365365</text:p>
              </table:table-cell>
              <table:table-cell office:value-type="float" office:value="1806.87536">
                <text:p>1806.8753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4568.5685685686">
                <text:p>24568.5685685686</text:p>
              </table:table-cell>
              <table:table-cell office:value-type="float" office:value="1824.16845">
                <text:p>1824.1684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4600.6006006006">
                <text:p>24600.6006006006</text:p>
              </table:table-cell>
              <table:table-cell office:value-type="float" office:value="1825.30725">
                <text:p>1825.307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4632.6326326326">
                <text:p>24632.6326326326</text:p>
              </table:table-cell>
              <table:table-cell office:value-type="float" office:value="1810.83679">
                <text:p>1810.8367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4664.6646646647">
                <text:p>24664.6646646647</text:p>
              </table:table-cell>
              <table:table-cell office:value-type="float" office:value="1811.45349">
                <text:p>1811.4534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4696.6966966967">
                <text:p>24696.6966966967</text:p>
              </table:table-cell>
              <table:table-cell office:value-type="float" office:value="1814.66687">
                <text:p>1814.6668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4728.7287287287">
                <text:p>24728.7287287287</text:p>
              </table:table-cell>
              <table:table-cell office:value-type="float" office:value="1836.26538">
                <text:p>1836.2653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4760.7607607608">
                <text:p>24760.7607607608</text:p>
              </table:table-cell>
              <table:table-cell office:value-type="float" office:value="1809.83752">
                <text:p>1809.837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4792.7927927928">
                <text:p>24792.7927927928</text:p>
              </table:table-cell>
              <table:table-cell office:value-type="float" office:value="1823.73767">
                <text:p>1823.7376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4824.8248248248">
                <text:p>24824.8248248248</text:p>
              </table:table-cell>
              <table:table-cell office:value-type="float" office:value="1808.33618">
                <text:p>1808.3361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4856.8568568569">
                <text:p>24856.8568568569</text:p>
              </table:table-cell>
              <table:table-cell office:value-type="float" office:value="1852.30895">
                <text:p>1852.308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4888.8888888889">
                <text:p>24888.8888888889</text:p>
              </table:table-cell>
              <table:table-cell office:value-type="float" office:value="1771.80029">
                <text:p>1771.8002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4920.9209209209">
                <text:p>24920.9209209209</text:p>
              </table:table-cell>
              <table:table-cell office:value-type="float" office:value="1831.65441">
                <text:p>1831.6544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4952.952952953">
                <text:p>24952.952952953</text:p>
              </table:table-cell>
              <table:table-cell office:value-type="float" office:value="1810.85632">
                <text:p>1810.8563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4984.984984985">
                <text:p>24984.984984985</text:p>
              </table:table-cell>
              <table:table-cell office:value-type="float" office:value="1773.69873">
                <text:p>1773.6987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5017.017017017">
                <text:p>25017.017017017</text:p>
              </table:table-cell>
              <table:table-cell office:value-type="float" office:value="1822.75341">
                <text:p>1822.7534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5049.049049049">
                <text:p>25049.049049049</text:p>
              </table:table-cell>
              <table:table-cell office:value-type="float" office:value="1827.98242">
                <text:p>1827.982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5081.0810810811">
                <text:p>25081.0810810811</text:p>
              </table:table-cell>
              <table:table-cell office:value-type="float" office:value="1818.68884">
                <text:p>1818.6888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5113.1131131131">
                <text:p>25113.1131131131</text:p>
              </table:table-cell>
              <table:table-cell office:value-type="float" office:value="1823.51782">
                <text:p>1823.5178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5145.1451451451">
                <text:p>25145.1451451451</text:p>
              </table:table-cell>
              <table:table-cell office:value-type="float" office:value="1803.47583">
                <text:p>1803.4758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5177.1771771772">
                <text:p>25177.1771771772</text:p>
              </table:table-cell>
              <table:table-cell office:value-type="float" office:value="1810.3092">
                <text:p>1810.309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5209.2092092092">
                <text:p>25209.2092092092</text:p>
              </table:table-cell>
              <table:table-cell office:value-type="float" office:value="1786.09436">
                <text:p>1786.0943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5241.2412412412">
                <text:p>25241.2412412412</text:p>
              </table:table-cell>
              <table:table-cell office:value-type="float" office:value="1818.10009">
                <text:p>1818.1000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5273.2732732733">
                <text:p>25273.2732732733</text:p>
              </table:table-cell>
              <table:table-cell office:value-type="float" office:value="1815.77453">
                <text:p>1815.774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5305.3053053053">
                <text:p>25305.3053053053</text:p>
              </table:table-cell>
              <table:table-cell office:value-type="float" office:value="1805.72424">
                <text:p>1805.7242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5337.3373373373">
                <text:p>25337.3373373373</text:p>
              </table:table-cell>
              <table:table-cell office:value-type="float" office:value="1831.01123">
                <text:p>1831.0112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5369.3693693694">
                <text:p>25369.3693693694</text:p>
              </table:table-cell>
              <table:table-cell office:value-type="float" office:value="1818.78601">
                <text:p>1818.786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5401.4014014014">
                <text:p>25401.4014014014</text:p>
              </table:table-cell>
              <table:table-cell office:value-type="float" office:value="1805.10803">
                <text:p>1805.1080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5433.4334334334">
                <text:p>25433.4334334334</text:p>
              </table:table-cell>
              <table:table-cell office:value-type="float" office:value="1774.91052">
                <text:p>1774.9105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5465.4654654655">
                <text:p>25465.4654654655</text:p>
              </table:table-cell>
              <table:table-cell office:value-type="float" office:value="1814.73364">
                <text:p>1814.7336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5497.4974974975">
                <text:p>25497.4974974975</text:p>
              </table:table-cell>
              <table:table-cell office:value-type="float" office:value="1851.15417">
                <text:p>1851.154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5529.5295295295">
                <text:p>25529.5295295295</text:p>
              </table:table-cell>
              <table:table-cell office:value-type="float" office:value="1825.73815">
                <text:p>1825.738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5561.5615615616">
                <text:p>25561.5615615616</text:p>
              </table:table-cell>
              <table:table-cell office:value-type="float" office:value="1811.89819">
                <text:p>1811.8981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5593.5935935936">
                <text:p>25593.5935935936</text:p>
              </table:table-cell>
              <table:table-cell office:value-type="float" office:value="1802.90856">
                <text:p>1802.9085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5625.6256256256">
                <text:p>25625.6256256256</text:p>
              </table:table-cell>
              <table:table-cell office:value-type="float" office:value="1773.65905">
                <text:p>1773.6590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5657.6576576577">
                <text:p>25657.6576576577</text:p>
              </table:table-cell>
              <table:table-cell office:value-type="float" office:value="1780.62194">
                <text:p>1780.6219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5689.6896896897">
                <text:p>25689.6896896897</text:p>
              </table:table-cell>
              <table:table-cell office:value-type="float" office:value="1781.14306">
                <text:p>1781.1430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5721.7217217217">
                <text:p>25721.7217217217</text:p>
              </table:table-cell>
              <table:table-cell office:value-type="float" office:value="1808.22985">
                <text:p>1808.2298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5753.7537537538">
                <text:p>25753.7537537538</text:p>
              </table:table-cell>
              <table:table-cell office:value-type="float" office:value="1767.86828">
                <text:p>1767.8682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5785.7857857858">
                <text:p>25785.7857857858</text:p>
              </table:table-cell>
              <table:table-cell office:value-type="float" office:value="1834.94274">
                <text:p>1834.9427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5817.8178178178">
                <text:p>25817.8178178178</text:p>
              </table:table-cell>
              <table:table-cell office:value-type="float" office:value="1824.69567">
                <text:p>1824.6956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5849.8498498498">
                <text:p>25849.8498498498</text:p>
              </table:table-cell>
              <table:table-cell office:value-type="float" office:value="1817.72082">
                <text:p>1817.7208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5881.8818818819">
                <text:p>25881.8818818819</text:p>
              </table:table-cell>
              <table:table-cell office:value-type="float" office:value="1831.22985">
                <text:p>1831.2298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5913.9139139139">
                <text:p>25913.9139139139</text:p>
              </table:table-cell>
              <table:table-cell office:value-type="float" office:value="1821.97827">
                <text:p>1821.9782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5945.9459459459">
                <text:p>25945.9459459459</text:p>
              </table:table-cell>
              <table:table-cell office:value-type="float" office:value="1831.19641">
                <text:p>1831.1964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5977.977977978">
                <text:p>25977.977977978</text:p>
              </table:table-cell>
              <table:table-cell office:value-type="float" office:value="1827.49829">
                <text:p>1827.4982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6010.01001001">
                <text:p>26010.01001001</text:p>
              </table:table-cell>
              <table:table-cell office:value-type="float" office:value="1826.6101">
                <text:p>1826.610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6042.042042042">
                <text:p>26042.042042042</text:p>
              </table:table-cell>
              <table:table-cell office:value-type="float" office:value="1839.23535">
                <text:p>1839.2353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6074.0740740741">
                <text:p>26074.0740740741</text:p>
              </table:table-cell>
              <table:table-cell office:value-type="float" office:value="1810.40356">
                <text:p>1810.4035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6106.1061061061">
                <text:p>26106.1061061061</text:p>
              </table:table-cell>
              <table:table-cell office:value-type="float" office:value="1815.94421">
                <text:p>1815.9442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6138.1381381381">
                <text:p>26138.1381381381</text:p>
              </table:table-cell>
              <table:table-cell office:value-type="float" office:value="1827.64733">
                <text:p>1827.6473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6170.1701701702">
                <text:p>26170.1701701702</text:p>
              </table:table-cell>
              <table:table-cell office:value-type="float" office:value="1842.43664">
                <text:p>1842.4366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6202.2022022022">
                <text:p>26202.2022022022</text:p>
              </table:table-cell>
              <table:table-cell office:value-type="float" office:value="1810.79199">
                <text:p>1810.7919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6234.2342342342">
                <text:p>26234.2342342342</text:p>
              </table:table-cell>
              <table:table-cell office:value-type="float" office:value="1826.32934">
                <text:p>1826.329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6266.2662662663">
                <text:p>26266.2662662663</text:p>
              </table:table-cell>
              <table:table-cell office:value-type="float" office:value="1792.86511">
                <text:p>1792.8651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6298.2982982983">
                <text:p>26298.2982982983</text:p>
              </table:table-cell>
              <table:table-cell office:value-type="float" office:value="1819.09277">
                <text:p>1819.0927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6330.3303303303">
                <text:p>26330.3303303303</text:p>
              </table:table-cell>
              <table:table-cell office:value-type="float" office:value="1841.54565">
                <text:p>1841.5456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6362.3623623624">
                <text:p>26362.3623623624</text:p>
              </table:table-cell>
              <table:table-cell office:value-type="float" office:value="1847.07666">
                <text:p>1847.0766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6394.3943943944">
                <text:p>26394.3943943944</text:p>
              </table:table-cell>
              <table:table-cell office:value-type="float" office:value="1854.56481">
                <text:p>1854.5648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6426.4264264264">
                <text:p>26426.4264264264</text:p>
              </table:table-cell>
              <table:table-cell office:value-type="float" office:value="1837.51831">
                <text:p>1837.5183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6458.4584584585">
                <text:p>26458.4584584585</text:p>
              </table:table-cell>
              <table:table-cell office:value-type="float" office:value="1844.1593">
                <text:p>1844.159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6490.4904904905">
                <text:p>26490.4904904905</text:p>
              </table:table-cell>
              <table:table-cell office:value-type="float" office:value="1851.39575">
                <text:p>1851.3957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6522.5225225225">
                <text:p>26522.5225225225</text:p>
              </table:table-cell>
              <table:table-cell office:value-type="float" office:value="1801.16833">
                <text:p>1801.168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6554.5545545546">
                <text:p>26554.5545545546</text:p>
              </table:table-cell>
              <table:table-cell office:value-type="float" office:value="1835.55297">
                <text:p>1835.5529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6586.5865865866">
                <text:p>26586.5865865866</text:p>
              </table:table-cell>
              <table:table-cell office:value-type="float" office:value="1822.93859">
                <text:p>1822.9385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6618.6186186186">
                <text:p>26618.6186186186</text:p>
              </table:table-cell>
              <table:table-cell office:value-type="float" office:value="1837.41345">
                <text:p>1837.4134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6650.6506506507">
                <text:p>26650.6506506507</text:p>
              </table:table-cell>
              <table:table-cell office:value-type="float" office:value="1766.63574">
                <text:p>1766.6357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6682.6826826827">
                <text:p>26682.6826826827</text:p>
              </table:table-cell>
              <table:table-cell office:value-type="float" office:value="1854.32299">
                <text:p>1854.3229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6714.7147147147">
                <text:p>26714.7147147147</text:p>
              </table:table-cell>
              <table:table-cell office:value-type="float" office:value="1835.79711">
                <text:p>1835.797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6746.7467467467">
                <text:p>26746.7467467467</text:p>
              </table:table-cell>
              <table:table-cell office:value-type="float" office:value="1861.08532">
                <text:p>1861.085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6778.7787787788">
                <text:p>26778.7787787788</text:p>
              </table:table-cell>
              <table:table-cell office:value-type="float" office:value="1824.34655">
                <text:p>1824.346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6810.8108108108">
                <text:p>26810.8108108108</text:p>
              </table:table-cell>
              <table:table-cell office:value-type="float" office:value="1822.7351">
                <text:p>1822.73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6842.8428428428">
                <text:p>26842.8428428428</text:p>
              </table:table-cell>
              <table:table-cell office:value-type="float" office:value="1825.49743">
                <text:p>1825.4974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6874.8748748749">
                <text:p>26874.8748748749</text:p>
              </table:table-cell>
              <table:table-cell office:value-type="float" office:value="1866.32678">
                <text:p>1866.3267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6906.9069069069">
                <text:p>26906.9069069069</text:p>
              </table:table-cell>
              <table:table-cell office:value-type="float" office:value="1811.99072">
                <text:p>1811.9907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6938.9389389389">
                <text:p>26938.9389389389</text:p>
              </table:table-cell>
              <table:table-cell office:value-type="float" office:value="1828.22717">
                <text:p>1828.2271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6970.970970971">
                <text:p>26970.970970971</text:p>
              </table:table-cell>
              <table:table-cell office:value-type="float" office:value="1857.35632">
                <text:p>1857.3563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7003.003003003">
                <text:p>27003.003003003</text:p>
              </table:table-cell>
              <table:table-cell office:value-type="float" office:value="1843.41796">
                <text:p>1843.417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7035.035035035">
                <text:p>27035.035035035</text:p>
              </table:table-cell>
              <table:table-cell office:value-type="float" office:value="1826.33361">
                <text:p>1826.3336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7067.0670670671">
                <text:p>27067.0670670671</text:p>
              </table:table-cell>
              <table:table-cell office:value-type="float" office:value="1871.77246">
                <text:p>1871.7724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7099.0990990991">
                <text:p>27099.0990990991</text:p>
              </table:table-cell>
              <table:table-cell office:value-type="float" office:value="1904.10998">
                <text:p>1904.1099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7131.1311311311">
                <text:p>27131.1311311311</text:p>
              </table:table-cell>
              <table:table-cell office:value-type="float" office:value="1851.83325">
                <text:p>1851.833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7163.1631631632">
                <text:p>27163.1631631632</text:p>
              </table:table-cell>
              <table:table-cell office:value-type="float" office:value="2054.13256">
                <text:p>2054.1325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7195.1951951952">
                <text:p>27195.1951951952</text:p>
              </table:table-cell>
              <table:table-cell office:value-type="float" office:value="1525.47119">
                <text:p>1525.471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7227.2272272272">
                <text:p>27227.2272272272</text:p>
              </table:table-cell>
              <table:table-cell office:value-type="float" office:value="1716.73242">
                <text:p>1716.7324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7259.2592592593">
                <text:p>27259.2592592593</text:p>
              </table:table-cell>
              <table:table-cell office:value-type="float" office:value="1756.79589">
                <text:p>1756.7958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7291.2912912913">
                <text:p>27291.2912912913</text:p>
              </table:table-cell>
              <table:table-cell office:value-type="float" office:value="1802.6632">
                <text:p>1802.663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7323.3233233233">
                <text:p>27323.3233233233</text:p>
              </table:table-cell>
              <table:table-cell office:value-type="float" office:value="1808.11035">
                <text:p>1808.110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7355.3553553554">
                <text:p>27355.3553553554</text:p>
              </table:table-cell>
              <table:table-cell office:value-type="float" office:value="1811.89599">
                <text:p>1811.8959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7387.3873873874">
                <text:p>27387.3873873874</text:p>
              </table:table-cell>
              <table:table-cell office:value-type="float" office:value="1813.11901">
                <text:p>1813.1190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7419.4194194194">
                <text:p>27419.4194194194</text:p>
              </table:table-cell>
              <table:table-cell office:value-type="float" office:value="1788.65417">
                <text:p>1788.6541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7451.4514514515">
                <text:p>27451.4514514515</text:p>
              </table:table-cell>
              <table:table-cell office:value-type="float" office:value="1836.82934">
                <text:p>1836.8293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7483.4834834835">
                <text:p>27483.4834834835</text:p>
              </table:table-cell>
              <table:table-cell office:value-type="float" office:value="1799.72082">
                <text:p>1799.7208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7515.5155155155">
                <text:p>27515.5155155155</text:p>
              </table:table-cell>
              <table:table-cell office:value-type="float" office:value="1829.84118">
                <text:p>1829.8411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7547.5475475475">
                <text:p>27547.5475475475</text:p>
              </table:table-cell>
              <table:table-cell office:value-type="float" office:value="1836.87915">
                <text:p>1836.879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7579.5795795796">
                <text:p>27579.5795795796</text:p>
              </table:table-cell>
              <table:table-cell office:value-type="float" office:value="1785.76721">
                <text:p>1785.7672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7611.6116116116">
                <text:p>27611.6116116116</text:p>
              </table:table-cell>
              <table:table-cell office:value-type="float" office:value="1805.73974">
                <text:p>1805.7397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7643.6436436436">
                <text:p>27643.6436436436</text:p>
              </table:table-cell>
              <table:table-cell office:value-type="float" office:value="1799.97045">
                <text:p>1799.970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7675.6756756757">
                <text:p>27675.6756756757</text:p>
              </table:table-cell>
              <table:table-cell office:value-type="float" office:value="1904.41564">
                <text:p>1904.4156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7707.7077077077">
                <text:p>27707.7077077077</text:p>
              </table:table-cell>
              <table:table-cell office:value-type="float" office:value="1846.85266">
                <text:p>1846.8526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7739.7397397397">
                <text:p>27739.7397397397</text:p>
              </table:table-cell>
              <table:table-cell office:value-type="float" office:value="1853.81689">
                <text:p>1853.8168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7771.7717717718">
                <text:p>27771.7717717718</text:p>
              </table:table-cell>
              <table:table-cell office:value-type="float" office:value="1855.25402">
                <text:p>1855.2540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7803.8038038038">
                <text:p>27803.8038038038</text:p>
              </table:table-cell>
              <table:table-cell office:value-type="float" office:value="1838.21752">
                <text:p>1838.2175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7835.8358358358">
                <text:p>27835.8358358358</text:p>
              </table:table-cell>
              <table:table-cell office:value-type="float" office:value="1824.8673">
                <text:p>1824.867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7867.8678678679">
                <text:p>27867.8678678679</text:p>
              </table:table-cell>
              <table:table-cell office:value-type="float" office:value="1838.53686">
                <text:p>1838.5368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7899.8998998999">
                <text:p>27899.8998998999</text:p>
              </table:table-cell>
              <table:table-cell office:value-type="float" office:value="1831.53771">
                <text:p>1831.5377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7931.9319319319">
                <text:p>27931.9319319319</text:p>
              </table:table-cell>
              <table:table-cell office:value-type="float" office:value="1822.52319">
                <text:p>1822.5231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7963.963963964">
                <text:p>27963.963963964</text:p>
              </table:table-cell>
              <table:table-cell office:value-type="float" office:value="1851.46105">
                <text:p>1851.4610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7995.995995996">
                <text:p>27995.995995996</text:p>
              </table:table-cell>
              <table:table-cell office:value-type="float" office:value="1855.85998">
                <text:p>1855.8599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8028.028028028">
                <text:p>28028.028028028</text:p>
              </table:table-cell>
              <table:table-cell office:value-type="float" office:value="1819.02014">
                <text:p>1819.020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8060.0600600601">
                <text:p>28060.0600600601</text:p>
              </table:table-cell>
              <table:table-cell office:value-type="float" office:value="1922.2832">
                <text:p>1922.28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8092.0920920921">
                <text:p>28092.0920920921</text:p>
              </table:table-cell>
              <table:table-cell office:value-type="float" office:value="1862.38256">
                <text:p>1862.3825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8124.1241241241">
                <text:p>28124.1241241241</text:p>
              </table:table-cell>
              <table:table-cell office:value-type="float" office:value="1861.97216">
                <text:p>1861.972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8156.1561561562">
                <text:p>28156.1561561562</text:p>
              </table:table-cell>
              <table:table-cell office:value-type="float" office:value="1840.01">
                <text:p>1840.0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8188.1881881882">
                <text:p>28188.1881881882</text:p>
              </table:table-cell>
              <table:table-cell office:value-type="float" office:value="1838.26599">
                <text:p>1838.2659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8220.2202202202">
                <text:p>28220.2202202202</text:p>
              </table:table-cell>
              <table:table-cell office:value-type="float" office:value="1832.52246">
                <text:p>1832.522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8252.2522522523">
                <text:p>28252.2522522523</text:p>
              </table:table-cell>
              <table:table-cell office:value-type="float" office:value="1829.57006">
                <text:p>1829.5700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8284.2842842843">
                <text:p>28284.2842842843</text:p>
              </table:table-cell>
              <table:table-cell office:value-type="float" office:value="1827.37951">
                <text:p>1827.3795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8316.3163163163">
                <text:p>28316.3163163163</text:p>
              </table:table-cell>
              <table:table-cell office:value-type="float" office:value="1836.79821">
                <text:p>1836.7982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8348.3483483483">
                <text:p>28348.3483483483</text:p>
              </table:table-cell>
              <table:table-cell office:value-type="float" office:value="1808.42224">
                <text:p>1808.4222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8380.3803803804">
                <text:p>28380.3803803804</text:p>
              </table:table-cell>
              <table:table-cell office:value-type="float" office:value="1803.86865">
                <text:p>1803.868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8412.4124124124">
                <text:p>28412.4124124124</text:p>
              </table:table-cell>
              <table:table-cell office:value-type="float" office:value="1813.82519">
                <text:p>1813.8251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8444.4444444444">
                <text:p>28444.4444444444</text:p>
              </table:table-cell>
              <table:table-cell office:value-type="float" office:value="1807.05834">
                <text:p>1807.058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8476.4764764765">
                <text:p>28476.4764764765</text:p>
              </table:table-cell>
              <table:table-cell office:value-type="float" office:value="1811.28833">
                <text:p>1811.288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8508.5085085085">
                <text:p>28508.5085085085</text:p>
              </table:table-cell>
              <table:table-cell office:value-type="float" office:value="1956.29895">
                <text:p>1956.2989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8540.5405405405">
                <text:p>28540.5405405405</text:p>
              </table:table-cell>
              <table:table-cell office:value-type="float" office:value="1824.14355">
                <text:p>1824.143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8572.5725725726">
                <text:p>28572.5725725726</text:p>
              </table:table-cell>
              <table:table-cell office:value-type="float" office:value="1846.57983">
                <text:p>1846.579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8604.6046046046">
                <text:p>28604.6046046046</text:p>
              </table:table-cell>
              <table:table-cell office:value-type="float" office:value="1888.68798">
                <text:p>1888.6879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8636.6366366366">
                <text:p>28636.6366366366</text:p>
              </table:table-cell>
              <table:table-cell office:value-type="float" office:value="1887.81408">
                <text:p>1887.8140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8668.6686686687">
                <text:p>28668.6686686687</text:p>
              </table:table-cell>
              <table:table-cell office:value-type="float" office:value="1859.81713">
                <text:p>1859.8171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8700.7007007007">
                <text:p>28700.7007007007</text:p>
              </table:table-cell>
              <table:table-cell office:value-type="float" office:value="1838.30468">
                <text:p>1838.3046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732.7327327327">
                <text:p>28732.7327327327</text:p>
              </table:table-cell>
              <table:table-cell office:value-type="float" office:value="1841.60314">
                <text:p>1841.603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8764.7647647648">
                <text:p>28764.7647647648</text:p>
              </table:table-cell>
              <table:table-cell office:value-type="float" office:value="1824.79443">
                <text:p>1824.7944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8796.7967967968">
                <text:p>28796.7967967968</text:p>
              </table:table-cell>
              <table:table-cell office:value-type="float" office:value="1837.89648">
                <text:p>1837.8964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8828.8288288288">
                <text:p>28828.8288288288</text:p>
              </table:table-cell>
              <table:table-cell office:value-type="float" office:value="1808.18957">
                <text:p>1808.1895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8860.8608608609">
                <text:p>28860.8608608609</text:p>
              </table:table-cell>
              <table:table-cell office:value-type="float" office:value="1765.00036">
                <text:p>1765.0003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8892.8928928929">
                <text:p>28892.8928928929</text:p>
              </table:table-cell>
              <table:table-cell office:value-type="float" office:value="1658.88403">
                <text:p>1658.8840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8924.9249249249">
                <text:p>28924.9249249249</text:p>
              </table:table-cell>
              <table:table-cell office:value-type="float" office:value="1110.98095">
                <text:p>1110.9809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8956.956956957">
                <text:p>28956.956956957</text:p>
              </table:table-cell>
              <table:table-cell office:value-type="float" office:value="2192.76025">
                <text:p>2192.760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8988.988988989">
                <text:p>28988.988988989</text:p>
              </table:table-cell>
              <table:table-cell office:value-type="float" office:value="2047.52526">
                <text:p>2047.5252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9021.021021021">
                <text:p>29021.021021021</text:p>
              </table:table-cell>
              <table:table-cell office:value-type="float" office:value="1990.71923">
                <text:p>1990.7192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9053.0530530531">
                <text:p>29053.0530530531</text:p>
              </table:table-cell>
              <table:table-cell office:value-type="float" office:value="1965.58227">
                <text:p>1965.5822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9085.0850850851">
                <text:p>29085.0850850851</text:p>
              </table:table-cell>
              <table:table-cell office:value-type="float" office:value="1975.76074">
                <text:p>1975.7607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117.1171171171">
                <text:p>29117.1171171171</text:p>
              </table:table-cell>
              <table:table-cell office:value-type="float" office:value="1933.4486">
                <text:p>1933.448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149.1491491491">
                <text:p>29149.1491491491</text:p>
              </table:table-cell>
              <table:table-cell office:value-type="float" office:value="2008.58422">
                <text:p>2008.5842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181.1811811812">
                <text:p>29181.1811811812</text:p>
              </table:table-cell>
              <table:table-cell office:value-type="float" office:value="1936.84326">
                <text:p>1936.8432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213.2132132132">
                <text:p>29213.2132132132</text:p>
              </table:table-cell>
              <table:table-cell office:value-type="float" office:value="1980.37792">
                <text:p>1980.377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9245.2452452452">
                <text:p>29245.2452452452</text:p>
              </table:table-cell>
              <table:table-cell office:value-type="float" office:value="1939.89086">
                <text:p>1939.8908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9277.2772772773">
                <text:p>29277.2772772773</text:p>
              </table:table-cell>
              <table:table-cell office:value-type="float" office:value="1945.57104">
                <text:p>1945.5710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9309.3093093093">
                <text:p>29309.3093093093</text:p>
              </table:table-cell>
              <table:table-cell office:value-type="float" office:value="1936.94384">
                <text:p>1936.9438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9341.3413413413">
                <text:p>29341.3413413413</text:p>
              </table:table-cell>
              <table:table-cell office:value-type="float" office:value="2053.77465">
                <text:p>2053.7746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9373.3733733734">
                <text:p>29373.3733733734</text:p>
              </table:table-cell>
              <table:table-cell office:value-type="float" office:value="1623.99645">
                <text:p>1623.996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9405.4054054054">
                <text:p>29405.4054054054</text:p>
              </table:table-cell>
              <table:table-cell office:value-type="float" office:value="1937.875">
                <text:p>1937.87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9437.4374374374">
                <text:p>29437.4374374374</text:p>
              </table:table-cell>
              <table:table-cell office:value-type="float" office:value="1923.84289">
                <text:p>1923.8428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9469.4694694695">
                <text:p>29469.4694694695</text:p>
              </table:table-cell>
              <table:table-cell office:value-type="float" office:value="1938.27136">
                <text:p>1938.2713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9501.5015015015">
                <text:p>29501.5015015015</text:p>
              </table:table-cell>
              <table:table-cell office:value-type="float" office:value="1931.94299">
                <text:p>1931.9429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9533.5335335335">
                <text:p>29533.5335335335</text:p>
              </table:table-cell>
              <table:table-cell office:value-type="float" office:value="1912.89208">
                <text:p>1912.8920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9565.5655655656">
                <text:p>29565.5655655656</text:p>
              </table:table-cell>
              <table:table-cell office:value-type="float" office:value="1897.75012">
                <text:p>1897.7501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9597.5975975976">
                <text:p>29597.5975975976</text:p>
              </table:table-cell>
              <table:table-cell office:value-type="float" office:value="1962.74243">
                <text:p>1962.7424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9629.6296296296">
                <text:p>29629.6296296296</text:p>
              </table:table-cell>
              <table:table-cell office:value-type="float" office:value="1938.11035">
                <text:p>1938.1103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9661.6616616617">
                <text:p>29661.6616616617</text:p>
              </table:table-cell>
              <table:table-cell office:value-type="float" office:value="1983.97229">
                <text:p>1983.9722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9693.6936936937">
                <text:p>29693.6936936937</text:p>
              </table:table-cell>
              <table:table-cell office:value-type="float" office:value="1970.95312">
                <text:p>1970.9531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9725.7257257257">
                <text:p>29725.7257257257</text:p>
              </table:table-cell>
              <table:table-cell office:value-type="float" office:value="1948.48535">
                <text:p>1948.4853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757.7577577578">
                <text:p>29757.7577577578</text:p>
              </table:table-cell>
              <table:table-cell office:value-type="float" office:value="1904.24316">
                <text:p>1904.2431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9789.7897897898">
                <text:p>29789.7897897898</text:p>
              </table:table-cell>
              <table:table-cell office:value-type="float" office:value="1810.01672">
                <text:p>1810.0167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9821.8218218218">
                <text:p>29821.8218218218</text:p>
              </table:table-cell>
              <table:table-cell office:value-type="float" office:value="2325.63842">
                <text:p>2325.6384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9853.8538538539">
                <text:p>29853.8538538539</text:p>
              </table:table-cell>
              <table:table-cell office:value-type="float" office:value="2078.11401">
                <text:p>2078.1140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9885.8858858859">
                <text:p>29885.8858858859</text:p>
              </table:table-cell>
              <table:table-cell office:value-type="float" office:value="2061.35473">
                <text:p>2061.3547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9917.9179179179">
                <text:p>29917.9179179179</text:p>
              </table:table-cell>
              <table:table-cell office:value-type="float" office:value="2059.74047">
                <text:p>2059.7404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9949.9499499499">
                <text:p>29949.9499499499</text:p>
              </table:table-cell>
              <table:table-cell office:value-type="float" office:value="2027.00549">
                <text:p>2027.0054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9981.981981982">
                <text:p>29981.981981982</text:p>
              </table:table-cell>
              <table:table-cell office:value-type="float" office:value="2056.87915">
                <text:p>2056.879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0014.014014014">
                <text:p>30014.014014014</text:p>
              </table:table-cell>
              <table:table-cell office:value-type="float" office:value="2059.84423">
                <text:p>2059.844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0046.046046046">
                <text:p>30046.046046046</text:p>
              </table:table-cell>
              <table:table-cell office:value-type="float" office:value="2067.10766">
                <text:p>2067.1076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0078.0780780781">
                <text:p>30078.0780780781</text:p>
              </table:table-cell>
              <table:table-cell office:value-type="float" office:value="2100.31005">
                <text:p>2100.3100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0110.1101101101">
                <text:p>30110.1101101101</text:p>
              </table:table-cell>
              <table:table-cell office:value-type="float" office:value="2080.0852">
                <text:p>2080.085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0142.1421421421">
                <text:p>30142.1421421421</text:p>
              </table:table-cell>
              <table:table-cell office:value-type="float" office:value="2068.94702">
                <text:p>2068.9470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0174.1741741742">
                <text:p>30174.1741741742</text:p>
              </table:table-cell>
              <table:table-cell office:value-type="float" office:value="2111.75708">
                <text:p>2111.757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0206.2062062062">
                <text:p>30206.2062062062</text:p>
              </table:table-cell>
              <table:table-cell office:value-type="float" office:value="2099.87573">
                <text:p>2099.8757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0238.2382382382">
                <text:p>30238.2382382382</text:p>
              </table:table-cell>
              <table:table-cell office:value-type="float" office:value="2113.16845">
                <text:p>2113.168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0270.2702702703">
                <text:p>30270.2702702703</text:p>
              </table:table-cell>
              <table:table-cell office:value-type="float" office:value="2169.87548">
                <text:p>2169.8754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0302.3023023023">
                <text:p>30302.3023023023</text:p>
              </table:table-cell>
              <table:table-cell office:value-type="float" office:value="2137.54907">
                <text:p>2137.5490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0334.3343343343">
                <text:p>30334.3343343343</text:p>
              </table:table-cell>
              <table:table-cell office:value-type="float" office:value="2130.42211">
                <text:p>2130.422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0366.3663663664">
                <text:p>30366.3663663664</text:p>
              </table:table-cell>
              <table:table-cell office:value-type="float" office:value="2158.15991">
                <text:p>2158.1599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0398.3983983984">
                <text:p>30398.3983983984</text:p>
              </table:table-cell>
              <table:table-cell office:value-type="float" office:value="2194.12109">
                <text:p>2194.1210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0430.4304304304">
                <text:p>30430.4304304304</text:p>
              </table:table-cell>
              <table:table-cell office:value-type="float" office:value="2176.91284">
                <text:p>2176.9128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0462.4624624625">
                <text:p>30462.4624624625</text:p>
              </table:table-cell>
              <table:table-cell office:value-type="float" office:value="2209.06811">
                <text:p>2209.0681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0494.4944944945">
                <text:p>30494.4944944945</text:p>
              </table:table-cell>
              <table:table-cell office:value-type="float" office:value="2227.5">
                <text:p>2227.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0526.5265265265">
                <text:p>30526.5265265265</text:p>
              </table:table-cell>
              <table:table-cell office:value-type="float" office:value="2214.30517">
                <text:p>2214.3051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0558.5585585586">
                <text:p>30558.5585585586</text:p>
              </table:table-cell>
              <table:table-cell office:value-type="float" office:value="2268.36352">
                <text:p>2268.3635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0590.5905905906">
                <text:p>30590.5905905906</text:p>
              </table:table-cell>
              <table:table-cell office:value-type="float" office:value="2278.0747">
                <text:p>2278.074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0622.6226226226">
                <text:p>30622.6226226226</text:p>
              </table:table-cell>
              <table:table-cell office:value-type="float" office:value="2288.7124">
                <text:p>2288.712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0654.6546546547">
                <text:p>30654.6546546547</text:p>
              </table:table-cell>
              <table:table-cell office:value-type="float" office:value="2353.33129">
                <text:p>2353.3312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0686.6866866867">
                <text:p>30686.6866866867</text:p>
              </table:table-cell>
              <table:table-cell office:value-type="float" office:value="2692.56958">
                <text:p>2692.5695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0718.7187187187">
                <text:p>30718.7187187187</text:p>
              </table:table-cell>
              <table:table-cell office:value-type="float" office:value="2416.77807">
                <text:p>2416.7780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0750.7507507507">
                <text:p>30750.7507507507</text:p>
              </table:table-cell>
              <table:table-cell office:value-type="float" office:value="2400.88867">
                <text:p>2400.8886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0782.7827827828">
                <text:p>30782.7827827828</text:p>
              </table:table-cell>
              <table:table-cell office:value-type="float" office:value="2442.92211">
                <text:p>2442.922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0814.8148148148">
                <text:p>30814.8148148148</text:p>
              </table:table-cell>
              <table:table-cell office:value-type="float" office:value="2545.33081">
                <text:p>2545.3308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0846.8468468468">
                <text:p>30846.8468468468</text:p>
              </table:table-cell>
              <table:table-cell office:value-type="float" office:value="2564.18115">
                <text:p>2564.181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0878.8788788789">
                <text:p>30878.8788788789</text:p>
              </table:table-cell>
              <table:table-cell office:value-type="float" office:value="2617.81103">
                <text:p>2617.8110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0910.9109109109">
                <text:p>30910.9109109109</text:p>
              </table:table-cell>
              <table:table-cell office:value-type="float" office:value="2604.62768">
                <text:p>2604.6276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0942.9429429429">
                <text:p>30942.9429429429</text:p>
              </table:table-cell>
              <table:table-cell office:value-type="float" office:value="2702.39184">
                <text:p>2702.3918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0974.974974975">
                <text:p>30974.974974975</text:p>
              </table:table-cell>
              <table:table-cell office:value-type="float" office:value="2729.95336">
                <text:p>2729.9533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1007.007007007">
                <text:p>31007.007007007</text:p>
              </table:table-cell>
              <table:table-cell office:value-type="float" office:value="2815.17187">
                <text:p>2815.1718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1039.039039039">
                <text:p>31039.039039039</text:p>
              </table:table-cell>
              <table:table-cell office:value-type="float" office:value="2867.85327">
                <text:p>2867.8532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1071.0710710711">
                <text:p>31071.0710710711</text:p>
              </table:table-cell>
              <table:table-cell office:value-type="float" office:value="2809.19262">
                <text:p>2809.1926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1103.1031031031">
                <text:p>31103.1031031031</text:p>
              </table:table-cell>
              <table:table-cell office:value-type="float" office:value="2944.99389">
                <text:p>2944.9938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1135.1351351351">
                <text:p>31135.1351351351</text:p>
              </table:table-cell>
              <table:table-cell office:value-type="float" office:value="5428.91357">
                <text:p>5428.9135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1167.1671671672">
                <text:p>31167.1671671672</text:p>
              </table:table-cell>
              <table:table-cell office:value-type="float" office:value="3973.65039">
                <text:p>3973.6503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1199.1991991992">
                <text:p>31199.1991991992</text:p>
              </table:table-cell>
              <table:table-cell office:value-type="float" office:value="3893.11303">
                <text:p>3893.1130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1231.2312312312">
                <text:p>31231.2312312312</text:p>
              </table:table-cell>
              <table:table-cell office:value-type="float" office:value="4026.07812">
                <text:p>4026.0781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1263.2632632633">
                <text:p>31263.2632632633</text:p>
              </table:table-cell>
              <table:table-cell office:value-type="float" office:value="4236.06591">
                <text:p>4236.0659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1295.2952952953">
                <text:p>31295.2952952953</text:p>
              </table:table-cell>
              <table:table-cell office:value-type="float" office:value="4613.48388">
                <text:p>4613.4838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1327.3273273273">
                <text:p>31327.3273273273</text:p>
              </table:table-cell>
              <table:table-cell office:value-type="float" office:value="4920.84716">
                <text:p>4920.847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1359.3593593594">
                <text:p>31359.3593593594</text:p>
              </table:table-cell>
              <table:table-cell office:value-type="float" office:value="5525.8125">
                <text:p>5525.81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1391.3913913914">
                <text:p>31391.3913913914</text:p>
              </table:table-cell>
              <table:table-cell office:value-type="float" office:value="6336.63085">
                <text:p>6336.6308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1423.4234234234">
                <text:p>31423.4234234234</text:p>
              </table:table-cell>
              <table:table-cell office:value-type="float" office:value="7428.62695">
                <text:p>7428.6269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1455.4554554555">
                <text:p>31455.4554554555</text:p>
              </table:table-cell>
              <table:table-cell office:value-type="float" office:value="9254.3457">
                <text:p>9254.345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1487.4874874875">
                <text:p>31487.4874874875</text:p>
              </table:table-cell>
              <table:table-cell office:value-type="float" office:value="12644.88378">
                <text:p>12644.8837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1519.5195195195">
                <text:p>31519.5195195195</text:p>
              </table:table-cell>
              <table:table-cell office:value-type="float" office:value="21137.27929">
                <text:p>21137.2792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1551.5515515515">
                <text:p>31551.5515515515</text:p>
              </table:table-cell>
              <table:table-cell office:value-type="float" office:value="82066.77343">
                <text:p>82066.7734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1583.5835835836">
                <text:p>31583.5835835836</text:p>
              </table:table-cell>
              <table:table-cell office:value-type="float" office:value="37362.61718">
                <text:p>37362.6171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1615.6156156156">
                <text:p>31615.6156156156</text:p>
              </table:table-cell>
              <table:table-cell office:value-type="float" office:value="14314.50976">
                <text:p>14314.5097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1647.6476476476">
                <text:p>31647.6476476476</text:p>
              </table:table-cell>
              <table:table-cell office:value-type="float" office:value="8425.87109">
                <text:p>8425.8710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1679.6796796797">
                <text:p>31679.6796796797</text:p>
              </table:table-cell>
              <table:table-cell office:value-type="float" office:value="5729.40429">
                <text:p>5729.4042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1711.7117117117">
                <text:p>31711.7117117117</text:p>
              </table:table-cell>
              <table:table-cell office:value-type="float" office:value="4148.21044">
                <text:p>4148.2104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1743.7437437437">
                <text:p>31743.7437437437</text:p>
              </table:table-cell>
              <table:table-cell office:value-type="float" office:value="3224.18652">
                <text:p>3224.1865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1775.7757757758">
                <text:p>31775.7757757758</text:p>
              </table:table-cell>
              <table:table-cell office:value-type="float" office:value="2330.86596">
                <text:p>2330.8659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1807.8078078078">
                <text:p>31807.8078078078</text:p>
              </table:table-cell>
              <table:table-cell office:value-type="float" office:value="2273.6665">
                <text:p>2273.666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1839.8398398398">
                <text:p>31839.8398398398</text:p>
              </table:table-cell>
              <table:table-cell office:value-type="float" office:value="1163.78344">
                <text:p>1163.7834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1871.8718718719">
                <text:p>31871.8718718719</text:p>
              </table:table-cell>
              <table:table-cell office:value-type="float" office:value="1258.29052">
                <text:p>1258.290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1903.9039039039">
                <text:p>31903.9039039039</text:p>
              </table:table-cell>
              <table:table-cell office:value-type="float" office:value="877.25122">
                <text:p>877.2512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1935.9359359359">
                <text:p>31935.9359359359</text:p>
              </table:table-cell>
              <table:table-cell office:value-type="float" office:value="1247.66247">
                <text:p>1247.6624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1967.967967968">
                <text:p>31967.967967968</text:p>
              </table:table-cell>
              <table:table-cell office:value-type="float" office:value="265.32263">
                <text:p>265.3226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2000">
                <text:p>32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